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>
      <style:paragraph-properties fo:text-align="left" fo:text-indent="0cm" fo:line-height="115%" fo:margin-top="0.847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2" style:family="paragraph" style:parent-style-name="Heading_20_2">
      <style:paragraph-properties fo:text-align="left" fo:text-indent="0cm" fo:line-height="115%" fo:margin-top="0.635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3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page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text-indent="0cm" fo:line-height="115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6" style:family="paragraph" style:parent-style-name="Heading_20_1">
      <style:paragraph-properties fo:text-align="left" fo:text-indent="0cm" fo:line-height="115%" fo:margin-top="0.847cm" fo:margin-bottom="0.212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text-indent="0cm" fo:line-height="115%" fo:margin-top="0cm" fo:margin-left="0.635cm" fo:margin-right="0cm"/>
    </style:style>
    <style:style style:name="T8_1" style:family="text" style:parent-style-name="Default_20_Paragraph_20_Font"/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3" style:family="text" style:parent-style-name="Default_20_Paragraph_20_Font"/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5" style:family="text" style:parent-style-name="Default_20_Paragraph_20_Font"/>
    <style:style style:name="T8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7" style:family="text" style:parent-style-name="Default_20_Paragraph_20_Font"/>
    <style:style style:name="T8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9" style:family="text" style:parent-style-name="Default_20_Paragraph_20_Font"/>
    <style:style style:name="T8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11" style:family="text" style:parent-style-name="Default_20_Paragraph_20_Font"/>
    <style:style style:name="T8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8_13" style:family="text" style:parent-style-name="Default_20_Paragraph_20_Font"/>
    <style:style style:name="T8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9" style:family="paragraph" style:parent-style-name="Standard">
      <style:paragraph-properties fo:text-align="left" fo:text-indent="0cm" fo:line-height="115%" fo:margin-top="0cm" fo:margin-left="1.27cm" fo:margin-right="0cm"/>
    </style:style>
    <style:style style:name="T9_1" style:family="text" style:parent-style-name="Default_20_Paragraph_20_Font"/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_3" style:family="text" style:parent-style-name="Default_20_Paragraph_20_Font"/>
    <style:style style:name="T9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0" style:family="paragraph" style:parent-style-name="Standard">
      <style:paragraph-properties fo:text-align="left" fo:text-indent="0cm" fo:line-height="115%" fo:margin-top="0cm" fo:margin-left="2.54cm" fo:margin-right="0cm"/>
    </style:style>
    <style:style style:name="T10_1" style:family="text" style:parent-style-name="Default_20_Paragraph_20_Font"/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3" style:family="text" style:parent-style-name="Default_20_Paragraph_20_Font"/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1" style:family="paragraph" style:parent-style-name="Standard">
      <style:paragraph-properties fo:text-align="left" fo:text-indent="0cm" fo:line-height="115%" fo:margin-top="0cm" fo:margin-left="0.635cm" fo:margin-right="0cm"/>
    </style:style>
    <style:style style:name="T11_1" style:family="text" style:parent-style-name="Default_20_Paragraph_20_Font"/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3" style:family="text" style:parent-style-name="Default_20_Paragraph_20_Font"/>
    <style:style style:name="T11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5" style:family="text" style:parent-style-name="Default_20_Paragraph_20_Font"/>
    <style:style style:name="T11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2" style:family="paragraph" style:parent-style-name="Standard">
      <style:paragraph-properties fo:text-align="left" fo:text-indent="0cm" fo:line-height="115%" fo:margin-top="0cm" fo:margin-left="0.635cm" fo:margin-right="0cm"/>
    </style:style>
    <style:style style:name="T12_1" style:family="text" style:parent-style-name="Default_20_Paragraph_20_Font"/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3" style:family="text" style:parent-style-name="Default_20_Paragraph_20_Font"/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5" style:family="text" style:parent-style-name="Default_20_Paragraph_20_Font"/>
    <style:style style:name="T12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7" style:family="text" style:parent-style-name="Default_20_Paragraph_20_Font"/>
    <style:style style:name="T12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9" style:family="text" style:parent-style-name="Default_20_Paragraph_20_Font"/>
    <style:style style:name="T12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3" style:family="paragraph" style:parent-style-name="Standard">
      <style:paragraph-properties fo:text-align="left" fo:text-indent="0cm" fo:line-height="115%" fo:margin-top="0cm" fo:margin-left="0.635cm" fo:margin-right="0cm"/>
    </style:style>
    <style:style style:name="T13_1" style:family="text" style:parent-style-name="Default_20_Paragraph_20_Font"/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4" style:family="paragraph" style:parent-style-name="Standard">
      <style:paragraph-properties fo:text-align="left" fo:text-indent="0cm" fo:line-height="115%" fo:margin-top="0cm" fo:margin-left="1.27cm" fo:margin-right="0cm"/>
    </style:style>
    <style:style style:name="T14_1" style:family="text" style:parent-style-name="Default_20_Paragraph_20_Font"/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5" style:family="paragraph" style:parent-style-name="Standard">
      <style:paragraph-properties fo:text-align="left" fo:text-indent="0cm" fo:line-height="115%" fo:margin-top="0cm" fo:margin-left="2.54cm" fo:margin-right="0cm"/>
    </style:style>
    <style:style style:name="T15_1" style:family="text" style:parent-style-name="Default_20_Paragraph_20_Font"/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6" style:family="paragraph" style:parent-style-name="Standard">
      <style:paragraph-properties fo:text-align="left" fo:text-indent="0cm" fo:line-height="115%" fo:margin-top="0cm" fo:margin-left="2.54cm" fo:margin-right="0cm"/>
    </style:style>
    <style:style style:name="T16_1" style:family="text" style:parent-style-name="Default_20_Paragraph_20_Font"/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3" style:family="text" style:parent-style-name="Default_20_Paragraph_20_Font"/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5" style:family="text" style:parent-style-name="Default_20_Paragraph_20_Font"/>
    <style:style style:name="T16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7" style:family="text" style:parent-style-name="Default_20_Paragraph_20_Font"/>
    <style:style style:name="T16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9" style:family="text" style:parent-style-name="Default_20_Paragraph_20_Font"/>
    <style:style style:name="T16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11" style:family="text" style:parent-style-name="Default_20_Paragraph_20_Font"/>
    <style:style style:name="T16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6_13" style:family="text" style:parent-style-name="Default_20_Paragraph_20_Font"/>
    <style:style style:name="T16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7" style:family="paragraph" style:parent-style-name="Standard">
      <style:paragraph-properties fo:text-align="left" fo:text-indent="0cm" fo:line-height="115%" fo:margin-top="0cm" fo:margin-left="1.27cm" fo:margin-right="0cm"/>
    </style:style>
    <style:style style:name="T17_1" style:family="text" style:parent-style-name="Default_20_Paragraph_20_Font"/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8" style:family="paragraph" style:parent-style-name="Standard">
      <style:paragraph-properties fo:text-align="left" fo:text-indent="0cm" fo:line-height="115%" fo:margin-top="0cm" fo:margin-left="1.27cm" fo:margin-right="0cm"/>
    </style:style>
    <style:style style:name="T18_1" style:family="text" style:parent-style-name="Default_20_Paragraph_20_Font"/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3" style:family="text" style:parent-style-name="Default_20_Paragraph_20_Font"/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5" style:family="text" style:parent-style-name="Default_20_Paragraph_20_Font"/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7" style:family="text" style:parent-style-name="Default_20_Paragraph_20_Font"/>
    <style:style style:name="T18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9" style:family="text" style:parent-style-name="Default_20_Paragraph_20_Font"/>
    <style:style style:name="T18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11" style:family="text" style:parent-style-name="Default_20_Paragraph_20_Font"/>
    <style:style style:name="T18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_13" style:family="text" style:parent-style-name="Default_20_Paragraph_20_Font"/>
    <style:style style:name="T18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9" style:family="paragraph" style:parent-style-name="Standard">
      <style:paragraph-properties fo:text-align="left" fo:text-indent="0cm" fo:line-height="115%" fo:margin-top="0cm" fo:margin-left="3.81cm" fo:margin-right="0cm"/>
    </style:style>
    <style:style style:name="T19_1" style:family="text" style:parent-style-name="Default_20_Paragraph_20_Font"/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9_3" style:family="text" style:parent-style-name="Default_20_Paragraph_20_Font"/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9_5" style:family="text" style:parent-style-name="Default_20_Paragraph_20_Font"/>
    <style:style style:name="T19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0" style:family="paragraph" style:parent-style-name="Standard">
      <style:paragraph-properties fo:text-align="left" fo:text-indent="0cm" fo:line-height="115%" fo:margin-top="0cm" fo:margin-left="3.81cm" fo:margin-right="0cm"/>
    </style:style>
    <style:style style:name="T20_1" style:family="text" style:parent-style-name="Default_20_Paragraph_20_Font"/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1" style:family="paragraph" style:parent-style-name="Standard">
      <style:paragraph-properties fo:text-align="left" fo:text-indent="0cm" fo:line-height="115%" fo:margin-top="0cm" fo:margin-left="3.81cm" fo:margin-right="0cm"/>
    </style:style>
    <style:style style:name="T21_1" style:family="text" style:parent-style-name="Default_20_Paragraph_20_Font"/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2" style:family="paragraph" style:parent-style-name="Standard">
      <style:paragraph-properties fo:text-align="left" fo:text-indent="0cm" fo:line-height="115%" fo:margin-top="0cm" fo:margin-left="3.81cm" fo:margin-right="0cm"/>
    </style:style>
    <style:style style:name="T22_1" style:family="text" style:parent-style-name="Default_20_Paragraph_20_Font"/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3" style:family="paragraph" style:parent-style-name="Standard">
      <style:paragraph-properties fo:text-align="left" fo:text-indent="0cm" fo:line-height="115%" fo:margin-top="0cm" fo:margin-left="3.81cm" fo:margin-right="0cm"/>
    </style:style>
    <style:style style:name="T23_1" style:family="text" style:parent-style-name="Default_20_Paragraph_20_Font"/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4" style:family="paragraph" style:parent-style-name="Standard">
      <style:paragraph-properties fo:text-align="left" fo:text-indent="0cm" fo:line-height="115%" fo:margin-top="0cm" fo:margin-left="3.81cm" fo:margin-right="0cm"/>
    </style:style>
    <style:style style:name="T24_1" style:family="text" style:parent-style-name="Default_20_Paragraph_20_Font"/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5" style:family="paragraph" style:parent-style-name="Standard">
      <style:paragraph-properties fo:text-align="left" fo:text-indent="0cm" fo:line-height="115%" fo:margin-top="0cm" fo:margin-left="3.81cm" fo:margin-right="0cm"/>
    </style:style>
    <style:style style:name="T25_1" style:family="text" style:parent-style-name="Default_20_Paragraph_20_Font"/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6" style:family="paragraph" style:parent-style-name="Standard">
      <style:paragraph-properties fo:text-align="left" fo:text-indent="0cm" fo:line-height="115%" fo:margin-top="0cm" fo:margin-left="3.81cm" fo:margin-right="0cm"/>
    </style:style>
    <style:style style:name="T26_1" style:family="text" style:parent-style-name="Default_20_Paragraph_20_Font"/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7" style:family="paragraph" style:parent-style-name="Standard">
      <style:paragraph-properties fo:text-align="left" fo:text-indent="0cm" fo:line-height="115%" fo:margin-top="0cm" fo:margin-left="3.81cm" fo:margin-right="0cm"/>
    </style:style>
    <style:style style:name="T27_1" style:family="text" style:parent-style-name="Default_20_Paragraph_20_Font"/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3" style:family="text" style:parent-style-name="Default_20_Paragraph_20_Font"/>
    <style:style style:name="T27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5" style:family="text" style:parent-style-name="Default_20_Paragraph_20_Font"/>
    <style:style style:name="T2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7" style:family="text" style:parent-style-name="Default_20_Paragraph_20_Font"/>
    <style:style style:name="T27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_9" style:family="text" style:parent-style-name="Default_20_Paragraph_20_Font"/>
    <style:style style:name="T27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8" style:family="paragraph" style:parent-style-name="Standard">
      <style:paragraph-properties fo:text-align="left" fo:text-indent="0cm" fo:line-height="115%" fo:margin-top="0cm" fo:margin-left="1.27cm" fo:margin-right="0cm"/>
    </style:style>
    <style:style style:name="T28_1" style:family="text" style:parent-style-name="Default_20_Paragraph_20_Font"/>
    <style:style style:name="T2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9" style:family="paragraph" style:parent-style-name="Standard">
      <style:paragraph-properties fo:text-align="left" fo:text-indent="0cm" fo:line-height="115%" fo:margin-top="0cm" fo:margin-left="1.27cm" fo:margin-right="0cm"/>
    </style:style>
    <style:style style:name="T29_1" style:family="text" style:parent-style-name="Default_20_Paragraph_20_Font"/>
    <style:style style:name="T29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0" style:family="paragraph" style:parent-style-name="Standard">
      <style:paragraph-properties fo:text-align="left" fo:text-indent="0cm" fo:line-height="115%" fo:margin-top="0cm" fo:margin-left="0.635cm" fo:margin-right="0cm"/>
    </style:style>
    <style:style style:name="T30_1" style:family="text" style:parent-style-name="Default_20_Paragraph_20_Font"/>
    <style:style style:name="T3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3" style:family="text" style:parent-style-name="Default_20_Paragraph_20_Font"/>
    <style:style style:name="T30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_5" style:family="text" style:parent-style-name="Default_20_Paragraph_20_Font"/>
    <style:style style:name="T30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1" style:family="paragraph" style:parent-style-name="Standard">
      <style:paragraph-properties fo:text-align="left" fo:text-indent="0cm" fo:line-height="115%" fo:margin-top="0cm" fo:margin-left="1.27cm" fo:margin-right="0cm"/>
    </style:style>
    <style:style style:name="T31_1" style:family="text" style:parent-style-name="Default_20_Paragraph_20_Font"/>
    <style:style style:name="T3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1_3" style:family="text" style:parent-style-name="Default_20_Paragraph_20_Font"/>
    <style:style style:name="T31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1_5" style:family="text" style:parent-style-name="Default_20_Paragraph_20_Font"/>
    <style:style style:name="T31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2" style:family="paragraph" style:parent-style-name="Standard">
      <style:paragraph-properties fo:text-align="left" fo:text-indent="0cm" fo:line-height="115%" fo:margin-top="0cm" fo:margin-left="1.27cm" fo:margin-right="0cm"/>
    </style:style>
    <style:style style:name="T32_1" style:family="text" style:parent-style-name="Default_20_Paragraph_20_Font"/>
    <style:style style:name="T3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3" style:family="text" style:parent-style-name="Default_20_Paragraph_20_Font"/>
    <style:style style:name="T32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2_5" style:family="text" style:parent-style-name="Default_20_Paragraph_20_Font"/>
    <style:style style:name="T32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3" style:family="paragraph" style:parent-style-name="Standard">
      <style:paragraph-properties fo:text-align="left" fo:text-indent="0cm" fo:line-height="115%" fo:margin-top="0cm" fo:margin-left="1.27cm" fo:margin-right="0cm"/>
    </style:style>
    <style:style style:name="T33_1" style:family="text" style:parent-style-name="Default_20_Paragraph_20_Font"/>
    <style:style style:name="T3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3_3" style:family="text" style:parent-style-name="Default_20_Paragraph_20_Font"/>
    <style:style style:name="T33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3_5" style:family="text" style:parent-style-name="Default_20_Paragraph_20_Font"/>
    <style:style style:name="T33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3_7" style:family="text" style:parent-style-name="Default_20_Paragraph_20_Font"/>
    <style:style style:name="T33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3_9" style:family="text" style:parent-style-name="Default_20_Paragraph_20_Font"/>
    <style:style style:name="T33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3_11" style:family="text" style:parent-style-name="Default_20_Paragraph_20_Font"/>
    <style:style style:name="T33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4" style:family="paragraph" style:parent-style-name="Standard">
      <style:paragraph-properties fo:text-align="left" fo:text-indent="0cm" fo:line-height="115%" fo:margin-top="0cm" fo:margin-left="1.27cm" fo:margin-right="0cm"/>
    </style:style>
    <style:style style:name="T34_1" style:family="text" style:parent-style-name="Default_20_Paragraph_20_Font"/>
    <style:style style:name="T3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5" style:family="paragraph" style:parent-style-name="Standard">
      <style:paragraph-properties fo:text-align="left" fo:text-indent="0cm" fo:line-height="115%" fo:margin-top="0cm" fo:margin-left="1.27cm" fo:margin-right="0cm"/>
    </style:style>
    <style:style style:name="T35_1" style:family="text" style:parent-style-name="Default_20_Paragraph_20_Font"/>
    <style:style style:name="T3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3" style:family="text" style:parent-style-name="Default_20_Paragraph_20_Font"/>
    <style:style style:name="T35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5" style:family="text" style:parent-style-name="Default_20_Paragraph_20_Font"/>
    <style:style style:name="T35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7" style:family="text" style:parent-style-name="Default_20_Paragraph_20_Font"/>
    <style:style style:name="T35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_9" style:family="text" style:parent-style-name="Default_20_Paragraph_20_Font"/>
    <style:style style:name="T35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6" style:family="paragraph" style:parent-style-name="Standard">
      <style:paragraph-properties fo:text-align="left" fo:text-indent="0cm" fo:line-height="115%" fo:margin-top="0cm" fo:margin-left="0.635cm" fo:margin-right="0cm"/>
    </style:style>
    <style:style style:name="T36_1" style:family="text" style:parent-style-name="Default_20_Paragraph_20_Font"/>
    <style:style style:name="T36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_3" style:family="text" style:parent-style-name="Default_20_Paragraph_20_Font"/>
    <style:style style:name="T36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6_5" style:family="text" style:parent-style-name="Default_20_Paragraph_20_Font"/>
    <style:style style:name="T36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7" style:family="paragraph" style:parent-style-name="Standard">
      <style:paragraph-properties fo:text-align="left" fo:text-indent="0cm" fo:line-height="115%" fo:margin-top="0cm" fo:margin-left="1.27cm" fo:margin-right="0cm"/>
    </style:style>
    <style:style style:name="T37_1" style:family="text" style:parent-style-name="Default_20_Paragraph_20_Font"/>
    <style:style style:name="T3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_3" style:family="text" style:parent-style-name="Default_20_Paragraph_20_Font"/>
    <style:style style:name="T37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_5" style:family="text" style:parent-style-name="Default_20_Paragraph_20_Font"/>
    <style:style style:name="T3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8" style:family="paragraph" style:parent-style-name="Standard">
      <style:paragraph-properties fo:text-align="left" fo:text-indent="0cm" fo:line-height="115%" fo:margin-top="0cm" fo:margin-left="1.905cm" fo:margin-right="0cm"/>
    </style:style>
    <style:style style:name="T38_1" style:family="text" style:parent-style-name="Default_20_Paragraph_20_Font"/>
    <style:style style:name="T3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9" style:family="paragraph" style:parent-style-name="Standard">
      <style:paragraph-properties fo:text-align="left" fo:text-indent="0cm" fo:line-height="115%" fo:margin-top="0cm" fo:margin-left="1.905cm" fo:margin-right="0cm"/>
    </style:style>
    <style:style style:name="T39_1" style:family="text" style:parent-style-name="Default_20_Paragraph_20_Font"/>
    <style:style style:name="T39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0" style:family="paragraph" style:parent-style-name="Standard">
      <style:paragraph-properties fo:text-align="left" fo:text-indent="0cm" fo:line-height="115%" fo:margin-top="0cm" fo:margin-left="2.54cm" fo:margin-right="0cm"/>
    </style:style>
    <style:style style:name="T40_1" style:family="text" style:parent-style-name="Default_20_Paragraph_20_Font"/>
    <style:style style:name="T4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3" style:family="text" style:parent-style-name="Default_20_Paragraph_20_Font"/>
    <style:style style:name="T40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5" style:family="text" style:parent-style-name="Default_20_Paragraph_20_Font"/>
    <style:style style:name="T40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7" style:family="text" style:parent-style-name="Default_20_Paragraph_20_Font"/>
    <style:style style:name="T40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9" style:family="text" style:parent-style-name="Default_20_Paragraph_20_Font"/>
    <style:style style:name="T40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11" style:family="text" style:parent-style-name="Default_20_Paragraph_20_Font"/>
    <style:style style:name="T40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13" style:family="text" style:parent-style-name="Default_20_Paragraph_20_Font"/>
    <style:style style:name="T40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15" style:family="text" style:parent-style-name="Default_20_Paragraph_20_Font"/>
    <style:style style:name="T40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17" style:family="text" style:parent-style-name="Default_20_Paragraph_20_Font"/>
    <style:style style:name="T40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19" style:family="text" style:parent-style-name="Default_20_Paragraph_20_Font"/>
    <style:style style:name="T40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21" style:family="text" style:parent-style-name="Default_20_Paragraph_20_Font"/>
    <style:style style:name="T40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23" style:family="text" style:parent-style-name="Default_20_Paragraph_20_Font"/>
    <style:style style:name="T40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25" style:family="text" style:parent-style-name="Default_20_Paragraph_20_Font"/>
    <style:style style:name="T40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27" style:family="text" style:parent-style-name="Default_20_Paragraph_20_Font"/>
    <style:style style:name="T40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0_29" style:family="text" style:parent-style-name="Default_20_Paragraph_20_Font"/>
    <style:style style:name="T40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1" style:family="paragraph" style:parent-style-name="Standard">
      <style:paragraph-properties fo:text-align="left" fo:text-indent="0cm" fo:line-height="115%" fo:margin-top="0cm" fo:margin-left="1.27cm" fo:margin-right="0cm"/>
    </style:style>
    <style:style style:name="T41_1" style:family="text" style:parent-style-name="Default_20_Paragraph_20_Font"/>
    <style:style style:name="T4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3" style:family="text" style:parent-style-name="Default_20_Paragraph_20_Font"/>
    <style:style style:name="T41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1_5" style:family="text" style:parent-style-name="Default_20_Paragraph_20_Font"/>
    <style:style style:name="T41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2" style:family="paragraph" style:parent-style-name="Standard">
      <style:paragraph-properties fo:text-align="left" fo:text-indent="0cm" fo:line-height="115%" fo:margin-top="0cm" fo:margin-left="1.27cm" fo:margin-right="0cm"/>
    </style:style>
    <style:style style:name="T42_1" style:family="text" style:parent-style-name="Default_20_Paragraph_20_Font"/>
    <style:style style:name="T4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2_3" style:family="text" style:parent-style-name="Default_20_Paragraph_20_Font"/>
    <style:style style:name="T42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2_5" style:family="text" style:parent-style-name="Default_20_Paragraph_20_Font"/>
    <style:style style:name="T42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3" style:family="paragraph" style:parent-style-name="Standard">
      <style:paragraph-properties fo:text-align="left" fo:text-indent="0cm" fo:line-height="115%" fo:margin-top="0cm" fo:margin-left="1.905cm" fo:margin-right="0cm"/>
    </style:style>
    <style:style style:name="T43_1" style:family="text" style:parent-style-name="Default_20_Paragraph_20_Font"/>
    <style:style style:name="T4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3" style:family="text" style:parent-style-name="Default_20_Paragraph_20_Font"/>
    <style:style style:name="T43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3_5" style:family="text" style:parent-style-name="Default_20_Paragraph_20_Font"/>
    <style:style style:name="T43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4" style:family="paragraph" style:parent-style-name="Standard">
      <style:paragraph-properties fo:text-align="left" fo:text-indent="0cm" fo:line-height="115%" fo:margin-top="0cm" fo:margin-left="1.27cm" fo:margin-right="0cm"/>
    </style:style>
    <style:style style:name="T44_1" style:family="text" style:parent-style-name="Default_20_Paragraph_20_Font"/>
    <style:style style:name="T4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4_3" style:family="text" style:parent-style-name="Default_20_Paragraph_20_Font"/>
    <style:style style:name="T44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4_5" style:family="text" style:parent-style-name="Default_20_Paragraph_20_Font"/>
    <style:style style:name="T44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5" style:family="paragraph" style:parent-style-name="Standard">
      <style:paragraph-properties fo:text-align="left" fo:text-indent="0cm" fo:line-height="115%" fo:margin-top="0cm" fo:margin-left="2.54cm" fo:margin-right="0cm"/>
    </style:style>
    <style:style style:name="T45_1" style:family="text" style:parent-style-name="Default_20_Paragraph_20_Font"/>
    <style:style style:name="T4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3" style:family="text" style:parent-style-name="Default_20_Paragraph_20_Font"/>
    <style:style style:name="T45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5" style:family="text" style:parent-style-name="Default_20_Paragraph_20_Font"/>
    <style:style style:name="T45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7" style:family="text" style:parent-style-name="Default_20_Paragraph_20_Font"/>
    <style:style style:name="T45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9" style:family="text" style:parent-style-name="Default_20_Paragraph_20_Font"/>
    <style:style style:name="T45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11" style:family="text" style:parent-style-name="Default_20_Paragraph_20_Font"/>
    <style:style style:name="T45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13" style:family="text" style:parent-style-name="Default_20_Paragraph_20_Font"/>
    <style:style style:name="T45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6" style:family="paragraph" style:parent-style-name="Standard">
      <style:paragraph-properties fo:text-align="left" fo:text-indent="0cm" fo:line-height="115%" fo:margin-top="0cm" fo:margin-left="2.54cm" fo:margin-right="0cm"/>
    </style:style>
    <style:style style:name="T46_1" style:family="text" style:parent-style-name="Default_20_Paragraph_20_Font"/>
    <style:style style:name="T46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_3" style:family="text" style:parent-style-name="Default_20_Paragraph_20_Font"/>
    <style:style style:name="T46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_5" style:family="text" style:parent-style-name="Default_20_Paragraph_20_Font"/>
    <style:style style:name="T46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_7" style:family="text" style:parent-style-name="Default_20_Paragraph_20_Font"/>
    <style:style style:name="T46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_9" style:family="text" style:parent-style-name="Default_20_Paragraph_20_Font"/>
    <style:style style:name="T46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_11" style:family="text" style:parent-style-name="Default_20_Paragraph_20_Font"/>
    <style:style style:name="T46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_13" style:family="text" style:parent-style-name="Default_20_Paragraph_20_Font"/>
    <style:style style:name="T46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_15" style:family="text" style:parent-style-name="Default_20_Paragraph_20_Font"/>
    <style:style style:name="T46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_17" style:family="text" style:parent-style-name="Default_20_Paragraph_20_Font"/>
    <style:style style:name="T46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_19" style:family="text" style:parent-style-name="Default_20_Paragraph_20_Font"/>
    <style:style style:name="T46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6_21" style:family="text" style:parent-style-name="Default_20_Paragraph_20_Font"/>
    <style:style style:name="T46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7" style:family="paragraph" style:parent-style-name="Standard">
      <style:paragraph-properties fo:text-align="left" fo:text-indent="0cm" fo:line-height="115%" fo:margin-top="0cm" fo:margin-left="2.54cm" fo:margin-right="0cm"/>
    </style:style>
    <style:style style:name="T47_1" style:family="text" style:parent-style-name="Default_20_Paragraph_20_Font"/>
    <style:style style:name="T4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3" style:family="text" style:parent-style-name="Default_20_Paragraph_20_Font"/>
    <style:style style:name="T47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5" style:family="text" style:parent-style-name="Default_20_Paragraph_20_Font"/>
    <style:style style:name="T4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7" style:family="text" style:parent-style-name="Default_20_Paragraph_20_Font"/>
    <style:style style:name="T47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9" style:family="text" style:parent-style-name="Default_20_Paragraph_20_Font"/>
    <style:style style:name="T47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11" style:family="text" style:parent-style-name="Default_20_Paragraph_20_Font"/>
    <style:style style:name="T47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13" style:family="text" style:parent-style-name="Default_20_Paragraph_20_Font"/>
    <style:style style:name="T47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15" style:family="text" style:parent-style-name="Default_20_Paragraph_20_Font"/>
    <style:style style:name="T47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17" style:family="text" style:parent-style-name="Default_20_Paragraph_20_Font"/>
    <style:style style:name="T47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19" style:family="text" style:parent-style-name="Default_20_Paragraph_20_Font"/>
    <style:style style:name="T47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7_21" style:family="text" style:parent-style-name="Default_20_Paragraph_20_Font"/>
    <style:style style:name="T47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8" style:family="paragraph" style:parent-style-name="Standard">
      <style:paragraph-properties fo:text-align="left" fo:text-indent="0cm" fo:line-height="115%" fo:margin-top="0cm" fo:margin-left="1.905cm" fo:margin-right="0cm"/>
    </style:style>
    <style:style style:name="T48_1" style:family="text" style:parent-style-name="Default_20_Paragraph_20_Font"/>
    <style:style style:name="T4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3" style:family="text" style:parent-style-name="Default_20_Paragraph_20_Font"/>
    <style:style style:name="T48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5" style:family="text" style:parent-style-name="Default_20_Paragraph_20_Font"/>
    <style:style style:name="T48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7" style:family="text" style:parent-style-name="Default_20_Paragraph_20_Font"/>
    <style:style style:name="T48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8_9" style:family="text" style:parent-style-name="Default_20_Paragraph_20_Font"/>
    <style:style style:name="T48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9" style:family="paragraph" style:parent-style-name="Standard">
      <style:paragraph-properties fo:text-align="left" fo:text-indent="0cm" fo:line-height="115%" fo:margin-top="0cm" fo:margin-left="2.54cm" fo:margin-right="0cm"/>
    </style:style>
    <style:style style:name="T49_1" style:family="text" style:parent-style-name="Default_20_Paragraph_20_Font"/>
    <style:style style:name="T49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9_3" style:family="text" style:parent-style-name="Default_20_Paragraph_20_Font"/>
    <style:style style:name="T49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9_5" style:family="text" style:parent-style-name="Default_20_Paragraph_20_Font"/>
    <style:style style:name="T49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9_7" style:family="text" style:parent-style-name="Default_20_Paragraph_20_Font"/>
    <style:style style:name="T49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9_9" style:family="text" style:parent-style-name="Default_20_Paragraph_20_Font"/>
    <style:style style:name="T49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9_11" style:family="text" style:parent-style-name="Default_20_Paragraph_20_Font"/>
    <style:style style:name="T49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9_13" style:family="text" style:parent-style-name="Default_20_Paragraph_20_Font"/>
    <style:style style:name="T49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0" style:family="paragraph" style:parent-style-name="Standard">
      <style:paragraph-properties fo:text-align="left" fo:text-indent="0cm" fo:line-height="115%" fo:margin-top="0cm" fo:margin-left="2.54cm" fo:margin-right="0cm"/>
    </style:style>
    <style:style style:name="T50_1" style:family="text" style:parent-style-name="Default_20_Paragraph_20_Font"/>
    <style:style style:name="T5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0_3" style:family="text" style:parent-style-name="Default_20_Paragraph_20_Font"/>
    <style:style style:name="T50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0_5" style:family="text" style:parent-style-name="Default_20_Paragraph_20_Font"/>
    <style:style style:name="T50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0_7" style:family="text" style:parent-style-name="Default_20_Paragraph_20_Font"/>
    <style:style style:name="T50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0_9" style:family="text" style:parent-style-name="Default_20_Paragraph_20_Font"/>
    <style:style style:name="T50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0_11" style:family="text" style:parent-style-name="Default_20_Paragraph_20_Font"/>
    <style:style style:name="T50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0_13" style:family="text" style:parent-style-name="Default_20_Paragraph_20_Font"/>
    <style:style style:name="T50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0_15" style:family="text" style:parent-style-name="Default_20_Paragraph_20_Font"/>
    <style:style style:name="T50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0_17" style:family="text" style:parent-style-name="Default_20_Paragraph_20_Font"/>
    <style:style style:name="T50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0_19" style:family="text" style:parent-style-name="Default_20_Paragraph_20_Font"/>
    <style:style style:name="T50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0_21" style:family="text" style:parent-style-name="Default_20_Paragraph_20_Font"/>
    <style:style style:name="T50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0_23" style:family="text" style:parent-style-name="Default_20_Paragraph_20_Font"/>
    <style:style style:name="T50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0_25" style:family="text" style:parent-style-name="Default_20_Paragraph_20_Font"/>
    <style:style style:name="T50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1" style:family="paragraph" style:parent-style-name="Standard">
      <style:paragraph-properties fo:text-align="left" fo:text-indent="0cm" fo:line-height="115%" fo:margin-top="0cm" fo:margin-left="2.54cm" fo:margin-right="0cm"/>
    </style:style>
    <style:style style:name="T51_1" style:family="text" style:parent-style-name="Default_20_Paragraph_20_Font"/>
    <style:style style:name="T5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3" style:family="text" style:parent-style-name="Default_20_Paragraph_20_Font"/>
    <style:style style:name="T51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5" style:family="text" style:parent-style-name="Default_20_Paragraph_20_Font"/>
    <style:style style:name="T51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7" style:family="text" style:parent-style-name="Default_20_Paragraph_20_Font"/>
    <style:style style:name="T51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9" style:family="text" style:parent-style-name="Default_20_Paragraph_20_Font"/>
    <style:style style:name="T51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11" style:family="text" style:parent-style-name="Default_20_Paragraph_20_Font"/>
    <style:style style:name="T51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13" style:family="text" style:parent-style-name="Default_20_Paragraph_20_Font"/>
    <style:style style:name="T51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2" style:family="paragraph" style:parent-style-name="Standard">
      <style:paragraph-properties fo:text-align="left" fo:text-indent="0cm" fo:line-height="115%" fo:margin-top="0cm" fo:margin-left="2.54cm" fo:margin-right="0cm"/>
    </style:style>
    <style:style style:name="T52_1" style:family="text" style:parent-style-name="Default_20_Paragraph_20_Font"/>
    <style:style style:name="T5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3" style:family="text" style:parent-style-name="Default_20_Paragraph_20_Font"/>
    <style:style style:name="T52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5" style:family="text" style:parent-style-name="Default_20_Paragraph_20_Font"/>
    <style:style style:name="T52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7" style:family="text" style:parent-style-name="Default_20_Paragraph_20_Font"/>
    <style:style style:name="T52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9" style:family="text" style:parent-style-name="Default_20_Paragraph_20_Font"/>
    <style:style style:name="T52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11" style:family="text" style:parent-style-name="Default_20_Paragraph_20_Font"/>
    <style:style style:name="T52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13" style:family="text" style:parent-style-name="Default_20_Paragraph_20_Font"/>
    <style:style style:name="T52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15" style:family="text" style:parent-style-name="Default_20_Paragraph_20_Font"/>
    <style:style style:name="T52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17" style:family="text" style:parent-style-name="Default_20_Paragraph_20_Font"/>
    <style:style style:name="T52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19" style:family="text" style:parent-style-name="Default_20_Paragraph_20_Font"/>
    <style:style style:name="T52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2_21" style:family="text" style:parent-style-name="Default_20_Paragraph_20_Font"/>
    <style:style style:name="T52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3" style:family="paragraph" style:parent-style-name="Standard">
      <style:paragraph-properties fo:text-align="left" fo:text-indent="0cm" fo:line-height="115%" fo:margin-top="0cm" fo:margin-left="2.54cm" fo:margin-right="0cm"/>
    </style:style>
    <style:style style:name="T53_1" style:family="text" style:parent-style-name="Default_20_Paragraph_20_Font"/>
    <style:style style:name="T5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3" style:family="text" style:parent-style-name="Default_20_Paragraph_20_Font"/>
    <style:style style:name="T53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5" style:family="text" style:parent-style-name="Default_20_Paragraph_20_Font"/>
    <style:style style:name="T53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7" style:family="text" style:parent-style-name="Default_20_Paragraph_20_Font"/>
    <style:style style:name="T53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9" style:family="text" style:parent-style-name="Default_20_Paragraph_20_Font"/>
    <style:style style:name="T53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11" style:family="text" style:parent-style-name="Default_20_Paragraph_20_Font"/>
    <style:style style:name="T53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13" style:family="text" style:parent-style-name="Default_20_Paragraph_20_Font"/>
    <style:style style:name="T53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15" style:family="text" style:parent-style-name="Default_20_Paragraph_20_Font"/>
    <style:style style:name="T53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17" style:family="text" style:parent-style-name="Default_20_Paragraph_20_Font"/>
    <style:style style:name="T53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19" style:family="text" style:parent-style-name="Default_20_Paragraph_20_Font"/>
    <style:style style:name="T53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21" style:family="text" style:parent-style-name="Default_20_Paragraph_20_Font"/>
    <style:style style:name="T53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23" style:family="text" style:parent-style-name="Default_20_Paragraph_20_Font"/>
    <style:style style:name="T53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25" style:family="text" style:parent-style-name="Default_20_Paragraph_20_Font"/>
    <style:style style:name="T53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27" style:family="text" style:parent-style-name="Default_20_Paragraph_20_Font"/>
    <style:style style:name="T53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29" style:family="text" style:parent-style-name="Default_20_Paragraph_20_Font"/>
    <style:style style:name="T53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31" style:family="text" style:parent-style-name="Default_20_Paragraph_20_Font"/>
    <style:style style:name="T53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33" style:family="text" style:parent-style-name="Default_20_Paragraph_20_Font"/>
    <style:style style:name="T53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35" style:family="text" style:parent-style-name="Default_20_Paragraph_20_Font"/>
    <style:style style:name="T53_3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37" style:family="text" style:parent-style-name="Default_20_Paragraph_20_Font"/>
    <style:style style:name="T53_3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39" style:family="text" style:parent-style-name="Default_20_Paragraph_20_Font"/>
    <style:style style:name="T53_4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41" style:family="text" style:parent-style-name="Default_20_Paragraph_20_Font"/>
    <style:style style:name="T53_4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43" style:family="text" style:parent-style-name="Default_20_Paragraph_20_Font"/>
    <style:style style:name="T53_4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45" style:family="text" style:parent-style-name="Default_20_Paragraph_20_Font"/>
    <style:style style:name="T53_4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47" style:family="text" style:parent-style-name="Default_20_Paragraph_20_Font"/>
    <style:style style:name="T53_4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3_49" style:family="text" style:parent-style-name="Default_20_Paragraph_20_Font"/>
    <style:style style:name="T53_5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4" style:family="paragraph" style:parent-style-name="Standard">
      <style:paragraph-properties fo:text-align="left" fo:text-indent="0cm" fo:line-height="115%" fo:margin-top="0cm" fo:margin-left="1.27cm" fo:margin-right="0cm"/>
    </style:style>
    <style:style style:name="T54_1" style:family="text" style:parent-style-name="Default_20_Paragraph_20_Font"/>
    <style:style style:name="T5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4_3" style:family="text" style:parent-style-name="Default_20_Paragraph_20_Font"/>
    <style:style style:name="T54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4_5" style:family="text" style:parent-style-name="Default_20_Paragraph_20_Font"/>
    <style:style style:name="T54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5" style:family="paragraph" style:parent-style-name="Standard">
      <style:paragraph-properties fo:text-align="left" fo:text-indent="0cm" fo:line-height="115%" fo:margin-top="0cm" fo:margin-left="2.54cm" fo:margin-right="0cm"/>
    </style:style>
    <style:style style:name="T55_1" style:family="text" style:parent-style-name="Default_20_Paragraph_20_Font"/>
    <style:style style:name="T5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6" style:family="paragraph" style:parent-style-name="Standard">
      <style:paragraph-properties fo:text-align="left" fo:text-indent="0cm" fo:line-height="115%" fo:margin-top="0cm" fo:margin-left="2.54cm" fo:margin-right="0cm"/>
    </style:style>
    <style:style style:name="T56_1" style:family="text" style:parent-style-name="Default_20_Paragraph_20_Font"/>
    <style:style style:name="T56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7" style:family="paragraph" style:parent-style-name="Standard">
      <style:paragraph-properties fo:text-align="left" fo:text-indent="0cm" fo:line-height="115%" fo:margin-top="0cm" fo:margin-left="1.905cm" fo:margin-right="0cm"/>
    </style:style>
    <style:style style:name="T57_1" style:family="text" style:parent-style-name="Default_20_Paragraph_20_Font"/>
    <style:style style:name="T5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7_3" style:family="text" style:parent-style-name="Default_20_Paragraph_20_Font"/>
    <style:style style:name="T57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7_5" style:family="text" style:parent-style-name="Default_20_Paragraph_20_Font"/>
    <style:style style:name="T5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7_7" style:family="text" style:parent-style-name="Default_20_Paragraph_20_Font"/>
    <style:style style:name="T57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7_9" style:family="text" style:parent-style-name="Default_20_Paragraph_20_Font"/>
    <style:style style:name="T57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8" style:family="paragraph" style:parent-style-name="Standard">
      <style:paragraph-properties fo:text-align="left" fo:text-indent="0cm" fo:line-height="115%" fo:margin-top="0cm" fo:margin-left="1.905cm" fo:margin-right="0cm"/>
    </style:style>
    <style:style style:name="T58_1" style:family="text" style:parent-style-name="Default_20_Paragraph_20_Font"/>
    <style:style style:name="T5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8_3" style:family="text" style:parent-style-name="Default_20_Paragraph_20_Font"/>
    <style:style style:name="T58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8_5" style:family="text" style:parent-style-name="Default_20_Paragraph_20_Font"/>
    <style:style style:name="T58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8_7" style:family="text" style:parent-style-name="Default_20_Paragraph_20_Font"/>
    <style:style style:name="T58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8_9" style:family="text" style:parent-style-name="Default_20_Paragraph_20_Font"/>
    <style:style style:name="T58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9" style:family="paragraph" style:parent-style-name="Standard">
      <style:paragraph-properties fo:text-align="left" fo:text-indent="0cm" fo:line-height="115%" fo:margin-top="0cm" fo:margin-left="1.27cm" fo:margin-right="0cm"/>
    </style:style>
    <style:style style:name="T59_1" style:family="text" style:parent-style-name="Default_20_Paragraph_20_Font"/>
    <style:style style:name="T59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9_3" style:family="text" style:parent-style-name="Default_20_Paragraph_20_Font"/>
    <style:style style:name="T59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9_5" style:family="text" style:parent-style-name="Default_20_Paragraph_20_Font"/>
    <style:style style:name="T59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0" style:family="paragraph" style:parent-style-name="Standard">
      <style:paragraph-properties fo:text-align="left" fo:text-indent="0cm" fo:line-height="115%" fo:margin-top="0cm" fo:margin-left="1.27cm" fo:margin-right="0cm"/>
    </style:style>
    <style:style style:name="T60_1" style:family="text" style:parent-style-name="Default_20_Paragraph_20_Font"/>
    <style:style style:name="T6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1" style:family="paragraph" style:parent-style-name="Standard">
      <style:paragraph-properties fo:text-align="left" fo:text-indent="0cm" fo:line-height="115%" fo:margin-top="0cm" fo:margin-left="1.27cm" fo:margin-right="0cm"/>
    </style:style>
    <style:style style:name="T61_1" style:family="text" style:parent-style-name="Default_20_Paragraph_20_Font"/>
    <style:style style:name="T6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2" style:family="paragraph" style:parent-style-name="Standard">
      <style:paragraph-properties fo:text-align="left" fo:text-indent="0cm" fo:line-height="115%" fo:margin-top="0cm" fo:margin-left="1.27cm" fo:margin-right="0cm"/>
    </style:style>
    <style:style style:name="T62_1" style:family="text" style:parent-style-name="Default_20_Paragraph_20_Font"/>
    <style:style style:name="T6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3" style:family="paragraph" style:parent-style-name="Standard">
      <style:paragraph-properties fo:text-align="left" fo:text-indent="0cm" fo:line-height="115%" fo:margin-top="0cm" fo:margin-left="1.905cm" fo:margin-right="0cm"/>
    </style:style>
    <style:style style:name="T63_1" style:family="text" style:parent-style-name="Default_20_Paragraph_20_Font"/>
    <style:style style:name="T6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3_3" style:family="text" style:parent-style-name="Default_20_Paragraph_20_Font"/>
    <style:style style:name="T63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3_5" style:family="text" style:parent-style-name="Default_20_Paragraph_20_Font"/>
    <style:style style:name="T63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4" style:family="paragraph" style:parent-style-name="Standard">
      <style:paragraph-properties fo:text-align="left" fo:text-indent="0cm" fo:line-height="115%" fo:margin-top="0cm" fo:margin-left="1.905cm" fo:margin-right="0cm"/>
    </style:style>
    <style:style style:name="T64_1" style:family="text" style:parent-style-name="Default_20_Paragraph_20_Font"/>
    <style:style style:name="T6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3" style:family="text" style:parent-style-name="Default_20_Paragraph_20_Font"/>
    <style:style style:name="T64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4_5" style:family="text" style:parent-style-name="Default_20_Paragraph_20_Font"/>
    <style:style style:name="T64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5" style:family="paragraph" style:parent-style-name="Standard">
      <style:paragraph-properties fo:text-align="left" fo:text-indent="0cm" fo:line-height="115%" fo:margin-top="0cm" fo:margin-left="1.905cm" fo:margin-right="0cm"/>
    </style:style>
    <style:style style:name="T65_1" style:family="text" style:parent-style-name="Default_20_Paragraph_20_Font"/>
    <style:style style:name="T6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5_3" style:family="text" style:parent-style-name="Default_20_Paragraph_20_Font"/>
    <style:style style:name="T65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5_5" style:family="text" style:parent-style-name="Default_20_Paragraph_20_Font"/>
    <style:style style:name="T65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6" style:family="paragraph" style:parent-style-name="Standard">
      <style:paragraph-properties fo:text-align="left" fo:text-indent="0cm" fo:line-height="115%" fo:margin-top="0cm" fo:margin-left="1.27cm" fo:margin-right="0cm"/>
    </style:style>
    <style:style style:name="T66_1" style:family="text" style:parent-style-name="Default_20_Paragraph_20_Font"/>
    <style:style style:name="T66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7" style:family="paragraph" style:parent-style-name="Standard">
      <style:paragraph-properties fo:text-align="left" fo:text-indent="0cm" fo:line-height="115%" fo:margin-top="0cm" fo:margin-left="0.635cm" fo:margin-right="0cm"/>
    </style:style>
    <style:style style:name="T67_1" style:family="text" style:parent-style-name="Default_20_Paragraph_20_Font"/>
    <style:style style:name="T6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7_3" style:family="text" style:parent-style-name="Default_20_Paragraph_20_Font"/>
    <style:style style:name="T67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7_5" style:family="text" style:parent-style-name="Default_20_Paragraph_20_Font"/>
    <style:style style:name="T6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7_7" style:family="text" style:parent-style-name="Default_20_Paragraph_20_Font"/>
    <style:style style:name="T67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7_9" style:family="text" style:parent-style-name="Default_20_Paragraph_20_Font"/>
    <style:style style:name="T67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8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page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Heading_20_1">
      <style:paragraph-properties fo:text-align="left" fo:text-indent="0cm" fo:line-height="115%" fo:margin-top="0.847cm" fo:margin-left="0cm" fo:margin-right="0cm"/>
    </style:style>
    <style:style style:name="T7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72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7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73" style:family="paragraph" style:parent-style-name="Standard">
      <style:paragraph-properties fo:text-align="left" fo:text-indent="0cm" fo:line-height="115%" fo:margin-top="0cm" fo:margin-left="0cm" fo:margin-right="0cm"/>
    </style:style>
    <style:style style:name="T7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7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75" style:family="paragraph" style:parent-style-name="Standard">
      <style:paragraph-properties fo:text-align="left" fo:text-indent="0cm" fo:line-height="115%" fo:margin-top="0cm" fo:margin-left="0cm" fo:margin-right="0cm"/>
    </style:style>
    <style:style style:name="T7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7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7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77" style:family="paragraph" style:parent-style-name="Standard">
      <style:paragraph-properties fo:text-align="left" fo:text-indent="0cm" fo:line-height="115%" fo:margin-top="0cm" fo:margin-left="0cm" fo:margin-right="0cm"/>
    </style:style>
    <style:style style:name="T7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center" fo:text-indent="0cm" fo:line-height="115%" fo:margin-top="0cm" fo:margin-left="0cm" fo:margin-right="0cm"/>
    </style:style>
    <style:style style:name="T7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79" style:family="paragraph" style:parent-style-name="Standard">
      <style:paragraph-properties fo:text-align="left" fo:text-indent="0cm" fo:line-height="115%" fo:margin-top="0cm" fo:margin-left="0cm" fo:margin-right="0cm"/>
    </style:style>
    <style:style style:name="T7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text-indent="0cm" fo:line-height="115%" fo:margin-top="0cm" fo:margin-left="0cm" fo:margin-right="0cm"/>
    </style:style>
    <style:style style:name="T8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text-indent="0cm" fo:line-height="115%" fo:margin-top="0cm" fo:margin-left="0cm" fo:margin-right="0cm"/>
    </style:style>
    <style:style style:name="T8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text-indent="0cm" fo:line-height="115%" fo:margin-top="0cm" fo:margin-left="0cm" fo:margin-right="0cm"/>
    </style:style>
    <style:style style:name="T8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text-indent="0cm" fo:line-height="115%" fo:margin-top="0cm" fo:margin-left="0cm" fo:margin-right="0cm"/>
    </style:style>
    <style:style style:name="T8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text-indent="0cm" fo:line-height="115%" fo:margin-top="0cm" fo:margin-left="0cm" fo:margin-right="0cm"/>
    </style:style>
    <style:style style:name="T8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text-indent="0cm" fo:line-height="115%" fo:margin-top="0cm" fo:margin-left="0cm" fo:margin-right="0cm"/>
    </style:style>
    <style:style style:name="T8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8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87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" style:family="table">
      <style:table-properties table:align="left" style:width="16.545cm" fo:margin-left="-0.176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center" fo:text-indent="0cm" fo:line-height="100%" fo:margin-top="0cm" fo:margin-bottom="0cm" fo:margin-left="0cm" fo:margin-right="0cm"/>
    </style:style>
    <style:style style:name="T9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center" fo:text-indent="0cm" fo:line-height="100%" fo:margin-top="0cm" fo:margin-bottom="0cm" fo:margin-left="0cm" fo:margin-right="0cm"/>
    </style:style>
    <style:style style:name="T9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able2" style:family="table">
      <style:table-properties table:align="left" style:width="16.545cm" fo:margin-left="-0.176cm"/>
    </style:style>
    <style:style style:name="Column3" style:family="table-column">
      <style:table-column-properties style:column-width="8.255cm"/>
    </style:style>
    <style:style style:name="Column4" style:family="table-column">
      <style:table-column-properties style:column-width="8.255cm"/>
    </style:style>
    <style:style style:name="Row2" style:family="table-row">
      <style:table-row-properties style:min-row-height="0cm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center" fo:text-indent="0cm" fo:line-height="100%" fo:margin-top="0cm" fo:margin-bottom="0cm" fo:margin-left="0cm" fo:margin-right="0cm"/>
    </style:style>
    <style:style style:name="T9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center" fo:text-indent="0cm" fo:line-height="115%" fo:margin-top="0cm" fo:margin-left="0cm" fo:margin-right="0cm"/>
    </style:style>
    <style:style style:name="T9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center" fo:text-indent="0cm" fo:line-height="115%" fo:margin-top="0cm" fo:margin-left="0cm" fo:margin-right="0cm"/>
    </style:style>
    <style:style style:name="T9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center" fo:text-indent="0cm" fo:line-height="100%" fo:margin-top="0cm" fo:margin-bottom="0cm" fo:margin-left="0cm" fo:margin-right="0cm"/>
    </style:style>
    <style:style style:name="T9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>
      <style:table-row-properties style:min-row-height="0cm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9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9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>
      <style:table-row-properties style:min-row-height="0cm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10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10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>
      <style:table-row-properties style:min-row-height="0cm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center" fo:text-indent="0cm" fo:line-height="115%" fo:margin-top="0cm" fo:margin-bottom="0cm" fo:margin-left="0cm" fo:margin-right="0cm"/>
    </style:style>
    <style:style style:name="T10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center" fo:text-indent="0cm" fo:line-height="115%" fo:margin-top="0cm" fo:margin-left="0cm" fo:margin-right="0cm"/>
    </style:style>
    <style:style style:name="T10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center" fo:text-indent="0cm" fo:line-height="115%" fo:margin-top="0cm" fo:margin-left="0cm" fo:margin-right="0cm"/>
    </style:style>
    <style:style style:name="T10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center" fo:text-indent="0cm" fo:line-height="100%" fo:margin-top="0cm" fo:margin-bottom="0cm" fo:margin-left="0cm" fo:margin-right="0cm"/>
    </style:style>
    <style:style style:name="T10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>
      <style:table-row-properties style:min-row-height="0cm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center" fo:text-indent="0cm" fo:line-height="115%" fo:margin-top="0cm" fo:margin-left="0cm" fo:margin-right="0cm"/>
    </style:style>
    <style:style style:name="T10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center" fo:text-indent="0cm" fo:line-height="100%" fo:margin-top="0cm" fo:margin-bottom="0cm" fo:margin-left="0cm" fo:margin-right="0cm"/>
    </style:style>
    <style:style style:name="T10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text-indent="0cm" fo:line-height="115%" fo:margin-top="0cm" fo:margin-left="0cm" fo:margin-right="0cm"/>
    </style:style>
    <style:style style:name="T10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center" fo:text-indent="0cm" fo:line-height="100%" fo:margin-top="0cm" fo:margin-bottom="0cm" fo:margin-left="0cm" fo:margin-right="0cm"/>
    </style:style>
    <style:style style:name="T10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text-indent="0cm" fo:line-height="115%" fo:margin-top="0cm" fo:margin-left="0cm" fo:margin-right="0cm"/>
    </style:style>
    <style:style style:name="P111" style:family="paragraph" style:parent-style-name="Heading_20_2">
      <style:paragraph-properties fo:text-align="left" fo:text-indent="0cm" fo:line-height="115%" fo:margin-top="0.635cm" fo:margin-left="0cm" fo:margin-right="0cm"/>
    </style:style>
    <style:style style:name="T1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1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1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1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1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1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12" style:family="paragraph" style:parent-style-name="Heading_20_6">
      <style:paragraph-properties fo:text-align="left" fo:text-indent="0cm" fo:line-height="115%" fo:margin-top="0.353cm" fo:margin-bottom="0.071cm" fo:margin-left="0cm" fo:margin-right="0cm"/>
    </style:style>
    <style:style style:name="T1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13" style:family="paragraph" style:parent-style-name="Standard">
      <style:paragraph-properties fo:text-align="left" fo:text-indent="0cm" fo:line-height="115%" fo:margin-top="0cm" fo:margin-left="0cm" fo:margin-right="0cm"/>
    </style:style>
    <style:style style:name="T1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Heading_20_6">
      <style:paragraph-properties fo:text-align="left" fo:text-indent="0cm" fo:line-height="115%" fo:margin-top="0.353cm" fo:margin-bottom="0.071cm" fo:margin-left="0cm" fo:margin-right="0cm"/>
    </style:style>
    <style:style style:name="T1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15" style:family="paragraph" style:parent-style-name="Standard">
      <style:paragraph-properties fo:text-align="left" fo:text-indent="0cm" fo:line-height="115%" fo:margin-top="0cm" fo:margin-left="0cm" fo:margin-right="0cm"/>
    </style:style>
    <style:style style:name="T1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Heading_20_6">
      <style:paragraph-properties fo:text-align="left" fo:text-indent="0cm" fo:line-height="115%" fo:margin-top="0.353cm" fo:margin-bottom="0.071cm" fo:margin-left="0cm" fo:margin-right="0cm"/>
    </style:style>
    <style:style style:name="T1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17" style:family="paragraph" style:parent-style-name="Standard">
      <style:paragraph-properties fo:text-align="left" fo:text-indent="0cm" fo:line-height="115%" fo:margin-top="0cm" fo:margin-left="0cm" fo:margin-right="0cm"/>
    </style:style>
    <style:style style:name="T1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Heading_20_6">
      <style:paragraph-properties fo:text-align="left" fo:text-indent="0cm" fo:line-height="115%" fo:margin-top="0.353cm" fo:margin-bottom="0.071cm" fo:margin-left="0cm" fo:margin-right="0cm"/>
    </style:style>
    <style:style style:name="T1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19" style:family="paragraph" style:parent-style-name="Standard">
      <style:paragraph-properties fo:text-align="left" fo:text-indent="0cm" fo:line-height="115%" fo:margin-top="0cm" fo:margin-left="0cm" fo:margin-right="0cm"/>
    </style:style>
    <style:style style:name="T1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Heading_20_6">
      <style:paragraph-properties fo:text-align="left" fo:text-indent="0cm" fo:line-height="115%" fo:margin-top="0.353cm" fo:margin-bottom="0.071cm" fo:margin-left="0cm" fo:margin-right="0cm"/>
    </style:style>
    <style:style style:name="T1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21" style:family="paragraph" style:parent-style-name="Standard">
      <style:paragraph-properties fo:text-align="left" fo:text-indent="0cm" fo:line-height="115%" fo:margin-top="0cm" fo:margin-left="0cm" fo:margin-right="0cm"/>
    </style:style>
    <style:style style:name="T1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Heading_20_6">
      <style:paragraph-properties fo:text-align="left" fo:text-indent="0cm" fo:line-height="115%" fo:margin-top="0.353cm" fo:margin-bottom="0.071cm" fo:margin-left="0cm" fo:margin-right="0cm"/>
    </style:style>
    <style:style style:name="T1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23" style:family="paragraph" style:parent-style-name="Standard">
      <style:paragraph-properties fo:text-align="left" fo:text-indent="0cm" fo:line-height="115%" fo:margin-top="0cm" fo:margin-left="0cm" fo:margin-right="0cm"/>
    </style:style>
    <style:style style:name="T1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" style:family="text" style:parent-style-name="Default_20_Paragraph_20_Font"/>
    <style:style style:name="T123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3_15" style:family="text" style:parent-style-name="Default_20_Paragraph_20_Font"/>
    <style:style style:name="T123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3_17" style:family="text" style:parent-style-name="Default_20_Paragraph_20_Font"/>
    <style:style style:name="T123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3_19" style:family="text" style:parent-style-name="Default_20_Paragraph_20_Font"/>
    <style:style style:name="T123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Heading_20_6">
      <style:paragraph-properties fo:text-align="left" fo:text-indent="0cm" fo:line-height="115%" fo:margin-top="0.353cm" fo:margin-bottom="0.071cm" fo:margin-left="0cm" fo:margin-right="0cm"/>
    </style:style>
    <style:style style:name="T1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25" style:family="paragraph" style:parent-style-name="Standard">
      <style:paragraph-properties fo:text-align="left" fo:text-indent="0cm" fo:line-height="115%" fo:margin-top="0cm" fo:margin-left="0cm" fo:margin-right="0cm"/>
    </style:style>
    <style:style style:name="T1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Heading_20_6">
      <style:paragraph-properties fo:text-align="left" fo:text-indent="0cm" fo:line-height="115%" fo:margin-top="0.353cm" fo:margin-bottom="0.071cm" fo:margin-left="0cm" fo:margin-right="0cm"/>
    </style:style>
    <style:style style:name="T1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27" style:family="paragraph" style:parent-style-name="Standard">
      <style:paragraph-properties fo:text-align="left" fo:text-indent="0cm" fo:line-height="115%" fo:margin-top="0cm" fo:margin-left="0cm" fo:margin-right="0cm"/>
    </style:style>
    <style:style style:name="T1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Heading_20_6">
      <style:paragraph-properties fo:text-align="left" fo:text-indent="0cm" fo:line-height="115%" fo:margin-top="0.353cm" fo:margin-bottom="0.071cm" fo:margin-left="0cm" fo:margin-right="0cm"/>
    </style:style>
    <style:style style:name="T1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2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29" style:family="paragraph" style:parent-style-name="Standard">
      <style:paragraph-properties fo:text-align="left" fo:text-indent="0cm" fo:line-height="115%" fo:margin-top="0cm" fo:margin-left="0cm" fo:margin-right="0cm"/>
    </style:style>
    <style:style style:name="T1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Heading_20_2">
      <style:paragraph-properties fo:text-align="left" fo:text-indent="0cm" fo:line-height="115%" fo:margin-top="0.635cm" fo:margin-left="0cm" fo:margin-right="0cm"/>
    </style:style>
    <style:style style:name="T13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31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13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3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Heading_20_1">
      <style:paragraph-properties fo:text-align="left" fo:text-indent="0cm" fo:line-height="115%" fo:margin-top="0.847cm" fo:margin-left="0cm" fo:margin-right="0cm"/>
    </style:style>
    <style:style style:name="T13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3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3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134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13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3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3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35" style:family="paragraph" style:parent-style-name="Standard">
      <style:paragraph-properties fo:text-align="left" fo:text-indent="0cm" fo:line-height="115%" fo:margin-top="0cm" fo:margin-left="0cm" fo:margin-right="0cm"/>
    </style:style>
    <style:style style:name="T13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13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3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3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37" style:family="paragraph" style:parent-style-name="Standard">
      <style:paragraph-properties fo:text-align="left" fo:text-indent="0cm" fo:line-height="115%" fo:margin-top="0cm" fo:margin-left="0cm" fo:margin-right="0cm"/>
    </style:style>
    <style:style style:name="T13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text-indent="0cm" fo:line-height="115%" fo:margin-top="0cm" fo:margin-left="0cm" fo:margin-right="0cm"/>
    </style:style>
    <style:style style:name="T13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text-indent="0cm" fo:line-height="115%" fo:margin-top="0cm" fo:margin-left="0cm" fo:margin-right="0cm"/>
    </style:style>
    <style:style style:name="T13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text-indent="0cm" fo:line-height="115%" fo:margin-top="0cm" fo:margin-left="0cm" fo:margin-right="0cm"/>
    </style:style>
    <style:style style:name="T14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text-indent="0cm" fo:line-height="115%" fo:margin-top="0cm" fo:margin-left="0cm" fo:margin-right="0cm"/>
    </style:style>
    <style:style style:name="T14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text-indent="0cm" fo:line-height="115%" fo:margin-top="0cm" fo:margin-left="0cm" fo:margin-right="0cm"/>
    </style:style>
    <style:style style:name="T14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text-indent="0cm" fo:line-height="115%" fo:margin-top="0cm" fo:margin-left="0cm" fo:margin-right="0cm"/>
    </style:style>
    <style:style style:name="T14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text-indent="0cm" fo:line-height="115%" fo:margin-top="0cm" fo:margin-left="0cm" fo:margin-right="0cm"/>
    </style:style>
    <style:style style:name="T14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text-indent="0cm" fo:line-height="115%" fo:margin-top="0cm" fo:margin-left="0cm" fo:margin-right="0cm"/>
    </style:style>
    <style:style style:name="T14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14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4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4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4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4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4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48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9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14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50" style:family="paragraph" style:parent-style-name="Standard">
      <style:paragraph-properties fo:text-align="left" fo:text-indent="0cm" fo:line-height="115%" fo:margin-top="0cm" fo:margin-left="0cm" fo:margin-right="0cm"/>
    </style:style>
    <style:style style:name="T15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text-indent="0cm" fo:line-height="115%" fo:margin-top="0cm" fo:margin-left="0cm" fo:margin-right="0cm"/>
    </style:style>
    <style:style style:name="T15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text-indent="0cm" fo:line-height="115%" fo:margin-top="0cm" fo:margin-left="0cm" fo:margin-right="0cm"/>
    </style:style>
    <style:style style:name="T15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text-indent="0cm" fo:line-height="115%" fo:margin-top="0cm" fo:margin-left="0cm" fo:margin-right="0cm"/>
    </style:style>
    <style:style style:name="T15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text-indent="0cm" fo:line-height="115%" fo:margin-top="0cm" fo:margin-left="0cm" fo:margin-right="0cm"/>
    </style:style>
    <style:style style:name="T15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text-indent="0cm" fo:line-height="115%" fo:margin-top="0cm" fo:margin-left="0cm" fo:margin-right="0cm"/>
    </style:style>
    <style:style style:name="T15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text-indent="0cm" fo:line-height="115%" fo:margin-top="0cm" fo:margin-left="0cm" fo:margin-right="0cm"/>
    </style:style>
    <style:style style:name="T15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text-indent="0cm" fo:line-height="115%" fo:margin-top="0cm" fo:margin-left="0cm" fo:margin-right="0cm"/>
    </style:style>
    <style:style style:name="T15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text-indent="0cm" fo:line-height="115%" fo:margin-top="0cm" fo:margin-left="0cm" fo:margin-right="0cm"/>
    </style:style>
    <style:style style:name="T15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16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6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6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6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6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61" style:family="paragraph" style:parent-style-name="Standard">
      <style:paragraph-properties fo:text-align="left" fo:text-indent="0cm" fo:line-height="115%" fo:margin-top="0cm" fo:margin-left="0cm" fo:margin-right="0cm"/>
    </style:style>
    <style:style style:name="T16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text-indent="0cm" fo:line-height="115%" fo:margin-top="0cm" fo:margin-left="0cm" fo:margin-right="0cm"/>
    </style:style>
    <style:style style:name="T16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text-indent="0cm" fo:line-height="115%" fo:margin-top="0cm" fo:margin-left="0cm" fo:margin-right="0cm"/>
    </style:style>
    <style:style style:name="T16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text-indent="0cm" fo:line-height="115%" fo:margin-top="0cm" fo:margin-left="0cm" fo:margin-right="0cm"/>
    </style:style>
    <style:style style:name="T16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text-indent="0cm" fo:line-height="115%" fo:margin-top="0cm" fo:margin-left="0cm" fo:margin-right="0cm"/>
    </style:style>
    <style:style style:name="T16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6" style:family="paragraph" style:parent-style-name="Heading_20_1">
      <style:paragraph-properties fo:text-align="left" fo:text-indent="0cm" fo:line-height="115%" fo:margin-top="0.847cm" fo:margin-left="0cm" fo:margin-right="0cm"/>
    </style:style>
    <style:style style:name="T16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6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6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167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16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6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6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68" style:family="paragraph" style:parent-style-name="Standard">
      <style:paragraph-properties fo:text-align="left" fo:text-indent="0cm" fo:line-height="115%" fo:margin-top="0cm" fo:margin-left="0cm" fo:margin-right="0cm"/>
    </style:style>
    <style:style style:name="T16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9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16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70" style:family="paragraph" style:parent-style-name="Standard">
      <style:paragraph-properties fo:text-align="left" fo:text-indent="0cm" fo:line-height="115%" fo:margin-top="0cm" fo:margin-left="0cm" fo:margin-right="0cm"/>
    </style:style>
    <style:style style:name="T17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4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17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75" style:family="paragraph" style:parent-style-name="Standard">
      <style:paragraph-properties fo:text-align="left" fo:text-indent="0cm" fo:line-height="115%" fo:margin-top="0cm" fo:margin-left="0cm" fo:margin-right="0cm"/>
    </style:style>
    <style:style style:name="T17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text-indent="0cm" fo:line-height="115%" fo:margin-top="0cm" fo:margin-left="0cm" fo:margin-right="0cm"/>
    </style:style>
    <style:style style:name="T17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" style:family="text" style:parent-style-name="Default_20_Paragraph_20_Font"/>
    <style:style style:name="T176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text-indent="0cm" fo:line-height="115%" fo:margin-top="0cm" fo:margin-left="0cm" fo:margin-right="0cm"/>
    </style:style>
    <style:style style:name="T17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" style:family="text" style:parent-style-name="Default_20_Paragraph_20_Font"/>
    <style:style style:name="T17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text-indent="0cm" fo:line-height="115%" fo:margin-top="0cm" fo:margin-left="0cm" fo:margin-right="0cm"/>
    </style:style>
    <style:style style:name="T178_1" style:family="text" style:parent-style-name="Default_20_Paragraph_20_Font"/>
    <style:style style:name="T17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7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18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81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1_1" style:family="text" style:parent-style-name="Default_20_Paragraph_20_Font"/>
    <style:style style:name="T18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9" style:family="text" style:parent-style-name="Default_20_Paragraph_20_Font"/>
    <style:style style:name="T182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3_1" style:family="text" style:parent-style-name="Default_20_Paragraph_20_Font"/>
    <style:style style:name="T18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3_3" style:family="text" style:parent-style-name="Default_20_Paragraph_20_Font"/>
    <style:style style:name="T183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3_5" style:family="text" style:parent-style-name="Default_20_Paragraph_20_Font"/>
    <style:style style:name="T183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4_1" style:family="text" style:parent-style-name="Default_20_Paragraph_20_Font"/>
    <style:style style:name="T18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5_1" style:family="text" style:parent-style-name="Default_20_Paragraph_20_Font"/>
    <style:style style:name="T18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8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7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18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8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8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88" style:family="paragraph" style:parent-style-name="Standard">
      <style:paragraph-properties fo:text-align="left" fo:text-indent="0cm" fo:line-height="115%" fo:margin-top="0cm" fo:margin-left="0cm" fo:margin-right="0cm"/>
    </style:style>
    <style:style style:name="T18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text-indent="0cm" fo:line-height="115%" fo:margin-top="0cm" fo:margin-left="0cm" fo:margin-right="0cm"/>
    </style:style>
    <style:style style:name="T18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text-indent="0cm" fo:line-height="115%" fo:margin-top="0cm" fo:margin-left="0cm" fo:margin-right="0cm"/>
    </style:style>
    <style:style style:name="T19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1" style:family="paragraph" style:parent-style-name="Heading_20_2">
      <style:paragraph-properties fo:text-align="left" fo:text-indent="0cm" fo:line-height="115%" fo:margin-top="0.635cm" fo:margin-left="0cm" fo:margin-right="0cm"/>
    </style:style>
    <style:style style:name="T19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9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9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92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19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9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9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93" style:family="paragraph" style:parent-style-name="Standard">
      <style:paragraph-properties fo:text-align="left" fo:text-indent="0cm" fo:line-height="115%" fo:margin-top="0cm" fo:margin-left="0cm" fo:margin-right="0cm"/>
    </style:style>
    <style:style style:name="T19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text-indent="0cm" fo:line-height="115%" fo:margin-top="0cm" fo:margin-left="0cm" fo:margin-right="0cm"/>
    </style:style>
    <style:style style:name="T19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9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9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95" style:family="paragraph" style:parent-style-name="Standard">
      <style:paragraph-properties fo:text-align="left" fo:text-indent="0cm" fo:line-height="115%" fo:margin-top="0cm" fo:margin-left="0cm" fo:margin-right="0cm"/>
    </style:style>
    <style:style style:name="T19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6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19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9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9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197" style:family="paragraph" style:parent-style-name="Standard">
      <style:paragraph-properties fo:text-align="left" fo:text-indent="0cm" fo:line-height="115%" fo:margin-top="0cm" fo:margin-left="0cm" fo:margin-right="0cm"/>
    </style:style>
    <style:style style:name="T19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text-indent="0cm" fo:line-height="115%" fo:margin-top="0cm" fo:margin-left="0cm" fo:margin-right="0cm"/>
    </style:style>
    <style:style style:name="T19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9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9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9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9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9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9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9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9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9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9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9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9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9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99" style:family="paragraph" style:parent-style-name="Standard">
      <style:paragraph-properties fo:text-align="left" fo:text-indent="0cm" fo:line-height="115%" fo:margin-top="0cm" fo:margin-left="0cm" fo:margin-right="0cm"/>
    </style:style>
    <style:style style:name="T19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text-indent="0cm" fo:line-height="115%" fo:margin-top="0cm" fo:margin-left="0cm" fo:margin-right="0cm"/>
    </style:style>
    <style:style style:name="T20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3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20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04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5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20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06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7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20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08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text-indent="0cm" fo:line-height="115%" fo:margin-top="0cm" fo:margin-left="0cm" fo:margin-right="0cm"/>
    </style:style>
    <style:style style:name="T20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1" style:family="paragraph" style:parent-style-name="Heading_20_3">
      <style:paragraph-properties fo:text-align="left" fo:text-indent="0cm" fo:line-height="115%" fo:margin-top="0.494cm" fo:margin-left="0cm" fo:margin-right="0cm"/>
    </style:style>
    <style:style style:name="T2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1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1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1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1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1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1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1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1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1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12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2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13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4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2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15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6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2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17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9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2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20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1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2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22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4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2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2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2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25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6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7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9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0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23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3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3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3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3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31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5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23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3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3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3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3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36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7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23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3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3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38" style:family="paragraph" style:parent-style-name="Standard">
      <style:paragraph-properties fo:text-align="left" fo:text-indent="0cm" fo:line-height="115%" fo:margin-top="0cm" fo:margin-left="0cm" fo:margin-right="0cm"/>
    </style:style>
    <style:style style:name="T23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0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24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41" style:family="paragraph" style:parent-style-name="Standard">
      <style:paragraph-properties fo:text-align="left" fo:text-indent="0cm" fo:line-height="115%" fo:margin-top="0cm" fo:margin-left="0cm" fo:margin-right="0cm"/>
    </style:style>
    <style:style style:name="T24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text-align="left" fo:text-indent="0cm" fo:line-height="115%" fo:margin-top="0cm" fo:margin-left="0cm" fo:margin-right="0cm"/>
    </style:style>
    <style:style style:name="T24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left" fo:text-indent="0cm" fo:line-height="115%" fo:margin-top="0cm" fo:margin-left="0cm" fo:margin-right="0cm"/>
    </style:style>
    <style:style style:name="T24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text-align="left" fo:text-indent="0cm" fo:line-height="115%" fo:margin-top="0cm" fo:margin-left="0cm" fo:margin-right="0cm"/>
    </style:style>
    <style:style style:name="T24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6" style:family="paragraph" style:parent-style-name="Heading_20_4">
      <style:paragraph-properties fo:text-align="left" fo:text-indent="0cm" fo:line-height="115%" fo:margin-top="0.423cm" fo:margin-bottom="0.071cm" fo:margin-left="0cm" fo:margin-right="0cm"/>
    </style:style>
    <style:style style:name="T24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47" style:family="paragraph" style:parent-style-name="Standard">
      <style:paragraph-properties fo:text-align="left" fo:text-indent="0cm" fo:line-height="115%" fo:margin-top="0cm" fo:margin-left="0cm" fo:margin-right="0cm"/>
    </style:style>
    <style:style style:name="T24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left" fo:text-indent="0cm" fo:line-height="115%" fo:margin-top="0cm" fo:margin-left="0cm" fo:margin-right="0cm"/>
    </style:style>
    <style:style style:name="T24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left" fo:text-indent="0cm" fo:line-height="115%" fo:margin-top="0cm" fo:margin-left="0cm" fo:margin-right="0cm"/>
    </style:style>
    <style:style style:name="T25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51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1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3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4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25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55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6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6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7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8" style:family="paragraph" style:parent-style-name="Heading_20_3">
      <style:paragraph-properties fo:text-align="left" fo:text-indent="0cm" fo:line-height="115%" fo:margin-top="0.494cm" fo:margin-left="0cm" fo:margin-right="0cm"/>
    </style:style>
    <style:style style:name="T25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59" style:family="paragraph" style:parent-style-name="Heading_20_2">
      <style:paragraph-properties fo:text-align="left" fo:text-indent="0cm" fo:line-height="115%" fo:margin-top="0.635cm" fo:margin-left="0cm" fo:margin-right="0cm"/>
    </style:style>
    <style:style style:name="T25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5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5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60" style:family="paragraph" style:parent-style-name="Heading_20_2">
      <style:paragraph-properties fo:text-align="left" fo:text-indent="0cm" fo:line-height="115%" fo:margin-top="0.635cm" fo:margin-left="0cm" fo:margin-right="0cm"/>
    </style:style>
    <style:style style:name="T26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61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26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62" style:family="paragraph" style:parent-style-name="Standard">
      <style:paragraph-properties fo:text-align="left" fo:text-indent="0cm" fo:line-height="115%" fo:margin-top="0cm" fo:margin-left="0cm" fo:margin-right="0cm"/>
    </style:style>
    <style:style style:name="T26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2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3" style:family="paragraph" style:parent-style-name="Heading_20_2">
      <style:paragraph-properties fo:text-align="left" fo:text-indent="0cm" fo:line-height="115%" fo:margin-top="0.635cm" fo:margin-left="0cm" fo:margin-right="0cm"/>
    </style:style>
    <style:style style:name="T26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64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26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6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6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65" style:family="paragraph" style:parent-style-name="Standard">
      <style:paragraph-properties fo:text-align="left" fo:text-indent="0cm" fo:line-height="115%" fo:margin-top="0cm" fo:margin-left="0cm" fo:margin-right="0cm"/>
    </style:style>
    <style:style style:name="T26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6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9" style:family="paragraph" style:parent-style-name="Standard">
      <style:paragraph-properties fo:text-align="left" fo:text-indent="0cm" fo:line-height="115%" fo:margin-top="0cm" fo:margin-left="0cm" fo:margin-right="0cm"/>
    </style:style>
    <style:style style:name="T26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text-align="left" fo:text-indent="0cm" fo:line-height="115%" fo:margin-top="0cm" fo:margin-left="0cm" fo:margin-right="0cm"/>
    </style:style>
    <style:style style:name="T27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2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left" fo:text-indent="0cm" fo:line-height="115%" fo:margin-top="0cm" fo:margin-left="0cm" fo:margin-right="0cm"/>
    </style:style>
    <style:style style:name="T27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5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27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7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7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76" style:family="paragraph" style:parent-style-name="Standard">
      <style:paragraph-properties fo:text-align="left" fo:text-indent="0cm" fo:line-height="115%" fo:margin-top="0cm" fo:margin-left="0cm" fo:margin-right="0cm"/>
    </style:style>
    <style:style style:name="T27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7" style:family="paragraph" style:parent-style-name="Heading_20_3">
      <style:paragraph-properties fo:text-align="left" fo:text-indent="0cm" fo:line-height="115%" fo:margin-top="0.494cm" fo:margin-bottom="0.141cm" fo:margin-left="0cm" fo:margin-right="0cm"/>
    </style:style>
    <style:style style:name="T27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7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7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278" style:family="paragraph" style:parent-style-name="Standard">
      <style:paragraph-properties fo:text-align="left" fo:text-indent="0cm" fo:line-height="115%" fo:margin-top="0cm" fo:margin-left="0cm" fo:margin-right="0cm"/>
    </style:style>
    <style:style style:name="T27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text-align="left" fo:text-indent="0cm" fo:line-height="115%" fo:margin-top="0cm" fo:margin-left="0cm" fo:margin-right="0cm"/>
    </style:style>
    <style:style style:name="T27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0" style:family="paragraph" style:parent-style-name="Heading_20_2">
      <style:paragraph-properties fo:text-align="left" fo:text-indent="0cm" fo:line-height="115%" fo:margin-top="0.635cm" fo:margin-bottom="0.141cm" fo:margin-left="0cm" fo:margin-right="0cm"/>
    </style:style>
    <style:style style:name="T28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81" style:family="paragraph" style:parent-style-name="Standard">
      <style:paragraph-properties fo:text-align="left" fo:text-indent="0cm" fo:line-height="115%" fo:margin-top="0cm" fo:margin-left="0cm" fo:margin-right="0cm"/>
    </style:style>
    <style:style style:name="T28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3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text-align="left" fo:text-indent="0cm" fo:line-height="115%" fo:margin-top="0cm" fo:margin-left="0cm" fo:margin-right="0cm"/>
    </style:style>
    <style:style style:name="T28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6" style:family="paragraph" style:parent-style-name="Heading_20_1">
      <style:paragraph-properties fo:text-align="left" fo:text-indent="0cm" fo:line-height="115%" fo:margin-top="0.847cm" fo:margin-bottom="0.212cm" fo:margin-left="0cm" fo:margin-right="0cm"/>
    </style:style>
    <style:style style:name="T28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8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8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8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8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287" style:family="paragraph" style:parent-style-name="Standard">
      <style:paragraph-properties fo:text-align="left" fo:text-indent="0cm" fo:line-height="115%" fo:margin-top="0cm" fo:margin-left="0cm" fo:margin-right="0cm"/>
    </style:style>
    <style:style style:name="T28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9" style:family="paragraph" style:parent-style-name="Standard">
      <style:paragraph-properties fo:text-align="left" fo:text-indent="0cm" fo:line-height="115%" fo:margin-top="0cm" fo:margin-left="0cm" fo:margin-right="0cm"/>
    </style:style>
    <style:style style:name="T28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0" style:family="paragraph" style:parent-style-name="Standard">
      <style:paragraph-properties fo:text-align="left" fo:text-indent="0cm" fo:line-height="115%" fo:margin-top="0cm" fo:margin-left="0cm" fo:margin-right="0cm"/>
    </style:style>
    <style:style style:name="T29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1" style:family="paragraph" style:parent-style-name="Standard">
      <style:paragraph-properties fo:text-align="left" fo:text-indent="0cm" fo:line-height="115%" fo:margin-top="0cm" fo:margin-left="0cm" fo:margin-right="0cm"/>
    </style:style>
    <style:style style:name="T29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2" style:family="paragraph" style:parent-style-name="Standard">
      <style:paragraph-properties fo:text-align="left" fo:text-indent="0cm" fo:line-height="115%" fo:margin-top="0cm" fo:margin-left="0cm" fo:margin-right="0cm"/>
    </style:style>
    <style:style style:name="T29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3" style:family="paragraph" style:parent-style-name="Standard">
      <style:paragraph-properties fo:text-align="left" fo:text-indent="0cm" fo:line-height="115%" fo:margin-top="0cm" fo:margin-left="0cm" fo:margin-right="0cm"/>
    </style:style>
    <style:style style:name="T29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4" style:family="paragraph" style:parent-style-name="Standard">
      <style:paragraph-properties fo:text-align="left" fo:text-indent="0cm" fo:line-height="115%" fo:margin-top="0cm" fo:margin-left="0cm" fo:margin-right="0cm"/>
    </style:style>
    <style:style style:name="T29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5" style:family="paragraph" style:parent-style-name="Standard">
      <style:paragraph-properties fo:text-align="left" fo:text-indent="0cm" fo:line-height="115%" fo:margin-top="0cm" fo:margin-left="0cm" fo:margin-right="0cm"/>
    </style:style>
    <style:style style:name="T29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6" style:family="paragraph" style:parent-style-name="Standard">
      <style:paragraph-properties fo:text-align="left" fo:text-indent="0cm" fo:line-height="115%" fo:margin-top="0cm" fo:margin-left="0cm" fo:margin-right="0cm"/>
    </style:style>
    <style:style style:name="T29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text-align="left" fo:text-indent="0cm" fo:line-height="115%" fo:margin-top="0cm" fo:margin-left="0cm" fo:margin-right="0cm"/>
    </style:style>
    <style:style style:name="T29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8" style:family="paragraph" style:parent-style-name="Standard">
      <style:paragraph-properties fo:text-align="left" fo:text-indent="0cm" fo:line-height="115%" fo:margin-top="0cm" fo:margin-left="0cm" fo:margin-right="0cm"/>
    </style:style>
    <style:style style:name="T29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9" style:family="paragraph" style:parent-style-name="Standard">
      <style:paragraph-properties fo:text-align="left" fo:text-indent="0cm" fo:line-height="115%" fo:margin-top="0cm" fo:margin-bottom="0cm" fo:margin-left="0cm" fo:margin-right="0cm"/>
    </style:style>
    <style:style style:name="T29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h text:style-name="P1"><text:bookmark-start text:name="h.wfjd9x1kbs70"/><text:bookmark-end text:name="h.wfjd9x1kbs70"/><text:span text:style-name="T1_1">Muzicast</text:span><text:span text:style-name="T1_2">:<text:s/></text:span><text:span text:style-name="T1_3">System</text:span><text:span text:style-name="T1_4"><text:s/></text:span><text:span text:style-name="T1_5">Requirements</text:span><text:span text:style-name="T1_6"><text:s/></text:span><text:span text:style-name="T1_7">Specification</text:span></text:h>
      <text:h text:style-name="P2"><text:bookmark-start text:name="h.pb359hu20wpk"/><text:bookmark-end text:name="h.pb359hu20wpk"/><text:span text:style-name="T2_1">Team</text:span><text:span text:style-name="T2_2"><text:s/>3</text:span></text:h>
      <text:h text:style-name="P3"><text:bookmark-start text:name="h.zg64mh4d2wbh"/><text:bookmark-end text:name="h.zg64mh4d2wbh"/><text:span text:style-name="T3_1">February</text:span><text:span text:style-name="T3_2"><text:s/>10,<text:s/>2011</text:span></text:h>
      <text:p text:style-name="P4"/>
      <text:p text:style-name="P5"><text:bookmark-start text:name="h.ckd1qfka5oy3"/><text:bookmark-end text:name="h.ckd1qfka5oy3"/><text:span text:style-name="T5_1">Revision</text:span><text:span text:style-name="T5_2"><text:s/></text:span><text:span text:style-name="T5_3">History</text:span></text:p>
      <text:h text:style-name="P6"><text:bookmark-start text:name="h.dsrknacno7hs"/><text:bookmark-end text:name="h.dsrknacno7hs"/><text:span text:style-name="T6_1">Table</text:span><text:span text:style-name="T6_2"><text:s/></text:span><text:span text:style-name="T6_3">of</text:span><text:span text:style-name="T6_4"><text:s/></text:span><text:span text:style-name="T6_5">Contents</text:span></text:h>
      <text:p text:style-name="P7"/>
      <text:p text:style-name="P8"><text:span text:style-name="T8_1"><text:a xlink:type="simple" xlink:href="#h.wfjd9x1kbs70"><text:span text:style-name="T8_2">Muzicast</text:span></text:a></text:span><text:span text:style-name="T8_3"><text:a xlink:type="simple" xlink:href="#h.wfjd9x1kbs70"><text:span text:style-name="T8_4">:<text:s/></text:span></text:a></text:span><text:span text:style-name="T8_5"><text:a xlink:type="simple" xlink:href="#h.wfjd9x1kbs70"><text:span text:style-name="T8_6">System</text:span></text:a></text:span><text:span text:style-name="T8_7"><text:a xlink:type="simple" xlink:href="#h.wfjd9x1kbs70"><text:span text:style-name="T8_8"><text:s/></text:span></text:a></text:span><text:span text:style-name="T8_9"><text:a xlink:type="simple" xlink:href="#h.wfjd9x1kbs70"><text:span text:style-name="T8_10">Requirements</text:span></text:a></text:span><text:span text:style-name="T8_11"><text:a xlink:type="simple" xlink:href="#h.wfjd9x1kbs70"><text:span text:style-name="T8_12"><text:s/></text:span></text:a></text:span><text:span text:style-name="T8_13"><text:a xlink:type="simple" xlink:href="#h.wfjd9x1kbs70"><text:span text:style-name="T8_14">Specification</text:span></text:a></text:span></text:p>
      <text:p text:style-name="P9"><text:span text:style-name="T9_1"><text:a xlink:type="simple" xlink:href="#h.pb359hu20wpk"><text:span text:style-name="T9_2">Team</text:span></text:a></text:span><text:span text:style-name="T9_3"><text:a xlink:type="simple" xlink:href="#h.pb359hu20wpk"><text:span text:style-name="T9_4"><text:s/>3</text:span></text:a></text:span></text:p>
      <text:p text:style-name="P10"><text:span text:style-name="T10_1"><text:a xlink:type="simple" xlink:href="#h.zg64mh4d2wbh"><text:span text:style-name="T10_2">February</text:span></text:a></text:span><text:span text:style-name="T10_3"><text:a xlink:type="simple" xlink:href="#h.zg64mh4d2wbh"><text:span text:style-name="T10_4"><text:s/>10,<text:s/>2011</text:span></text:a></text:span></text:p>
      <text:p text:style-name="P11"><text:span text:style-name="T11_1"><text:a xlink:type="simple" xlink:href="#h.ckd1qfka5oy3"><text:span text:style-name="T11_2">Revision</text:span></text:a></text:span><text:span text:style-name="T11_3"><text:a xlink:type="simple" xlink:href="#h.ckd1qfka5oy3"><text:span text:style-name="T11_4"><text:s/></text:span></text:a></text:span><text:span text:style-name="T11_5"><text:a xlink:type="simple" xlink:href="#h.ckd1qfka5oy3"><text:span text:style-name="T11_6">History</text:span></text:a></text:span></text:p>
      <text:p text:style-name="P12"><text:span text:style-name="T12_1"><text:a xlink:type="simple" xlink:href="#h.dsrknacno7hs"><text:span text:style-name="T12_2">Table</text:span></text:a></text:span><text:span text:style-name="T12_3"><text:a xlink:type="simple" xlink:href="#h.dsrknacno7hs"><text:span text:style-name="T12_4"><text:s/></text:span></text:a></text:span><text:span text:style-name="T12_5"><text:a xlink:type="simple" xlink:href="#h.dsrknacno7hs"><text:span text:style-name="T12_6">of</text:span></text:a></text:span><text:span text:style-name="T12_7"><text:a xlink:type="simple" xlink:href="#h.dsrknacno7hs"><text:span text:style-name="T12_8"><text:s/></text:span></text:a></text:span><text:span text:style-name="T12_9"><text:a xlink:type="simple" xlink:href="#h.dsrknacno7hs"><text:span text:style-name="T12_10">Contents</text:span></text:a></text:span></text:p>
      <text:p text:style-name="P13"><text:span text:style-name="T13_1"><text:a xlink:type="simple" xlink:href="#h.dxsxdmhnozsu"><text:span text:style-name="T13_2">Introduction</text:span></text:a></text:span></text:p>
      <text:p text:style-name="P14"><text:span text:style-name="T14_1"><text:a xlink:type="simple" xlink:href="#h.j5bp1fe5lmz8"><text:span text:style-name="T14_2">Purpose</text:span></text:a></text:span></text:p>
      <text:p text:style-name="P15"><text:span text:style-name="T15_1"><text:a xlink:type="simple" xlink:href="#h.o11z3hnh69ud"><text:span text:style-name="T15_2">Motivation</text:span></text:a></text:span></text:p>
      <text:p text:style-name="P16"><text:span text:style-name="T16_1"><text:a xlink:type="simple" xlink:href="#h.9qjrr7lx6nez"><text:span text:style-name="T16_2">Problem</text:span></text:a></text:span><text:span text:style-name="T16_3"><text:a xlink:type="simple" xlink:href="#h.9qjrr7lx6nez"><text:span text:style-name="T16_4"><text:s/></text:span></text:a></text:span><text:span text:style-name="T16_5"><text:a xlink:type="simple" xlink:href="#h.9qjrr7lx6nez"><text:span text:style-name="T16_6">to</text:span></text:a></text:span><text:span text:style-name="T16_7"><text:a xlink:type="simple" xlink:href="#h.9qjrr7lx6nez"><text:span text:style-name="T16_8"><text:s/></text:span></text:a></text:span><text:span text:style-name="T16_9"><text:a xlink:type="simple" xlink:href="#h.9qjrr7lx6nez"><text:span text:style-name="T16_10">be</text:span></text:a></text:span><text:span text:style-name="T16_11"><text:a xlink:type="simple" xlink:href="#h.9qjrr7lx6nez"><text:span text:style-name="T16_12"><text:s/></text:span></text:a></text:span><text:span text:style-name="T16_13"><text:a xlink:type="simple" xlink:href="#h.9qjrr7lx6nez"><text:span text:style-name="T16_14">addressed</text:span></text:a></text:span></text:p>
      <text:p text:style-name="P17"><text:span text:style-name="T17_1"><text:a xlink:type="simple" xlink:href="#h.bn182c8uggk7"><text:span text:style-name="T17_2">Scope</text:span></text:a></text:span></text:p>
      <text:p text:style-name="P18"><text:span text:style-name="T18_1"><text:a xlink:type="simple" xlink:href="#h.co2hp8j6txn4"><text:span text:style-name="T18_2">Definitions</text:span></text:a></text:span><text:span text:style-name="T18_3"><text:a xlink:type="simple" xlink:href="#h.co2hp8j6txn4"><text:span text:style-name="T18_4">,<text:s/></text:span></text:a></text:span><text:span text:style-name="T18_5"><text:a xlink:type="simple" xlink:href="#h.co2hp8j6txn4"><text:span text:style-name="T18_6">Acronyms</text:span></text:a></text:span><text:span text:style-name="T18_7"><text:a xlink:type="simple" xlink:href="#h.co2hp8j6txn4"><text:span text:style-name="T18_8"><text:s/></text:span></text:a></text:span><text:span text:style-name="T18_9"><text:a xlink:type="simple" xlink:href="#h.co2hp8j6txn4"><text:span text:style-name="T18_10">and</text:span></text:a></text:span><text:span text:style-name="T18_11"><text:a xlink:type="simple" xlink:href="#h.co2hp8j6txn4"><text:span text:style-name="T18_12"><text:s/></text:span></text:a></text:span><text:span text:style-name="T18_13"><text:a xlink:type="simple" xlink:href="#h.co2hp8j6txn4"><text:span text:style-name="T18_14">Abbreviations</text:span></text:a></text:span></text:p>
      <text:p text:style-name="P19"><text:span text:style-name="T19_1"><text:a xlink:type="simple" xlink:href="#h.iwji5o17zis9"><text:span text:style-name="T19_2">Music</text:span></text:a></text:span><text:span text:style-name="T19_3"><text:a xlink:type="simple" xlink:href="#h.iwji5o17zis9"><text:span text:style-name="T19_4"><text:s/></text:span></text:a></text:span><text:span text:style-name="T19_5"><text:a xlink:type="simple" xlink:href="#h.iwji5o17zis9"><text:span text:style-name="T19_6">streaming</text:span></text:a></text:span></text:p>
      <text:p text:style-name="P20"><text:span text:style-name="T20_1"><text:a xlink:type="simple" xlink:href="#h.lu7ojturx5s4"><text:span text:style-name="T20_2">Collection</text:span></text:a></text:span></text:p>
      <text:p text:style-name="P21"><text:span text:style-name="T21_1"><text:a xlink:type="simple" xlink:href="#h.fyt749qphgpa"><text:span text:style-name="T21_2">Server</text:span></text:a></text:span></text:p>
      <text:p text:style-name="P22"><text:span text:style-name="T22_1"><text:a xlink:type="simple" xlink:href="#h.svxf9e17453"><text:span text:style-name="T22_2">Client</text:span></text:a></text:span></text:p>
      <text:p text:style-name="P23"><text:span text:style-name="T23_1"><text:a xlink:type="simple" xlink:href="#h.nblyalll95nw"><text:span text:style-name="T23_2">HTTP</text:span></text:a></text:span></text:p>
      <text:p text:style-name="P24"><text:span text:style-name="T24_1"><text:a xlink:type="simple" xlink:href="#h.mqdln7qewrom"><text:span text:style-name="T24_2">SHOUTcast</text:span></text:a></text:span></text:p>
      <text:p text:style-name="P25"><text:span text:style-name="T25_1"><text:a xlink:type="simple" xlink:href="#h.8mdpiuf4skl1"><text:span text:style-name="T25_2">ICY</text:span></text:a></text:span></text:p>
      <text:p text:style-name="P26"><text:span text:style-name="T26_1"><text:a xlink:type="simple" xlink:href="#h.63deugjws7jg"><text:span text:style-name="T26_2">inotify</text:span></text:a></text:span></text:p>
      <text:p text:style-name="P27"><text:span text:style-name="T27_1"><text:a xlink:type="simple" xlink:href="#h.exrdt6r0vu7"><text:span text:style-name="T27_2">File</text:span></text:a></text:span><text:span text:style-name="T27_3"><text:a xlink:type="simple" xlink:href="#h.exrdt6r0vu7"><text:span text:style-name="T27_4"><text:s/></text:span></text:a></text:span><text:span text:style-name="T27_5"><text:a xlink:type="simple" xlink:href="#h.exrdt6r0vu7"><text:span text:style-name="T27_6">Change</text:span></text:a></text:span><text:span text:style-name="T27_7"><text:a xlink:type="simple" xlink:href="#h.exrdt6r0vu7"><text:span text:style-name="T27_8"><text:s/></text:span></text:a></text:span><text:span text:style-name="T27_9"><text:a xlink:type="simple" xlink:href="#h.exrdt6r0vu7"><text:span text:style-name="T27_10">Notification</text:span></text:a></text:span></text:p>
      <text:p text:style-name="P28"><text:span text:style-name="T28_1"><text:a xlink:type="simple" xlink:href="#h.lqx3pzbefjc2"><text:span text:style-name="T28_2">References</text:span></text:a></text:span></text:p>
      <text:p text:style-name="P29"><text:span text:style-name="T29_1"><text:a xlink:type="simple" xlink:href="#h.7tmll8r74phe"><text:span text:style-name="T29_2">Overview</text:span></text:a></text:span></text:p>
      <text:p text:style-name="P30"><text:span text:style-name="T30_1"><text:a xlink:type="simple" xlink:href="#h.riyc3sb3uuys"><text:span text:style-name="T30_2">Overall</text:span></text:a></text:span><text:span text:style-name="T30_3"><text:a xlink:type="simple" xlink:href="#h.riyc3sb3uuys"><text:span text:style-name="T30_4"><text:s/></text:span></text:a></text:span><text:span text:style-name="T30_5"><text:a xlink:type="simple" xlink:href="#h.riyc3sb3uuys"><text:span text:style-name="T30_6">Description</text:span></text:a></text:span></text:p>
      <text:p text:style-name="P31"><text:span text:style-name="T31_1"><text:a xlink:type="simple" xlink:href="#h.krru6vy6soet"><text:span text:style-name="T31_2">Product</text:span></text:a></text:span><text:span text:style-name="T31_3"><text:a xlink:type="simple" xlink:href="#h.krru6vy6soet"><text:span text:style-name="T31_4"><text:s/></text:span></text:a></text:span><text:span text:style-name="T31_5"><text:a xlink:type="simple" xlink:href="#h.krru6vy6soet"><text:span text:style-name="T31_6">perspective</text:span></text:a></text:span></text:p>
      <text:p text:style-name="P32"><text:span text:style-name="T32_1"><text:a xlink:type="simple" xlink:href="#h.iv2mdovf4vlb"><text:span text:style-name="T32_2">Product</text:span></text:a></text:span><text:span text:style-name="T32_3"><text:a xlink:type="simple" xlink:href="#h.iv2mdovf4vlb"><text:span text:style-name="T32_4"><text:s/></text:span></text:a></text:span><text:span text:style-name="T32_5"><text:a xlink:type="simple" xlink:href="#h.iv2mdovf4vlb"><text:span text:style-name="T32_6">functions</text:span></text:a></text:span></text:p>
      <text:p text:style-name="P33"><text:span text:style-name="T33_1"><text:a xlink:type="simple" xlink:href="#h.uaed4wpcny4k"><text:span text:style-name="T33_2">User</text:span></text:a></text:span><text:span text:style-name="T33_3"><text:a xlink:type="simple" xlink:href="#h.uaed4wpcny4k"><text:span text:style-name="T33_4"><text:s/></text:span></text:a></text:span><text:span text:style-name="T33_5"><text:a xlink:type="simple" xlink:href="#h.uaed4wpcny4k"><text:span text:style-name="T33_6">characteristics</text:span></text:a></text:span><text:span text:style-name="T33_7"><text:a xlink:type="simple" xlink:href="#h.uaed4wpcny4k"><text:span text:style-name="T33_8">(</text:span></text:a></text:span><text:span text:style-name="T33_9"><text:a xlink:type="simple" xlink:href="#h.uaed4wpcny4k"><text:span text:style-name="T33_10">TODO</text:span></text:a></text:span><text:span text:style-name="T33_11"><text:a xlink:type="simple" xlink:href="#h.uaed4wpcny4k"><text:span text:style-name="T33_12">)</text:span></text:a></text:span></text:p>
      <text:p text:style-name="P34"><text:span text:style-name="T34_1"><text:a xlink:type="simple" xlink:href="#h.3hmbnzdidc4a"><text:span text:style-name="T34_2">Constraints</text:span></text:a></text:span></text:p>
      <text:p text:style-name="P35"><text:span text:style-name="T35_1"><text:a xlink:type="simple" xlink:href="#h.n4nqazbog6q9"><text:span text:style-name="T35_2">Assumptions</text:span></text:a></text:span><text:span text:style-name="T35_3"><text:a xlink:type="simple" xlink:href="#h.n4nqazbog6q9"><text:span text:style-name="T35_4"><text:s/></text:span></text:a></text:span><text:span text:style-name="T35_5"><text:a xlink:type="simple" xlink:href="#h.n4nqazbog6q9"><text:span text:style-name="T35_6">and</text:span></text:a></text:span><text:span text:style-name="T35_7"><text:a xlink:type="simple" xlink:href="#h.n4nqazbog6q9"><text:span text:style-name="T35_8"><text:s/></text:span></text:a></text:span><text:span text:style-name="T35_9"><text:a xlink:type="simple" xlink:href="#h.n4nqazbog6q9"><text:span text:style-name="T35_10">Dependencies</text:span></text:a></text:span></text:p>
      <text:p text:style-name="P36"><text:span text:style-name="T36_1"><text:a xlink:type="simple" xlink:href="#h.cplz7mw5x9kd"><text:span text:style-name="T36_2">Specific</text:span></text:a></text:span><text:span text:style-name="T36_3"><text:a xlink:type="simple" xlink:href="#h.cplz7mw5x9kd"><text:span text:style-name="T36_4"><text:s/></text:span></text:a></text:span><text:span text:style-name="T36_5"><text:a xlink:type="simple" xlink:href="#h.cplz7mw5x9kd"><text:span text:style-name="T36_6">Requirements</text:span></text:a></text:span></text:p>
      <text:p text:style-name="P37"><text:span text:style-name="T37_1"><text:a xlink:type="simple" xlink:href="#h.yngtkqszmcef"><text:span text:style-name="T37_2">Muzicast</text:span></text:a></text:span><text:span text:style-name="T37_3"><text:a xlink:type="simple" xlink:href="#h.yngtkqszmcef"><text:span text:style-name="T37_4"><text:s/></text:span></text:a></text:span><text:span text:style-name="T37_5"><text:a xlink:type="simple" xlink:href="#h.yngtkqszmcef"><text:span text:style-name="T37_6">Deployment</text:span></text:a></text:span></text:p>
      <text:p text:style-name="P38"><text:span text:style-name="T38_1"><text:a xlink:type="simple" xlink:href="#h.qjfu2xay937c"><text:span text:style-name="T38_2">Hardware</text:span></text:a></text:span></text:p>
      <text:p text:style-name="P39"><text:span text:style-name="T39_1"><text:a xlink:type="simple" xlink:href="#h.876iegm5emwe"><text:span text:style-name="T39_2">Software</text:span></text:a></text:span></text:p>
      <text:p text:style-name="P40"><text:span text:style-name="T40_1"><text:a xlink:type="simple" xlink:href="#h.a225msrlnac4"><text:span text:style-name="T40_2">Other</text:span></text:a></text:span><text:span text:style-name="T40_3"><text:a xlink:type="simple" xlink:href="#h.a225msrlnac4"><text:span text:style-name="T40_4"><text:s/>3</text:span></text:a></text:span><text:span text:style-name="T40_5"><text:a xlink:type="simple" xlink:href="#h.a225msrlnac4"><text:span text:style-name="T40_6">rd</text:span></text:a></text:span><text:span text:style-name="T40_7"><text:a xlink:type="simple" xlink:href="#h.a225msrlnac4"><text:span text:style-name="T40_8">-</text:span></text:a></text:span><text:span text:style-name="T40_9"><text:a xlink:type="simple" xlink:href="#h.a225msrlnac4"><text:span text:style-name="T40_10">party</text:span></text:a></text:span><text:span text:style-name="T40_11"><text:a xlink:type="simple" xlink:href="#h.a225msrlnac4"><text:span text:style-name="T40_12"><text:s/></text:span></text:a></text:span><text:span text:style-name="T40_13"><text:a xlink:type="simple" xlink:href="#h.a225msrlnac4"><text:span text:style-name="T40_14">libraries</text:span></text:a></text:span><text:span text:style-name="T40_15"><text:a xlink:type="simple" xlink:href="#h.a225msrlnac4"><text:span text:style-name="T40_16">/</text:span></text:a></text:span><text:span text:style-name="T40_17"><text:a xlink:type="simple" xlink:href="#h.a225msrlnac4"><text:span text:style-name="T40_18">tools</text:span></text:a></text:span><text:span text:style-name="T40_19"><text:a xlink:type="simple" xlink:href="#h.a225msrlnac4"><text:span text:style-name="T40_20"><text:s/></text:span></text:a></text:span><text:span text:style-name="T40_21"><text:a xlink:type="simple" xlink:href="#h.a225msrlnac4"><text:span text:style-name="T40_22">used</text:span></text:a></text:span><text:span text:style-name="T40_23"><text:a xlink:type="simple" xlink:href="#h.a225msrlnac4"><text:span text:style-name="T40_24"><text:s/></text:span></text:a></text:span><text:span text:style-name="T40_25"><text:a xlink:type="simple" xlink:href="#h.a225msrlnac4"><text:span text:style-name="T40_26">by</text:span></text:a></text:span><text:span text:style-name="T40_27"><text:a xlink:type="simple" xlink:href="#h.a225msrlnac4"><text:span text:style-name="T40_28"><text:s/></text:span></text:a></text:span><text:span text:style-name="T40_29"><text:a xlink:type="simple" xlink:href="#h.a225msrlnac4"><text:span text:style-name="T40_30">Muzicast</text:span></text:a></text:span></text:p>
      <text:p text:style-name="P41"><text:span text:style-name="T41_1"><text:a xlink:type="simple" xlink:href="#h.a2dakd4s2tx5"><text:span text:style-name="T41_2">Muzicast</text:span></text:a></text:span><text:span text:style-name="T41_3"><text:a xlink:type="simple" xlink:href="#h.a2dakd4s2tx5"><text:span text:style-name="T41_4"><text:s/></text:span></text:a></text:span><text:span text:style-name="T41_5"><text:a xlink:type="simple" xlink:href="#h.a2dakd4s2tx5"><text:span text:style-name="T41_6">Use</text:span></text:a></text:span></text:p>
      <text:p text:style-name="P42"><text:span text:style-name="T42_1"><text:a xlink:type="simple" xlink:href="#h.2ikisxazvx82"><text:span text:style-name="T42_2">External</text:span></text:a></text:span><text:span text:style-name="T42_3"><text:a xlink:type="simple" xlink:href="#h.2ikisxazvx82"><text:span text:style-name="T42_4"><text:s/></text:span></text:a></text:span><text:span text:style-name="T42_5"><text:a xlink:type="simple" xlink:href="#h.2ikisxazvx82"><text:span text:style-name="T42_6">Interfaces</text:span></text:a></text:span></text:p>
      <text:p text:style-name="P43"><text:span text:style-name="T43_1"><text:a xlink:type="simple" xlink:href="#h.7ywwda1fa86d"><text:span text:style-name="T43_2">User</text:span></text:a></text:span><text:span text:style-name="T43_3"><text:a xlink:type="simple" xlink:href="#h.7ywwda1fa86d"><text:span text:style-name="T43_4"><text:s/></text:span></text:a></text:span><text:span text:style-name="T43_5"><text:a xlink:type="simple" xlink:href="#h.7ywwda1fa86d"><text:span text:style-name="T43_6">Interfaces</text:span></text:a></text:span></text:p>
      <text:p text:style-name="P44"><text:span text:style-name="T44_1"><text:a xlink:type="simple" xlink:href="#h.4sx653teoa2v"><text:span text:style-name="T44_2">Functional</text:span></text:a></text:span><text:span text:style-name="T44_3"><text:a xlink:type="simple" xlink:href="#h.4sx653teoa2v"><text:span text:style-name="T44_4"><text:s/></text:span></text:a></text:span><text:span text:style-name="T44_5"><text:a xlink:type="simple" xlink:href="#h.4sx653teoa2v"><text:span text:style-name="T44_6">requirements</text:span></text:a></text:span></text:p>
      <text:p text:style-name="P45"><text:span text:style-name="T45_1"><text:a xlink:type="simple" xlink:href="#h.y4zwbrvgs0r0"><text:span text:style-name="T45_2">Use</text:span></text:a></text:span><text:span text:style-name="T45_3"><text:a xlink:type="simple" xlink:href="#h.y4zwbrvgs0r0"><text:span text:style-name="T45_4"><text:s/></text:span></text:a></text:span><text:span text:style-name="T45_5"><text:a xlink:type="simple" xlink:href="#h.y4zwbrvgs0r0"><text:span text:style-name="T45_6">case</text:span></text:a></text:span><text:span text:style-name="T45_7"><text:a xlink:type="simple" xlink:href="#h.y4zwbrvgs0r0"><text:span text:style-name="T45_8">:<text:s/></text:span></text:a></text:span><text:span text:style-name="T45_9"><text:a xlink:type="simple" xlink:href="#h.y4zwbrvgs0r0"><text:span text:style-name="T45_10">Create</text:span></text:a></text:span><text:span text:style-name="T45_11"><text:a xlink:type="simple" xlink:href="#h.y4zwbrvgs0r0"><text:span text:style-name="T45_12"><text:s/></text:span></text:a></text:span><text:span text:style-name="T45_13"><text:a xlink:type="simple" xlink:href="#h.y4zwbrvgs0r0"><text:span text:style-name="T45_14">playlist</text:span></text:a></text:span></text:p>
      <text:p text:style-name="P46"><text:span text:style-name="T46_1"><text:a xlink:type="simple" xlink:href="#h.1439mnhiiutq"><text:span text:style-name="T46_2">Use</text:span></text:a></text:span><text:span text:style-name="T46_3"><text:a xlink:type="simple" xlink:href="#h.1439mnhiiutq"><text:span text:style-name="T46_4"><text:s/></text:span></text:a></text:span><text:span text:style-name="T46_5"><text:a xlink:type="simple" xlink:href="#h.1439mnhiiutq"><text:span text:style-name="T46_6">case</text:span></text:a></text:span><text:span text:style-name="T46_7"><text:a xlink:type="simple" xlink:href="#h.1439mnhiiutq"><text:span text:style-name="T46_8">:<text:s/></text:span></text:a></text:span><text:span text:style-name="T46_9"><text:a xlink:type="simple" xlink:href="#h.1439mnhiiutq"><text:span text:style-name="T46_10">Add</text:span></text:a></text:span><text:span text:style-name="T46_11"><text:a xlink:type="simple" xlink:href="#h.1439mnhiiutq"><text:span text:style-name="T46_12"><text:s/></text:span></text:a></text:span><text:span text:style-name="T46_13"><text:a xlink:type="simple" xlink:href="#h.1439mnhiiutq"><text:span text:style-name="T46_14">track</text:span></text:a></text:span><text:span text:style-name="T46_15"><text:a xlink:type="simple" xlink:href="#h.1439mnhiiutq"><text:span text:style-name="T46_16"><text:s/></text:span></text:a></text:span><text:span text:style-name="T46_17"><text:a xlink:type="simple" xlink:href="#h.1439mnhiiutq"><text:span text:style-name="T46_18">to</text:span></text:a></text:span><text:span text:style-name="T46_19"><text:a xlink:type="simple" xlink:href="#h.1439mnhiiutq"><text:span text:style-name="T46_20"><text:s/></text:span></text:a></text:span><text:span text:style-name="T46_21"><text:a xlink:type="simple" xlink:href="#h.1439mnhiiutq"><text:span text:style-name="T46_22">playlist</text:span></text:a></text:span></text:p>
      <text:p text:style-name="P47"><text:span text:style-name="T47_1"><text:a xlink:type="simple" xlink:href="#h.iwu61g4ruibl"><text:span text:style-name="T47_2">Use</text:span></text:a></text:span><text:span text:style-name="T47_3"><text:a xlink:type="simple" xlink:href="#h.iwu61g4ruibl"><text:span text:style-name="T47_4"><text:s/></text:span></text:a></text:span><text:span text:style-name="T47_5"><text:a xlink:type="simple" xlink:href="#h.iwu61g4ruibl"><text:span text:style-name="T47_6">case</text:span></text:a></text:span><text:span text:style-name="T47_7"><text:a xlink:type="simple" xlink:href="#h.iwu61g4ruibl"><text:span text:style-name="T47_8">:<text:s/></text:span></text:a></text:span><text:span text:style-name="T47_9"><text:a xlink:type="simple" xlink:href="#h.iwu61g4ruibl"><text:span text:style-name="T47_10">Remove</text:span></text:a></text:span><text:span text:style-name="T47_11"><text:a xlink:type="simple" xlink:href="#h.iwu61g4ruibl"><text:span text:style-name="T47_12"><text:s/></text:span></text:a></text:span><text:span text:style-name="T47_13"><text:a xlink:type="simple" xlink:href="#h.iwu61g4ruibl"><text:span text:style-name="T47_14">track</text:span></text:a></text:span><text:span text:style-name="T47_15"><text:a xlink:type="simple" xlink:href="#h.iwu61g4ruibl"><text:span text:style-name="T47_16"><text:s/></text:span></text:a></text:span><text:span text:style-name="T47_17"><text:a xlink:type="simple" xlink:href="#h.iwu61g4ruibl"><text:span text:style-name="T47_18">from</text:span></text:a></text:span><text:span text:style-name="T47_19"><text:a xlink:type="simple" xlink:href="#h.iwu61g4ruibl"><text:span text:style-name="T47_20"><text:s/></text:span></text:a></text:span><text:span text:style-name="T47_21"><text:a xlink:type="simple" xlink:href="#h.iwu61g4ruibl"><text:span text:style-name="T47_22">playlist</text:span></text:a></text:span></text:p>
      <text:p text:style-name="P48"><text:span text:style-name="T48_1"><text:a xlink:type="simple" xlink:href="#h.s9002r2nh7z7"><text:span text:style-name="T48_2">Actor</text:span></text:a></text:span><text:span text:style-name="T48_3"><text:a xlink:type="simple" xlink:href="#h.s9002r2nh7z7"><text:span text:style-name="T48_4">:<text:s/></text:span></text:a></text:span><text:span text:style-name="T48_5"><text:a xlink:type="simple" xlink:href="#h.s9002r2nh7z7"><text:span text:style-name="T48_6">Administrator</text:span></text:a></text:span><text:span text:style-name="T48_7"><text:a xlink:type="simple" xlink:href="#h.s9002r2nh7z7"><text:span text:style-name="T48_8">/</text:span></text:a></text:span><text:span text:style-name="T48_9"><text:a xlink:type="simple" xlink:href="#h.s9002r2nh7z7"><text:span text:style-name="T48_10">Owner</text:span></text:a></text:span></text:p>
      <text:p text:style-name="P49"><text:span text:style-name="T49_1"><text:a xlink:type="simple" xlink:href="#h.1dfr5jk4we3x"><text:span text:style-name="T49_2">Use</text:span></text:a></text:span><text:span text:style-name="T49_3"><text:a xlink:type="simple" xlink:href="#h.1dfr5jk4we3x"><text:span text:style-name="T49_4"><text:s/></text:span></text:a></text:span><text:span text:style-name="T49_5"><text:a xlink:type="simple" xlink:href="#h.1dfr5jk4we3x"><text:span text:style-name="T49_6">case</text:span></text:a></text:span><text:span text:style-name="T49_7"><text:a xlink:type="simple" xlink:href="#h.1dfr5jk4we3x"><text:span text:style-name="T49_8">:<text:s/></text:span></text:a></text:span><text:span text:style-name="T49_9"><text:a xlink:type="simple" xlink:href="#h.1dfr5jk4we3x"><text:span text:style-name="T49_10">Initialize</text:span></text:a></text:span><text:span text:style-name="T49_11"><text:a xlink:type="simple" xlink:href="#h.1dfr5jk4we3x"><text:span text:style-name="T49_12"><text:s/></text:span></text:a></text:span><text:span text:style-name="T49_13"><text:a xlink:type="simple" xlink:href="#h.1dfr5jk4we3x"><text:span text:style-name="T49_14">system</text:span></text:a></text:span></text:p>
      <text:p text:style-name="P50"><text:span text:style-name="T50_1"><text:a xlink:type="simple" xlink:href="#h.g38hb7jy02ya"><text:span text:style-name="T50_2">Use</text:span></text:a></text:span><text:span text:style-name="T50_3"><text:a xlink:type="simple" xlink:href="#h.g38hb7jy02ya"><text:span text:style-name="T50_4"><text:s/></text:span></text:a></text:span><text:span text:style-name="T50_5"><text:a xlink:type="simple" xlink:href="#h.g38hb7jy02ya"><text:span text:style-name="T50_6">case</text:span></text:a></text:span><text:span text:style-name="T50_7"><text:a xlink:type="simple" xlink:href="#h.g38hb7jy02ya"><text:span text:style-name="T50_8">:<text:s/></text:span></text:a></text:span><text:span text:style-name="T50_9"><text:a xlink:type="simple" xlink:href="#h.g38hb7jy02ya"><text:span text:style-name="T50_10">Share</text:span></text:a></text:span><text:span text:style-name="T50_11"><text:a xlink:type="simple" xlink:href="#h.g38hb7jy02ya"><text:span text:style-name="T50_12"><text:s/></text:span></text:a></text:span><text:span text:style-name="T50_13"><text:a xlink:type="simple" xlink:href="#h.g38hb7jy02ya"><text:span text:style-name="T50_14">songs</text:span></text:a></text:span><text:span text:style-name="T50_15"><text:a xlink:type="simple" xlink:href="#h.g38hb7jy02ya"><text:span text:style-name="T50_16"><text:s/></text:span></text:a></text:span><text:span text:style-name="T50_17"><text:a xlink:type="simple" xlink:href="#h.g38hb7jy02ya"><text:span text:style-name="T50_18">and</text:span></text:a></text:span><text:span text:style-name="T50_19"><text:a xlink:type="simple" xlink:href="#h.g38hb7jy02ya"><text:span text:style-name="T50_20"><text:s/></text:span></text:a></text:span><text:span text:style-name="T50_21"><text:a xlink:type="simple" xlink:href="#h.g38hb7jy02ya"><text:span text:style-name="T50_22">manage</text:span></text:a></text:span><text:span text:style-name="T50_23"><text:a xlink:type="simple" xlink:href="#h.g38hb7jy02ya"><text:span text:style-name="T50_24"><text:s/></text:span></text:a></text:span><text:span text:style-name="T50_25"><text:a xlink:type="simple" xlink:href="#h.g38hb7jy02ya"><text:span text:style-name="T50_26">them</text:span></text:a></text:span></text:p>
      <text:p text:style-name="P51"><text:span text:style-name="T51_1"><text:a xlink:type="simple" xlink:href="#h.ctfpfbkf2dcl"><text:span text:style-name="T51_2">Use</text:span></text:a></text:span><text:span text:style-name="T51_3"><text:a xlink:type="simple" xlink:href="#h.ctfpfbkf2dcl"><text:span text:style-name="T51_4"><text:s/></text:span></text:a></text:span><text:span text:style-name="T51_5"><text:a xlink:type="simple" xlink:href="#h.ctfpfbkf2dcl"><text:span text:style-name="T51_6">case</text:span></text:a></text:span><text:span text:style-name="T51_7"><text:a xlink:type="simple" xlink:href="#h.ctfpfbkf2dcl"><text:span text:style-name="T51_8">:<text:s/></text:span></text:a></text:span><text:span text:style-name="T51_9"><text:a xlink:type="simple" xlink:href="#h.ctfpfbkf2dcl"><text:span text:style-name="T51_10">Stop</text:span></text:a></text:span><text:span text:style-name="T51_11"><text:a xlink:type="simple" xlink:href="#h.ctfpfbkf2dcl"><text:span text:style-name="T51_12"><text:s/></text:span></text:a></text:span><text:span text:style-name="T51_13"><text:a xlink:type="simple" xlink:href="#h.ctfpfbkf2dcl"><text:span text:style-name="T51_14">Muzicast</text:span></text:a></text:span></text:p>
      <text:p text:style-name="P52"><text:span text:style-name="T52_1"><text:a xlink:type="simple" xlink:href="#h.scrvh554iwjc"><text:span text:style-name="T52_2">Use</text:span></text:a></text:span><text:span text:style-name="T52_3"><text:a xlink:type="simple" xlink:href="#h.scrvh554iwjc"><text:span text:style-name="T52_4"><text:s/></text:span></text:a></text:span><text:span text:style-name="T52_5"><text:a xlink:type="simple" xlink:href="#h.scrvh554iwjc"><text:span text:style-name="T52_6">case</text:span></text:a></text:span><text:span text:style-name="T52_7"><text:a xlink:type="simple" xlink:href="#h.scrvh554iwjc"><text:span text:style-name="T52_8">:<text:s/></text:span></text:a></text:span><text:span text:style-name="T52_9"><text:a xlink:type="simple" xlink:href="#h.scrvh554iwjc"><text:span text:style-name="T52_10">Change</text:span></text:a></text:span><text:span text:style-name="T52_11"><text:a xlink:type="simple" xlink:href="#h.scrvh554iwjc"><text:span text:style-name="T52_12"><text:s/></text:span></text:a></text:span><text:span text:style-name="T52_13"><text:a xlink:type="simple" xlink:href="#h.scrvh554iwjc"><text:span text:style-name="T52_14">Muzicast</text:span></text:a></text:span><text:span text:style-name="T52_15"><text:a xlink:type="simple" xlink:href="#h.scrvh554iwjc"><text:span text:style-name="T52_16"><text:s/></text:span></text:a></text:span><text:span text:style-name="T52_17"><text:a xlink:type="simple" xlink:href="#h.scrvh554iwjc"><text:span text:style-name="T52_18">administration</text:span></text:a></text:span><text:span text:style-name="T52_19"><text:a xlink:type="simple" xlink:href="#h.scrvh554iwjc"><text:span text:style-name="T52_20"><text:s/></text:span></text:a></text:span><text:span text:style-name="T52_21"><text:a xlink:type="simple" xlink:href="#h.scrvh554iwjc"><text:span text:style-name="T52_22">password</text:span></text:a></text:span></text:p>
      <text:p text:style-name="P53"><text:span text:style-name="T53_1"><text:a xlink:type="simple" xlink:href="#h.yhfpbb5on82t"><text:span text:style-name="T53_2">TODO</text:span></text:a></text:span><text:span text:style-name="T53_3"><text:a xlink:type="simple" xlink:href="#h.yhfpbb5on82t"><text:span text:style-name="T53_4">:<text:s/></text:span></text:a></text:span><text:span text:style-name="T53_5"><text:a xlink:type="simple" xlink:href="#h.yhfpbb5on82t"><text:span text:style-name="T53_6">This</text:span></text:a></text:span><text:span text:style-name="T53_7"><text:a xlink:type="simple" xlink:href="#h.yhfpbb5on82t"><text:span text:style-name="T53_8"><text:s/></text:span></text:a></text:span><text:span text:style-name="T53_9"><text:a xlink:type="simple" xlink:href="#h.yhfpbb5on82t"><text:span text:style-name="T53_10">is</text:span></text:a></text:span><text:span text:style-name="T53_11"><text:a xlink:type="simple" xlink:href="#h.yhfpbb5on82t"><text:span text:style-name="T53_12"><text:s/></text:span></text:a></text:span><text:span text:style-name="T53_13"><text:a xlink:type="simple" xlink:href="#h.yhfpbb5on82t"><text:span text:style-name="T53_14">for</text:span></text:a></text:span><text:span text:style-name="T53_15"><text:a xlink:type="simple" xlink:href="#h.yhfpbb5on82t"><text:span text:style-name="T53_16"><text:s/></text:span></text:a></text:span><text:span text:style-name="T53_17"><text:a xlink:type="simple" xlink:href="#h.yhfpbb5on82t"><text:span text:style-name="T53_18">later</text:span></text:a></text:span><text:span text:style-name="T53_19"><text:a xlink:type="simple" xlink:href="#h.yhfpbb5on82t"><text:span text:style-name="T53_20"><text:s/></text:span></text:a></text:span><text:span text:style-name="T53_21"><text:a xlink:type="simple" xlink:href="#h.yhfpbb5on82t"><text:span text:style-name="T53_22">versions</text:span></text:a></text:span><text:span text:style-name="T53_23"><text:a xlink:type="simple" xlink:href="#h.yhfpbb5on82t"><text:span text:style-name="T53_24"><text:s/></text:span></text:a></text:span><text:span text:style-name="T53_25"><text:a xlink:type="simple" xlink:href="#h.yhfpbb5on82t"><text:span text:style-name="T53_26">Use</text:span></text:a></text:span><text:span text:style-name="T53_27"><text:a xlink:type="simple" xlink:href="#h.yhfpbb5on82t"><text:span text:style-name="T53_28"><text:s/></text:span></text:a></text:span><text:span text:style-name="T53_29"><text:a xlink:type="simple" xlink:href="#h.yhfpbb5on82t"><text:span text:style-name="T53_30">case</text:span></text:a></text:span><text:span text:style-name="T53_31"><text:a xlink:type="simple" xlink:href="#h.yhfpbb5on82t"><text:span text:style-name="T53_32">:<text:s/></text:span></text:a></text:span><text:span text:style-name="T53_33"><text:a xlink:type="simple" xlink:href="#h.yhfpbb5on82t"><text:span text:style-name="T53_34">Manage</text:span></text:a></text:span><text:span text:style-name="T53_35"><text:a xlink:type="simple" xlink:href="#h.yhfpbb5on82t"><text:span text:style-name="T53_36"><text:s/></text:span></text:a></text:span><text:span text:style-name="T53_37"><text:a xlink:type="simple" xlink:href="#h.yhfpbb5on82t"><text:span text:style-name="T53_38">accounts</text:span></text:a></text:span><text:span text:style-name="T53_39"><text:a xlink:type="simple" xlink:href="#h.yhfpbb5on82t"><text:span text:style-name="T53_40"><text:s/></text:span></text:a></text:span><text:span text:style-name="T53_41"><text:a xlink:type="simple" xlink:href="#h.yhfpbb5on82t"><text:span text:style-name="T53_42">and</text:span></text:a></text:span><text:span text:style-name="T53_43"><text:a xlink:type="simple" xlink:href="#h.yhfpbb5on82t"><text:span text:style-name="T53_44"><text:s/></text:span></text:a></text:span><text:span text:style-name="T53_45"><text:a xlink:type="simple" xlink:href="#h.yhfpbb5on82t"><text:span text:style-name="T53_46">their</text:span></text:a></text:span><text:span text:style-name="T53_47"><text:a xlink:type="simple" xlink:href="#h.yhfpbb5on82t"><text:span text:style-name="T53_48"><text:s/></text:span></text:a></text:span><text:span text:style-name="T53_49"><text:a xlink:type="simple" xlink:href="#h.yhfpbb5on82t"><text:span text:style-name="T53_50">playlists</text:span></text:a></text:span></text:p>
      <text:p text:style-name="P54"><text:span text:style-name="T54_1"><text:a xlink:type="simple" xlink:href="#h.6frxckhzstdt"><text:span text:style-name="T54_2">Performance</text:span></text:a></text:span><text:span text:style-name="T54_3"><text:a xlink:type="simple" xlink:href="#h.6frxckhzstdt"><text:span text:style-name="T54_4"><text:s/></text:span></text:a></text:span><text:span text:style-name="T54_5"><text:a xlink:type="simple" xlink:href="#h.6frxckhzstdt"><text:span text:style-name="T54_6">requirements</text:span></text:a></text:span></text:p>
      <text:p text:style-name="P55"><text:span text:style-name="T55_1"><text:a xlink:type="simple" xlink:href="#h.ps5f5d18vbat"><text:span text:style-name="T55_2">Hardware</text:span></text:a></text:span></text:p>
      <text:p text:style-name="P56"><text:span text:style-name="T56_1"><text:a xlink:type="simple" xlink:href="#h.nz7c5jt4hc6"><text:span text:style-name="T56_2">Software</text:span></text:a></text:span></text:p>
      <text:p text:style-name="P57"><text:span text:style-name="T57_1"><text:a xlink:type="simple" xlink:href="#h.9izgkufqzgyh"><text:span text:style-name="T57_2">Collection</text:span></text:a></text:span><text:span text:style-name="T57_3"><text:a xlink:type="simple" xlink:href="#h.9izgkufqzgyh"><text:span text:style-name="T57_4"><text:s/></text:span></text:a></text:span><text:span text:style-name="T57_5"><text:a xlink:type="simple" xlink:href="#h.9izgkufqzgyh"><text:span text:style-name="T57_6">Scanner</text:span></text:a></text:span><text:span text:style-name="T57_7"><text:a xlink:type="simple" xlink:href="#h.9izgkufqzgyh"><text:span text:style-name="T57_8"><text:s/></text:span></text:a></text:span><text:span text:style-name="T57_9"><text:a xlink:type="simple" xlink:href="#h.9izgkufqzgyh"><text:span text:style-name="T57_10">component</text:span></text:a></text:span></text:p>
      <text:p text:style-name="P58"><text:span text:style-name="T58_1"><text:a xlink:type="simple" xlink:href="#h.d6emvkgoha16"><text:span text:style-name="T58_2">Web</text:span></text:a></text:span><text:span text:style-name="T58_3"><text:a xlink:type="simple" xlink:href="#h.d6emvkgoha16"><text:span text:style-name="T58_4"><text:s/></text:span></text:a></text:span><text:span text:style-name="T58_5"><text:a xlink:type="simple" xlink:href="#h.d6emvkgoha16"><text:span text:style-name="T58_6">interface</text:span></text:a></text:span><text:span text:style-name="T58_7"><text:a xlink:type="simple" xlink:href="#h.d6emvkgoha16"><text:span text:style-name="T58_8"><text:s/></text:span></text:a></text:span><text:span text:style-name="T58_9"><text:a xlink:type="simple" xlink:href="#h.d6emvkgoha16"><text:span text:style-name="T58_10">component</text:span></text:a></text:span></text:p>
      <text:p text:style-name="P59"><text:span text:style-name="T59_1"><text:a xlink:type="simple" xlink:href="#h.dgq0qxe2oppm"><text:span text:style-name="T59_2">Design</text:span></text:a></text:span><text:span text:style-name="T59_3"><text:a xlink:type="simple" xlink:href="#h.dgq0qxe2oppm"><text:span text:style-name="T59_4"><text:s/></text:span></text:a></text:span><text:span text:style-name="T59_5"><text:a xlink:type="simple" xlink:href="#h.dgq0qxe2oppm"><text:span text:style-name="T59_6">constraints</text:span></text:a></text:span></text:p>
      <text:p text:style-name="P60"><text:span text:style-name="T60_1"><text:a xlink:type="simple" xlink:href="#h.53h484xxhvqs"><text:span text:style-name="T60_2">Reliability</text:span></text:a></text:span></text:p>
      <text:p text:style-name="P61"><text:span text:style-name="T61_1"><text:a xlink:type="simple" xlink:href="#h.c2a24rhk164e"><text:span text:style-name="T61_2">Availability</text:span></text:a></text:span></text:p>
      <text:p text:style-name="P62"><text:span text:style-name="T62_1"><text:a xlink:type="simple" xlink:href="#h.rr6qlqbd4x82"><text:span text:style-name="T62_2">Security</text:span></text:a></text:span></text:p>
      <text:p text:style-name="P63"><text:span text:style-name="T63_1"><text:a xlink:type="simple" xlink:href="#h.he2khokuj3lo"><text:span text:style-name="T63_2">User</text:span></text:a></text:span><text:span text:style-name="T63_3"><text:a xlink:type="simple" xlink:href="#h.he2khokuj3lo"><text:span text:style-name="T63_4"><text:s/></text:span></text:a></text:span><text:span text:style-name="T63_5"><text:a xlink:type="simple" xlink:href="#h.he2khokuj3lo"><text:span text:style-name="T63_6">input</text:span></text:a></text:span></text:p>
      <text:p text:style-name="P64"><text:span text:style-name="T64_1"><text:a xlink:type="simple" xlink:href="#h.tw3ztkkgx6q3"><text:span text:style-name="T64_2">Multiple</text:span></text:a></text:span><text:span text:style-name="T64_3"><text:a xlink:type="simple" xlink:href="#h.tw3ztkkgx6q3"><text:span text:style-name="T64_4"><text:s/></text:span></text:a></text:span><text:span text:style-name="T64_5"><text:a xlink:type="simple" xlink:href="#h.tw3ztkkgx6q3"><text:span text:style-name="T64_6">connections</text:span></text:a></text:span></text:p>
      <text:p text:style-name="P65"><text:span text:style-name="T65_1"><text:a xlink:type="simple" xlink:href="#h.av4h8ep9tmk1"><text:span text:style-name="T65_2">Administration</text:span></text:a></text:span><text:span text:style-name="T65_3"><text:a xlink:type="simple" xlink:href="#h.av4h8ep9tmk1"><text:span text:style-name="T65_4"><text:s/></text:span></text:a></text:span><text:span text:style-name="T65_5"><text:a xlink:type="simple" xlink:href="#h.av4h8ep9tmk1"><text:span text:style-name="T65_6">area</text:span></text:a></text:span></text:p>
      <text:p text:style-name="P66"><text:span text:style-name="T66_1"><text:a xlink:type="simple" xlink:href="#h.wej7i86h50p2"><text:span text:style-name="T66_2">Portability</text:span></text:a></text:span></text:p>
      <text:p text:style-name="P67"><text:span text:style-name="T67_1"><text:a xlink:type="simple" xlink:href="#h.l3ak58q3358z"><text:span text:style-name="T67_2">Sign</text:span></text:a></text:span><text:span text:style-name="T67_3"><text:a xlink:type="simple" xlink:href="#h.l3ak58q3358z"><text:span text:style-name="T67_4">-</text:span></text:a></text:span><text:span text:style-name="T67_5"><text:a xlink:type="simple" xlink:href="#h.l3ak58q3358z"><text:span text:style-name="T67_6">off</text:span></text:a></text:span><text:span text:style-name="T67_7"><text:a xlink:type="simple" xlink:href="#h.l3ak58q3358z"><text:span text:style-name="T67_8"><text:s/></text:span></text:a></text:span><text:span text:style-name="T67_9"><text:a xlink:type="simple" xlink:href="#h.l3ak58q3358z"><text:span text:style-name="T67_10">Sheet</text:span></text:a></text:span></text:p>
      <text:p text:style-name="P68"/>
      <text:p text:style-name="P69"/>
      <text:p text:style-name="P70"/>
      <text:h text:style-name="P71"><text:bookmark-start text:name="h.dxsxdmhnozsu"/><text:bookmark-end text:name="h.dxsxdmhnozsu"/><text:span text:style-name="T71_1">Introduction</text:span></text:h>
      <text:h text:style-name="P72"><text:bookmark-start text:name="h.j5bp1fe5lmz8"/><text:bookmark-end text:name="h.j5bp1fe5lmz8"/><text:span text:style-name="T72_1">Purpose</text:span></text:h>
      <text:p text:style-name="P73"><text:span text:style-name="T73_1">The</text:span><text:span text:style-name="T73_2"><text:s/></text:span><text:span text:style-name="T73_3">project</text:span><text:span text:style-name="T73_4"><text:s/></text:span><text:span text:style-name="T73_5">aims</text:span><text:span text:style-name="T73_6"><text:s/></text:span><text:span text:style-name="T73_7">to</text:span><text:span text:style-name="T73_8"><text:s/></text:span><text:span text:style-name="T73_9">create</text:span><text:span text:style-name="T73_10"><text:s/></text:span><text:span text:style-name="T73_11">a</text:span><text:span text:style-name="T73_12"><text:s/></text:span><text:span text:style-name="T73_13">easy</text:span><text:span text:style-name="T73_14"><text:s/></text:span><text:span text:style-name="T73_15">to</text:span><text:span text:style-name="T73_16"><text:s/></text:span><text:span text:style-name="T73_17">use</text:span><text:span text:style-name="T73_18"><text:s/></text:span><text:span text:style-name="T73_19">music</text:span><text:span text:style-name="T73_20"><text:s/></text:span><text:span text:style-name="T73_21">streaming</text:span><text:span text:style-name="T73_22"><text:s/></text:span><text:span text:style-name="T73_23">server</text:span><text:span text:style-name="T73_24">.<text:s/></text:span><text:span text:style-name="T73_25">This</text:span><text:span text:style-name="T73_26"><text:s/></text:span><text:span text:style-name="T73_27">will</text:span><text:span text:style-name="T73_28"><text:s/></text:span><text:span text:style-name="T73_29">be</text:span><text:span text:style-name="T73_30"><text:s/></text:span><text:span text:style-name="T73_31">capable</text:span><text:span text:style-name="T73_32"><text:s/></text:span><text:span text:style-name="T73_33">of</text:span><text:span text:style-name="T73_34"><text:s/></text:span><text:span text:style-name="T73_35">streaming</text:span><text:span text:style-name="T73_36"><text:s/></text:span><text:span text:style-name="T73_37">existing</text:span><text:span text:style-name="T73_38"><text:s/></text:span><text:span text:style-name="T73_39">music</text:span><text:span text:style-name="T73_40"><text:s/></text:span><text:span text:style-name="T73_41">files</text:span><text:span text:style-name="T73_42"><text:s/></text:span><text:span text:style-name="T73_43">on</text:span><text:span text:style-name="T73_44"><text:s/></text:span><text:span text:style-name="T73_45">local</text:span><text:span text:style-name="T73_46"><text:s/></text:span><text:span text:style-name="T73_47">storage</text:span><text:span text:style-name="T73_48"><text:s/></text:span><text:span text:style-name="T73_49">to</text:span><text:span text:style-name="T73_50"><text:s/></text:span><text:span text:style-name="T73_51">remote</text:span><text:span text:style-name="T73_52"><text:s/></text:span><text:span text:style-name="T73_53">players</text:span><text:span text:style-name="T73_54"><text:s/></text:span><text:span text:style-name="T73_55">over</text:span><text:span text:style-name="T73_56"><text:s/></text:span><text:span text:style-name="T73_57">HTTP</text:span><text:span text:style-name="T73_58">.</text:span></text:p>
      <text:h text:style-name="P74"><text:bookmark-start text:name="h.o11z3hnh69ud"/><text:bookmark-end text:name="h.o11z3hnh69ud"/><text:span text:style-name="T74_1">Motivation</text:span></text:h>
      <text:p text:style-name="P75"><text:span text:style-name="T75_1">The</text:span><text:span text:style-name="T75_2"><text:s/></text:span><text:span text:style-name="T75_3">project</text:span><text:span text:style-name="T75_4"><text:s/></text:span><text:span text:style-name="T75_5">is</text:span><text:span text:style-name="T75_6"><text:s/></text:span><text:span text:style-name="T75_7">born</text:span><text:span text:style-name="T75_8"><text:s/></text:span><text:span text:style-name="T75_9">out</text:span><text:span text:style-name="T75_10"><text:s/></text:span><text:span text:style-name="T75_11">of</text:span><text:span text:style-name="T75_12"><text:s/></text:span><text:span text:style-name="T75_13">the</text:span><text:span text:style-name="T75_14"><text:s/></text:span><text:span text:style-name="T75_15">need</text:span><text:span text:style-name="T75_16"><text:s/></text:span><text:span text:style-name="T75_17">for</text:span><text:span text:style-name="T75_18"><text:s/></text:span><text:span text:style-name="T75_19">an</text:span><text:span text:style-name="T75_20"><text:s/></text:span><text:span text:style-name="T75_21">easy</text:span><text:span text:style-name="T75_22"><text:s/></text:span><text:span text:style-name="T75_23">to</text:span><text:span text:style-name="T75_24"><text:s/></text:span><text:span text:style-name="T75_25">use</text:span><text:span text:style-name="T75_26">,<text:s/></text:span><text:span text:style-name="T75_27">modern</text:span><text:span text:style-name="T75_28"><text:s/></text:span><text:span text:style-name="T75_29">music</text:span><text:span text:style-name="T75_30"><text:s/></text:span><text:span text:style-name="T75_31">server</text:span><text:span text:style-name="T75_32">.</text:span></text:p>
      <text:h text:style-name="P76"><text:bookmark-start text:name="h.9qjrr7lx6nez"/><text:bookmark-end text:name="h.9qjrr7lx6nez"/><text:span text:style-name="T76_1">Problem</text:span><text:span text:style-name="T76_2"><text:s/></text:span><text:span text:style-name="T76_3">to</text:span><text:span text:style-name="T76_4"><text:s/></text:span><text:span text:style-name="T76_5">be</text:span><text:span text:style-name="T76_6"><text:s/></text:span><text:span text:style-name="T76_7">addressed</text:span></text:h>
      <text:p text:style-name="P77"><text:span text:style-name="T77_1">This</text:span><text:span text:style-name="T77_2"><text:s/></text:span><text:span text:style-name="T77_3">is</text:span><text:span text:style-name="T77_4"><text:s/></text:span><text:span text:style-name="T77_5">the</text:span><text:span text:style-name="T77_6"><text:s/></text:span><text:span text:style-name="T77_7">project</text:span><text:span text:style-name="T77_8"><text:s/></text:span><text:span text:style-name="T77_9">motto</text:span></text:p>
      <text:p text:style-name="P78"><text:span text:style-name="T78_1">Provide</text:span><text:span text:style-name="T78_2"><text:s/></text:span><text:span text:style-name="T78_3">a</text:span><text:span text:style-name="T78_4"><text:s/></text:span><text:span text:style-name="T78_5">user</text:span><text:span text:style-name="T78_6">-</text:span><text:span text:style-name="T78_7">friendly</text:span><text:span text:style-name="T78_8">,<text:s/></text:span><text:span text:style-name="T78_9">cross</text:span><text:span text:style-name="T78_10">-</text:span><text:span text:style-name="T78_11">platform</text:span><text:span text:style-name="T78_12">,<text:s/></text:span><text:span text:style-name="T78_13">inter</text:span><text:span text:style-name="T78_14">-</text:span><text:span text:style-name="T78_15">operable</text:span><text:span text:style-name="T78_16"><text:s/></text:span><text:span text:style-name="T78_17">and</text:span><text:span text:style-name="T78_18"><text:s/></text:span><text:span text:style-name="T78_19">efficient</text:span><text:span text:style-name="T78_20"><text:s/></text:span><text:span text:style-name="T78_21">music</text:span><text:span text:style-name="T78_22"><text:s/></text:span><text:span text:style-name="T78_23">sharing</text:span><text:span text:style-name="T78_24"><text:s/></text:span><text:span text:style-name="T78_25">system</text:span><text:span text:style-name="T78_26">.</text:span></text:p>
      <text:p text:style-name="P79"><text:span text:style-name="T79_1">There</text:span><text:span text:style-name="T79_2"><text:s/></text:span><text:span text:style-name="T79_3">are</text:span><text:span text:style-name="T79_4"><text:s/></text:span><text:span text:style-name="T79_5">various</text:span><text:span text:style-name="T79_6"><text:s/></text:span><text:span text:style-name="T79_7">servers</text:span><text:span text:style-name="T79_8"><text:s/></text:span><text:span text:style-name="T79_9">like</text:span><text:span text:style-name="T79_10"><text:s/></text:span><text:span text:style-name="T79_11">SHOUTcast</text:span><text:span text:style-name="T79_12"><text:s/></text:span><text:span text:style-name="T79_13">or</text:span><text:span text:style-name="T79_14"><text:s/></text:span><text:span text:style-name="T79_15">Icecast</text:span><text:span text:style-name="T79_16">.<text:s/></text:span><text:span text:style-name="T79_17">But</text:span><text:span text:style-name="T79_18"><text:s/></text:span><text:span text:style-name="T79_19">SHOUTcast</text:span><text:span text:style-name="T79_20"><text:s/></text:span><text:span text:style-name="T79_21">is</text:span><text:span text:style-name="T79_22"><text:s/></text:span><text:span text:style-name="T79_23">proprietary</text:span><text:span text:style-name="T79_24"><text:s/></text:span><text:span text:style-name="T79_25">and</text:span><text:span text:style-name="T79_26"><text:s/></text:span><text:span text:style-name="T79_27">while</text:span></text:p>
      <text:p text:style-name="P80"><text:span text:style-name="T80_1">Icecast</text:span><text:span text:style-name="T80_2"><text:s/></text:span><text:span text:style-name="T80_3">is</text:span><text:span text:style-name="T80_4"><text:s/></text:span><text:span text:style-name="T80_5">open</text:span><text:span text:style-name="T80_6"><text:s/></text:span><text:span text:style-name="T80_7">source</text:span><text:span text:style-name="T80_8">,<text:s/></text:span><text:span text:style-name="T80_9">it</text:span><text:span text:style-name="T80_10"><text:s/></text:span><text:span text:style-name="T80_11">is</text:span><text:span text:style-name="T80_12"><text:s/></text:span><text:span text:style-name="T80_13">hard</text:span><text:span text:style-name="T80_14"><text:s/></text:span><text:span text:style-name="T80_15">to</text:span><text:span text:style-name="T80_16"><text:s/></text:span><text:span text:style-name="T80_17">setup</text:span><text:span text:style-name="T80_18"><text:s/></text:span><text:span text:style-name="T80_19">and</text:span><text:span text:style-name="T80_20"><text:s/></text:span><text:span text:style-name="T80_21">administer</text:span><text:span text:style-name="T80_22">,<text:s/></text:span><text:span text:style-name="T80_23">and</text:span><text:span text:style-name="T80_24"><text:s/></text:span><text:span text:style-name="T80_25">has</text:span><text:span text:style-name="T80_26"><text:s/></text:span><text:span text:style-name="T80_27">not</text:span><text:span text:style-name="T80_28"><text:s/></text:span><text:span text:style-name="T80_29">been</text:span><text:span text:style-name="T80_30"><text:s/></text:span><text:span text:style-name="T80_31">updated</text:span><text:span text:style-name="T80_32"><text:s/></text:span><text:span text:style-name="T80_33">in</text:span><text:span text:style-name="T80_34"><text:s/></text:span><text:span text:style-name="T80_35">a</text:span><text:span text:style-name="T80_36"><text:s/></text:span><text:span text:style-name="T80_37">while</text:span></text:p>
      <text:p text:style-name="P81"><text:span text:style-name="T81_1">now</text:span><text:span text:style-name="T81_2">.<text:s/></text:span><text:span text:style-name="T81_3">This</text:span><text:span text:style-name="T81_4"><text:s/></text:span><text:span text:style-name="T81_5">project</text:span><text:span text:style-name="T81_6"><text:s/></text:span><text:span text:style-name="T81_7">will</text:span><text:span text:style-name="T81_8"><text:s/></text:span><text:span text:style-name="T81_9">be</text:span><text:span text:style-name="T81_10"><text:s/></text:span><text:span text:style-name="T81_11">open</text:span><text:span text:style-name="T81_12"><text:s/></text:span><text:span text:style-name="T81_13">source</text:span><text:span text:style-name="T81_14"><text:s/></text:span><text:span text:style-name="T81_15">and</text:span><text:span text:style-name="T81_16"><text:s/></text:span><text:span text:style-name="T81_17">also</text:span><text:span text:style-name="T81_18"><text:s/></text:span><text:span text:style-name="T81_19">use</text:span><text:span text:style-name="T81_20"><text:s/></text:span><text:span text:style-name="T81_21">cross</text:span><text:span text:style-name="T81_22"><text:s/></text:span><text:span text:style-name="T81_23">platform</text:span><text:span text:style-name="T81_24"><text:s/></text:span><text:span text:style-name="T81_25">technologies</text:span><text:span text:style-name="T81_26"><text:s/></text:span><text:span text:style-name="T81_27">and</text:span><text:span text:style-name="T81_28"><text:s/></text:span><text:span text:style-name="T81_29">be</text:span><text:span text:style-name="T81_30"><text:s/></text:span><text:span text:style-name="T81_31">simple</text:span><text:span text:style-name="T81_32"><text:s/></text:span><text:span text:style-name="T81_33">to</text:span></text:p>
      <text:p text:style-name="P82"><text:span text:style-name="T82_1">setup</text:span><text:span text:style-name="T82_2">.<text:s/></text:span><text:span text:style-name="T82_3">The</text:span><text:span text:style-name="T82_4"><text:s/></text:span><text:span text:style-name="T82_5">existing</text:span><text:span text:style-name="T82_6"><text:s/></text:span><text:span text:style-name="T82_7">projects</text:span><text:span text:style-name="T82_8"><text:s/></text:span><text:span text:style-name="T82_9">are</text:span><text:span text:style-name="T82_10"><text:s/></text:span><text:span text:style-name="T82_11">also</text:span><text:span text:style-name="T82_12"><text:s/></text:span><text:span text:style-name="T82_13">created</text:span><text:span text:style-name="T82_14"><text:s/></text:span><text:span text:style-name="T82_15">specifically</text:span><text:span text:style-name="T82_16"><text:s/></text:span><text:span text:style-name="T82_17">for</text:span><text:span text:style-name="T82_18"><text:s/></text:span><text:span text:style-name="T82_19">running</text:span><text:span text:style-name="T82_20"><text:s/></text:span><text:span text:style-name="T82_21">radio</text:span><text:span text:style-name="T82_22"><text:s/></text:span><text:span text:style-name="T82_23">stations</text:span><text:span text:style-name="T82_24">.<text:s/></text:span><text:span text:style-name="T82_25">But</text:span><text:span text:style-name="T82_26"><text:s/></text:span><text:span text:style-name="T82_27">in</text:span><text:span text:style-name="T82_28"><text:s/></text:span><text:span text:style-name="T82_29">internal</text:span></text:p>
      <text:p text:style-name="P83"><text:span text:style-name="T83_1">networks</text:span><text:span text:style-name="T83_2">,<text:s/></text:span><text:span text:style-name="T83_3">users</text:span><text:span text:style-name="T83_4"><text:s/></text:span><text:span text:style-name="T83_5">often</text:span><text:span text:style-name="T83_6"><text:s/></text:span><text:span text:style-name="T83_7">want</text:span><text:span text:style-name="T83_8"><text:s/></text:span><text:span text:style-name="T83_9">to</text:span><text:span text:style-name="T83_10"><text:s/></text:span><text:span text:style-name="T83_11">share</text:span><text:span text:style-name="T83_12"><text:s/></text:span><text:span text:style-name="T83_13">music</text:span><text:span text:style-name="T83_14"><text:s/></text:span><text:span text:style-name="T83_15">once</text:span><text:span text:style-name="T83_16"><text:s/></text:span><text:span text:style-name="T83_17">in</text:span><text:span text:style-name="T83_18"><text:s/></text:span><text:span text:style-name="T83_19">a</text:span><text:span text:style-name="T83_20"><text:s/></text:span><text:span text:style-name="T83_21">while</text:span><text:span text:style-name="T83_22">,<text:s/></text:span><text:span text:style-name="T83_23">so</text:span><text:span text:style-name="T83_24"><text:s/></text:span><text:span text:style-name="T83_25">that</text:span><text:span text:style-name="T83_26"><text:s/></text:span><text:span text:style-name="T83_27">friends</text:span><text:span text:style-name="T83_28">/</text:span><text:span text:style-name="T83_29">co</text:span><text:span text:style-name="T83_30">-</text:span><text:span text:style-name="T83_31">workers</text:span><text:span text:style-name="T83_32"><text:s/></text:span><text:span text:style-name="T83_33">may</text:span><text:span text:style-name="T83_34"><text:s/></text:span><text:span text:style-name="T83_35">try</text:span><text:span text:style-name="T83_36"><text:s/></text:span><text:span text:style-name="T83_37">it</text:span></text:p>
      <text:p text:style-name="P84"><text:span text:style-name="T84_1">out</text:span><text:span text:style-name="T84_2">,<text:s/></text:span><text:span text:style-name="T84_3">or</text:span><text:span text:style-name="T84_4"><text:s/></text:span><text:span text:style-name="T84_5">for</text:span><text:span text:style-name="T84_6"><text:s/></text:span><text:span text:style-name="T84_7">events</text:span><text:span text:style-name="T84_8"><text:s/></text:span><text:span text:style-name="T84_9">like</text:span><text:span text:style-name="T84_10"><text:s/></text:span><text:span text:style-name="T84_11">parties</text:span><text:span text:style-name="T84_12">.<text:s/></text:span><text:span text:style-name="T84_13">There</text:span><text:span text:style-name="T84_14"><text:s/></text:span><text:span text:style-name="T84_15">is</text:span><text:span text:style-name="T84_16"><text:s/></text:span><text:span text:style-name="T84_17">no</text:span><text:span text:style-name="T84_18"><text:s/></text:span><text:span text:style-name="T84_19">music</text:span><text:span text:style-name="T84_20"><text:s/></text:span><text:span text:style-name="T84_21">streaming</text:span><text:span text:style-name="T84_22"><text:s/></text:span><text:span text:style-name="T84_23">software</text:span><text:span text:style-name="T84_24"><text:s/></text:span><text:span text:style-name="T84_25">that</text:span><text:span text:style-name="T84_26"><text:s/></text:span><text:span text:style-name="T84_27">you</text:span><text:span text:style-name="T84_28"><text:s/></text:span><text:span text:style-name="T84_29">can</text:span><text:span text:style-name="T84_30"><text:s/></text:span><text:span text:style-name="T84_31">simply</text:span><text:span text:style-name="T84_32"><text:s/>“</text:span><text:span text:style-name="T84_33">switch</text:span></text:p>
      <text:p text:style-name="P85"><text:span text:style-name="T85_1">on</text:span><text:span text:style-name="T85_2">”.<text:s/></text:span><text:span text:style-name="T85_3">We</text:span><text:span text:style-name="T85_4"><text:s/></text:span><text:span text:style-name="T85_5">try</text:span><text:span text:style-name="T85_6"><text:s/></text:span><text:span text:style-name="T85_7">to</text:span><text:span text:style-name="T85_8"><text:s/></text:span><text:span text:style-name="T85_9">create</text:span><text:span text:style-name="T85_10"><text:s/></text:span><text:span text:style-name="T85_11">a</text:span><text:span text:style-name="T85_12"><text:s/></text:span><text:span text:style-name="T85_13">system</text:span><text:span text:style-name="T85_14">,<text:s/></text:span><text:span text:style-name="T85_15">which</text:span><text:span text:style-name="T85_16"><text:s/></text:span><text:span text:style-name="T85_17">once</text:span><text:span text:style-name="T85_18"><text:s/></text:span><text:span text:style-name="T85_19">installed</text:span><text:span text:style-name="T85_20"><text:s/></text:span><text:span text:style-name="T85_21">can</text:span><text:span text:style-name="T85_22"><text:s/></text:span><text:span text:style-name="T85_23">be</text:span><text:span text:style-name="T85_24"><text:s/></text:span><text:span text:style-name="T85_25">used</text:span><text:span text:style-name="T85_26"><text:s/></text:span><text:span text:style-name="T85_27">as</text:span><text:span text:style-name="T85_28"><text:s/></text:span><text:span text:style-name="T85_29">required</text:span><text:span text:style-name="T85_30"><text:s/></text:span><text:span text:style-name="T85_31">or</text:span><text:span text:style-name="T85_32"><text:s/></text:span><text:span text:style-name="T85_33">kept</text:span><text:span text:style-name="T85_34"><text:s/></text:span><text:span text:style-name="T85_35">running</text:span><text:span text:style-name="T85_36"><text:s/></text:span><text:span text:style-name="T85_37">for</text:span><text:span text:style-name="T85_38"><text:s/></text:span><text:span text:style-name="T85_39">a</text:span><text:span text:style-name="T85_40"><text:s/></text:span><text:span text:style-name="T85_41">significant</text:span><text:span text:style-name="T85_42"><text:s/></text:span><text:span text:style-name="T85_43">amount</text:span><text:span text:style-name="T85_44"><text:s/></text:span><text:span text:style-name="T85_45">of</text:span><text:span text:style-name="T85_46"><text:s/></text:span><text:span text:style-name="T85_47">time</text:span><text:span text:style-name="T85_48"><text:s/></text:span><text:span text:style-name="T85_49">to</text:span><text:span text:style-name="T85_50"><text:s/></text:span><text:span text:style-name="T85_51">share</text:span><text:span text:style-name="T85_52"><text:s/></text:span><text:span text:style-name="T85_53">music</text:span><text:span text:style-name="T85_54"><text:s/></text:span><text:span text:style-name="T85_55">over</text:span><text:span text:style-name="T85_56"><text:s/></text:span><text:span text:style-name="T85_57">the</text:span><text:span text:style-name="T85_58"><text:s/></text:span><text:span text:style-name="T85_59">network</text:span><text:span text:style-name="T85_60">.</text:span></text:p>
      <text:h text:style-name="P86"><text:bookmark-start text:name="h.bn182c8uggk7"/><text:bookmark-end text:name="h.bn182c8uggk7"/><text:span text:style-name="T86_1">Scope</text:span></text:h>
      <text:list text:style-name="LS1" xml:id="list0">
        <text:list-item>
          <text:p text:style-name="P87"><text:span text:style-name="T87_1">Support</text:span><text:span text:style-name="T87_2"><text:s/></text:span><text:span text:style-name="T87_3">music</text:span><text:span text:style-name="T87_4"><text:s/></text:span><text:span text:style-name="T87_5">streaming</text:span><text:span text:style-name="T87_6">,<text:s/></text:span><text:span text:style-name="T87_7">but</text:span><text:span text:style-name="T87_8"><text:s/></text:span><text:span text:style-name="T87_9">do</text:span><text:span text:style-name="T87_10"><text:s/></text:span><text:span text:style-name="T87_11">not</text:span><text:span text:style-name="T87_12"><text:s/></text:span><text:span text:style-name="T87_13">manage</text:span><text:span text:style-name="T87_14"><text:s/></text:span><text:span text:style-name="T87_15">hosting</text:span><text:span text:style-name="T87_16"><text:s/></text:span><text:span text:style-name="T87_17">or</text:span><text:span text:style-name="T87_18"><text:s/></text:span><text:span text:style-name="T87_19">creation</text:span><text:span text:style-name="T87_20">/</text:span><text:span text:style-name="T87_21">obtaining</text:span><text:span text:style-name="T87_22"><text:s/></text:span><text:span text:style-name="T87_23">of</text:span><text:span text:style-name="T87_24"><text:s/></text:span><text:span text:style-name="T87_25">the</text:span><text:span text:style-name="T87_26"><text:s/></text:span><text:span text:style-name="T87_27">music</text:span><text:span text:style-name="T87_28"><text:s/></text:span><text:span text:style-name="T87_29">files</text:span><text:span text:style-name="T87_30">.</text:span></text:p>
        </text:list-item>
        <text:list-item>
          <text:p text:style-name="P88"><text:span text:style-name="T88_1">Do</text:span><text:span text:style-name="T88_2"><text:s/></text:span><text:span text:style-name="T88_3">not</text:span><text:span text:style-name="T88_4"><text:s/></text:span><text:span text:style-name="T88_5">worry</text:span><text:span text:style-name="T88_6"><text:s/></text:span><text:span text:style-name="T88_7">about</text:span><text:span text:style-name="T88_8"><text:s/></text:span><text:span text:style-name="T88_9">the</text:span><text:span text:style-name="T88_10"><text:s/></text:span><text:span text:style-name="T88_11">legal</text:span><text:span text:style-name="T88_12"><text:s/></text:span><text:span text:style-name="T88_13">issues</text:span><text:span text:style-name="T88_14"><text:s/></text:span><text:span text:style-name="T88_15">of</text:span><text:span text:style-name="T88_16"><text:s/></text:span><text:span text:style-name="T88_17">streaming</text:span><text:span text:style-name="T88_18">.<text:s/></text:span><text:span text:style-name="T88_19">As</text:span><text:span text:style-name="T88_20"><text:s/></text:span><text:span text:style-name="T88_21">a</text:span><text:span text:style-name="T88_22"><text:s/></text:span><text:span text:style-name="T88_23">software</text:span><text:span text:style-name="T88_24">,<text:s/></text:span><text:span text:style-name="T88_25">we</text:span><text:span text:style-name="T88_26"><text:s/></text:span><text:span text:style-name="T88_27">are</text:span><text:span text:style-name="T88_28"><text:s/></text:span><text:span text:style-name="T88_29">not</text:span><text:span text:style-name="T88_30"><text:s/></text:span><text:span text:style-name="T88_31">responsible</text:span><text:span text:style-name="T88_32"><text:s/></text:span><text:span text:style-name="T88_33">if</text:span><text:span text:style-name="T88_34"><text:s/></text:span><text:span text:style-name="T88_35">third</text:span><text:span text:style-name="T88_36"><text:s/></text:span><text:span text:style-name="T88_37">parties</text:span><text:span text:style-name="T88_38"><text:s/></text:span><text:span text:style-name="T88_39">choose</text:span><text:span text:style-name="T88_40"><text:s/></text:span><text:span text:style-name="T88_41">to</text:span><text:span text:style-name="T88_42"><text:s/></text:span><text:span text:style-name="T88_43">use</text:span><text:span text:style-name="T88_44"><text:s/></text:span><text:span text:style-name="T88_45">it</text:span><text:span text:style-name="T88_46"><text:s/></text:span><text:span text:style-name="T88_47">to</text:span><text:span text:style-name="T88_48"><text:s/></text:span><text:span text:style-name="T88_49">stream</text:span><text:span text:style-name="T88_50"><text:s/></text:span><text:span text:style-name="T88_51">music</text:span><text:span text:style-name="T88_52"><text:s/></text:span><text:span text:style-name="T88_53">obtained</text:span><text:span text:style-name="T88_54"><text:s/></text:span><text:span text:style-name="T88_55">illegally</text:span><text:span text:style-name="T88_56">,<text:s/></text:span><text:span text:style-name="T88_57">or</text:span><text:span text:style-name="T88_58"><text:s/></text:span><text:span text:style-name="T88_59">not</text:span><text:span text:style-name="T88_60"><text:s/></text:span><text:span text:style-name="T88_61">having</text:span><text:span text:style-name="T88_62"><text:s/></text:span><text:span text:style-name="T88_63">permission</text:span><text:span text:style-name="T88_64"><text:s/></text:span><text:span text:style-name="T88_65">to</text:span><text:span text:style-name="T88_66"><text:s/></text:span><text:span text:style-name="T88_67">stream</text:span><text:span text:style-name="T88_68"><text:s/></text:span><text:span text:style-name="T88_69">it</text:span><text:span text:style-name="T88_70">.</text:span></text:p>
        </text:list-item>
      </text:list>
      <text:p text:style-name="P89"/>
      <text:p text:style-name="P90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91"><text:span text:style-name="T91_1">In</text:span></text:p>
          </table:table-cell>
          <table:table-cell table:style-name="Cell2">
            <text:p text:style-name="P92"><text:span text:style-name="T92_1">Out</text:span></text:p>
          </table:table-cell>
        </table:table-row>
      </table:table>
      <text:p text:style-name="P93"/>
      <table:table table:style-name="Table2">
        <table:table-column table:style-name="Column3"/>
        <table:table-column table:style-name="Column4"/>
        <table:table-row table:style-name="Row2">
          <table:table-cell table:style-name="Cell3">
            <text:p text:style-name="P94"><text:span text:style-name="T94_1">Creating</text:span><text:span text:style-name="T94_2"><text:s/></text:span><text:span text:style-name="T94_3">a</text:span><text:span text:style-name="T94_4"><text:s/></text:span><text:span text:style-name="T94_5">music</text:span><text:span text:style-name="T94_6"><text:s/></text:span><text:span text:style-name="T94_7">streaming</text:span><text:span text:style-name="T94_8"><text:s/></text:span><text:span text:style-name="T94_9">server</text:span></text:p>
          </table:table-cell>
          <table:table-cell table:style-name="Cell4">
            <text:p text:style-name="P95"><text:span text:style-name="T95_1">Creating</text:span><text:span text:style-name="T95_2"><text:s/></text:span><text:span text:style-name="T95_3">a</text:span><text:span text:style-name="T95_4"><text:s/></text:span><text:span text:style-name="T95_5">general</text:span><text:span text:style-name="T95_6"><text:s/></text:span><text:span text:style-name="T95_7">purpose</text:span><text:span text:style-name="T95_8"><text:s/></text:span><text:span text:style-name="T95_9">media</text:span><text:span text:style-name="T95_10"><text:s/></text:span><text:span text:style-name="T95_11">server</text:span></text:p>
            <text:p text:style-name="P96"><text:span text:style-name="T96_1">capable</text:span><text:span text:style-name="T96_2"><text:s/></text:span><text:span text:style-name="T96_3">of</text:span><text:span text:style-name="T96_4"><text:s/></text:span><text:span text:style-name="T96_5">delivering</text:span><text:span text:style-name="T96_6"><text:s/></text:span><text:span text:style-name="T96_7">images</text:span><text:span text:style-name="T96_8">,<text:s/></text:span><text:span text:style-name="T96_9">videos</text:span><text:span text:style-name="T96_10"><text:s/></text:span><text:span text:style-name="T96_11">and</text:span></text:p>
            <text:p text:style-name="P97"><text:span text:style-name="T97_1">other</text:span><text:span text:style-name="T97_2"><text:s/></text:span><text:span text:style-name="T97_3">media</text:span></text:p>
          </table:table-cell>
        </table:table-row>
        <table:table-row table:style-name="Row3">
          <table:table-cell table:style-name="Cell5">
            <text:p text:style-name="P98"><text:span text:style-name="T98_1">Using</text:span><text:span text:style-name="T98_2"><text:s/></text:span><text:span text:style-name="T98_3">well</text:span><text:span text:style-name="T98_4"><text:s/></text:span><text:span text:style-name="T98_5">supported</text:span><text:span text:style-name="T98_6"><text:s/></text:span><text:span text:style-name="T98_7">protocols</text:span><text:span text:style-name="T98_8"><text:s/></text:span><text:span text:style-name="T98_9">and</text:span><text:span text:style-name="T98_10"><text:s/></text:span><text:span text:style-name="T98_11">format</text:span><text:span text:style-name="T98_12">:<text:s/></text:span><text:span text:style-name="T98_13">ICY</text:span><text:span text:style-name="T98_14">,<text:s/></text:span><text:span text:style-name="T98_15">HTTP</text:span><text:span text:style-name="T98_16">,<text:s/></text:span><text:span text:style-name="T98_17">mp</text:span><text:span text:style-name="T98_18">3/</text:span><text:span text:style-name="T98_19">ogg</text:span><text:span text:style-name="T98_20"><text:s/></text:span><text:span text:style-name="T98_21">so</text:span><text:span text:style-name="T98_22"><text:s/></text:span><text:span text:style-name="T98_23">that</text:span><text:span text:style-name="T98_24"><text:s/></text:span><text:span text:style-name="T98_25">most</text:span><text:span text:style-name="T98_26"><text:s/></text:span><text:span text:style-name="T98_27">software</text:span><text:span text:style-name="T98_28"><text:s/></text:span><text:span text:style-name="T98_29">can</text:span><text:span text:style-name="T98_30"><text:s/></text:span><text:span text:style-name="T98_31">play</text:span><text:span text:style-name="T98_32"><text:s/></text:span><text:span text:style-name="T98_33">it</text:span></text:p>
          </table:table-cell>
          <table:table-cell table:style-name="Cell6">
            <text:p text:style-name="P99"><text:span text:style-name="T99_1">Generalizing</text:span><text:span text:style-name="T99_2"><text:s/></text:span><text:span text:style-name="T99_3">the</text:span><text:span text:style-name="T99_4"><text:s/></text:span><text:span text:style-name="T99_5">server</text:span><text:span text:style-name="T99_6"><text:s/></text:span><text:span text:style-name="T99_7">to</text:span><text:span text:style-name="T99_8"><text:s/></text:span><text:span text:style-name="T99_9">handle</text:span><text:span text:style-name="T99_10"><text:s/></text:span><text:span text:style-name="T99_11">multiple</text:span><text:span text:style-name="T99_12"><text:s/></text:span><text:span text:style-name="T99_13">protocols</text:span><text:span text:style-name="T99_14"><text:s/></text:span><text:span text:style-name="T99_15">like</text:span><text:span text:style-name="T99_16"><text:s/></text:span><text:span text:style-name="T99_17">RTSP</text:span><text:span text:style-name="T99_18">/</text:span><text:span text:style-name="T99_19">UPnP</text:span><text:span text:style-name="T99_20"><text:s/></text:span><text:span text:style-name="T99_21">or</text:span><text:span text:style-name="T99_22"><text:s/></text:span><text:span text:style-name="T99_23">more</text:span><text:span text:style-name="T99_24"><text:s/></text:span><text:span text:style-name="T99_25">formats</text:span><text:span text:style-name="T99_26"><text:s/></text:span><text:span text:style-name="T99_27">in</text:span><text:span text:style-name="T99_28"><text:s/></text:span><text:span text:style-name="T99_29">order</text:span><text:span text:style-name="T99_30"><text:s/></text:span><text:span text:style-name="T99_31">to</text:span><text:span text:style-name="T99_32"><text:s/></text:span><text:span text:style-name="T99_33">please</text:span><text:span text:style-name="T99_34"><text:s/></text:span><text:span text:style-name="T99_35">a</text:span><text:span text:style-name="T99_36"><text:s/></text:span><text:span text:style-name="T99_37">larger</text:span><text:span text:style-name="T99_38"><text:s/></text:span><text:span text:style-name="T99_39">segment</text:span><text:span text:style-name="T99_40"><text:s/></text:span><text:span text:style-name="T99_41">of</text:span><text:span text:style-name="T99_42"><text:s/></text:span><text:span text:style-name="T99_43">users</text:span></text:p>
          </table:table-cell>
        </table:table-row>
        <table:table-row table:style-name="Row4">
          <table:table-cell table:style-name="Cell7">
            <text:p text:style-name="P100"><text:span text:style-name="T100_1">Working</text:span><text:span text:style-name="T100_2"><text:s/></text:span><text:span text:style-name="T100_3">with</text:span><text:span text:style-name="T100_4"><text:s/></text:span><text:span text:style-name="T100_5">the</text:span><text:span text:style-name="T100_6"><text:s/></text:span><text:span text:style-name="T100_7">most</text:span><text:span text:style-name="T100_8"><text:s/></text:span><text:span text:style-name="T100_9">common</text:span><text:span text:style-name="T100_10"><text:s/></text:span><text:span text:style-name="T100_11">browsers</text:span><text:span text:style-name="T100_12">,<text:s/></text:span><text:span text:style-name="T100_13">simply</text:span><text:span text:style-name="T100_14"><text:s/></text:span><text:span text:style-name="T100_15">and</text:span><text:span text:style-name="T100_16"><text:s/></text:span><text:span text:style-name="T100_17">quickly</text:span></text:p>
          </table:table-cell>
          <table:table-cell table:style-name="Cell8">
            <text:p text:style-name="P101"><text:span text:style-name="T101_1">Having</text:span><text:span text:style-name="T101_2"><text:s/></text:span><text:span text:style-name="T101_3">jazzy</text:span><text:span text:style-name="T101_4"><text:s/></text:span><text:span text:style-name="T101_5">features</text:span><text:span text:style-name="T101_6"><text:s/>(</text:span><text:span text:style-name="T101_7">themes</text:span><text:span text:style-name="T101_8">,<text:s/></text:span><text:span text:style-name="T101_9">live</text:span><text:span text:style-name="T101_10"><text:s/></text:span><text:span text:style-name="T101_11">feedback</text:span><text:span text:style-name="T101_12"><text:s/></text:span><text:span text:style-name="T101_13">etc</text:span><text:span text:style-name="T101_14">.)<text:s/></text:span><text:span text:style-name="T101_15">that</text:span><text:span text:style-name="T101_16"><text:s/></text:span><text:span text:style-name="T101_17">work</text:span><text:span text:style-name="T101_18"><text:s/></text:span><text:span text:style-name="T101_19">only</text:span><text:span text:style-name="T101_20"><text:s/></text:span><text:span text:style-name="T101_21">on</text:span><text:span text:style-name="T101_22"><text:s/></text:span><text:span text:style-name="T101_23">high</text:span><text:span text:style-name="T101_24">-</text:span><text:span text:style-name="T101_25">end</text:span><text:span text:style-name="T101_26"><text:s/></text:span><text:span text:style-name="T101_27">computers</text:span><text:span text:style-name="T101_28"><text:s/></text:span><text:span text:style-name="T101_29">with</text:span><text:span text:style-name="T101_30"><text:s/></text:span><text:span text:style-name="T101_31">latest</text:span><text:span text:style-name="T101_32"><text:s/></text:span><text:span text:style-name="T101_33">browsers</text:span><text:span text:style-name="T101_34"><text:s/></text:span><text:span text:style-name="T101_35">or</text:span><text:span text:style-name="T101_36"><text:s/></text:span><text:span text:style-name="T101_37">fast</text:span><text:span text:style-name="T101_38"><text:s/></text:span><text:span text:style-name="T101_39">net</text:span><text:span text:style-name="T101_40"><text:s/></text:span><text:span text:style-name="T101_41">speeds</text:span></text:p>
          </table:table-cell>
        </table:table-row>
        <table:table-row table:style-name="Row5">
          <table:table-cell table:style-name="Cell9">
            <text:p text:style-name="P102"><text:span text:style-name="T102_1">Database</text:span><text:span text:style-name="T102_2"><text:s/></text:span><text:span text:style-name="T102_3">and</text:span><text:span text:style-name="T102_4"><text:s/></text:span><text:span text:style-name="T102_5">server</text:span><text:span text:style-name="T102_6"><text:s/></text:span><text:span text:style-name="T102_7">load</text:span><text:span text:style-name="T102_8"><text:s/></text:span><text:span text:style-name="T102_9">that</text:span><text:span text:style-name="T102_10"><text:s/></text:span><text:span text:style-name="T102_11">can</text:span><text:span text:style-name="T102_12"><text:s/></text:span><text:span text:style-name="T102_13">be</text:span><text:span text:style-name="T102_14"><text:s/></text:span><text:span text:style-name="T102_15">handled</text:span><text:span text:style-name="T102_16"><text:s/></text:span><text:span text:style-name="T102_17">by</text:span><text:span text:style-name="T102_18"><text:s/></text:span><text:span text:style-name="T102_19">one</text:span><text:span text:style-name="T102_20"><text:s/></text:span><text:span text:style-name="T102_21">computer</text:span></text:p>
          </table:table-cell>
          <table:table-cell table:style-name="Cell10">
            <text:p text:style-name="P103"><text:span text:style-name="T103_1">Web</text:span><text:span text:style-name="T103_2">-</text:span><text:span text:style-name="T103_3">scale</text:span><text:span text:style-name="T103_4"><text:s/></text:span><text:span text:style-name="T103_5">databases</text:span><text:span text:style-name="T103_6"><text:s/></text:span><text:span text:style-name="T103_7">with</text:span><text:span text:style-name="T103_8"><text:s/></text:span><text:span text:style-name="T103_9">support</text:span><text:span text:style-name="T103_10"><text:s/></text:span><text:span text:style-name="T103_11">for</text:span></text:p>
            <text:p text:style-name="P104"><text:span text:style-name="T104_1">partitioning</text:span><text:span text:style-name="T104_2">,<text:s/></text:span><text:span text:style-name="T104_3">availability</text:span><text:span text:style-name="T104_4"><text:s/></text:span><text:span text:style-name="T104_5">and</text:span><text:span text:style-name="T104_6"><text:s/></text:span><text:span text:style-name="T104_7">other</text:span></text:p>
            <text:p text:style-name="P105"><text:span text:style-name="T105_1">concerns</text:span></text:p>
          </table:table-cell>
        </table:table-row>
        <table:table-row table:style-name="Row6">
          <table:table-cell table:style-name="Cell11">
            <text:p text:style-name="P106"><text:span text:style-name="T106_1">Simple</text:span><text:span text:style-name="T106_2"><text:s/></text:span><text:span text:style-name="T106_3">single</text:span><text:span text:style-name="T106_4">-</text:span><text:span text:style-name="T106_5">admin</text:span><text:span text:style-name="T106_6">,<text:s/></text:span><text:span text:style-name="T106_7">multiple</text:span><text:span text:style-name="T106_8"><text:s/></text:span><text:span text:style-name="T106_9">user</text:span></text:p>
            <text:p text:style-name="P107"><text:span text:style-name="T107_1">support</text:span></text:p>
          </table:table-cell>
          <table:table-cell table:style-name="Cell12">
            <text:p text:style-name="P108"><text:span text:style-name="T108_1">Access</text:span><text:span text:style-name="T108_2"><text:s/></text:span><text:span text:style-name="T108_3">Control</text:span><text:span text:style-name="T108_4"><text:s/></text:span><text:span text:style-name="T108_5">Lists</text:span><text:span text:style-name="T108_6">,<text:s/></text:span><text:span text:style-name="T108_7">groups</text:span><text:span text:style-name="T108_8">,<text:s/></text:span><text:span text:style-name="T108_9">and</text:span><text:span text:style-name="T108_10"><text:s/></text:span><text:span text:style-name="T108_11">user</text:span></text:p>
            <text:p text:style-name="P109"><text:span text:style-name="T109_1">levels</text:span></text:p>
          </table:table-cell>
        </table:table-row>
      </table:table>
      <text:p text:style-name="P110"/>
      <text:h text:style-name="P111"><text:bookmark-start text:name="h.co2hp8j6txn4"/><text:bookmark-end text:name="h.co2hp8j6txn4"/><text:span text:style-name="T111_1">Definitions</text:span><text:span text:style-name="T111_2">,<text:s/></text:span><text:span text:style-name="T111_3">Acronyms</text:span><text:span text:style-name="T111_4"><text:s/></text:span><text:span text:style-name="T111_5">and</text:span><text:span text:style-name="T111_6"><text:s/></text:span><text:span text:style-name="T111_7">Abbreviations</text:span></text:h>
      <text:h text:style-name="P112"><text:bookmark-start text:name="h.iwji5o17zis9"/><text:bookmark-end text:name="h.iwji5o17zis9"/><text:span text:style-name="T112_1">Music</text:span><text:span text:style-name="T112_2"><text:s/></text:span><text:span text:style-name="T112_3">streaming</text:span></text:h>
      <text:p text:style-name="P113"><text:span text:style-name="T113_1">Listening</text:span><text:span text:style-name="T113_2"><text:s/></text:span><text:span text:style-name="T113_3">to</text:span><text:span text:style-name="T113_4"><text:s/></text:span><text:span text:style-name="T113_5">music</text:span><text:span text:style-name="T113_6"><text:s/></text:span><text:span text:style-name="T113_7">live</text:span><text:span text:style-name="T113_8"><text:s/></text:span><text:span text:style-name="T113_9">over</text:span><text:span text:style-name="T113_10"><text:s/></text:span><text:span text:style-name="T113_11">the</text:span><text:span text:style-name="T113_12"><text:s/></text:span><text:span text:style-name="T113_13">network</text:span><text:span text:style-name="T113_14">/</text:span><text:span text:style-name="T113_15">internet</text:span><text:span text:style-name="T113_16"><text:s/></text:span><text:span text:style-name="T113_17">without</text:span><text:span text:style-name="T113_18"><text:s/></text:span><text:span text:style-name="T113_19">doing</text:span><text:span text:style-name="T113_20"><text:s/></text:span><text:span text:style-name="T113_21">the</text:span><text:span text:style-name="T113_22"><text:s/></text:span><text:span text:style-name="T113_23">two</text:span><text:span text:style-name="T113_24"><text:s/></text:span><text:span text:style-name="T113_25">step</text:span><text:span text:style-name="T113_26"><text:s/></text:span><text:span text:style-name="T113_27">process</text:span><text:span text:style-name="T113_28"><text:s/></text:span><text:span text:style-name="T113_29">of</text:span><text:span text:style-name="T113_30"><text:s/></text:span><text:span text:style-name="T113_31">downloading</text:span><text:span text:style-name="T113_32"><text:s/></text:span><text:span text:style-name="T113_33">and</text:span><text:span text:style-name="T113_34"><text:s/></text:span><text:span text:style-name="T113_35">listening</text:span><text:span text:style-name="T113_36"><text:s/></text:span><text:span text:style-name="T113_37">to</text:span><text:span text:style-name="T113_38"><text:s/></text:span><text:span text:style-name="T113_39">it</text:span><text:span text:style-name="T113_40">.</text:span></text:p>
      <text:h text:style-name="P114"><text:bookmark-start text:name="h.lu7ojturx5s4"/><text:bookmark-end text:name="h.lu7ojturx5s4"/><text:span text:style-name="T114_1">Collection</text:span></text:h>
      <text:p text:style-name="P115"><text:span text:style-name="T115_1">All</text:span><text:span text:style-name="T115_2"><text:s/></text:span><text:span text:style-name="T115_3">the</text:span><text:span text:style-name="T115_4"><text:s/></text:span><text:span text:style-name="T115_5">music</text:span><text:span text:style-name="T115_6"><text:s/></text:span><text:span text:style-name="T115_7">tracks</text:span><text:span text:style-name="T115_8"><text:s/></text:span><text:span text:style-name="T115_9">available</text:span><text:span text:style-name="T115_10"><text:s/></text:span><text:span text:style-name="T115_11">on</text:span><text:span text:style-name="T115_12"><text:s/></text:span><text:span text:style-name="T115_13">the</text:span><text:span text:style-name="T115_14"><text:s/></text:span><text:span text:style-name="T115_15">computer</text:span><text:span text:style-name="T115_16"><text:s/></text:span><text:span text:style-name="T115_17">running</text:span><text:span text:style-name="T115_18"><text:s/></text:span><text:span text:style-name="T115_19">Muzicast</text:span><text:span text:style-name="T115_20"><text:s/></text:span><text:span text:style-name="T115_21">and</text:span><text:span text:style-name="T115_22"><text:s/></text:span><text:span text:style-name="T115_23">specified</text:span><text:span text:style-name="T115_24"><text:s/></text:span><text:span text:style-name="T115_25">by</text:span><text:span text:style-name="T115_26"><text:s/></text:span><text:span text:style-name="T115_27">the</text:span><text:span text:style-name="T115_28"><text:s/></text:span><text:span text:style-name="T115_29">administrator</text:span><text:span text:style-name="T115_30"><text:s/></text:span><text:span text:style-name="T115_31">as</text:span><text:span text:style-name="T115_32"><text:s/></text:span><text:span text:style-name="T115_33">those</text:span><text:span text:style-name="T115_34"><text:s/></text:span><text:span text:style-name="T115_35">that</text:span><text:span text:style-name="T115_36"><text:s/></text:span><text:span text:style-name="T115_37">Muzicast</text:span><text:span text:style-name="T115_38"><text:s/></text:span><text:span text:style-name="T115_39">is</text:span><text:span text:style-name="T115_40"><text:s/></text:span><text:span text:style-name="T115_41">allowed</text:span><text:span text:style-name="T115_42"><text:s/></text:span><text:span text:style-name="T115_43">to</text:span><text:span text:style-name="T115_44"><text:s/></text:span><text:span text:style-name="T115_45">stream</text:span><text:span text:style-name="T115_46"><text:s/></text:span><text:span text:style-name="T115_47">to</text:span><text:span text:style-name="T115_48"><text:s/></text:span><text:span text:style-name="T115_49">clients</text:span><text:span text:style-name="T115_50">.</text:span></text:p>
      <text:h text:style-name="P116"><text:bookmark-start text:name="h.fyt749qphgpa"/><text:bookmark-end text:name="h.fyt749qphgpa"/><text:span text:style-name="T116_1">Server</text:span></text:h>
      <text:p text:style-name="P117"><text:span text:style-name="T117_1">The</text:span><text:span text:style-name="T117_2"><text:s/></text:span><text:span text:style-name="T117_3">computer</text:span><text:span text:style-name="T117_4"><text:s/></text:span><text:span text:style-name="T117_5">running</text:span><text:span text:style-name="T117_6"><text:s/></text:span><text:span text:style-name="T117_7">Muzicast</text:span><text:span text:style-name="T117_8"><text:s/></text:span><text:span text:style-name="T117_9">as</text:span><text:span text:style-name="T117_10"><text:s/></text:span><text:span text:style-name="T117_11">well</text:span><text:span text:style-name="T117_12"><text:s/></text:span><text:span text:style-name="T117_13">as</text:span><text:span text:style-name="T117_14"><text:s/></text:span><text:span text:style-name="T117_15">the</text:span><text:span text:style-name="T117_16"><text:s/></text:span><text:span text:style-name="T117_17">Muzicast</text:span><text:span text:style-name="T117_18"><text:s/></text:span><text:span text:style-name="T117_19">software</text:span><text:span text:style-name="T117_20"><text:s/></text:span><text:span text:style-name="T117_21">itself</text:span><text:span text:style-name="T117_22">.</text:span></text:p>
      <text:h text:style-name="P118"><text:bookmark-start text:name="h.svxf9e17453"/><text:bookmark-end text:name="h.svxf9e17453"/><text:span text:style-name="T118_1">Client</text:span></text:h>
      <text:p text:style-name="P119"><text:span text:style-name="T119_1">A</text:span><text:span text:style-name="T119_2"><text:s/></text:span><text:span text:style-name="T119_3">user</text:span><text:span text:style-name="T119_4"><text:s/></text:span><text:span text:style-name="T119_5">listening</text:span><text:span text:style-name="T119_6"><text:s/></text:span><text:span text:style-name="T119_7">to</text:span><text:span text:style-name="T119_8"><text:s/></text:span><text:span text:style-name="T119_9">songs</text:span><text:span text:style-name="T119_10"><text:s/></text:span><text:span text:style-name="T119_11">from</text:span><text:span text:style-name="T119_12"><text:s/></text:span><text:span text:style-name="T119_13">Muzicast</text:span><text:span text:style-name="T119_14"><text:s/></text:span><text:span text:style-name="T119_15">or</text:span><text:span text:style-name="T119_16"><text:s/></text:span><text:span text:style-name="T119_17">browsing</text:span><text:span text:style-name="T119_18"><text:s/></text:span><text:span text:style-name="T119_19">through</text:span><text:span text:style-name="T119_20"><text:s/></text:span><text:span text:style-name="T119_21">the</text:span><text:span text:style-name="T119_22"><text:s/></text:span><text:span text:style-name="T119_23">music</text:span><text:span text:style-name="T119_24"><text:s/></text:span><text:span text:style-name="T119_25">using</text:span><text:span text:style-name="T119_26"><text:s/></text:span><text:span text:style-name="T119_27">the</text:span><text:span text:style-name="T119_28"><text:s/></text:span><text:span text:style-name="T119_29">web</text:span><text:span text:style-name="T119_30"><text:s/></text:span><text:span text:style-name="T119_31">interface</text:span><text:span text:style-name="T119_32">.</text:span></text:p>
      <text:h text:style-name="P120"><text:bookmark-start text:name="h.nblyalll95nw"/><text:bookmark-end text:name="h.nblyalll95nw"/><text:span text:style-name="T120_1">HTTP</text:span></text:h>
      <text:p text:style-name="P121"><text:span text:style-name="T121_1">Hyper</text:span><text:span text:style-name="T121_2"><text:s/></text:span><text:span text:style-name="T121_3">Text</text:span><text:span text:style-name="T121_4"><text:s/></text:span><text:span text:style-name="T121_5">Transfer</text:span><text:span text:style-name="T121_6"><text:s/></text:span><text:span text:style-name="T121_7">Protocol</text:span><text:span text:style-name="T121_8">.<text:s/></text:span><text:span text:style-name="T121_9">Primary</text:span><text:span text:style-name="T121_10"><text:s/></text:span><text:span text:style-name="T121_11">protocol</text:span><text:span text:style-name="T121_12"><text:s/></text:span><text:span text:style-name="T121_13">used</text:span><text:span text:style-name="T121_14"><text:s/></text:span><text:span text:style-name="T121_15">to</text:span><text:span text:style-name="T121_16"><text:s/></text:span><text:span text:style-name="T121_17">transfer</text:span><text:span text:style-name="T121_18"><text:s/></text:span><text:span text:style-name="T121_19">data</text:span><text:span text:style-name="T121_20"><text:s/></text:span><text:span text:style-name="T121_21">over</text:span><text:span text:style-name="T121_22"><text:s/></text:span><text:span text:style-name="T121_23">the</text:span><text:span text:style-name="T121_24"><text:s/></text:span><text:span text:style-name="T121_25">internet</text:span><text:span text:style-name="T121_26">,<text:s/></text:span><text:span text:style-name="T121_27">when</text:span><text:span text:style-name="T121_28"><text:s/></text:span><text:span text:style-name="T121_29">users</text:span><text:span text:style-name="T121_30"><text:s/></text:span><text:span text:style-name="T121_31">browse</text:span><text:span text:style-name="T121_32"><text:s/></text:span><text:span text:style-name="T121_33">the</text:span><text:span text:style-name="T121_34"><text:s/></text:span><text:span text:style-name="T121_35">Web</text:span><text:span text:style-name="T121_36">.</text:span></text:p>
      <text:h text:style-name="P122"><text:bookmark-start text:name="h.mqdln7qewrom"/><text:bookmark-end text:name="h.mqdln7qewrom"/><text:span text:style-name="T122_1">SHOUTcast</text:span></text:h>
      <text:p text:style-name="P123"><text:span text:style-name="T123_1">A</text:span><text:span text:style-name="T123_2"><text:s/></text:span><text:span text:style-name="T123_3">program</text:span><text:span text:style-name="T123_4"><text:s/></text:span><text:span text:style-name="T123_5">and</text:span><text:span text:style-name="T123_6"><text:s/></text:span><text:span text:style-name="T123_7">protocol</text:span><text:span text:style-name="T123_8"><text:s/></text:span><text:span text:style-name="T123_9">created</text:span><text:span text:style-name="T123_10"><text:s/></text:span><text:span text:style-name="T123_11">by</text:span><text:span text:style-name="T123_12"><text:s/></text:span><text:span text:style-name="T123_13"><text:a xlink:type="simple" xlink:href="http://www.google.com/url?q=http%3A%2F%2Fwww.nullsoft.com&amp;sa=D&amp;sntz=1&amp;usg=AFQjCNER5yS3PWkSn3q3yl74RLNpVEqMhg"><text:span text:style-name="T123_14">Nullsoft</text:span></text:a></text:span><text:span text:style-name="T123_15"><text:a xlink:type="simple" xlink:href="http://www.google.com/url?q=http%3A%2F%2Fwww.nullsoft.com&amp;sa=D&amp;sntz=1&amp;usg=AFQjCNER5yS3PWkSn3q3yl74RLNpVEqMhg"><text:span text:style-name="T123_16"><text:s/></text:span></text:a></text:span><text:span text:style-name="T123_17"><text:a xlink:type="simple" xlink:href="http://www.google.com/url?q=http%3A%2F%2Fwww.nullsoft.com&amp;sa=D&amp;sntz=1&amp;usg=AFQjCNER5yS3PWkSn3q3yl74RLNpVEqMhg"><text:span text:style-name="T123_18">Inc</text:span></text:a></text:span><text:span text:style-name="T123_19"><text:a xlink:type="simple" xlink:href="http://www.google.com/url?q=http%3A%2F%2Fwww.nullsoft.com&amp;sa=D&amp;sntz=1&amp;usg=AFQjCNER5yS3PWkSn3q3yl74RLNpVEqMhg"><text:span text:style-name="T123_20">.</text:span></text:a></text:span><text:span text:style-name="T123_21"><text:s/></text:span><text:span text:style-name="T123_22">to</text:span><text:span text:style-name="T123_23"><text:s/></text:span><text:span text:style-name="T123_24">stream</text:span><text:span text:style-name="T123_25"><text:s/></text:span><text:span text:style-name="T123_26">music</text:span><text:span text:style-name="T123_27"><text:s/></text:span><text:span text:style-name="T123_28">over</text:span><text:span text:style-name="T123_29"><text:s/></text:span><text:span text:style-name="T123_30">the</text:span><text:span text:style-name="T123_31"><text:s/></text:span><text:span text:style-name="T123_32">Internet</text:span><text:span text:style-name="T123_33">.</text:span></text:p>
      <text:h text:style-name="P124"><text:bookmark-start text:name="h.8mdpiuf4skl1"/><text:bookmark-end text:name="h.8mdpiuf4skl1"/><text:span text:style-name="T124_1">ICY</text:span></text:h>
      <text:p text:style-name="P125"><text:span text:style-name="T125_1">II</text:span><text:span text:style-name="T125_2"><text:s/></text:span><text:span text:style-name="T125_3">Can</text:span><text:span text:style-name="T125_4"><text:s/></text:span><text:span text:style-name="T125_5">Yell</text:span><text:span text:style-name="T125_6">.<text:s/></text:span><text:span text:style-name="T125_7">A</text:span><text:span text:style-name="T125_8"><text:s/></text:span><text:span text:style-name="T125_9">protocol</text:span><text:span text:style-name="T125_10"><text:s/></text:span><text:span text:style-name="T125_11">over</text:span><text:span text:style-name="T125_12"><text:s/></text:span><text:span text:style-name="T125_13">HTTP</text:span><text:span text:style-name="T125_14"><text:s/></text:span><text:span text:style-name="T125_15">used</text:span><text:span text:style-name="T125_16"><text:s/></text:span><text:span text:style-name="T125_17">by</text:span><text:span text:style-name="T125_18"><text:s/></text:span><text:span text:style-name="T125_19">SHOUTcast</text:span><text:span text:style-name="T125_20"><text:s/></text:span><text:span text:style-name="T125_21">to</text:span><text:span text:style-name="T125_22"><text:s/></text:span><text:span text:style-name="T125_23">stream</text:span><text:span text:style-name="T125_24"><text:s/></text:span><text:span text:style-name="T125_25">music</text:span><text:span text:style-name="T125_26"><text:s/></text:span><text:span text:style-name="T125_27">to</text:span><text:span text:style-name="T125_28"><text:s/></text:span><text:span text:style-name="T125_29">its</text:span><text:span text:style-name="T125_30"><text:s/></text:span><text:span text:style-name="T125_31">Winamp</text:span><text:span text:style-name="T125_32"><text:s/></text:span><text:span text:style-name="T125_33">Media</text:span><text:span text:style-name="T125_34"><text:s/></text:span><text:span text:style-name="T125_35">Player</text:span><text:span text:style-name="T125_36">.<text:s/></text:span><text:span text:style-name="T125_37">Now</text:span><text:span text:style-name="T125_38"><text:s/></text:span><text:span text:style-name="T125_39">supported</text:span><text:span text:style-name="T125_40"><text:s/></text:span><text:span text:style-name="T125_41">by</text:span><text:span text:style-name="T125_42"><text:s/></text:span><text:span text:style-name="T125_43">virtually</text:span><text:span text:style-name="T125_44"><text:s/></text:span><text:span text:style-name="T125_45">all</text:span><text:span text:style-name="T125_46"><text:s/></text:span><text:span text:style-name="T125_47">well</text:span><text:span text:style-name="T125_48">-</text:span><text:span text:style-name="T125_49">known</text:span><text:span text:style-name="T125_50">,<text:s/></text:span><text:span text:style-name="T125_51">stable</text:span><text:span text:style-name="T125_52"><text:s/></text:span><text:span text:style-name="T125_53">players</text:span><text:span text:style-name="T125_54">.</text:span></text:p>
      <text:h text:style-name="P126"><text:bookmark-start text:name="h.63deugjws7jg"/><text:bookmark-end text:name="h.63deugjws7jg"/><text:span text:style-name="T126_1">inotify</text:span></text:h>
      <text:p text:style-name="P127"><text:span text:style-name="T127_1">a</text:span><text:span text:style-name="T127_2"><text:s/></text:span><text:span text:style-name="T127_3">Linux</text:span><text:span text:style-name="T127_4"><text:s/></text:span><text:span text:style-name="T127_5">kernel</text:span><text:span text:style-name="T127_6"><text:s/></text:span><text:span text:style-name="T127_7">subsystem</text:span><text:span text:style-name="T127_8"><text:s/></text:span><text:span text:style-name="T127_9">to</text:span><text:span text:style-name="T127_10"><text:s/></text:span><text:span text:style-name="T127_11">notify</text:span><text:span text:style-name="T127_12"><text:s/></text:span><text:span text:style-name="T127_13">the</text:span><text:span text:style-name="T127_14"><text:s/></text:span><text:span text:style-name="T127_15">application</text:span><text:span text:style-name="T127_16"><text:s/></text:span><text:span text:style-name="T127_17">whenever</text:span><text:span text:style-name="T127_18"><text:s/></text:span><text:span text:style-name="T127_19">a</text:span><text:span text:style-name="T127_20"><text:s/></text:span><text:span text:style-name="T127_21">file</text:span><text:span text:style-name="T127_22"><text:s/></text:span><text:span text:style-name="T127_23">is</text:span><text:span text:style-name="T127_24"><text:s/></text:span><text:span text:style-name="T127_25">changed</text:span><text:span text:style-name="T127_26">,<text:s/></text:span><text:span text:style-name="T127_27">created</text:span><text:span text:style-name="T127_28">,<text:s/></text:span><text:span text:style-name="T127_29">moved</text:span><text:span text:style-name="T127_30"><text:s/></text:span><text:span text:style-name="T127_31">or</text:span><text:span text:style-name="T127_32"><text:s/></text:span><text:span text:style-name="T127_33">deleted</text:span><text:span text:style-name="T127_34">.</text:span></text:p>
      <text:h text:style-name="P128"><text:bookmark-start text:name="h.exrdt6r0vu7"/><text:bookmark-end text:name="h.exrdt6r0vu7"/><text:span text:style-name="T128_1">File</text:span><text:span text:style-name="T128_2"><text:s/></text:span><text:span text:style-name="T128_3">Change</text:span><text:span text:style-name="T128_4"><text:s/></text:span><text:span text:style-name="T128_5">Notification</text:span></text:h>
      <text:p text:style-name="P129"><text:span text:style-name="T129_1">a</text:span><text:span text:style-name="T129_2"><text:s/></text:span><text:span text:style-name="T129_3">file</text:span><text:span text:style-name="T129_4"><text:s/></text:span><text:span text:style-name="T129_5">modification</text:span><text:span text:style-name="T129_6"><text:s/></text:span><text:span text:style-name="T129_7">system</text:span><text:span text:style-name="T129_8"><text:s/></text:span><text:span text:style-name="T129_9">on</text:span><text:span text:style-name="T129_10"><text:s/></text:span><text:span text:style-name="T129_11">Windows</text:span><text:span text:style-name="T129_12"><text:s/></text:span><text:span text:style-name="T129_13">similar</text:span><text:span text:style-name="T129_14"><text:s/></text:span><text:span text:style-name="T129_15">to</text:span><text:span text:style-name="T129_16"><text:s/></text:span><text:span text:style-name="T129_17">inotify</text:span><text:span text:style-name="T129_18">.</text:span></text:p>
      <text:h text:style-name="P130"><text:bookmark-start text:name="h.lqx3pzbefjc2"/><text:bookmark-end text:name="h.lqx3pzbefjc2"/><text:span text:style-name="T130_1">References</text:span></text:h>
      <text:h text:style-name="P131"><text:bookmark-start text:name="h.7tmll8r74phe"/><text:bookmark-end text:name="h.7tmll8r74phe"/><text:span text:style-name="T131_1">Overview</text:span></text:h>
      <text:p text:style-name="P132"/>
      <text:h text:style-name="P133"><text:bookmark-start text:name="h.riyc3sb3uuys"/><text:bookmark-end text:name="h.riyc3sb3uuys"/><text:span text:style-name="T133_1">Overall</text:span><text:span text:style-name="T133_2"><text:s/></text:span><text:span text:style-name="T133_3">Description</text:span></text:h>
      <text:h text:style-name="P134"><text:bookmark-start text:name="h.krru6vy6soet"/><text:bookmark-end text:name="h.krru6vy6soet"/><text:span text:style-name="T134_1">Product</text:span><text:span text:style-name="T134_2"><text:s/></text:span><text:span text:style-name="T134_3">perspective</text:span></text:h>
      <text:p text:style-name="P135"><text:span text:style-name="T135_1">The</text:span><text:span text:style-name="T135_2"><text:s/></text:span><text:span text:style-name="T135_3">software</text:span><text:span text:style-name="T135_4"><text:s/></text:span><text:span text:style-name="T135_5">produced</text:span><text:span text:style-name="T135_6"><text:s/></text:span><text:span text:style-name="T135_7">at</text:span><text:span text:style-name="T135_8"><text:s/></text:span><text:span text:style-name="T135_9">the</text:span><text:span text:style-name="T135_10"><text:s/></text:span><text:span text:style-name="T135_11">end</text:span><text:span text:style-name="T135_12"><text:s/></text:span><text:span text:style-name="T135_13">of</text:span><text:span text:style-name="T135_14"><text:s/></text:span><text:span text:style-name="T135_15">this</text:span><text:span text:style-name="T135_16"><text:s/></text:span><text:span text:style-name="T135_17">software</text:span><text:span text:style-name="T135_18"><text:s/></text:span><text:span text:style-name="T135_19">development</text:span><text:span text:style-name="T135_20"><text:s/></text:span><text:span text:style-name="T135_21">life</text:span><text:span text:style-name="T135_22"><text:s/></text:span><text:span text:style-name="T135_23">cycle</text:span><text:span text:style-name="T135_24"><text:s/></text:span><text:span text:style-name="T135_25">will</text:span><text:span text:style-name="T135_26"><text:s/></text:span><text:span text:style-name="T135_27">be</text:span><text:span text:style-name="T135_28"><text:s/></text:span><text:span text:style-name="T135_29">one</text:span><text:span text:style-name="T135_30"><text:s/></text:span><text:span text:style-name="T135_31">of</text:span><text:span text:style-name="T135_32"><text:s/></text:span><text:span text:style-name="T135_33">its</text:span><text:span text:style-name="T135_34"><text:s/></text:span><text:span text:style-name="T135_35">kind</text:span><text:span text:style-name="T135_36">.<text:s/></text:span><text:span text:style-name="T135_37">It</text:span><text:span text:style-name="T135_38"><text:s/></text:span><text:span text:style-name="T135_39">will</text:span><text:span text:style-name="T135_40"><text:s/></text:span><text:span text:style-name="T135_41">help</text:span><text:span text:style-name="T135_42"><text:s/></text:span><text:span text:style-name="T135_43">the</text:span><text:span text:style-name="T135_44"><text:s/></text:span><text:span text:style-name="T135_45">users</text:span><text:span text:style-name="T135_46"><text:s/></text:span><text:span text:style-name="T135_47">across</text:span><text:span text:style-name="T135_48"><text:s/></text:span><text:span text:style-name="T135_49">the</text:span><text:span text:style-name="T135_50"><text:s/></text:span><text:span text:style-name="T135_51">globe</text:span><text:span text:style-name="T135_52"><text:s/></text:span><text:span text:style-name="T135_53">to</text:span><text:span text:style-name="T135_54"><text:s/></text:span><text:span text:style-name="T135_55">share</text:span><text:span text:style-name="T135_56"><text:s/></text:span><text:span text:style-name="T135_57">music</text:span><text:span text:style-name="T135_58"><text:s/></text:span><text:span text:style-name="T135_59">with</text:span><text:span text:style-name="T135_60"><text:s/></text:span><text:span text:style-name="T135_61">each</text:span><text:span text:style-name="T135_62"><text:s/></text:span><text:span text:style-name="T135_63">other</text:span><text:span text:style-name="T135_64">.<text:s/></text:span><text:span text:style-name="T135_65">As</text:span><text:span text:style-name="T135_66"><text:s/></text:span><text:span text:style-name="T135_67">of</text:span><text:span text:style-name="T135_68"><text:s/></text:span><text:span text:style-name="T135_69">now</text:span><text:span text:style-name="T135_70"><text:s/></text:span><text:span text:style-name="T135_71">there</text:span><text:span text:style-name="T135_72"><text:s/></text:span><text:span text:style-name="T135_73">some</text:span><text:span text:style-name="T135_74"><text:s/></text:span><text:span text:style-name="T135_75">options</text:span><text:span text:style-name="T135_76"><text:s/></text:span><text:span text:style-name="T135_77">available</text:span><text:span text:style-name="T135_78"><text:s/></text:span><text:span text:style-name="T135_79">to</text:span><text:span text:style-name="T135_80"><text:s/></text:span><text:span text:style-name="T135_81">do</text:span><text:span text:style-name="T135_82"><text:s/></text:span><text:span text:style-name="T135_83">so</text:span><text:span text:style-name="T135_84"><text:s/></text:span><text:span text:style-name="T135_85">such</text:span><text:span text:style-name="T135_86"><text:s/></text:span><text:span text:style-name="T135_87">as</text:span><text:span text:style-name="T135_88"><text:s/></text:span><text:span text:style-name="T135_89">SHOUTcast</text:span><text:span text:style-name="T135_90"><text:s/></text:span><text:span text:style-name="T135_91">and</text:span><text:span text:style-name="T135_92"><text:s/></text:span><text:span text:style-name="T135_93">Icecast</text:span><text:span text:style-name="T135_94">.<text:s/></text:span><text:span text:style-name="T135_95">But</text:span><text:span text:style-name="T135_96"><text:s/></text:span><text:span text:style-name="T135_97">the</text:span><text:span text:style-name="T135_98"><text:s/></text:span><text:span text:style-name="T135_99">problem</text:span><text:span text:style-name="T135_100"><text:s/></text:span><text:span text:style-name="T135_101">with</text:span><text:span text:style-name="T135_102"><text:s/></text:span><text:span text:style-name="T135_103">SHOUTcast</text:span><text:span text:style-name="T135_104"><text:s/></text:span><text:span text:style-name="T135_105">is</text:span><text:span text:style-name="T135_106"><text:s/></text:span><text:span text:style-name="T135_107">that</text:span><text:span text:style-name="T135_108"><text:s/></text:span><text:span text:style-name="T135_109">it</text:span><text:span text:style-name="T135_110"><text:s/></text:span><text:span text:style-name="T135_111">is</text:span><text:span text:style-name="T135_112"><text:s/></text:span><text:span text:style-name="T135_113">proprietary</text:span><text:span text:style-name="T135_114"><text:s/></text:span><text:span text:style-name="T135_115">which</text:span><text:span text:style-name="T135_116"><text:s/></text:span><text:span text:style-name="T135_117">does</text:span><text:span text:style-name="T135_118"><text:s/></text:span><text:span text:style-name="T135_119">not</text:span><text:span text:style-name="T135_120"><text:s/></text:span><text:span text:style-name="T135_121">allow</text:span><text:span text:style-name="T135_122"><text:s/></text:span><text:span text:style-name="T135_123">the</text:span><text:span text:style-name="T135_124"><text:s/></text:span><text:span text:style-name="T135_125">users</text:span><text:span text:style-name="T135_126"><text:s/></text:span><text:span text:style-name="T135_127">to</text:span><text:span text:style-name="T135_128"><text:s/></text:span><text:span text:style-name="T135_129">make</text:span><text:span text:style-name="T135_130"><text:s/></text:span><text:span text:style-name="T135_131">changes</text:span><text:span text:style-name="T135_132"><text:s/></text:span><text:span text:style-name="T135_133">in</text:span><text:span text:style-name="T135_134"><text:s/></text:span><text:span text:style-name="T135_135">the</text:span><text:span text:style-name="T135_136"><text:s/></text:span><text:span text:style-name="T135_137">software</text:span><text:span text:style-name="T135_138"><text:s/></text:span><text:span text:style-name="T135_139">to</text:span><text:span text:style-name="T135_140"><text:s/></text:span><text:span text:style-name="T135_141">suit</text:span><text:span text:style-name="T135_142"><text:s/></text:span><text:span text:style-name="T135_143">their</text:span><text:span text:style-name="T135_144"><text:s/></text:span><text:span text:style-name="T135_145">needs</text:span><text:span text:style-name="T135_146"><text:s/></text:span><text:span text:style-name="T135_147">and</text:span><text:span text:style-name="T135_148"><text:s/></text:span><text:span text:style-name="T135_149">Icecast</text:span><text:span text:style-name="T135_150"><text:s/></text:span><text:span text:style-name="T135_151">inspite</text:span><text:span text:style-name="T135_152"><text:s/></text:span><text:span text:style-name="T135_153">of</text:span><text:span text:style-name="T135_154"><text:s/></text:span><text:span text:style-name="T135_155">being</text:span><text:span text:style-name="T135_156"><text:s/></text:span><text:span text:style-name="T135_157">open</text:span><text:span text:style-name="T135_158"><text:s/></text:span><text:span text:style-name="T135_159">source</text:span><text:span text:style-name="T135_160"><text:s/></text:span><text:span text:style-name="T135_161">is</text:span><text:span text:style-name="T135_162"><text:s/></text:span><text:span text:style-name="T135_163">hard</text:span><text:span text:style-name="T135_164"><text:s/></text:span><text:span text:style-name="T135_165">to</text:span><text:span text:style-name="T135_166"><text:s/></text:span><text:span text:style-name="T135_167">administer</text:span><text:span text:style-name="T135_168"><text:s/></text:span><text:span text:style-name="T135_169">and</text:span><text:span text:style-name="T135_170"><text:s/></text:span><text:span text:style-name="T135_171">has</text:span><text:span text:style-name="T135_172"><text:s/></text:span><text:span text:style-name="T135_173">not</text:span><text:span text:style-name="T135_174"><text:s/></text:span><text:span text:style-name="T135_175">been</text:span><text:span text:style-name="T135_176"><text:s/></text:span><text:span text:style-name="T135_177">updated</text:span><text:span text:style-name="T135_178"><text:s/></text:span><text:span text:style-name="T135_179">in</text:span><text:span text:style-name="T135_180"><text:s/></text:span><text:span text:style-name="T135_181">a</text:span><text:span text:style-name="T135_182"><text:s/></text:span><text:span text:style-name="T135_183">while</text:span><text:span text:style-name="T135_184">.<text:s/></text:span><text:span text:style-name="T135_185">These</text:span><text:span text:style-name="T135_186"><text:s/></text:span><text:span text:style-name="T135_187">were</text:span><text:span text:style-name="T135_188"><text:s/></text:span><text:span text:style-name="T135_189">basically</text:span><text:span text:style-name="T135_190"><text:s/></text:span><text:span text:style-name="T135_191">produced</text:span><text:span text:style-name="T135_192"><text:s/></text:span><text:span text:style-name="T135_193">keeping</text:span><text:span text:style-name="T135_194"><text:s/></text:span><text:span text:style-name="T135_195">for</text:span><text:span text:style-name="T135_196"><text:s/></text:span><text:span text:style-name="T135_197">running</text:span><text:span text:style-name="T135_198"><text:s/></text:span><text:span text:style-name="T135_199">internet</text:span><text:span text:style-name="T135_200"><text:s/></text:span><text:span text:style-name="T135_201">radio</text:span><text:span text:style-name="T135_202"><text:s/></text:span><text:span text:style-name="T135_203">stations</text:span><text:span text:style-name="T135_204"><text:s/></text:span><text:span text:style-name="T135_205">over</text:span><text:span text:style-name="T135_206"><text:s/></text:span><text:span text:style-name="T135_207">the</text:span><text:span text:style-name="T135_208"><text:s/></text:span><text:span text:style-name="T135_209">web</text:span><text:span text:style-name="T135_210"><text:s/></text:span><text:span text:style-name="T135_211">but</text:span><text:span text:style-name="T135_212"><text:s/></text:span><text:span text:style-name="T135_213">many</text:span><text:span text:style-name="T135_214"><text:s/></text:span><text:span text:style-name="T135_215">a</text:span><text:span text:style-name="T135_216"><text:s/></text:span><text:span text:style-name="T135_217">times</text:span><text:span text:style-name="T135_218"><text:s/></text:span><text:span text:style-name="T135_219">users</text:span><text:span text:style-name="T135_220"><text:s/></text:span><text:span text:style-name="T135_221">need</text:span><text:span text:style-name="T135_222"><text:s/></text:span><text:span text:style-name="T135_223">to</text:span><text:span text:style-name="T135_224"><text:s/></text:span><text:span text:style-name="T135_225">share</text:span><text:span text:style-name="T135_226"><text:s/></text:span><text:span text:style-name="T135_227">music</text:span><text:span text:style-name="T135_228"><text:s/></text:span><text:span text:style-name="T135_229">on</text:span><text:span text:style-name="T135_230"><text:s/></text:span><text:span text:style-name="T135_231">their</text:span><text:span text:style-name="T135_232"><text:s/></text:span><text:span text:style-name="T135_233">internal</text:span><text:span text:style-name="T135_234"><text:s/></text:span><text:span text:style-name="T135_235">networks</text:span><text:span text:style-name="T135_236"><text:s/></text:span><text:span text:style-name="T135_237">or</text:span><text:span text:style-name="T135_238"><text:s/></text:span><text:span text:style-name="T135_239">among</text:span><text:span text:style-name="T135_240"><text:s/></text:span><text:span text:style-name="T135_241">a</text:span><text:span text:style-name="T135_242"><text:s/></text:span><text:span text:style-name="T135_243">limited</text:span><text:span text:style-name="T135_244"><text:s/></text:span><text:span text:style-name="T135_245">group</text:span><text:span text:style-name="T135_246"><text:s/></text:span><text:span text:style-name="T135_247">of</text:span><text:span text:style-name="T135_248"><text:s/></text:span><text:span text:style-name="T135_249">users</text:span><text:span text:style-name="T135_250">.<text:s/></text:span><text:span text:style-name="T135_251">The</text:span><text:span text:style-name="T135_252"><text:s/></text:span><text:span text:style-name="T135_253">product</text:span><text:span text:style-name="T135_254"><text:s/></text:span><text:span text:style-name="T135_255">thus</text:span><text:span text:style-name="T135_256"><text:s/></text:span><text:span text:style-name="T135_257">produced</text:span><text:span text:style-name="T135_258"><text:s/></text:span><text:span text:style-name="T135_259">would</text:span><text:span text:style-name="T135_260"><text:s/></text:span><text:span text:style-name="T135_261">use</text:span><text:span text:style-name="T135_262"><text:s/></text:span><text:span text:style-name="T135_263">cross</text:span><text:span text:style-name="T135_264"><text:s/></text:span><text:span text:style-name="T135_265">platform</text:span><text:span text:style-name="T135_266"><text:s/></text:span><text:span text:style-name="T135_267">technologies</text:span><text:span text:style-name="T135_268"><text:s/></text:span><text:span text:style-name="T135_269">and</text:span><text:span text:style-name="T135_270"><text:s/></text:span><text:span text:style-name="T135_271">would</text:span><text:span text:style-name="T135_272"><text:s/></text:span><text:span text:style-name="T135_273">be</text:span><text:span text:style-name="T135_274"><text:s/></text:span><text:span text:style-name="T135_275">easy</text:span><text:span text:style-name="T135_276"><text:s/></text:span><text:span text:style-name="T135_277">to</text:span><text:span text:style-name="T135_278"><text:s/></text:span><text:span text:style-name="T135_279">setup</text:span><text:span text:style-name="T135_280"><text:s/></text:span><text:span text:style-name="T135_281">and</text:span><text:span text:style-name="T135_282"><text:s/></text:span><text:span text:style-name="T135_283">use</text:span><text:span text:style-name="T135_284">.</text:span></text:p>
      <text:h text:style-name="P136"><text:bookmark-start text:name="h.iv2mdovf4vlb"/><text:bookmark-end text:name="h.iv2mdovf4vlb"/><text:span text:style-name="T136_1">Product</text:span><text:span text:style-name="T136_2"><text:s/></text:span><text:span text:style-name="T136_3">functions</text:span></text:h>
      <text:p text:style-name="P137"><text:span text:style-name="T137_1">1.<text:s/></text:span><text:span text:style-name="T137_2">Creating</text:span><text:span text:style-name="T137_3"><text:s/></text:span><text:span text:style-name="T137_4">a</text:span><text:span text:style-name="T137_5"><text:s/></text:span><text:span text:style-name="T137_6">music</text:span><text:span text:style-name="T137_7"><text:s/></text:span><text:span text:style-name="T137_8">streaming</text:span><text:span text:style-name="T137_9"><text:s/></text:span><text:span text:style-name="T137_10">server</text:span><text:span text:style-name="T137_11"><text:s/></text:span><text:span text:style-name="T137_12">which</text:span><text:span text:style-name="T137_13"><text:s/></text:span><text:span text:style-name="T137_14">would</text:span><text:span text:style-name="T137_15"><text:s/></text:span><text:span text:style-name="T137_16">be</text:span><text:span text:style-name="T137_17"><text:s/></text:span><text:span text:style-name="T137_18">easy</text:span><text:span text:style-name="T137_19"><text:s/></text:span><text:span text:style-name="T137_20">to</text:span><text:span text:style-name="T137_21"><text:s/></text:span><text:span text:style-name="T137_22">administer</text:span><text:span text:style-name="T137_23"><text:s/></text:span><text:span text:style-name="T137_24">and</text:span><text:span text:style-name="T137_25"><text:s/></text:span><text:span text:style-name="T137_26">use</text:span><text:span text:style-name="T137_27">.</text:span></text:p>
      <text:p text:style-name="P138"><text:span text:style-name="T138_1">2.<text:s/></text:span><text:span text:style-name="T138_2">The</text:span><text:span text:style-name="T138_3"><text:s/></text:span><text:span text:style-name="T138_4">product</text:span><text:span text:style-name="T138_5"><text:s/></text:span><text:span text:style-name="T138_6">would</text:span><text:span text:style-name="T138_7"><text:s/></text:span><text:span text:style-name="T138_8">be</text:span><text:span text:style-name="T138_9"><text:s/></text:span><text:span text:style-name="T138_10">supported</text:span><text:span text:style-name="T138_11"><text:s/></text:span><text:span text:style-name="T138_12">by</text:span><text:span text:style-name="T138_13"><text:s/></text:span><text:span text:style-name="T138_14">music</text:span><text:span text:style-name="T138_15"><text:s/></text:span><text:span text:style-name="T138_16">players</text:span><text:span text:style-name="T138_17"><text:s/></text:span><text:span text:style-name="T138_18">ranging</text:span><text:span text:style-name="T138_19"><text:s/></text:span><text:span text:style-name="T138_20">from</text:span><text:span text:style-name="T138_21"><text:s/></text:span><text:span text:style-name="T138_22">desktops</text:span><text:span text:style-name="T138_23"><text:s/></text:span><text:span text:style-name="T138_24">to</text:span><text:span text:style-name="T138_25"><text:s/></text:span><text:span text:style-name="T138_26">all</text:span><text:span text:style-name="T138_27"><text:s/></text:span><text:span text:style-name="T138_28">modern</text:span><text:span text:style-name="T138_29"><text:s/></text:span><text:span text:style-name="T138_30">day</text:span><text:span text:style-name="T138_31"><text:s/></text:span><text:span text:style-name="T138_32">embedded</text:span><text:span text:style-name="T138_33"><text:s/></text:span><text:span text:style-name="T138_34">devices</text:span><text:span text:style-name="T138_35">.</text:span></text:p>
      <text:p text:style-name="P139"><text:span text:style-name="T139_1">3.<text:s/></text:span><text:span text:style-name="T139_2">Music</text:span><text:span text:style-name="T139_3"><text:s/></text:span><text:span text:style-name="T139_4">will</text:span><text:span text:style-name="T139_5"><text:s/></text:span><text:span text:style-name="T139_6">be</text:span><text:span text:style-name="T139_7"><text:s/></text:span><text:span text:style-name="T139_8">streamed</text:span><text:span text:style-name="T139_9"><text:s/></text:span><text:span text:style-name="T139_10">over</text:span><text:span text:style-name="T139_11"><text:s/></text:span><text:span text:style-name="T139_12">HTTP</text:span><text:span text:style-name="T139_13"><text:s/></text:span><text:span text:style-name="T139_14">protocol</text:span><text:span text:style-name="T139_15">.</text:span></text:p>
      <text:p text:style-name="P140"><text:span text:style-name="T140_1">4.<text:s/></text:span><text:span text:style-name="T140_2">It</text:span><text:span text:style-name="T140_3"><text:s/></text:span><text:span text:style-name="T140_4">would</text:span><text:span text:style-name="T140_5"><text:s/></text:span><text:span text:style-name="T140_6">run</text:span><text:span text:style-name="T140_7"><text:s/></text:span><text:span text:style-name="T140_8">on</text:span><text:span text:style-name="T140_9"><text:s/></text:span><text:span text:style-name="T140_10">all</text:span><text:span text:style-name="T140_11"><text:s/></text:span><text:span text:style-name="T140_12">commonly</text:span><text:span text:style-name="T140_13"><text:s/></text:span><text:span text:style-name="T140_14">available</text:span><text:span text:style-name="T140_15"><text:s/></text:span><text:span text:style-name="T140_16">platforms</text:span><text:span text:style-name="T140_17">.</text:span></text:p>
      <text:p text:style-name="P141"><text:span text:style-name="T141_1">5.<text:s/></text:span><text:span text:style-name="T141_2">The</text:span><text:span text:style-name="T141_3"><text:s/></text:span><text:span text:style-name="T141_4">user</text:span><text:span text:style-name="T141_5">/</text:span><text:span text:style-name="T141_6">administrator</text:span><text:span text:style-name="T141_7"><text:s/></text:span><text:span text:style-name="T141_8">need</text:span><text:span text:style-name="T141_9"><text:s/></text:span><text:span text:style-name="T141_10">not</text:span><text:span text:style-name="T141_11"><text:s/></text:span><text:span text:style-name="T141_12">manually</text:span><text:span text:style-name="T141_13"><text:s/></text:span><text:span text:style-name="T141_14">add</text:span><text:span text:style-name="T141_15"><text:s/></text:span><text:span text:style-name="T141_16">every</text:span><text:span text:style-name="T141_17"><text:s/></text:span><text:span text:style-name="T141_18">music</text:span><text:span text:style-name="T141_19"><text:s/></text:span><text:span text:style-name="T141_20">file</text:span><text:span text:style-name="T141_21">.</text:span></text:p>
      <text:p text:style-name="P142"><text:span text:style-name="T142_1">6.<text:s/></text:span><text:span text:style-name="T142_2">It</text:span><text:span text:style-name="T142_3"><text:s/></text:span><text:span text:style-name="T142_4">would</text:span><text:span text:style-name="T142_5"><text:s/></text:span><text:span text:style-name="T142_6">provide</text:span><text:span text:style-name="T142_7"><text:s/></text:span><text:span text:style-name="T142_8">useful</text:span><text:span text:style-name="T142_9"><text:s/></text:span><text:span text:style-name="T142_10">statistics</text:span><text:span text:style-name="T142_11"><text:s/></text:span><text:span text:style-name="T142_12">about</text:span><text:span text:style-name="T142_13"><text:s/></text:span><text:span text:style-name="T142_14">most</text:span><text:span text:style-name="T142_15"><text:s/></text:span><text:span text:style-name="T142_16">add</text:span><text:span text:style-name="T142_17"><text:s/></text:span><text:span text:style-name="T142_18">and</text:span><text:span text:style-name="T142_19"><text:s/></text:span><text:span text:style-name="T142_20">most</text:span><text:span text:style-name="T142_21"><text:s/></text:span><text:span text:style-name="T142_22">listened</text:span><text:span text:style-name="T142_23"><text:s/></text:span><text:span text:style-name="T142_24">songs</text:span><text:span text:style-name="T142_25">.</text:span></text:p>
      <text:p text:style-name="P143"><text:span text:style-name="T143_1">7.<text:s/></text:span><text:span text:style-name="T143_2">Users</text:span><text:span text:style-name="T143_3"><text:s/></text:span><text:span text:style-name="T143_4">would</text:span><text:span text:style-name="T143_5"><text:s/></text:span><text:span text:style-name="T143_6">be</text:span><text:span text:style-name="T143_7"><text:s/></text:span><text:span text:style-name="T143_8">able</text:span><text:span text:style-name="T143_9"><text:s/></text:span><text:span text:style-name="T143_10">to</text:span><text:span text:style-name="T143_11"><text:s/></text:span><text:span text:style-name="T143_12">share</text:span><text:span text:style-name="T143_13"><text:s/></text:span><text:span text:style-name="T143_14">their</text:span><text:span text:style-name="T143_15"><text:s/></text:span><text:span text:style-name="T143_16">music</text:span><text:span text:style-name="T143_17"><text:s/></text:span><text:span text:style-name="T143_18">with</text:span><text:span text:style-name="T143_19"><text:s/></text:span><text:span text:style-name="T143_20">other</text:span><text:span text:style-name="T143_21"><text:s/></text:span><text:span text:style-name="T143_22">users</text:span><text:span text:style-name="T143_23">.</text:span></text:p>
      <text:p text:style-name="P144"><text:span text:style-name="T144_1">8.<text:s/></text:span><text:span text:style-name="T144_2">Users</text:span><text:span text:style-name="T144_3"><text:s/></text:span><text:span text:style-name="T144_4">would</text:span><text:span text:style-name="T144_5"><text:s/></text:span><text:span text:style-name="T144_6">be</text:span><text:span text:style-name="T144_7"><text:s/></text:span><text:span text:style-name="T144_8">able</text:span><text:span text:style-name="T144_9"><text:s/></text:span><text:span text:style-name="T144_10">to</text:span><text:span text:style-name="T144_11"><text:s/></text:span><text:span text:style-name="T144_12">save</text:span><text:span text:style-name="T144_13"><text:s/></text:span><text:span text:style-name="T144_14">their</text:span><text:span text:style-name="T144_15"><text:s/></text:span><text:span text:style-name="T144_16">playlists</text:span><text:span text:style-name="T144_17"><text:s/></text:span><text:span text:style-name="T144_18">on</text:span><text:span text:style-name="T144_19"><text:s/></text:span><text:span text:style-name="T144_20">the</text:span><text:span text:style-name="T144_21"><text:s/></text:span><text:span text:style-name="T144_22">server</text:span><text:span text:style-name="T144_23">.</text:span></text:p>
      <text:p text:style-name="P145"><text:span text:style-name="T145_1">9.<text:s/></text:span><text:span text:style-name="T145_2">The</text:span><text:span text:style-name="T145_3"><text:s/></text:span><text:span text:style-name="T145_4">user</text:span><text:span text:style-name="T145_5"><text:s/></text:span><text:span text:style-name="T145_6">and</text:span><text:span text:style-name="T145_7"><text:s/></text:span><text:span text:style-name="T145_8">the</text:span><text:span text:style-name="T145_9"><text:s/></text:span><text:span text:style-name="T145_10">administration</text:span><text:span text:style-name="T145_11"><text:s/></text:span><text:span text:style-name="T145_12">interface</text:span><text:span text:style-name="T145_13"><text:s/></text:span><text:span text:style-name="T145_14">would</text:span><text:span text:style-name="T145_15"><text:s/></text:span><text:span text:style-name="T145_16">simple</text:span><text:span text:style-name="T145_17"><text:s/></text:span><text:span text:style-name="T145_18">and</text:span><text:span text:style-name="T145_19"><text:s/></text:span><text:span text:style-name="T145_20">easy</text:span><text:span text:style-name="T145_21"><text:s/></text:span><text:span text:style-name="T145_22">to</text:span><text:span text:style-name="T145_23"><text:s/></text:span><text:span text:style-name="T145_24">use</text:span><text:span text:style-name="T145_25">.<text:s/></text:span></text:p>
      <text:p text:style-name="P146"/>
      <text:h text:style-name="P147"><text:bookmark-start text:name="h.uaed4wpcny4k"/><text:bookmark-end text:name="h.uaed4wpcny4k"/><text:span text:style-name="T147_1">User</text:span><text:span text:style-name="T147_2"><text:s/></text:span><text:span text:style-name="T147_3">characteristics</text:span><text:span text:style-name="T147_4">(</text:span><text:span text:style-name="T147_5">TODO</text:span><text:span text:style-name="T147_6">)</text:span></text:h>
      <text:p text:style-name="P148"/>
      <text:h text:style-name="P149"><text:bookmark-start text:name="h.3hmbnzdidc4a"/><text:bookmark-end text:name="h.3hmbnzdidc4a"/><text:span text:style-name="T149_1">Constraints</text:span></text:h>
      <text:p text:style-name="P150"><text:span text:style-name="T150_1">1.<text:s/></text:span><text:span text:style-name="T150_2">Product</text:span><text:span text:style-name="T150_3"><text:s/></text:span><text:span text:style-name="T150_4">delivery</text:span><text:span text:style-name="T150_5"><text:s/></text:span><text:span text:style-name="T150_6">schedule</text:span><text:span text:style-name="T150_7"><text:s/></text:span><text:span text:style-name="T150_8">can</text:span><text:span text:style-name="T150_9"><text:s/></text:span><text:span text:style-name="T150_10">be</text:span><text:span text:style-name="T150_11"><text:s/></text:span><text:span text:style-name="T150_12">hampered</text:span><text:span text:style-name="T150_13"><text:s/></text:span><text:span text:style-name="T150_14">due</text:span><text:span text:style-name="T150_15"><text:s/></text:span><text:span text:style-name="T150_16">to</text:span><text:span text:style-name="T150_17"><text:s/></text:span><text:span text:style-name="T150_18">time</text:span><text:span text:style-name="T150_19"><text:s/></text:span><text:span text:style-name="T150_20">shortage</text:span><text:span text:style-name="T150_21"><text:s/></text:span><text:span text:style-name="T150_22">with</text:span><text:span text:style-name="T150_23"><text:s/></text:span><text:span text:style-name="T150_24">the</text:span><text:span text:style-name="T150_25"><text:s/></text:span><text:span text:style-name="T150_26">team</text:span><text:span text:style-name="T150_27">.</text:span></text:p>
      <text:p text:style-name="P151"><text:span text:style-name="T151_1">2.<text:s/></text:span><text:span text:style-name="T151_2">The</text:span><text:span text:style-name="T151_3"><text:s/></text:span><text:span text:style-name="T151_4">server</text:span><text:span text:style-name="T151_5"><text:s/></text:span><text:span text:style-name="T151_6">may</text:span><text:span text:style-name="T151_7"><text:s/></text:span><text:span text:style-name="T151_8">stop</text:span><text:span text:style-name="T151_9"><text:s/></text:span><text:span text:style-name="T151_10">serving</text:span><text:span text:style-name="T151_11"><text:s/></text:span><text:span text:style-name="T151_12">new</text:span><text:span text:style-name="T151_13"><text:s/></text:span><text:span text:style-name="T151_14">clients</text:span><text:span text:style-name="T151_15"><text:s/></text:span><text:span text:style-name="T151_16">after</text:span><text:span text:style-name="T151_17"><text:s/></text:span><text:span text:style-name="T151_18">a</text:span><text:span text:style-name="T151_19"><text:s/></text:span><text:span text:style-name="T151_20">cartain</text:span><text:span text:style-name="T151_21"><text:s/></text:span><text:span text:style-name="T151_22">point</text:span><text:span text:style-name="T151_23"><text:s/></text:span><text:span text:style-name="T151_24">of</text:span><text:span text:style-name="T151_25"><text:s/></text:span><text:span text:style-name="T151_26">time</text:span><text:span text:style-name="T151_27">.</text:span></text:p>
      <text:p text:style-name="P152"><text:span text:style-name="T152_1">3.<text:s/></text:span><text:span text:style-name="T152_2">The</text:span><text:span text:style-name="T152_3"><text:s/></text:span><text:span text:style-name="T152_4">performance</text:span><text:span text:style-name="T152_5"><text:s/></text:span><text:span text:style-name="T152_6">of</text:span><text:span text:style-name="T152_7"><text:s/></text:span><text:span text:style-name="T152_8">the</text:span><text:span text:style-name="T152_9"><text:s/></text:span><text:span text:style-name="T152_10">product</text:span><text:span text:style-name="T152_11"><text:s/></text:span><text:span text:style-name="T152_12">depends</text:span><text:span text:style-name="T152_13"><text:s/></text:span><text:span text:style-name="T152_14">heavily</text:span><text:span text:style-name="T152_15"><text:s/></text:span><text:span text:style-name="T152_16">on</text:span><text:span text:style-name="T152_17"><text:s/></text:span><text:span text:style-name="T152_18">the</text:span><text:span text:style-name="T152_19"><text:s/></text:span><text:span text:style-name="T152_20">quality</text:span><text:span text:style-name="T152_21"><text:s/></text:span><text:span text:style-name="T152_22">of</text:span><text:span text:style-name="T152_23"><text:s/></text:span><text:span text:style-name="T152_24">the</text:span><text:span text:style-name="T152_25"> <text:s/></text:span><text:span text:style-name="T152_26">network</text:span><text:span text:style-name="T152_27"><text:s/></text:span><text:span text:style-name="T152_28">connection</text:span><text:span text:style-name="T152_29"><text:s/></text:span><text:span text:style-name="T152_30">available</text:span><text:span text:style-name="T152_31"><text:s/></text:span><text:span text:style-name="T152_32">with</text:span><text:span text:style-name="T152_33"><text:s/></text:span><text:span text:style-name="T152_34">the</text:span><text:span text:style-name="T152_35"><text:s/></text:span><text:span text:style-name="T152_36">user</text:span><text:span text:style-name="T152_37">.</text:span></text:p>
      <text:p text:style-name="P153"><text:span text:style-name="T153_1">4.<text:s/></text:span><text:span text:style-name="T153_2">It</text:span><text:span text:style-name="T153_3"><text:s/></text:span><text:span text:style-name="T153_4">is</text:span><text:span text:style-name="T153_5"><text:s/></text:span><text:span text:style-name="T153_6">difficult</text:span><text:span text:style-name="T153_7"><text:s/></text:span><text:span text:style-name="T153_8">to</text:span><text:span text:style-name="T153_9"><text:s/></text:span><text:span text:style-name="T153_10">produce</text:span><text:span text:style-name="T153_11"><text:s/></text:span><text:span text:style-name="T153_12">a</text:span><text:span text:style-name="T153_13"><text:s/></text:span><text:span text:style-name="T153_14">product</text:span><text:span text:style-name="T153_15"><text:s/></text:span><text:span text:style-name="T153_16">which</text:span><text:span text:style-name="T153_17"><text:s/></text:span><text:span text:style-name="T153_18">has</text:span><text:span text:style-name="T153_19"><text:s/></text:span><text:span text:style-name="T153_20">foolproof</text:span><text:span text:style-name="T153_21"><text:s/></text:span><text:span text:style-name="T153_22">security</text:span><text:span text:style-name="T153_23"><text:s/></text:span><text:span text:style-name="T153_24">due</text:span><text:span text:style-name="T153_25"><text:s/></text:span><text:span text:style-name="T153_26">to</text:span><text:span text:style-name="T153_27"><text:s/></text:span><text:span text:style-name="T153_28">the</text:span><text:span text:style-name="T153_29"><text:s/></text:span><text:span text:style-name="T153_30">complexity</text:span><text:span text:style-name="T153_31"><text:s/></text:span><text:span text:style-name="T153_32">of</text:span><text:span text:style-name="T153_33"><text:s/></text:span><text:span text:style-name="T153_34">the</text:span><text:span text:style-name="T153_35"><text:s/></text:span><text:span text:style-name="T153_36">underlying</text:span><text:span text:style-name="T153_37"><text:s/></text:span><text:span text:style-name="T153_38">system</text:span><text:span text:style-name="T153_39"><text:s/></text:span><text:span text:style-name="T153_40">and</text:span><text:span text:style-name="T153_41"><text:s/></text:span><text:span text:style-name="T153_42">any</text:span><text:span text:style-name="T153_43"><text:s/></text:span><text:span text:style-name="T153_44">vulnerabilities</text:span><text:span text:style-name="T153_45"><text:s/></text:span><text:span text:style-name="T153_46">present</text:span><text:span text:style-name="T153_47"><text:s/></text:span><text:span text:style-name="T153_48">in</text:span><text:span text:style-name="T153_49"><text:s/></text:span><text:span text:style-name="T153_50">the</text:span><text:span text:style-name="T153_51"><text:s/></text:span><text:span text:style-name="T153_52">operating</text:span><text:span text:style-name="T153_53"><text:s/></text:span><text:span text:style-name="T153_54">system</text:span><text:span text:style-name="T153_55">,<text:s/></text:span><text:span text:style-name="T153_56">programming</text:span><text:span text:style-name="T153_57"><text:s/></text:span><text:span text:style-name="T153_58">language</text:span><text:span text:style-name="T153_59"><text:s/></text:span><text:span text:style-name="T153_60">etc</text:span><text:span text:style-name="T153_61">.</text:span></text:p>
      <text:p text:style-name="P154"><text:span text:style-name="T154_1">5.<text:s/></text:span><text:span text:style-name="T154_2">It</text:span><text:span text:style-name="T154_3"><text:s/></text:span><text:span text:style-name="T154_4">is</text:span><text:span text:style-name="T154_5"><text:s/></text:span><text:span text:style-name="T154_6">possible</text:span><text:span text:style-name="T154_7"><text:s/></text:span><text:span text:style-name="T154_8">that</text:span><text:span text:style-name="T154_9"><text:s/></text:span><text:span text:style-name="T154_10">all</text:span><text:span text:style-name="T154_11"><text:s/></text:span><text:span text:style-name="T154_12">users</text:span><text:span text:style-name="T154_13"><text:s/></text:span><text:span text:style-name="T154_14">may</text:span><text:span text:style-name="T154_15"><text:s/></text:span><text:span text:style-name="T154_16">not</text:span><text:span text:style-name="T154_17"><text:s/></text:span><text:span text:style-name="T154_18">be</text:span><text:span text:style-name="T154_19"><text:s/></text:span><text:span text:style-name="T154_20">satisfied</text:span><text:span text:style-name="T154_21"><text:s/></text:span><text:span text:style-name="T154_22">with</text:span><text:span text:style-name="T154_23"><text:s/></text:span><text:span text:style-name="T154_24">the</text:span><text:span text:style-name="T154_25"><text:s/></text:span><text:span text:style-name="T154_26">interface</text:span><text:span text:style-name="T154_27"><text:s/></text:span><text:span text:style-name="T154_28">of</text:span><text:span text:style-name="T154_29"><text:s/></text:span><text:span text:style-name="T154_30">the</text:span><text:span text:style-name="T154_31"><text:s/></text:span><text:span text:style-name="T154_32">product</text:span><text:span text:style-name="T154_33"><text:s/></text:span><text:span text:style-name="T154_34">because</text:span><text:span text:style-name="T154_35"><text:s/></text:span><text:span text:style-name="T154_36">satisfying</text:span><text:span text:style-name="T154_37"><text:s/></text:span><text:span text:style-name="T154_38">the</text:span><text:span text:style-name="T154_39"><text:s/></text:span><text:span text:style-name="T154_40">needs</text:span><text:span text:style-name="T154_41"><text:s/></text:span><text:span text:style-name="T154_42">of</text:span><text:span text:style-name="T154_43"><text:s/></text:span><text:span text:style-name="T154_44">all</text:span><text:span text:style-name="T154_45"><text:s/></text:span><text:span text:style-name="T154_46">users</text:span><text:span text:style-name="T154_47"><text:s/></text:span><text:span text:style-name="T154_48">is</text:span><text:span text:style-name="T154_49"><text:s/></text:span><text:span text:style-name="T154_50">difficult</text:span><text:span text:style-name="T154_51">.<text:s/></text:span><text:span text:style-name="T154_52">Muzicast</text:span><text:span text:style-name="T154_53"><text:s/></text:span><text:span text:style-name="T154_54">will</text:span><text:span text:style-name="T154_55"><text:s/></text:span><text:span text:style-name="T154_56">aim</text:span><text:span text:style-name="T154_57"><text:s/></text:span><text:span text:style-name="T154_58">to</text:span><text:span text:style-name="T154_59"><text:s/></text:span><text:span text:style-name="T154_60">satisfy</text:span><text:span text:style-name="T154_61"><text:s/></text:span><text:span text:style-name="T154_62">a</text:span><text:span text:style-name="T154_63"><text:s/></text:span><text:span text:style-name="T154_64">majority</text:span><text:span text:style-name="T154_65"><text:s/></text:span><text:span text:style-name="T154_66">of</text:span><text:span text:style-name="T154_67"><text:s/></text:span><text:span text:style-name="T154_68">them</text:span><text:span text:style-name="T154_69">.</text:span></text:p>
      <text:p text:style-name="P155"><text:span text:style-name="T155_1">6.<text:s/></text:span><text:span text:style-name="T155_2">The</text:span><text:span text:style-name="T155_3"><text:s/></text:span><text:span text:style-name="T155_4">product</text:span><text:span text:style-name="T155_5"><text:s/></text:span><text:span text:style-name="T155_6">depends</text:span><text:span text:style-name="T155_7"><text:s/></text:span><text:span text:style-name="T155_8">on</text:span><text:span text:style-name="T155_9"><text:s/></text:span><text:span text:style-name="T155_10">the</text:span><text:span text:style-name="T155_11"><text:s/></text:span><text:span text:style-name="T155_12">performance</text:span><text:span text:style-name="T155_13"><text:s/></text:span><text:span text:style-name="T155_14">of</text:span><text:span text:style-name="T155_15"><text:s/></text:span><text:span text:style-name="T155_16">other</text:span><text:span text:style-name="T155_17"><text:s/></text:span><text:span text:style-name="T155_18">software</text:span><text:span text:style-name="T155_19"><text:s/></text:span><text:span text:style-name="T155_20">which</text:span><text:span text:style-name="T155_21"><text:s/></text:span><text:span text:style-name="T155_22">need</text:span><text:span text:style-name="T155_23"><text:s/></text:span><text:span text:style-name="T155_24">to</text:span><text:span text:style-name="T155_25"><text:s/></text:span><text:span text:style-name="T155_26">be</text:span><text:span text:style-name="T155_27"><text:s/></text:span><text:span text:style-name="T155_28">installed</text:span><text:span text:style-name="T155_29"><text:s/></text:span><text:span text:style-name="T155_30">by</text:span><text:span text:style-name="T155_31"><text:s/></text:span><text:span text:style-name="T155_32">the</text:span><text:span text:style-name="T155_33"><text:s/></text:span><text:span text:style-name="T155_34">user</text:span><text:span text:style-name="T155_35">/</text:span><text:span text:style-name="T155_36">administrator</text:span><text:span text:style-name="T155_37"><text:s/></text:span><text:span text:style-name="T155_38">and</text:span><text:span text:style-name="T155_39"><text:s/></text:span><text:span text:style-name="T155_40">their</text:span><text:span text:style-name="T155_41"><text:s/></text:span><text:span text:style-name="T155_42">performance</text:span><text:span text:style-name="T155_43"><text:s/></text:span><text:span text:style-name="T155_44">cannot</text:span><text:span text:style-name="T155_45"><text:s/></text:span><text:span text:style-name="T155_46">be</text:span><text:span text:style-name="T155_47"><text:s/></text:span><text:span text:style-name="T155_48">guaranteed</text:span><text:span text:style-name="T155_49"><text:s/></text:span><text:span text:style-name="T155_50">by</text:span><text:span text:style-name="T155_51"><text:s/></text:span><text:span text:style-name="T155_52">the</text:span><text:span text:style-name="T155_53"><text:s/></text:span><text:span text:style-name="T155_54">team</text:span><text:span text:style-name="T155_55">.<text:s/></text:span></text:p>
      <text:p text:style-name="P156"><text:span text:style-name="T156_1">7.<text:s/></text:span><text:span text:style-name="T156_2">The</text:span><text:span text:style-name="T156_3"><text:s/></text:span><text:span text:style-name="T156_4">songs</text:span><text:span text:style-name="T156_5"><text:s/></text:span><text:span text:style-name="T156_6">that</text:span><text:span text:style-name="T156_7"><text:s/></text:span><text:span text:style-name="T156_8">the</text:span><text:span text:style-name="T156_9"><text:s/></text:span><text:span text:style-name="T156_10">user</text:span><text:span text:style-name="T156_11"><text:s/></text:span><text:span text:style-name="T156_12">wants</text:span><text:span text:style-name="T156_13"><text:s/></text:span><text:span text:style-name="T156_14">to</text:span><text:span text:style-name="T156_15"><text:s/></text:span><text:span text:style-name="T156_16">hear</text:span><text:span text:style-name="T156_17"><text:s/></text:span><text:span text:style-name="T156_18">are</text:span><text:span text:style-name="T156_19"><text:s/></text:span><text:span text:style-name="T156_20">subject</text:span><text:span text:style-name="T156_21"><text:s/></text:span><text:span text:style-name="T156_22">to</text:span><text:span text:style-name="T156_23"><text:s/></text:span><text:span text:style-name="T156_24">availability</text:span><text:span text:style-name="T156_25"><text:s/></text:span><text:span text:style-name="T156_26">on</text:span><text:span text:style-name="T156_27"><text:s/></text:span><text:span text:style-name="T156_28">the</text:span><text:span text:style-name="T156_29"><text:s/></text:span><text:span text:style-name="T156_30">server</text:span><text:span text:style-name="T156_31">.</text:span></text:p>
      <text:p text:style-name="P157"><text:span text:style-name="T157_1">8.<text:s/></text:span><text:span text:style-name="T157_2">The</text:span><text:span text:style-name="T157_3"><text:s/></text:span><text:span text:style-name="T157_4">speed</text:span><text:span text:style-name="T157_5"><text:s/></text:span><text:span text:style-name="T157_6">at</text:span><text:span text:style-name="T157_7"><text:s/></text:span><text:span text:style-name="T157_8">which</text:span><text:span text:style-name="T157_9"><text:s/></text:span><text:span text:style-name="T157_10">the</text:span><text:span text:style-name="T157_11"><text:s/></text:span><text:span text:style-name="T157_12">data</text:span><text:span text:style-name="T157_13"><text:s/></text:span><text:span text:style-name="T157_14">is</text:span><text:span text:style-name="T157_15"><text:s/></text:span><text:span text:style-name="T157_16">transferred</text:span><text:span text:style-name="T157_17"><text:s/></text:span><text:span text:style-name="T157_18">depends</text:span><text:span text:style-name="T157_19"><text:s/></text:span><text:span text:style-name="T157_20">on</text:span><text:span text:style-name="T157_21"><text:s/></text:span><text:span text:style-name="T157_22">the</text:span><text:span text:style-name="T157_23"><text:s/></text:span><text:span text:style-name="T157_24">connection</text:span><text:span text:style-name="T157_25"><text:s/></text:span><text:span text:style-name="T157_26">quality</text:span><text:span text:style-name="T157_27">.</text:span></text:p>
      <text:p text:style-name="P158"/>
      <text:p text:style-name="P159"><text:span text:style-name="T159_1"><text:s/></text:span></text:p>
      <text:h text:style-name="P160"><text:bookmark-start text:name="h.n4nqazbog6q9"/><text:bookmark-end text:name="h.n4nqazbog6q9"/><text:span text:style-name="T160_1">Assumptions</text:span><text:span text:style-name="T160_2"><text:s/></text:span><text:span text:style-name="T160_3">and</text:span><text:span text:style-name="T160_4"><text:s/></text:span><text:span text:style-name="T160_5">Dependencies</text:span></text:h>
      <text:p text:style-name="P161"><text:span text:style-name="T161_1">1.<text:s/></text:span><text:span text:style-name="T161_2">The</text:span><text:span text:style-name="T161_3"><text:s/></text:span><text:span text:style-name="T161_4">users</text:span><text:span text:style-name="T161_5"><text:s/></text:span><text:span text:style-name="T161_6">have</text:span><text:span text:style-name="T161_7"><text:s/></text:span><text:span text:style-name="T161_8">certain</text:span><text:span text:style-name="T161_9"><text:s/></text:span><text:span text:style-name="T161_10">basic</text:span><text:span text:style-name="T161_11"><text:s/></text:span><text:span text:style-name="T161_12">knowledge</text:span><text:span text:style-name="T161_13"><text:s/></text:span><text:span text:style-name="T161_14">of</text:span><text:span text:style-name="T161_15"><text:s/></text:span><text:span text:style-name="T161_16">the</text:span><text:span text:style-name="T161_17"><text:s/></text:span><text:span text:style-name="T161_18">way</text:span><text:span text:style-name="T161_19"><text:s/></text:span><text:span text:style-name="T161_20">music</text:span><text:span text:style-name="T161_21"><text:s/></text:span><text:span text:style-name="T161_22">players</text:span><text:span text:style-name="T161_23"><text:s/></text:span><text:span text:style-name="T161_24">and</text:span><text:span text:style-name="T161_25"><text:s/></text:span><text:span text:style-name="T161_26">web</text:span><text:span text:style-name="T161_27"><text:s/></text:span><text:span text:style-name="T161_28">browsers</text:span><text:span text:style-name="T161_29"><text:s/></text:span><text:span text:style-name="T161_30">are</text:span><text:span text:style-name="T161_31"><text:s/></text:span><text:span text:style-name="T161_32">used</text:span><text:span text:style-name="T161_33">.</text:span></text:p>
      <text:p text:style-name="P162"><text:span text:style-name="T162_1">2.<text:s/></text:span><text:span text:style-name="T162_2">For</text:span><text:span text:style-name="T162_3"><text:s/></text:span><text:span text:style-name="T162_4">high</text:span><text:span text:style-name="T162_5"><text:s/></text:span><text:span text:style-name="T162_6">performance</text:span><text:span text:style-name="T162_7"><text:s/></text:span><text:span text:style-name="T162_8">of</text:span><text:span text:style-name="T162_9"><text:s/></text:span><text:span text:style-name="T162_10">the</text:span><text:span text:style-name="T162_11"><text:s/></text:span><text:span text:style-name="T162_12">the</text:span><text:span text:style-name="T162_13"><text:s/></text:span><text:span text:style-name="T162_14">product</text:span><text:span text:style-name="T162_15"><text:s/></text:span><text:span text:style-name="T162_16">the</text:span><text:span text:style-name="T162_17"><text:s/></text:span><text:span text:style-name="T162_18">user</text:span><text:span text:style-name="T162_19"><text:s/></text:span><text:span text:style-name="T162_20">needs</text:span><text:span text:style-name="T162_21"><text:s/></text:span><text:span text:style-name="T162_22">to</text:span><text:span text:style-name="T162_23"><text:s/></text:span><text:span text:style-name="T162_24">have</text:span><text:span text:style-name="T162_25"><text:s/></text:span><text:span text:style-name="T162_26">certain</text:span><text:span text:style-name="T162_27"><text:s/></text:span><text:span text:style-name="T162_28">basic</text:span><text:span text:style-name="T162_29"><text:s/></text:span><text:span text:style-name="T162_30">software</text:span><text:span text:style-name="T162_31"><text:s/></text:span><text:span text:style-name="T162_32">and</text:span><text:span text:style-name="T162_33"><text:s/></text:span><text:span text:style-name="T162_34">hardware</text:span><text:span text:style-name="T162_35"><text:s/></text:span><text:span text:style-name="T162_36">requirements</text:span><text:span text:style-name="T162_37">.</text:span></text:p>
      <text:p text:style-name="P163"><text:span text:style-name="T163_1">3.<text:s/></text:span><text:span text:style-name="T163_2">The</text:span><text:span text:style-name="T163_3"><text:s/></text:span><text:span text:style-name="T163_4">network</text:span><text:span text:style-name="T163_5"><text:s/></text:span><text:span text:style-name="T163_6">quality</text:span><text:span text:style-name="T163_7"><text:s/></text:span><text:span text:style-name="T163_8">of</text:span><text:span text:style-name="T163_9"><text:s/></text:span><text:span text:style-name="T163_10">the</text:span><text:span text:style-name="T163_11"><text:s/></text:span><text:span text:style-name="T163_12">user</text:span><text:span text:style-name="T163_13"><text:s/></text:span><text:span text:style-name="T163_14">supports</text:span><text:span text:style-name="T163_15"><text:s/></text:span><text:span text:style-name="T163_16">streaming</text:span><text:span text:style-name="T163_17"><text:s/></text:span><text:span text:style-name="T163_18">of</text:span><text:span text:style-name="T163_19"><text:s/></text:span><text:span text:style-name="T163_20">music</text:span><text:span text:style-name="T163_21"><text:s/></text:span><text:span text:style-name="T163_22">over</text:span><text:span text:style-name="T163_23"><text:s/></text:span><text:span text:style-name="T163_24">it</text:span><text:span text:style-name="T163_25">.</text:span></text:p>
      <text:p text:style-name="P164"><text:span text:style-name="T164_1">4.<text:s/></text:span><text:span text:style-name="T164_2">The</text:span><text:span text:style-name="T164_3"><text:s/></text:span><text:span text:style-name="T164_4">product</text:span><text:span text:style-name="T164_5"><text:s/></text:span><text:span text:style-name="T164_6">development</text:span><text:span text:style-name="T164_7"><text:s/></text:span><text:span text:style-name="T164_8">team</text:span><text:span text:style-name="T164_9"><text:s/></text:span><text:span text:style-name="T164_10">will</text:span><text:span text:style-name="T164_11"><text:s/></text:span><text:span text:style-name="T164_12">not</text:span><text:span text:style-name="T164_13"><text:s/></text:span><text:span text:style-name="T164_14">be</text:span><text:span text:style-name="T164_15"><text:s/></text:span><text:span text:style-name="T164_16">held</text:span><text:span text:style-name="T164_17"><text:s/></text:span><text:span text:style-name="T164_18">responsible</text:span><text:span text:style-name="T164_19"><text:s/></text:span><text:span text:style-name="T164_20">if</text:span><text:span text:style-name="T164_21"><text:s/></text:span><text:span text:style-name="T164_22">the</text:span><text:span text:style-name="T164_23"><text:s/></text:span><text:span text:style-name="T164_24">users</text:span><text:span text:style-name="T164_25"><text:s/></text:span><text:span text:style-name="T164_26">share</text:span><text:span text:style-name="T164_27"><text:s/></text:span><text:span text:style-name="T164_28">illegally</text:span><text:span text:style-name="T164_29"><text:s/></text:span><text:span text:style-name="T164_30">acquired</text:span><text:span text:style-name="T164_31"><text:s/></text:span><text:span text:style-name="T164_32">music</text:span><text:span text:style-name="T164_33"><text:s/></text:span><text:span text:style-name="T164_34">using</text:span><text:span text:style-name="T164_35"><text:s/></text:span><text:span text:style-name="T164_36">this</text:span><text:span text:style-name="T164_37"><text:s/></text:span><text:span text:style-name="T164_38">product</text:span><text:span text:style-name="T164_39">.</text:span></text:p>
      <text:p text:style-name="P165"><text:span text:style-name="T165_1">5.<text:s/></text:span><text:span text:style-name="T165_2">Most</text:span><text:span text:style-name="T165_3"><text:s/></text:span><text:span text:style-name="T165_4">of</text:span><text:span text:style-name="T165_5"><text:s/></text:span><text:span text:style-name="T165_6">the</text:span><text:span text:style-name="T165_7"><text:s/></text:span><text:span text:style-name="T165_8">music</text:span><text:span text:style-name="T165_9"><text:s/></text:span><text:span text:style-name="T165_10">players</text:span><text:span text:style-name="T165_11"><text:s/></text:span><text:span text:style-name="T165_12">would</text:span><text:span text:style-name="T165_13"><text:s/></text:span><text:span text:style-name="T165_14">be</text:span><text:span text:style-name="T165_15"><text:s/></text:span><text:span text:style-name="T165_16">able</text:span><text:span text:style-name="T165_17"><text:s/></text:span><text:span text:style-name="T165_18">to</text:span><text:span text:style-name="T165_19"><text:s/></text:span><text:span text:style-name="T165_20">support</text:span><text:span text:style-name="T165_21"><text:s/></text:span><text:span text:style-name="T165_22">the</text:span><text:span text:style-name="T165_23"><text:s/></text:span><text:span text:style-name="T165_24">product</text:span><text:span text:style-name="T165_25">. <text:s/></text:span></text:p>
      <text:h text:style-name="P166"><text:bookmark-start text:name="h.cplz7mw5x9kd"/><text:bookmark-end text:name="h.cplz7mw5x9kd"/><text:span text:style-name="T166_1">Specific</text:span><text:span text:style-name="T166_2"><text:s/></text:span><text:span text:style-name="T166_3">Requirements</text:span></text:h>
      <text:h text:style-name="P167"><text:bookmark-start text:name="h.yngtkqszmcef"/><text:bookmark-end text:name="h.yngtkqszmcef"/><text:span text:style-name="T167_1">Muzicast</text:span><text:span text:style-name="T167_2"><text:s/></text:span><text:span text:style-name="T167_3">Deployment</text:span></text:h>
      <text:p text:style-name="P168"><text:span text:style-name="T168_1">Installing</text:span><text:span text:style-name="T168_2"><text:s/></text:span><text:span text:style-name="T168_3">and</text:span><text:span text:style-name="T168_4"><text:s/></text:span><text:span text:style-name="T168_5">running</text:span><text:span text:style-name="T168_6"><text:s/></text:span><text:span text:style-name="T168_7">the</text:span><text:span text:style-name="T168_8"><text:s/></text:span><text:span text:style-name="T168_9">Muzicast</text:span><text:span text:style-name="T168_10"><text:s/></text:span><text:span text:style-name="T168_11">software</text:span><text:span text:style-name="T168_12"><text:s/></text:span><text:span text:style-name="T168_13">requires</text:span><text:span text:style-name="T168_14"><text:s/></text:span><text:span text:style-name="T168_15">these</text:span><text:span text:style-name="T168_16"><text:s/></text:span><text:span text:style-name="T168_17">minimum</text:span><text:span text:style-name="T168_18"><text:s/></text:span><text:span text:style-name="T168_19">requirements</text:span><text:span text:style-name="T168_20">.</text:span></text:p>
      <text:h text:style-name="P169"><text:bookmark-start text:name="h.qjfu2xay937c"/><text:bookmark-end text:name="h.qjfu2xay937c"/><text:span text:style-name="T169_1">Hardware</text:span></text:h>
      <text:p text:style-name="P170"><text:span text:style-name="T170_1">A</text:span><text:span text:style-name="T170_2"><text:s/></text:span><text:span text:style-name="T170_3">desktop</text:span><text:span text:style-name="T170_4"><text:s/></text:span><text:span text:style-name="T170_5">PC</text:span><text:span text:style-name="T170_6">,<text:s/></text:span><text:span text:style-name="T170_7">laptop</text:span><text:span text:style-name="T170_8">,<text:s/></text:span><text:span text:style-name="T170_9">mobile</text:span><text:span text:style-name="T170_10"><text:s/></text:span><text:span text:style-name="T170_11">device</text:span><text:span text:style-name="T170_12"><text:s/></text:span><text:span text:style-name="T170_13">or</text:span><text:span text:style-name="T170_14"><text:s/></text:span><text:span text:style-name="T170_15">server</text:span><text:span text:style-name="T170_16"><text:s/></text:span><text:span text:style-name="T170_17">with</text:span><text:span text:style-name="T170_18">:</text:span></text:p>
      <text:list text:style-name="LS2" xml:id="list2">
        <text:list-item>
          <text:p text:style-name="P171"><text:span text:style-name="T171_1">Atleast</text:span><text:span text:style-name="T171_2"><text:s/></text:span><text:span text:style-name="T171_3">one</text:span><text:span text:style-name="T171_4"><text:s/></text:span><text:span text:style-name="T171_5">network</text:span><text:span text:style-name="T171_6"><text:s/></text:span><text:span text:style-name="T171_7">connection</text:span><text:span text:style-name="T171_8">.</text:span></text:p>
        </text:list-item>
        <text:list-item>
          <text:p text:style-name="P172"><text:span text:style-name="T172_1">20</text:span><text:span text:style-name="T172_2">Mb</text:span><text:span text:style-name="T172_3"><text:s/></text:span><text:span text:style-name="T172_4">of</text:span><text:span text:style-name="T172_5"><text:s/></text:span><text:span text:style-name="T172_6">free</text:span><text:span text:style-name="T172_7"><text:s/></text:span><text:span text:style-name="T172_8">hard</text:span><text:span text:style-name="T172_9"><text:s/></text:span><text:span text:style-name="T172_10">disk</text:span><text:span text:style-name="T172_11"><text:s/></text:span><text:span text:style-name="T172_12">space</text:span><text:span text:style-name="T172_13">.<text:s/>[</text:span><text:span text:style-name="T172_14">TODO</text:span><text:span text:style-name="T172_15">:<text:s/></text:span><text:span text:style-name="T172_16">approximate</text:span><text:span text:style-name="T172_17">]</text:span></text:p>
        </text:list-item>
        <text:list-item>
          <text:p text:style-name="P173"><text:span text:style-name="T173_1">64</text:span><text:span text:style-name="T173_2">Mb</text:span><text:span text:style-name="T173_3"><text:s/></text:span><text:span text:style-name="T173_4">RAM</text:span><text:span text:style-name="T173_5"><text:s/></text:span><text:span text:style-name="T173_6">minimum</text:span><text:span text:style-name="T173_7"><text:s/></text:span><text:span text:style-name="T173_8">to</text:span><text:span text:style-name="T173_9"><text:s/></text:span><text:span text:style-name="T173_10">function</text:span><text:span text:style-name="T173_11"><text:s/></text:span><text:span text:style-name="T173_12">and</text:span><text:span text:style-name="T173_13"><text:s/></text:span><text:span text:style-name="T173_14">serve</text:span><text:span text:style-name="T173_15"><text:s/></text:span><text:span text:style-name="T173_16">atleast</text:span><text:span text:style-name="T173_17"><text:s/></text:span><text:span text:style-name="T173_18">one</text:span><text:span text:style-name="T173_19"><text:s/></text:span><text:span text:style-name="T173_20">user</text:span><text:span text:style-name="T173_21">.</text:span></text:p>
        </text:list-item>
      </text:list>
      <text:h text:style-name="P174"><text:bookmark-start text:name="h.876iegm5emwe"/><text:bookmark-end text:name="h.876iegm5emwe"/><text:span text:style-name="T174_1">Software</text:span></text:h>
      <text:p text:style-name="P175"><text:span text:style-name="T175_1">Operating</text:span><text:span text:style-name="T175_2"><text:s/></text:span><text:span text:style-name="T175_3">system</text:span><text:span text:style-name="T175_4">:<text:s/></text:span><text:span text:style-name="T175_5">Windows</text:span><text:span text:style-name="T175_6"><text:s/></text:span><text:span text:style-name="T175_7">XP</text:span><text:span text:style-name="T175_8"><text:s/></text:span><text:span text:style-name="T175_9">or</text:span><text:span text:style-name="T175_10"><text:s/></text:span><text:span text:style-name="T175_11">later</text:span><text:span text:style-name="T175_12"><text:s/></text:span><text:span text:style-name="T175_13">OR</text:span><text:span text:style-name="T175_14"><text:s/></text:span><text:span text:style-name="T175_15">Any</text:span><text:span text:style-name="T175_16"><text:s/></text:span><text:span text:style-name="T175_17">Linux</text:span><text:span text:style-name="T175_18"><text:s/></text:span><text:span text:style-name="T175_19">distribution</text:span></text:p>
      <text:p text:style-name="P176"><text:span text:style-name="T176_1">Programming</text:span><text:span text:style-name="T176_2"><text:s/></text:span><text:span text:style-name="T176_3">Language</text:span><text:span text:style-name="T176_4">:<text:s/></text:span><text:span text:style-name="T176_5">The</text:span><text:span text:style-name="T176_6"><text:s/></text:span><text:span text:style-name="T176_7"><text:a xlink:type="simple" xlink:href="http://www.google.com/url?q=http%3A%2F%2Fwww.python.org&amp;sa=D&amp;sntz=1&amp;usg=AFQjCNG74OuMTvzzPIKV7127cEKaZabdUw"><text:span text:style-name="T176_8">Python</text:span></text:a></text:span><text:span text:style-name="T176_9"><text:s/></text:span><text:span text:style-name="T176_10">programming</text:span><text:span text:style-name="T176_11"><text:s/></text:span><text:span text:style-name="T176_12">language</text:span><text:span text:style-name="T176_13"><text:s/></text:span><text:span text:style-name="T176_14">v</text:span><text:span text:style-name="T176_15">2.6<text:s/></text:span><text:span text:style-name="T176_16">or</text:span><text:span text:style-name="T176_17"><text:s/></text:span><text:span text:style-name="T176_18">later</text:span><text:span text:style-name="T176_19"><text:s/></text:span><text:span text:style-name="T176_20">is</text:span><text:span text:style-name="T176_21"><text:s/></text:span><text:span text:style-name="T176_22">installed</text:span><text:span text:style-name="T176_23">.<text:s/></text:span><text:span text:style-name="T176_24">This</text:span><text:span text:style-name="T176_25"><text:s/></text:span><text:span text:style-name="T176_26">may</text:span><text:span text:style-name="T176_27"><text:s/></text:span><text:span text:style-name="T176_28">be</text:span><text:span text:style-name="T176_29"><text:s/></text:span><text:span text:style-name="T176_30">included</text:span><text:span text:style-name="T176_31"><text:s/></text:span><text:span text:style-name="T176_32">in</text:span><text:span text:style-name="T176_33"><text:s/></text:span><text:span text:style-name="T176_34">the</text:span><text:span text:style-name="T176_35"><text:s/></text:span><text:span text:style-name="T176_36">installer</text:span><text:span text:style-name="T176_37">.</text:span></text:p>
      <text:p text:style-name="P177"><text:span text:style-name="T177_1">Web</text:span><text:span text:style-name="T177_2"><text:s/></text:span><text:span text:style-name="T177_3">framework</text:span><text:span text:style-name="T177_4">:<text:s/></text:span><text:span text:style-name="T177_5"><text:a xlink:type="simple" xlink:href="http://www.google.com/url?q=http%3A%2F%2Fflask.pocoo.org&amp;sa=D&amp;sntz=1&amp;usg=AFQjCNGVAH2AtX6aaL14UkGt2ERCYBwA0A"><text:span text:style-name="T177_6">Flask</text:span></text:a></text:span><text:span text:style-name="T177_7"><text:s/></text:span><text:span text:style-name="T177_8">v</text:span><text:span text:style-name="T177_9">0.6<text:s/></text:span><text:span text:style-name="T177_10">or</text:span><text:span text:style-name="T177_11"><text:s/></text:span><text:span text:style-name="T177_12">greater</text:span><text:span text:style-name="T177_13"><text:s/></text:span><text:span text:style-name="T177_14">and</text:span><text:span text:style-name="T177_15"><text:s/></text:span><text:span text:style-name="T177_16">its</text:span><text:span text:style-name="T177_17"><text:s/></text:span><text:span text:style-name="T177_18">various</text:span><text:span text:style-name="T177_19"><text:s/></text:span><text:span text:style-name="T177_20">dependencies</text:span><text:span text:style-name="T177_21">.<text:s/></text:span><text:span text:style-name="T177_22">This</text:span><text:span text:style-name="T177_23"><text:s/></text:span><text:span text:style-name="T177_24">may</text:span><text:span text:style-name="T177_25"><text:s/></text:span><text:span text:style-name="T177_26">be</text:span><text:span text:style-name="T177_27"><text:s/></text:span><text:span text:style-name="T177_28">included</text:span><text:span text:style-name="T177_29"><text:s/></text:span><text:span text:style-name="T177_30">in</text:span><text:span text:style-name="T177_31"><text:s/></text:span><text:span text:style-name="T177_32">the</text:span><text:span text:style-name="T177_33"><text:s/></text:span><text:span text:style-name="T177_34">installer</text:span><text:span text:style-name="T177_35">.</text:span></text:p>
      <text:p text:style-name="P178"><text:span text:style-name="T178_1"><text:a xlink:type="simple" xlink:href="http://www.google.com/url?q=http%3A%2F%2Fsqlite.org&amp;sa=D&amp;sntz=1&amp;usg=AFQjCNGinpb94GS1Yhy8wbecGXddOQlaWA"><text:span text:style-name="T178_2">SQLite</text:span></text:a></text:span><text:span text:style-name="T178_3"><text:s/></text:span><text:span text:style-name="T178_4">database</text:span><text:span text:style-name="T178_5">:<text:s/></text:span><text:span text:style-name="T178_6">v</text:span><text:span text:style-name="T178_7">3.0<text:s/></text:span><text:span text:style-name="T178_8">or</text:span><text:span text:style-name="T178_9"><text:s/></text:span><text:span text:style-name="T178_10">greater</text:span><text:span text:style-name="T178_11">.<text:s/></text:span><text:span text:style-name="T178_12">This</text:span><text:span text:style-name="T178_13"><text:s/></text:span><text:span text:style-name="T178_14">may</text:span><text:span text:style-name="T178_15"><text:s/></text:span><text:span text:style-name="T178_16">be</text:span><text:span text:style-name="T178_17"><text:s/></text:span><text:span text:style-name="T178_18">included</text:span><text:span text:style-name="T178_19"><text:s/></text:span><text:span text:style-name="T178_20">in</text:span><text:span text:style-name="T178_21"><text:s/></text:span><text:span text:style-name="T178_22">the</text:span><text:span text:style-name="T178_23"><text:s/></text:span><text:span text:style-name="T178_24">installer</text:span><text:span text:style-name="T178_25">.</text:span></text:p>
      <text:p text:style-name="P179"/>
      <text:h text:style-name="P180"><text:bookmark-start text:name="h.a225msrlnac4"/><text:bookmark-end text:name="h.a225msrlnac4"/><text:span text:style-name="T180_1">Other</text:span><text:span text:style-name="T180_2"><text:s/>3</text:span><text:span text:style-name="T180_3">rd</text:span><text:span text:style-name="T180_4">-</text:span><text:span text:style-name="T180_5">party</text:span><text:span text:style-name="T180_6"><text:s/></text:span><text:span text:style-name="T180_7">libraries</text:span><text:span text:style-name="T180_8">/</text:span><text:span text:style-name="T180_9">tools</text:span><text:span text:style-name="T180_10"><text:s/></text:span><text:span text:style-name="T180_11">used</text:span><text:span text:style-name="T180_12"><text:s/></text:span><text:span text:style-name="T180_13">by</text:span><text:span text:style-name="T180_14"><text:s/></text:span><text:span text:style-name="T180_15">Muzicast</text:span></text:h>
      <text:list text:style-name="LS3" xml:id="list5">
        <text:list-item>
          <text:p text:style-name="P181"><text:span text:style-name="T181_1"><text:a xlink:type="simple" xlink:href="http://code.google.com/p/mutagen"><text:span text:style-name="T181_2">Mutagen</text:span></text:a></text:span><text:span text:style-name="T181_3"><text:s/>-<text:s/></text:span><text:span text:style-name="T181_4">A</text:span><text:span text:style-name="T181_5"><text:s/></text:span><text:span text:style-name="T181_6">Python</text:span><text:span text:style-name="T181_7"><text:s/></text:span><text:span text:style-name="T181_8">tagging</text:span><text:span text:style-name="T181_9"><text:s/></text:span><text:span text:style-name="T181_10">library</text:span><text:span text:style-name="T181_11"><text:s/></text:span><text:span text:style-name="T181_12">to</text:span><text:span text:style-name="T181_13"><text:s/></text:span><text:span text:style-name="T181_14">read</text:span><text:span text:style-name="T181_15"><text:s/></text:span><text:span text:style-name="T181_16">meta</text:span><text:span text:style-name="T181_17">-</text:span><text:span text:style-name="T181_18">data</text:span><text:span text:style-name="T181_19"><text:s/></text:span><text:span text:style-name="T181_20">from</text:span><text:span text:style-name="T181_21"><text:s/></text:span><text:span text:style-name="T181_22">various</text:span><text:span text:style-name="T181_23"><text:s/></text:span><text:span text:style-name="T181_24">music</text:span><text:span text:style-name="T181_25"><text:s/></text:span><text:span text:style-name="T181_26">formats</text:span><text:span text:style-name="T181_27"><text:s/></text:span><text:span text:style-name="T181_28">including</text:span><text:span text:style-name="T181_29"><text:s/></text:span><text:span text:style-name="T181_30">MP</text:span><text:span text:style-name="T181_31">3<text:s/></text:span><text:span text:style-name="T181_32">and</text:span><text:span text:style-name="T181_33"><text:s/></text:span><text:span text:style-name="T181_34">OGG</text:span><text:span text:style-name="T181_35">.</text:span></text:p>
        </text:list-item>
        <text:list-item>
          <text:p text:style-name="P182"><text:span text:style-name="T182_1">Certain</text:span><text:span text:style-name="T182_2"><text:s/></text:span><text:span text:style-name="T182_3">utility</text:span><text:span text:style-name="T182_4"><text:s/></text:span><text:span text:style-name="T182_5">code</text:span><text:span text:style-name="T182_6"><text:s/></text:span><text:span text:style-name="T182_7">from</text:span><text:span text:style-name="T182_8"><text:s/></text:span><text:span text:style-name="T182_9"><text:a xlink:type="simple" xlink:href="http://code.google.com/p/mutagen"><text:span text:style-name="T182_10">Quodlibet</text:span></text:a></text:span><text:span text:style-name="T182_11"><text:s/>-<text:s/></text:span><text:span text:style-name="T182_12">Quodlibet</text:span><text:span text:style-name="T182_13"><text:s/></text:span><text:span text:style-name="T182_14">is</text:span><text:span text:style-name="T182_15"><text:s/></text:span><text:span text:style-name="T182_16">an</text:span><text:span text:style-name="T182_17"><text:s/></text:span><text:span text:style-name="T182_18">open</text:span><text:span text:style-name="T182_19"><text:s/></text:span><text:span text:style-name="T182_20">source</text:span><text:span text:style-name="T182_21"><text:s/>(</text:span><text:span text:style-name="T182_22">GPL</text:span><text:span text:style-name="T182_23">)<text:s/></text:span><text:span text:style-name="T182_24">music</text:span><text:span text:style-name="T182_25"><text:s/></text:span><text:span text:style-name="T182_26">player</text:span><text:span text:style-name="T182_27"><text:s/></text:span><text:span text:style-name="T182_28">built</text:span><text:span text:style-name="T182_29"><text:s/></text:span><text:span text:style-name="T182_30">over</text:span><text:span text:style-name="T182_31"><text:s/></text:span><text:span text:style-name="T182_32">Mutagen</text:span><text:span text:style-name="T182_33">.</text:span></text:p>
        </text:list-item>
        <text:list-item>
          <text:p text:style-name="P183"><text:span text:style-name="T183_1"><text:a xlink:type="simple" xlink:href="http://www.google.com/url?q=http%3A%2F%2Fpackages.python.org%2FFlask-Principal%2F&amp;sa=D&amp;sntz=1&amp;usg=AFQjCNFqkMrpbV3nxy5a5Q2GuxKe8JNztA"><text:span text:style-name="T183_2">Flask</text:span></text:a></text:span><text:span text:style-name="T183_3"><text:a xlink:type="simple" xlink:href="http://www.google.com/url?q=http%3A%2F%2Fpackages.python.org%2FFlask-Principal%2F&amp;sa=D&amp;sntz=1&amp;usg=AFQjCNFqkMrpbV3nxy5a5Q2GuxKe8JNztA"><text:span text:style-name="T183_4">-</text:span></text:a></text:span><text:span text:style-name="T183_5"><text:a xlink:type="simple" xlink:href="http://www.google.com/url?q=http%3A%2F%2Fpackages.python.org%2FFlask-Principal%2F&amp;sa=D&amp;sntz=1&amp;usg=AFQjCNFqkMrpbV3nxy5a5Q2GuxKe8JNztA"><text:span text:style-name="T183_6">Principal</text:span></text:a></text:span><text:span text:style-name="T183_7"><text:s/>-<text:s/></text:span><text:span text:style-name="T183_8">Administration</text:span><text:span text:style-name="T183_9"><text:s/></text:span><text:span text:style-name="T183_10">session</text:span><text:span text:style-name="T183_11"><text:s/></text:span><text:span text:style-name="T183_12">management</text:span><text:span text:style-name="T183_13">,<text:s/></text:span><text:span text:style-name="T183_14">and</text:span><text:span text:style-name="T183_15"><text:s/></text:span><text:span text:style-name="T183_16">user</text:span><text:span text:style-name="T183_17"><text:s/></text:span><text:span text:style-name="T183_18">management</text:span><text:span text:style-name="T183_19"><text:s/></text:span><text:span text:style-name="T183_20">in</text:span><text:span text:style-name="T183_21"><text:s/></text:span><text:span text:style-name="T183_22">future</text:span><text:span text:style-name="T183_23"><text:s/></text:span><text:span text:style-name="T183_24">versions</text:span><text:span text:style-name="T183_25">.</text:span></text:p>
        </text:list-item>
        <text:list-item>
          <text:p text:style-name="P184"><text:span text:style-name="T184_1"><text:a xlink:type="simple" xlink:href="http://www.google.com/url?q=http%3A%2F%2Fgithub.com%2Fgorakhargosh%2Fwatchdog&amp;sa=D&amp;sntz=1&amp;usg=AFQjCNFR-FcMAD4zVa2zF1O_B2TKoCFVtA"><text:span text:style-name="T184_2">watchdog</text:span></text:a></text:span><text:span text:style-name="T184_3"><text:s/>-<text:s/></text:span><text:span text:style-name="T184_4">A</text:span><text:span text:style-name="T184_5"><text:s/></text:span><text:span text:style-name="T184_6">Python</text:span><text:span text:style-name="T184_7"><text:s/></text:span><text:span text:style-name="T184_8">abstraction</text:span><text:span text:style-name="T184_9"><text:s/></text:span><text:span text:style-name="T184_10">library</text:span><text:span text:style-name="T184_11"><text:s/></text:span><text:span text:style-name="T184_12">over</text:span><text:span text:style-name="T184_13"><text:s/></text:span><text:span text:style-name="T184_14">inotify</text:span><text:span text:style-name="T184_15">,<text:s/></text:span><text:span text:style-name="T184_16">File</text:span><text:span text:style-name="T184_17"><text:s/></text:span><text:span text:style-name="T184_18">Change</text:span><text:span text:style-name="T184_19"><text:s/></text:span><text:span text:style-name="T184_20">Notification</text:span><text:span text:style-name="T184_21"><text:s/></text:span><text:span text:style-name="T184_22">and</text:span><text:span text:style-name="T184_23"><text:s/></text:span><text:span text:style-name="T184_24">other</text:span><text:span text:style-name="T184_25"><text:s/></text:span><text:span text:style-name="T184_26">notification</text:span><text:span text:style-name="T184_27"><text:s/></text:span><text:span text:style-name="T184_28">systems</text:span><text:span text:style-name="T184_29">.</text:span></text:p>
        </text:list-item>
        <text:list-item>
          <text:p text:style-name="P185"><text:span text:style-name="T185_1"><text:a xlink:type="simple" xlink:href="http://www.google.com/url?q=http%3A%2F%2Fflowplayer.org&amp;sa=D&amp;sntz=1&amp;usg=AFQjCNG6ze_nWm8Ic770pcDA5dVqcJTMNg"><text:span text:style-name="T185_2">Flowplayer</text:span></text:a></text:span><text:span text:style-name="T185_3"><text:s/>-<text:s/></text:span><text:span text:style-name="T185_4">A</text:span><text:span text:style-name="T185_5"><text:s/></text:span><text:span text:style-name="T185_6">Flash</text:span><text:span text:style-name="T185_7"><text:s/></text:span><text:span text:style-name="T185_8">application</text:span><text:span text:style-name="T185_9"><text:s/></text:span><text:span text:style-name="T185_10">that</text:span><text:span text:style-name="T185_11"><text:s/></text:span><text:span text:style-name="T185_12">is</text:span><text:span text:style-name="T185_13"><text:s/></text:span><text:span text:style-name="T185_14">used</text:span><text:span text:style-name="T185_15"><text:s/></text:span><text:span text:style-name="T185_16">for</text:span><text:span text:style-name="T185_17"><text:s/></text:span><text:span text:style-name="T185_18">song</text:span><text:span text:style-name="T185_19"><text:s/></text:span><text:span text:style-name="T185_20">previews</text:span><text:span text:style-name="T185_21"><text:s/></text:span><text:span text:style-name="T185_22">in</text:span><text:span text:style-name="T185_23"><text:s/></text:span><text:span text:style-name="T185_24">the</text:span><text:span text:style-name="T185_25"><text:s/></text:span><text:span text:style-name="T185_26">web</text:span><text:span text:style-name="T185_27"><text:s/></text:span><text:span text:style-name="T185_28">interface</text:span><text:span text:style-name="T185_29">.</text:span></text:p>
        </text:list-item>
      </text:list>
      <text:p text:style-name="P186"/>
      <text:h text:style-name="P187"><text:bookmark-start text:name="h.a2dakd4s2tx5"/><text:bookmark-end text:name="h.a2dakd4s2tx5"/><text:span text:style-name="T187_1">Muzicast</text:span><text:span text:style-name="T187_2"><text:s/></text:span><text:span text:style-name="T187_3">Use</text:span></text:h>
      <text:p text:style-name="P188"><text:span text:style-name="T188_1">Any</text:span><text:span text:style-name="T188_2"><text:s/></text:span><text:span text:style-name="T188_3">user</text:span><text:span text:style-name="T188_4"><text:s/></text:span><text:span text:style-name="T188_5">who</text:span><text:span text:style-name="T188_6"><text:s/></text:span><text:span text:style-name="T188_7">wants</text:span><text:span text:style-name="T188_8"><text:s/></text:span><text:span text:style-name="T188_9">to</text:span><text:span text:style-name="T188_10"><text:s/></text:span><text:span text:style-name="T188_11">access</text:span><text:span text:style-name="T188_12"><text:s/></text:span><text:span text:style-name="T188_13">a</text:span><text:span text:style-name="T188_14"><text:s/></text:span><text:span text:style-name="T188_15">Muzicast</text:span><text:span text:style-name="T188_16"><text:s/></text:span><text:span text:style-name="T188_17">server</text:span><text:span text:style-name="T188_18"><text:s/></text:span><text:span text:style-name="T188_19">and</text:span><text:span text:style-name="T188_20"><text:s/></text:span><text:span text:style-name="T188_21">play</text:span><text:span text:style-name="T188_22"><text:s/></text:span><text:span text:style-name="T188_23">it</text:span><text:span text:style-name="T188_24"><text:s/></text:span><text:span text:style-name="T188_25">will</text:span><text:span text:style-name="T188_26"><text:s/></text:span><text:span text:style-name="T188_27">require</text:span><text:span text:style-name="T188_28">:</text:span></text:p>
      <text:p text:style-name="P189"><text:span text:style-name="T189_1">A</text:span><text:span text:style-name="T189_2"><text:s/></text:span><text:span text:style-name="T189_3">graphical</text:span><text:span text:style-name="T189_4"><text:s/></text:span><text:span text:style-name="T189_5">Web</text:span><text:span text:style-name="T189_6"><text:s/></text:span><text:span text:style-name="T189_7">Browser</text:span><text:span text:style-name="T189_8"><text:s/>-<text:s/></text:span><text:span text:style-name="T189_9">Internet</text:span><text:span text:style-name="T189_10"><text:s/></text:span><text:span text:style-name="T189_11">Explorer</text:span><text:span text:style-name="T189_12">,<text:s/></text:span><text:span text:style-name="T189_13">Mozilla</text:span><text:span text:style-name="T189_14"><text:s/></text:span><text:span text:style-name="T189_15">Firefox</text:span><text:span text:style-name="T189_16">,<text:s/></text:span><text:span text:style-name="T189_17">Google</text:span><text:span text:style-name="T189_18"><text:s/></text:span><text:span text:style-name="T189_19">Chrome</text:span><text:span text:style-name="T189_20">,<text:s/></text:span><text:span text:style-name="T189_21">Apple</text:span><text:span text:style-name="T189_22"><text:s/></text:span><text:span text:style-name="T189_23">Safari</text:span><text:span text:style-name="T189_24">,<text:s/></text:span><text:span text:style-name="T189_25">Opera</text:span><text:span text:style-name="T189_26"><text:s/></text:span><text:span text:style-name="T189_27">etc</text:span><text:span text:style-name="T189_28">.</text:span></text:p>
      <text:p text:style-name="P190"><text:span text:style-name="T190_1">A</text:span><text:span text:style-name="T190_2"><text:s/></text:span><text:span text:style-name="T190_3">music</text:span><text:span text:style-name="T190_4"><text:s/></text:span><text:span text:style-name="T190_5">player</text:span><text:span text:style-name="T190_6"><text:s/></text:span><text:span text:style-name="T190_7">which</text:span><text:span text:style-name="T190_8"><text:s/></text:span><text:span text:style-name="T190_9">supports</text:span><text:span text:style-name="T190_10"><text:s/></text:span><text:span text:style-name="T190_11">streaming</text:span><text:span text:style-name="T190_12"><text:s/>-<text:s/></text:span><text:span text:style-name="T190_13">Winamp</text:span><text:span text:style-name="T190_14">,<text:s/></text:span><text:span text:style-name="T190_15">VLC</text:span><text:span text:style-name="T190_16">,<text:s/></text:span><text:span text:style-name="T190_17">Amarok</text:span><text:span text:style-name="T190_18">,<text:s/></text:span><text:span text:style-name="T190_19">iTunes</text:span></text:p>
      <text:h text:style-name="P191"><text:bookmark-start text:name="h.2ikisxazvx82"/><text:bookmark-end text:name="h.2ikisxazvx82"/><text:span text:style-name="T191_1">External</text:span><text:span text:style-name="T191_2"><text:s/></text:span><text:span text:style-name="T191_3">Interfaces</text:span></text:h>
      <text:h text:style-name="P192"><text:bookmark-start text:name="h.7ywwda1fa86d"/><text:bookmark-end text:name="h.7ywwda1fa86d"/><text:span text:style-name="T192_1">User</text:span><text:span text:style-name="T192_2"><text:s/></text:span><text:span text:style-name="T192_3">Interfaces</text:span></text:h>
      <text:p text:style-name="P193"><text:span text:style-name="T193_1">The</text:span><text:span text:style-name="T193_2"><text:s/></text:span><text:span text:style-name="T193_3">entire</text:span><text:span text:style-name="T193_4"><text:s/></text:span><text:span text:style-name="T193_5">project</text:span><text:span text:style-name="T193_6"><text:s/></text:span><text:span text:style-name="T193_7">will</text:span><text:span text:style-name="T193_8"><text:s/></text:span><text:span text:style-name="T193_9">be</text:span><text:span text:style-name="T193_10"><text:s/></text:span><text:span text:style-name="T193_11">used</text:span><text:span text:style-name="T193_12"><text:s/></text:span><text:span text:style-name="T193_13">and</text:span><text:span text:style-name="T193_14"><text:s/></text:span><text:span text:style-name="T193_15">administered</text:span><text:span text:style-name="T193_16"><text:s/></text:span><text:span text:style-name="T193_17">via</text:span><text:span text:style-name="T193_18"><text:s/></text:span><text:span text:style-name="T193_19">a</text:span><text:span text:style-name="T193_20"><text:s/></text:span><text:span text:style-name="T193_21">web</text:span><text:span text:style-name="T193_22"><text:s/></text:span><text:span text:style-name="T193_23">interface</text:span><text:span text:style-name="T193_24">,<text:s/></text:span><text:span text:style-name="T193_25">available</text:span><text:span text:style-name="T193_26"><text:s/></text:span><text:span text:style-name="T193_27">through</text:span><text:span text:style-name="T193_28"><text:s/></text:span><text:span text:style-name="T193_29">any</text:span><text:span text:style-name="T193_30"><text:s/></text:span><text:span text:style-name="T193_31">web</text:span><text:span text:style-name="T193_32"><text:s/></text:span><text:span text:style-name="T193_33">browser</text:span><text:span text:style-name="T193_34">.<text:s/></text:span><text:span text:style-name="T193_35">The</text:span><text:span text:style-name="T193_36"><text:s/></text:span></text:p>
      <text:p text:style-name="P194"><text:span text:style-name="T194_1">Software</text:span><text:span text:style-name="T194_2"><text:s/></text:span><text:span text:style-name="T194_3">Interfaces</text:span></text:p>
      <text:p text:style-name="P195"><text:span text:style-name="T195_1">TODO</text:span><text:span text:style-name="T195_2">:<text:s/></text:span><text:span text:style-name="T195_3">how</text:span><text:span text:style-name="T195_4"><text:s/></text:span><text:span text:style-name="T195_5">the</text:span><text:span text:style-name="T195_6"><text:s/></text:span><text:span text:style-name="T195_7">web</text:span><text:span text:style-name="T195_8"><text:s/></text:span><text:span text:style-name="T195_9">server</text:span><text:span text:style-name="T195_10">,<text:s/></text:span><text:span text:style-name="T195_11">scanner</text:span><text:span text:style-name="T195_12">,<text:s/></text:span><text:span text:style-name="T195_13">streamer</text:span><text:span text:style-name="T195_14"><text:s/></text:span><text:span text:style-name="T195_15">interface</text:span><text:span text:style-name="T195_16"><text:s/></text:span><text:span text:style-name="T195_17">with</text:span><text:span text:style-name="T195_18"><text:s/></text:span><text:span text:style-name="T195_19">each</text:span><text:span text:style-name="T195_20"><text:s/></text:span><text:span text:style-name="T195_21">other</text:span><text:span text:style-name="T195_22">,<text:s/></text:span><text:span text:style-name="T195_23">the</text:span><text:span text:style-name="T195_24"><text:s/></text:span><text:span text:style-name="T195_25">database</text:span></text:p>
      <text:h text:style-name="P196"><text:bookmark-start text:name="h.4sx653teoa2v"/><text:bookmark-end text:name="h.4sx653teoa2v"/><text:span text:style-name="T196_1">Functional</text:span><text:span text:style-name="T196_2"><text:s/></text:span><text:span text:style-name="T196_3">requirements</text:span></text:h>
      <text:p text:style-name="P197"><text:span text:style-name="T197_1">TODO</text:span><text:span text:style-name="T197_2">:<text:s/></text:span><text:span text:style-name="T197_3">create</text:span><text:span text:style-name="T197_4"><text:s/></text:span><text:span text:style-name="T197_5">stick</text:span><text:span text:style-name="T197_6"><text:s/></text:span><text:span text:style-name="T197_7">diagrams</text:span></text:p>
      <text:p text:style-name="P198"><text:span text:style-name="T198_1">Actor</text:span><text:span text:style-name="T198_2">:<text:s/></text:span><text:span text:style-name="T198_3">User</text:span><text:span text:style-name="T198_4">.<text:s/></text:span><text:span text:style-name="T198_5">Interacts</text:span><text:span text:style-name="T198_6"><text:s/></text:span><text:span text:style-name="T198_7">with</text:span><text:span text:style-name="T198_8"><text:s/></text:span><text:span text:style-name="T198_9">Muzicast</text:span><text:span text:style-name="T198_10"><text:s/></text:span><text:span text:style-name="T198_11">Web</text:span><text:span text:style-name="T198_12"><text:s/></text:span><text:span text:style-name="T198_13">Interface</text:span><text:span text:style-name="T198_14">.</text:span></text:p>
      <text:p text:style-name="P199"><text:span text:style-name="T199_1">[</text:span><text:span text:style-name="T199_2">TODO</text:span><text:span text:style-name="T199_3">:<text:s/></text:span><text:span text:style-name="T199_4">later</text:span><text:span text:style-name="T199_5"><text:s/></text:span><text:span text:style-name="T199_6">version</text:span><text:span text:style-name="T199_7">]<text:s/></text:span><text:span text:style-name="T199_8">Use</text:span><text:span text:style-name="T199_9"><text:s/></text:span><text:span text:style-name="T199_10">case</text:span><text:span text:style-name="T199_11">:<text:s/></text:span><text:span text:style-name="T199_12">Create</text:span><text:span text:style-name="T199_13"><text:s/></text:span><text:span text:style-name="T199_14">account</text:span></text:p>
      <text:list text:style-name="LS4" xml:id="list10">
        <text:list-item>
          <text:p text:style-name="P200"><text:span text:style-name="T200_1">The</text:span><text:span text:style-name="T200_2"><text:s/></text:span><text:span text:style-name="T200_3">user</text:span><text:span text:style-name="T200_4"><text:s/></text:span><text:span text:style-name="T200_5">creates</text:span><text:span text:style-name="T200_6"><text:s/></text:span><text:span text:style-name="T200_7">account</text:span><text:span text:style-name="T200_8"><text:s/></text:span><text:span text:style-name="T200_9">on</text:span><text:span text:style-name="T200_10"><text:s/></text:span><text:span text:style-name="T200_11">Muzicast</text:span><text:span text:style-name="T200_12"><text:s/></text:span><text:span text:style-name="T200_13">if</text:span><text:span text:style-name="T200_14"><text:s/></text:span><text:span text:style-name="T200_15">he</text:span><text:span text:style-name="T200_16"><text:s/></text:span><text:span text:style-name="T200_17">wants</text:span><text:span text:style-name="T200_18"><text:s/></text:span><text:span text:style-name="T200_19">to</text:span><text:span text:style-name="T200_20"><text:s/></text:span><text:span text:style-name="T200_21">save</text:span><text:span text:style-name="T200_22"><text:s/></text:span><text:span text:style-name="T200_23">playlists</text:span><text:span text:style-name="T200_24"><text:s/></text:span></text:p>
        </text:list-item>
      </text:list>
      <text:p text:style-name="P201"><text:span text:style-name="T201_1">[</text:span><text:span text:style-name="T201_2">TODO</text:span><text:span text:style-name="T201_3">:<text:s/></text:span><text:span text:style-name="T201_4">later</text:span><text:span text:style-name="T201_5"><text:s/></text:span><text:span text:style-name="T201_6">version</text:span><text:span text:style-name="T201_7">]<text:s/></text:span><text:span text:style-name="T201_8">Use</text:span><text:span text:style-name="T201_9"><text:s/></text:span><text:span text:style-name="T201_10">case</text:span><text:span text:style-name="T201_11">:<text:s/></text:span><text:span text:style-name="T201_12">Login</text:span><text:span text:style-name="T201_13"><text:s/></text:span><text:span text:style-name="T201_14">to</text:span><text:span text:style-name="T201_15"><text:s/></text:span><text:span text:style-name="T201_16">account</text:span></text:p>
      <text:list text:style-name="LS5" xml:id="list11">
        <text:list-item>
          <text:p text:style-name="P202"><text:span text:style-name="T202_1">The</text:span><text:span text:style-name="T202_2"><text:s/></text:span><text:span text:style-name="T202_3">existing</text:span><text:span text:style-name="T202_4"><text:s/></text:span><text:span text:style-name="T202_5">user</text:span><text:span text:style-name="T202_6"><text:s/></text:span><text:span text:style-name="T202_7">can</text:span><text:span text:style-name="T202_8"><text:s/></text:span><text:span text:style-name="T202_9">excess</text:span><text:span text:style-name="T202_10"><text:s/></text:span><text:span text:style-name="T202_11">to</text:span><text:span text:style-name="T202_12"><text:s/></text:span><text:span text:style-name="T202_13">his</text:span><text:span text:style-name="T202_14"><text:s/></text:span><text:span text:style-name="T202_15">own</text:span><text:span text:style-name="T202_16"><text:s/></text:span><text:span text:style-name="T202_17">created</text:span><text:span text:style-name="T202_18"><text:s/></text:span><text:span text:style-name="T202_19">playlists</text:span><text:span text:style-name="T202_20"><text:s/></text:span><text:span text:style-name="T202_21">after</text:span><text:span text:style-name="T202_22"><text:s/></text:span><text:span text:style-name="T202_23">he</text:span><text:span text:style-name="T202_24"><text:s/></text:span><text:span text:style-name="T202_25">logins</text:span><text:span text:style-name="T202_26"><text:s/></text:span><text:span text:style-name="T202_27">to</text:span><text:span text:style-name="T202_28"><text:s/></text:span><text:span text:style-name="T202_29">his</text:span><text:span text:style-name="T202_30"><text:s/></text:span><text:span text:style-name="T202_31">account</text:span></text:p>
        </text:list-item>
      </text:list>
      <text:h text:style-name="P203"><text:bookmark-start text:name="h.y4zwbrvgs0r0"/><text:bookmark-end text:name="h.y4zwbrvgs0r0"/><text:span text:style-name="T203_1">Use</text:span><text:span text:style-name="T203_2"><text:s/></text:span><text:span text:style-name="T203_3">case</text:span><text:span text:style-name="T203_4">:<text:s/></text:span><text:span text:style-name="T203_5">Create</text:span><text:span text:style-name="T203_6"><text:s/></text:span><text:span text:style-name="T203_7">playlist</text:span></text:h>
      <text:list text:style-name="LS6" xml:id="list12">
        <text:list-item>
          <text:p text:style-name="P204"><text:span text:style-name="T204_1">Any</text:span><text:span text:style-name="T204_2"><text:s/></text:span><text:span text:style-name="T204_3">user</text:span><text:span text:style-name="T204_4"><text:s/></text:span><text:span text:style-name="T204_5">create</text:span><text:span text:style-name="T204_6"><text:s/></text:span><text:span text:style-name="T204_7">the</text:span><text:span text:style-name="T204_8"><text:s/></text:span><text:span text:style-name="T204_9">playlist</text:span><text:span text:style-name="T204_10"><text:s/></text:span><text:span text:style-name="T204_11">as</text:span><text:span text:style-name="T204_12"><text:s/></text:span><text:span text:style-name="T204_13">per</text:span><text:span text:style-name="T204_14"><text:s/></text:span><text:span text:style-name="T204_15">the</text:span><text:span text:style-name="T204_16"><text:s/></text:span><text:span text:style-name="T204_17">choice</text:span><text:span text:style-name="T204_18"><text:s/></text:span><text:span text:style-name="T204_19">of</text:span><text:span text:style-name="T204_20"><text:s/></text:span><text:span text:style-name="T204_21">the</text:span><text:span text:style-name="T204_22"><text:s/></text:span><text:span text:style-name="T204_23">songs</text:span><text:span text:style-name="T204_24"><text:s/></text:span><text:span text:style-name="T204_25">he</text:span><text:span text:style-name="T204_26"><text:s/></text:span><text:span text:style-name="T204_27">want</text:span><text:span text:style-name="T204_28"><text:s/></text:span><text:span text:style-name="T204_29">to</text:span><text:span text:style-name="T204_30"><text:s/></text:span><text:span text:style-name="T204_31">play</text:span></text:p>
        </text:list-item>
      </text:list>
      <text:h text:style-name="P205"><text:bookmark-start text:name="h.1439mnhiiutq"/><text:bookmark-end text:name="h.1439mnhiiutq"/><text:span text:style-name="T205_1">Use</text:span><text:span text:style-name="T205_2"><text:s/></text:span><text:span text:style-name="T205_3">case</text:span><text:span text:style-name="T205_4">:<text:s/></text:span><text:span text:style-name="T205_5">Add</text:span><text:span text:style-name="T205_6"><text:s/></text:span><text:span text:style-name="T205_7">track</text:span><text:span text:style-name="T205_8"><text:s/></text:span><text:span text:style-name="T205_9">to</text:span><text:span text:style-name="T205_10"><text:s/></text:span><text:span text:style-name="T205_11">playlist</text:span></text:h>
      <text:list text:style-name="LS7" xml:id="list13">
        <text:list-item>
          <text:p text:style-name="P206"><text:span text:style-name="T206_1">The</text:span><text:span text:style-name="T206_2"><text:s/></text:span><text:span text:style-name="T206_3">user</text:span><text:span text:style-name="T206_4"><text:s/></text:span><text:span text:style-name="T206_5">add</text:span><text:span text:style-name="T206_6"><text:s/></text:span><text:span text:style-name="T206_7">tracks</text:span><text:span text:style-name="T206_8"><text:s/></text:span><text:span text:style-name="T206_9">to</text:span><text:span text:style-name="T206_10"><text:s/></text:span><text:span text:style-name="T206_11">his</text:span><text:span text:style-name="T206_12"><text:s/></text:span><text:span text:style-name="T206_13">playlist</text:span><text:span text:style-name="T206_14"><text:s/></text:span><text:span text:style-name="T206_15">as</text:span><text:span text:style-name="T206_16"><text:s/></text:span><text:span text:style-name="T206_17">per</text:span><text:span text:style-name="T206_18"><text:s/></text:span><text:span text:style-name="T206_19">his</text:span><text:span text:style-name="T206_20"><text:s/></text:span><text:span text:style-name="T206_21">need</text:span></text:p>
        </text:list-item>
      </text:list>
      <text:h text:style-name="P207"><text:bookmark-start text:name="h.iwu61g4ruibl"/><text:bookmark-end text:name="h.iwu61g4ruibl"/><text:span text:style-name="T207_1">Use</text:span><text:span text:style-name="T207_2"><text:s/></text:span><text:span text:style-name="T207_3">case</text:span><text:span text:style-name="T207_4">:<text:s/></text:span><text:span text:style-name="T207_5">Remove</text:span><text:span text:style-name="T207_6"><text:s/></text:span><text:span text:style-name="T207_7">track</text:span><text:span text:style-name="T207_8"><text:s/></text:span><text:span text:style-name="T207_9">from</text:span><text:span text:style-name="T207_10"><text:s/></text:span><text:span text:style-name="T207_11">playlist</text:span></text:h>
      <text:list text:style-name="LS8" xml:id="list14">
        <text:list-item>
          <text:p text:style-name="P208"><text:span text:style-name="T208_1">The</text:span><text:span text:style-name="T208_2"><text:s/></text:span><text:span text:style-name="T208_3">user</text:span><text:span text:style-name="T208_4"><text:s/></text:span><text:span text:style-name="T208_5">removes</text:span><text:span text:style-name="T208_6"><text:s/></text:span><text:span text:style-name="T208_7">tracks</text:span><text:span text:style-name="T208_8"><text:s/></text:span><text:span text:style-name="T208_9">from</text:span><text:span text:style-name="T208_10"><text:s/></text:span><text:span text:style-name="T208_11">the</text:span><text:span text:style-name="T208_12"><text:s/></text:span><text:span text:style-name="T208_13">playlist</text:span><text:span text:style-name="T208_14"> <text:s/></text:span></text:p>
        </text:list-item>
      </text:list>
      <text:p text:style-name="P209"><text:span text:style-name="T209_1">[</text:span><text:span text:style-name="T209_2">TODO</text:span><text:span text:style-name="T209_3">:<text:s/></text:span><text:span text:style-name="T209_4">Later</text:span><text:span text:style-name="T209_5"><text:s/></text:span><text:span text:style-name="T209_6">version</text:span><text:span text:style-name="T209_7">]<text:s/></text:span><text:span text:style-name="T209_8">Use</text:span><text:span text:style-name="T209_9"><text:s/></text:span><text:span text:style-name="T209_10">case</text:span><text:span text:style-name="T209_11">:<text:s/></text:span><text:span text:style-name="T209_12">Search</text:span><text:span text:style-name="T209_13"><text:s/></text:span><text:span text:style-name="T209_14">songs</text:span><text:span text:style-name="T209_15"><text:s/></text:span><text:span text:style-name="T209_16">by</text:span><text:span text:style-name="T209_17"><text:s/></text:span><text:span text:style-name="T209_18">albums</text:span><text:span text:style-name="T209_19">,<text:s/></text:span><text:span text:style-name="T209_20">artists</text:span><text:span text:style-name="T209_21"><text:s/></text:span><text:span text:style-name="T209_22">or</text:span><text:span text:style-name="T209_23"><text:s/></text:span><text:span text:style-name="T209_24">by</text:span><text:span text:style-name="T209_25"><text:s/></text:span><text:span text:style-name="T209_26">name</text:span></text:p>
      <text:list text:style-name="LS9" xml:id="list15">
        <text:list-item>
          <text:p text:style-name="P210"><text:span text:style-name="T210_1">The</text:span><text:span text:style-name="T210_2"><text:s/></text:span><text:span text:style-name="T210_3">user</text:span><text:span text:style-name="T210_4"><text:s/></text:span><text:span text:style-name="T210_5">searches</text:span><text:span text:style-name="T210_6"><text:s/></text:span><text:span text:style-name="T210_7">tracks</text:span><text:span text:style-name="T210_8"><text:s/></text:span><text:span text:style-name="T210_9">of</text:span><text:span text:style-name="T210_10"><text:s/></text:span><text:span text:style-name="T210_11">any</text:span><text:span text:style-name="T210_12"><text:s/></text:span><text:span text:style-name="T210_13">particular</text:span><text:span text:style-name="T210_14"><text:s/></text:span><text:span text:style-name="T210_15">album</text:span><text:span text:style-name="T210_16"><text:s/></text:span><text:span text:style-name="T210_17">or</text:span><text:span text:style-name="T210_18"><text:s/></text:span><text:span text:style-name="T210_19">artists</text:span><text:span text:style-name="T210_20"><text:s/></text:span><text:span text:style-name="T210_21">or</text:span><text:span text:style-name="T210_22"><text:s/></text:span><text:span text:style-name="T210_23">search</text:span><text:span text:style-name="T210_24"><text:s/></text:span><text:span text:style-name="T210_25">any</text:span><text:span text:style-name="T210_26"><text:s/></text:span><text:span text:style-name="T210_27">track</text:span><text:span text:style-name="T210_28"><text:s/></text:span><text:span text:style-name="T210_29">by</text:span><text:span text:style-name="T210_30"><text:s/></text:span><text:span text:style-name="T210_31">directly</text:span><text:span text:style-name="T210_32"><text:s/></text:span><text:span text:style-name="T210_33">by</text:span><text:span text:style-name="T210_34"><text:s/></text:span><text:span text:style-name="T210_35">its</text:span><text:span text:style-name="T210_36"><text:s/></text:span><text:span text:style-name="T210_37">name</text:span><text:span text:style-name="T210_38"><text:s/></text:span></text:p>
        </text:list-item>
      </text:list>
      <text:h text:style-name="P211"><text:bookmark-start text:name="h.s9002r2nh7z7"/><text:bookmark-end text:name="h.s9002r2nh7z7"/><text:span text:style-name="T211_1">Actor</text:span><text:span text:style-name="T211_2">:<text:s/></text:span><text:span text:style-name="T211_3">Administrator</text:span><text:span text:style-name="T211_4">/</text:span><text:span text:style-name="T211_5">Owner</text:span><text:span text:style-name="T211_6">,<text:s/></text:span><text:span text:style-name="T211_7">Component</text:span><text:span text:style-name="T211_8">:<text:s/></text:span><text:span text:style-name="T211_9">Administration</text:span><text:span text:style-name="T211_10"><text:s/></text:span><text:span text:style-name="T211_11">Interface</text:span></text:h>
      <text:h text:style-name="P212"><text:bookmark-start text:name="h.1dfr5jk4we3x"/><text:bookmark-end text:name="h.1dfr5jk4we3x"/><text:span text:style-name="T212_1">Use</text:span><text:span text:style-name="T212_2"><text:s/></text:span><text:span text:style-name="T212_3">case</text:span><text:span text:style-name="T212_4">:<text:s/></text:span><text:span text:style-name="T212_5">Initialize</text:span><text:span text:style-name="T212_6"><text:s/></text:span><text:span text:style-name="T212_7">system</text:span></text:h>
      <text:list text:style-name="LS10" xml:id="list16">
        <text:list-item>
          <text:p text:style-name="P213"><text:span text:style-name="T213_1">The</text:span><text:span text:style-name="T213_2"><text:s/></text:span><text:span text:style-name="T213_3">administrator</text:span><text:span text:style-name="T213_4"><text:s/></text:span><text:span text:style-name="T213_5">starts</text:span><text:span text:style-name="T213_6"><text:s/></text:span><text:span text:style-name="T213_7">the</text:span><text:span text:style-name="T213_8"><text:s/></text:span><text:span text:style-name="T213_9">Muzicast</text:span><text:span text:style-name="T213_10"><text:s/></text:span><text:span text:style-name="T213_11">server</text:span><text:span text:style-name="T213_12"><text:s/></text:span><text:span text:style-name="T213_13">for</text:span><text:span text:style-name="T213_14"><text:s/></text:span><text:span text:style-name="T213_15">the</text:span><text:span text:style-name="T213_16"><text:s/></text:span><text:span text:style-name="T213_17">users</text:span><text:span text:style-name="T213_18"><text:s/></text:span><text:span text:style-name="T213_19">to</text:span><text:span text:style-name="T213_20"><text:s/></text:span><text:span text:style-name="T213_21">stream</text:span><text:span text:style-name="T213_22"><text:s/></text:span><text:span text:style-name="T213_23">and</text:span><text:span text:style-name="T213_24"><text:s/></text:span><text:span text:style-name="T213_25">play</text:span><text:span text:style-name="T213_26"><text:s/></text:span><text:span text:style-name="T213_27">music</text:span></text:p>
        </text:list-item>
      </text:list>
      <text:h text:style-name="P214"><text:bookmark-start text:name="h.g38hb7jy02ya"/><text:bookmark-end text:name="h.g38hb7jy02ya"/><text:span text:style-name="T214_1">Use</text:span><text:span text:style-name="T214_2"><text:s/></text:span><text:span text:style-name="T214_3">case</text:span><text:span text:style-name="T214_4">:<text:s/></text:span><text:span text:style-name="T214_5">Share</text:span><text:span text:style-name="T214_6"><text:s/></text:span><text:span text:style-name="T214_7">songs</text:span><text:span text:style-name="T214_8"><text:s/></text:span><text:span text:style-name="T214_9">and</text:span><text:span text:style-name="T214_10"><text:s/></text:span><text:span text:style-name="T214_11">manage</text:span><text:span text:style-name="T214_12"><text:s/></text:span><text:span text:style-name="T214_13">them</text:span></text:h>
      <text:list text:style-name="LS11" xml:id="list17">
        <text:list-item>
          <text:p text:style-name="P215"><text:span text:style-name="T215_1">The</text:span><text:span text:style-name="T215_2"><text:s/></text:span><text:span text:style-name="T215_3">administrator</text:span><text:span text:style-name="T215_4"><text:s/></text:span><text:span text:style-name="T215_5">shares</text:span><text:span text:style-name="T215_6"><text:s/></text:span><text:span text:style-name="T215_7">various</text:span><text:span text:style-name="T215_8"><text:s/></text:span><text:span text:style-name="T215_9">songs</text:span><text:span text:style-name="T215_10"><text:s/></text:span><text:span text:style-name="T215_11">by</text:span><text:span text:style-name="T215_12"><text:s/></text:span><text:span text:style-name="T215_13">using</text:span><text:span text:style-name="T215_14"><text:s/></text:span><text:span text:style-name="T215_15">the</text:span><text:span text:style-name="T215_16"><text:s/></text:span><text:span text:style-name="T215_17">web</text:span><text:span text:style-name="T215_18"><text:s/></text:span><text:span text:style-name="T215_19">interface</text:span><text:span text:style-name="T215_20"><text:s/></text:span><text:span text:style-name="T215_21">to</text:span><text:span text:style-name="T215_22"><text:s/></text:span><text:span text:style-name="T215_23">select</text:span><text:span text:style-name="T215_24"><text:s/></text:span><text:span text:style-name="T215_25">a</text:span><text:span text:style-name="T215_26"><text:s/></text:span><text:span text:style-name="T215_27">list</text:span><text:span text:style-name="T215_28"><text:s/></text:span><text:span text:style-name="T215_29">of</text:span><text:span text:style-name="T215_30"><text:s/></text:span><text:span text:style-name="T215_31">folders</text:span><text:span text:style-name="T215_32"><text:s/></text:span><text:span text:style-name="T215_33">on</text:span><text:span text:style-name="T215_34"><text:s/></text:span><text:span text:style-name="T215_35">the</text:span><text:span text:style-name="T215_36"><text:s/></text:span><text:span text:style-name="T215_37">server</text:span><text:span text:style-name="T215_38"><text:s/></text:span><text:span text:style-name="T215_39">which</text:span><text:span text:style-name="T215_40"><text:s/></text:span><text:span text:style-name="T215_41">contains</text:span><text:span text:style-name="T215_42"><text:s/></text:span><text:span text:style-name="T215_43">music</text:span><text:span text:style-name="T215_44">.</text:span></text:p>
        </text:list-item>
      </text:list>
      <text:h text:style-name="P216"><text:bookmark-start text:name="h.ctfpfbkf2dcl"/><text:bookmark-end text:name="h.ctfpfbkf2dcl"/><text:span text:style-name="T216_1">Use</text:span><text:span text:style-name="T216_2"><text:s/></text:span><text:span text:style-name="T216_3">case</text:span><text:span text:style-name="T216_4">:<text:s/></text:span><text:span text:style-name="T216_5">Stop</text:span><text:span text:style-name="T216_6"><text:s/></text:span><text:span text:style-name="T216_7">Muzicast</text:span></text:h>
      <text:list text:style-name="LS12" xml:id="list18">
        <text:list-item>
          <text:p text:style-name="P217"><text:span text:style-name="T217_1">Stops</text:span><text:span text:style-name="T217_2"><text:s/></text:span><text:span text:style-name="T217_3">the</text:span><text:span text:style-name="T217_4"><text:s/></text:span><text:span text:style-name="T217_5">server</text:span><text:span text:style-name="T217_6"><text:s/></text:span><text:span text:style-name="T217_7">in</text:span><text:span text:style-name="T217_8"><text:s/></text:span><text:span text:style-name="T217_9">case</text:span><text:span text:style-name="T217_10"><text:s/></text:span><text:span text:style-name="T217_11">any</text:span><text:span text:style-name="T217_12"><text:s/></text:span><text:span text:style-name="T217_13">need</text:span><text:span text:style-name="T217_14"><text:s/></text:span><text:span text:style-name="T217_15">arises</text:span><text:span text:style-name="T217_16"><text:s/></text:span><text:span text:style-name="T217_17">to</text:span><text:span text:style-name="T217_18"><text:s/></text:span><text:span text:style-name="T217_19">stop</text:span><text:span text:style-name="T217_20"><text:s/></text:span><text:span text:style-name="T217_21">it</text:span><text:span text:style-name="T217_22">.</text:span></text:p>
        </text:list-item>
        <text:list-item>
          <text:p text:style-name="P218"><text:span text:style-name="T218_1">This</text:span><text:span text:style-name="T218_2"><text:s/></text:span><text:span text:style-name="T218_3">includes</text:span><text:span text:style-name="T218_4"><text:s/></text:span><text:span text:style-name="T218_5">taking</text:span><text:span text:style-name="T218_6"><text:s/></text:span><text:span text:style-name="T218_7">the</text:span><text:span text:style-name="T218_8"><text:s/></text:span><text:span text:style-name="T218_9">web</text:span><text:span text:style-name="T218_10"><text:s/></text:span><text:span text:style-name="T218_11">interface</text:span><text:span text:style-name="T218_12"><text:s/></text:span><text:span text:style-name="T218_13">offline</text:span><text:span text:style-name="T218_14">,<text:s/></text:span><text:span text:style-name="T218_15">shutting</text:span><text:span text:style-name="T218_16"><text:s/></text:span><text:span text:style-name="T218_17">down</text:span><text:span text:style-name="T218_18"><text:s/></text:span><text:span text:style-name="T218_19">the</text:span><text:span text:style-name="T218_20"><text:s/></text:span><text:span text:style-name="T218_21">streaming</text:span><text:span text:style-name="T218_22"><text:s/></text:span><text:span text:style-name="T218_23">server</text:span><text:span text:style-name="T218_24"><text:s/></text:span><text:span text:style-name="T218_25">and</text:span><text:span text:style-name="T218_26"><text:s/></text:span><text:span text:style-name="T218_27">stopping</text:span><text:span text:style-name="T218_28"><text:s/></text:span><text:span text:style-name="T218_29">the</text:span><text:span text:style-name="T218_30"><text:s/></text:span><text:span text:style-name="T218_31">collection</text:span><text:span text:style-name="T218_32"><text:s/></text:span><text:span text:style-name="T218_33">scanner</text:span><text:span text:style-name="T218_34">.</text:span></text:p>
        </text:list-item>
      </text:list>
      <text:h text:style-name="P219"><text:bookmark-start text:name="h.scrvh554iwjc"/><text:bookmark-end text:name="h.scrvh554iwjc"/><text:span text:style-name="T219_1">Use</text:span><text:span text:style-name="T219_2"><text:s/></text:span><text:span text:style-name="T219_3">case</text:span><text:span text:style-name="T219_4">:<text:s/></text:span><text:span text:style-name="T219_5">Change</text:span><text:span text:style-name="T219_6"><text:s/></text:span><text:span text:style-name="T219_7">Muzicast</text:span><text:span text:style-name="T219_8"><text:s/></text:span><text:span text:style-name="T219_9">administration</text:span><text:span text:style-name="T219_10"><text:s/></text:span><text:span text:style-name="T219_11">password</text:span></text:h>
      <text:list text:style-name="LS13" xml:id="list20">
        <text:list-item>
          <text:p text:style-name="P220"><text:span text:style-name="T220_1">The</text:span><text:span text:style-name="T220_2"><text:s/></text:span><text:span text:style-name="T220_3">administrator</text:span><text:span text:style-name="T220_4"><text:s/></text:span><text:span text:style-name="T220_5">changes</text:span><text:span text:style-name="T220_6"><text:s/></text:span><text:span text:style-name="T220_7">the</text:span><text:span text:style-name="T220_8"><text:s/></text:span><text:span text:style-name="T220_9">administration</text:span><text:span text:style-name="T220_10"><text:s/></text:span><text:span text:style-name="T220_11">password</text:span><text:span text:style-name="T220_12"><text:s/></text:span><text:span text:style-name="T220_13">from</text:span><text:span text:style-name="T220_14"><text:s/></text:span><text:span text:style-name="T220_15">the</text:span><text:span text:style-name="T220_16"><text:s/></text:span><text:span text:style-name="T220_17">settings</text:span><text:span text:style-name="T220_18"><text:s/></text:span><text:span text:style-name="T220_19">menu</text:span><text:span text:style-name="T220_20"><text:s/></text:span><text:span text:style-name="T220_21">if</text:span><text:span text:style-name="T220_22"><text:s/></text:span><text:span text:style-name="T220_23">any</text:span><text:span text:style-name="T220_24"><text:s/></text:span><text:span text:style-name="T220_25">need</text:span><text:span text:style-name="T220_26"><text:s/></text:span><text:span text:style-name="T220_27">arises</text:span><text:span text:style-name="T220_28">.</text:span></text:p>
        </text:list-item>
      </text:list>
      <text:h text:style-name="P221"><text:bookmark-start text:name="h.yhfpbb5on82t"/><text:bookmark-end text:name="h.yhfpbb5on82t"/><text:span text:style-name="T221_1">TODO</text:span><text:span text:style-name="T221_2">:<text:s/></text:span><text:span text:style-name="T221_3">This</text:span><text:span text:style-name="T221_4"><text:s/></text:span><text:span text:style-name="T221_5">is</text:span><text:span text:style-name="T221_6"><text:s/></text:span><text:span text:style-name="T221_7">for</text:span><text:span text:style-name="T221_8"><text:s/></text:span><text:span text:style-name="T221_9">later</text:span><text:span text:style-name="T221_10"><text:s/></text:span><text:span text:style-name="T221_11">versions</text:span><text:span text:style-name="T221_12"><text:s/></text:span><text:span text:style-name="T221_13">Use</text:span><text:span text:style-name="T221_14"><text:s/></text:span><text:span text:style-name="T221_15">case</text:span><text:span text:style-name="T221_16">:<text:s/></text:span><text:span text:style-name="T221_17">Manage</text:span><text:span text:style-name="T221_18"><text:s/></text:span><text:span text:style-name="T221_19">accounts</text:span><text:span text:style-name="T221_20"><text:s/></text:span><text:span text:style-name="T221_21">and</text:span><text:span text:style-name="T221_22"><text:s/></text:span><text:span text:style-name="T221_23">their</text:span><text:span text:style-name="T221_24"><text:s/></text:span><text:span text:style-name="T221_25">playlists</text:span></text:h>
      <text:list text:style-name="LS14" xml:id="list21">
        <text:list-item>
          <text:p text:style-name="P222"><text:span text:style-name="T222_1">Administrator</text:span><text:span text:style-name="T222_2"><text:s/></text:span><text:span text:style-name="T222_3">manages</text:span><text:span text:style-name="T222_4"><text:s/></text:span><text:span text:style-name="T222_5">the</text:span><text:span text:style-name="T222_6"><text:s/></text:span><text:span text:style-name="T222_7">accounts</text:span><text:span text:style-name="T222_8"><text:s/></text:span><text:span text:style-name="T222_9">and</text:span><text:span text:style-name="T222_10"><text:s/></text:span><text:span text:style-name="T222_11">the</text:span><text:span text:style-name="T222_12"><text:s/></text:span><text:span text:style-name="T222_13">playlists</text:span><text:span text:style-name="T222_14"><text:s/></text:span><text:span text:style-name="T222_15">of</text:span><text:span text:style-name="T222_16"><text:s/></text:span><text:span text:style-name="T222_17">the</text:span><text:span text:style-name="T222_18"><text:s/></text:span><text:span text:style-name="T222_19">users</text:span><text:span text:style-name="T222_20"><text:s/></text:span><text:span text:style-name="T222_21">who</text:span><text:span text:style-name="T222_22"><text:s/></text:span><text:span text:style-name="T222_23">have</text:span><text:span text:style-name="T222_24"><text:s/></text:span><text:span text:style-name="T222_25">their</text:span><text:span text:style-name="T222_26"><text:s/></text:span><text:span text:style-name="T222_27">account</text:span><text:span text:style-name="T222_28"><text:s/></text:span><text:span text:style-name="T222_29">on</text:span><text:span text:style-name="T222_30"><text:s/></text:span><text:span text:style-name="T222_31">Muzicast</text:span></text:p>
        </text:list-item>
      </text:list>
      <text:p text:style-name="P223"/>
      <text:h text:style-name="P224"><text:bookmark-start text:name="h.i0gk3kx7820n"/><text:bookmark-end text:name="h.i0gk3kx7820n"/><text:span text:style-name="T224_1">Component</text:span><text:span text:style-name="T224_2">:<text:s/></text:span><text:span text:style-name="T224_3">Collection</text:span><text:span text:style-name="T224_4"><text:s/></text:span><text:span text:style-name="T224_5">Scanner</text:span></text:h>
      <text:list text:style-name="LS15" xml:id="list22">
        <text:list-item>
          <text:p text:style-name="P225"><text:span text:style-name="T225_1">Keep</text:span><text:span text:style-name="T225_2"><text:s/></text:span><text:span text:style-name="T225_3">track</text:span><text:span text:style-name="T225_4"><text:s/></text:span><text:span text:style-name="T225_5">of</text:span><text:span text:style-name="T225_6"><text:s/></text:span><text:span text:style-name="T225_7">meta</text:span><text:span text:style-name="T225_8">-</text:span><text:span text:style-name="T225_9">data</text:span><text:span text:style-name="T225_10"><text:s/></text:span><text:span text:style-name="T225_11">about</text:span><text:span text:style-name="T225_12"><text:s/></text:span><text:span text:style-name="T225_13">all</text:span><text:span text:style-name="T225_14"><text:s/></text:span><text:span text:style-name="T225_15">tracks</text:span><text:span text:style-name="T225_16"><text:s/></text:span><text:span text:style-name="T225_17">in</text:span><text:span text:style-name="T225_18"><text:s/></text:span><text:span text:style-name="T225_19">the</text:span><text:span text:style-name="T225_20"><text:s/></text:span><text:span text:style-name="T225_21">administrator</text:span><text:span text:style-name="T225_22">-</text:span><text:span text:style-name="T225_23">specified</text:span><text:span text:style-name="T225_24"><text:s/></text:span><text:span text:style-name="T225_25">collection</text:span><text:span text:style-name="T225_26">.</text:span></text:p>
        </text:list-item>
        <text:list-item>
          <text:p text:style-name="P226"><text:span text:style-name="T226_1">Always</text:span><text:span text:style-name="T226_2"><text:s/></text:span><text:span text:style-name="T226_3">be</text:span><text:span text:style-name="T226_4"><text:s/></text:span><text:span text:style-name="T226_5">up</text:span><text:span text:style-name="T226_6"><text:s/></text:span><text:span text:style-name="T226_7">to</text:span><text:span text:style-name="T226_8"><text:s/></text:span><text:span text:style-name="T226_9">date</text:span><text:span text:style-name="T226_10"><text:s/></text:span><text:span text:style-name="T226_11">within</text:span><text:span text:style-name="T226_12"><text:s/></text:span><text:span text:style-name="T226_13">a</text:span><text:span text:style-name="T226_14"><text:s/></text:span><text:span text:style-name="T226_15">few</text:span><text:span text:style-name="T226_16"><text:s/></text:span><text:span text:style-name="T226_17">minutes</text:span><text:span text:style-name="T226_18"><text:s/></text:span><text:span text:style-name="T226_19">of</text:span><text:span text:style-name="T226_20"><text:s/></text:span><text:span text:style-name="T226_21">any</text:span><text:span text:style-name="T226_22"><text:s/></text:span><text:span text:style-name="T226_23">changes</text:span><text:span text:style-name="T226_24"><text:s/></text:span><text:span text:style-name="T226_25">when</text:span><text:span text:style-name="T226_26"><text:s/></text:span><text:span text:style-name="T226_27">Muzicast</text:span><text:span text:style-name="T226_28"><text:s/></text:span><text:span text:style-name="T226_29">is</text:span><text:span text:style-name="T226_30"><text:s/></text:span><text:span text:style-name="T226_31">running</text:span><text:span text:style-name="T226_32">,<text:s/></text:span><text:span text:style-name="T226_33">and</text:span><text:span text:style-name="T226_34"><text:s/></text:span><text:span text:style-name="T226_35">within</text:span><text:span text:style-name="T226_36"><text:s/></text:span><text:span text:style-name="T226_37">a</text:span><text:span text:style-name="T226_38"><text:s/></text:span><text:span text:style-name="T226_39">few</text:span><text:span text:style-name="T226_40"><text:s/></text:span><text:span text:style-name="T226_41">minutes</text:span><text:span text:style-name="T226_42"><text:s/></text:span><text:span text:style-name="T226_43">of</text:span><text:span text:style-name="T226_44"><text:s/></text:span><text:span text:style-name="T226_45">Muzicast</text:span><text:span text:style-name="T226_46"><text:s/></text:span><text:span text:style-name="T226_47">being</text:span><text:span text:style-name="T226_48"><text:s/></text:span><text:span text:style-name="T226_49">started</text:span><text:span text:style-name="T226_50">.</text:span></text:p>
        </text:list-item>
        <text:list-item>
          <text:p text:style-name="P227"><text:span text:style-name="T227_1">Handle</text:span><text:span text:style-name="T227_2"><text:s/></text:span><text:span text:style-name="T227_3">track</text:span><text:span text:style-name="T227_4"><text:s/></text:span><text:span text:style-name="T227_5">deletions</text:span><text:span text:style-name="T227_6"><text:s/></text:span><text:span text:style-name="T227_7">gracefully</text:span><text:span text:style-name="T227_8">.</text:span></text:p>
        </text:list-item>
        <text:list-item>
          <text:p text:style-name="P228"><text:span text:style-name="T228_1">Never</text:span><text:span text:style-name="T228_2"><text:s/></text:span><text:span text:style-name="T228_3">interact</text:span><text:span text:style-name="T228_4"><text:s/></text:span><text:span text:style-name="T228_5">with</text:span><text:span text:style-name="T228_6"><text:s/></text:span><text:span text:style-name="T228_7">any</text:span><text:span text:style-name="T228_8"><text:s/></text:span><text:span text:style-name="T228_9">other</text:span><text:span text:style-name="T228_10"><text:s/></text:span><text:span text:style-name="T228_11">part</text:span><text:span text:style-name="T228_12"><text:s/></text:span><text:span text:style-name="T228_13">of</text:span><text:span text:style-name="T228_14"><text:s/></text:span><text:span text:style-name="T228_15">the</text:span><text:span text:style-name="T228_16"><text:s/></text:span><text:span text:style-name="T228_17">system</text:span><text:span text:style-name="T228_18"><text:s/></text:span><text:span text:style-name="T228_19">other</text:span><text:span text:style-name="T228_20"><text:s/></text:span><text:span text:style-name="T228_21">than</text:span><text:span text:style-name="T228_22"><text:s/></text:span><text:span text:style-name="T228_23">the</text:span><text:span text:style-name="T228_24"><text:s/></text:span><text:span text:style-name="T228_25">collection</text:span><text:span text:style-name="T228_26"><text:s/></text:span><text:span text:style-name="T228_27">meta</text:span><text:span text:style-name="T228_28">-</text:span><text:span text:style-name="T228_29">data</text:span><text:span text:style-name="T228_30">.</text:span></text:p>
        </text:list-item>
        <text:list-item>
          <text:p text:style-name="P229"><text:span text:style-name="T229_1">TODO</text:span><text:span text:style-name="T229_2">:<text:s/>?</text:span></text:p>
        </text:list-item>
      </text:list>
      <text:h text:style-name="P230"><text:bookmark-start text:name="h.79bodkuvasn5"/><text:bookmark-end text:name="h.79bodkuvasn5"/><text:span text:style-name="T230_1">Component</text:span><text:span text:style-name="T230_2">:<text:s/></text:span><text:span text:style-name="T230_3">Streaming</text:span><text:span text:style-name="T230_4"><text:s/></text:span><text:span text:style-name="T230_5">server</text:span></text:h>
      <text:list text:style-name="LS16" xml:id="list27">
        <text:list-item>
          <text:p text:style-name="P231"><text:span text:style-name="T231_1">Have</text:span><text:span text:style-name="T231_2"><text:s/></text:span><text:span text:style-name="T231_3">no</text:span><text:span text:style-name="T231_4"><text:s/></text:span><text:span text:style-name="T231_5">knowledge</text:span><text:span text:style-name="T231_6"><text:s/></text:span><text:span text:style-name="T231_7">of</text:span><text:span text:style-name="T231_8"><text:s/></text:span><text:span text:style-name="T231_9">users</text:span><text:span text:style-name="T231_10"><text:s/></text:span><text:span text:style-name="T231_11">and</text:span><text:span text:style-name="T231_12"><text:s/></text:span><text:span text:style-name="T231_13">playlists</text:span><text:span text:style-name="T231_14">.</text:span></text:p>
        </text:list-item>
        <text:list-item>
          <text:p text:style-name="P232"><text:span text:style-name="T232_1">Given</text:span><text:span text:style-name="T232_2"><text:s/></text:span><text:span text:style-name="T232_3">a</text:span><text:span text:style-name="T232_4"><text:s/></text:span><text:span text:style-name="T232_5">track</text:span><text:span text:style-name="T232_6"><text:s/></text:span><text:span text:style-name="T232_7">ID</text:span><text:span text:style-name="T232_8">,<text:s/></text:span><text:span text:style-name="T232_9">stream</text:span><text:span text:style-name="T232_10"><text:s/></text:span><text:span text:style-name="T232_11">it</text:span><text:span text:style-name="T232_12"><text:s/></text:span><text:span text:style-name="T232_13">to</text:span><text:span text:style-name="T232_14"><text:s/></text:span><text:span text:style-name="T232_15">the</text:span><text:span text:style-name="T232_16"><text:s/></text:span><text:span text:style-name="T232_17">client</text:span><text:span text:style-name="T232_18"><text:s/></text:span><text:span text:style-name="T232_19">requesting</text:span><text:span text:style-name="T232_20"><text:s/></text:span><text:span text:style-name="T232_21">it</text:span><text:span text:style-name="T232_22">.</text:span></text:p>
        </text:list-item>
        <text:list-item>
          <text:p text:style-name="P233"><text:span text:style-name="T233_1">Keep</text:span><text:span text:style-name="T233_2"><text:s/></text:span><text:span text:style-name="T233_3">a</text:span><text:span text:style-name="T233_4"><text:s/></text:span><text:span text:style-name="T233_5">track</text:span><text:span text:style-name="T233_6"><text:s/></text:span><text:span text:style-name="T233_7">of</text:span><text:span text:style-name="T233_8"><text:s/></text:span><text:span text:style-name="T233_9">the</text:span><text:span text:style-name="T233_10"><text:s/></text:span><text:span text:style-name="T233_11">popularity</text:span><text:span text:style-name="T233_12"><text:s/></text:span><text:span text:style-name="T233_13">of</text:span><text:span text:style-name="T233_14"><text:s/></text:span><text:span text:style-name="T233_15">the</text:span><text:span text:style-name="T233_16"><text:s/></text:span><text:span text:style-name="T233_17">track</text:span><text:span text:style-name="T233_18">/</text:span><text:span text:style-name="T233_19">album</text:span><text:span text:style-name="T233_20">/</text:span><text:span text:style-name="T233_21">artist</text:span><text:span text:style-name="T233_22">.</text:span></text:p>
        </text:list-item>
        <text:list-item>
          <text:p text:style-name="P234"><text:span text:style-name="T234_1">TODO</text:span><text:span text:style-name="T234_2">:</text:span></text:p>
        </text:list-item>
      </text:list>
      <text:h text:style-name="P235"><text:bookmark-start text:name="h.qzpm9mflhn6x"/><text:bookmark-end text:name="h.qzpm9mflhn6x"/><text:span text:style-name="T235_1">Component</text:span><text:span text:style-name="T235_2">:<text:s/></text:span><text:span text:style-name="T235_3">Web</text:span><text:span text:style-name="T235_4"><text:s/></text:span><text:span text:style-name="T235_5">Interface</text:span></text:h>
      <text:list text:style-name="LS17" xml:id="list31">
        <text:list-item>
          <text:p text:style-name="P236"><text:span text:style-name="T236_1">TODO</text:span><text:span text:style-name="T236_2">:</text:span></text:p>
        </text:list-item>
      </text:list>
      <text:h text:style-name="P237"><text:bookmark-start text:name="h.6frxckhzstdt"/><text:bookmark-end text:name="h.6frxckhzstdt"/><text:span text:style-name="T237_1">Performance</text:span><text:span text:style-name="T237_2"><text:s/></text:span><text:span text:style-name="T237_3">requirements</text:span></text:h>
      <text:p text:style-name="P238"><text:span text:style-name="T238_1">All</text:span><text:span text:style-name="T238_2"><text:s/></text:span><text:span text:style-name="T238_3">performance</text:span><text:span text:style-name="T238_4"><text:s/></text:span><text:span text:style-name="T238_5">requirements</text:span><text:span text:style-name="T238_6"><text:s/></text:span><text:span text:style-name="T238_7">are</text:span><text:span text:style-name="T238_8"><text:s/></text:span><text:span text:style-name="T238_9">to</text:span><text:span text:style-name="T238_10"><text:s/></text:span><text:span text:style-name="T238_11">be</text:span><text:span text:style-name="T238_12"><text:s/></text:span><text:span text:style-name="T238_13">satisfied</text:span><text:span text:style-name="T238_14"><text:s/></text:span><text:span text:style-name="T238_15">on</text:span><text:span text:style-name="T238_16"><text:s/></text:span><text:span text:style-name="T238_17">a</text:span><text:span text:style-name="T238_18"><text:s/></text:span><text:span text:style-name="T238_19">personal</text:span><text:span text:style-name="T238_20"><text:s/></text:span><text:span text:style-name="T238_21">computer</text:span><text:span text:style-name="T238_22"><text:s/></text:span><text:span text:style-name="T238_23">with</text:span><text:span text:style-name="T238_24"><text:s/></text:span><text:span text:style-name="T238_25">the</text:span><text:span text:style-name="T238_26"><text:s/></text:span><text:span text:style-name="T238_27">following</text:span><text:span text:style-name="T238_28"><text:s/></text:span><text:span text:style-name="T238_29">specifications</text:span><text:span text:style-name="T238_30">.</text:span></text:p>
      <text:p text:style-name="P239"/>
      <text:h text:style-name="P240"><text:bookmark-start text:name="h.ps5f5d18vbat"/><text:bookmark-end text:name="h.ps5f5d18vbat"/><text:span text:style-name="T240_1">Hardware</text:span></text:h>
      <text:p text:style-name="P241"><text:span text:style-name="T241_1">Intel</text:span><text:span text:style-name="T241_2"><text:s/></text:span><text:span text:style-name="T241_3">Core</text:span><text:span text:style-name="T241_4"><text:s/>2<text:s/></text:span><text:span text:style-name="T241_5">Duo</text:span><text:span text:style-name="T241_6"><text:s/></text:span><text:span text:style-name="T241_7">Processor</text:span><text:span text:style-name="T241_8"><text:s/>-<text:s/>2</text:span><text:span text:style-name="T241_9">Ghz</text:span></text:p>
      <text:p text:style-name="P242"><text:span text:style-name="T242_1">RAM</text:span><text:span text:style-name="T242_2">:<text:s/>3</text:span><text:span text:style-name="T242_3">Gb</text:span></text:p>
      <text:p text:style-name="P243"><text:span text:style-name="T243_1">Running</text:span><text:span text:style-name="T243_2"><text:s/></text:span><text:span text:style-name="T243_3">on</text:span><text:span text:style-name="T243_4"><text:s/></text:span><text:span text:style-name="T243_5">AC</text:span><text:span text:style-name="T243_6"><text:s/></text:span><text:span text:style-name="T243_7">power</text:span><text:span text:style-name="T243_8"><text:s/></text:span><text:span text:style-name="T243_9">without</text:span><text:span text:style-name="T243_10"><text:s/></text:span><text:span text:style-name="T243_11">power</text:span><text:span text:style-name="T243_12"><text:s/></text:span><text:span text:style-name="T243_13">savings</text:span><text:span text:style-name="T243_14"><text:s/></text:span><text:span text:style-name="T243_15">mode</text:span></text:p>
      <text:p text:style-name="P244"/>
      <text:p text:style-name="P245"><text:span text:style-name="T245_1">This</text:span><text:span text:style-name="T245_2"><text:s/></text:span><text:span text:style-name="T245_3">can</text:span><text:span text:style-name="T245_4"><text:s/></text:span><text:span text:style-name="T245_5">be</text:span><text:span text:style-name="T245_6"><text:s/></text:span><text:span text:style-name="T245_7">a</text:span><text:span text:style-name="T245_8"><text:s/></text:span><text:span text:style-name="T245_9">personal</text:span><text:span text:style-name="T245_10"><text:s/></text:span><text:span text:style-name="T245_11">computer</text:span><text:span text:style-name="T245_12"><text:s/></text:span><text:span text:style-name="T245_13">or</text:span><text:span text:style-name="T245_14"><text:s/></text:span><text:span text:style-name="T245_15">a</text:span><text:span text:style-name="T245_16"><text:s/></text:span><text:span text:style-name="T245_17">server</text:span><text:span text:style-name="T245_18"><text:s/>(</text:span><text:span text:style-name="T245_19">headless</text:span><text:span text:style-name="T245_20">).</text:span></text:p>
      <text:h text:style-name="P246"><text:bookmark-start text:name="h.nz7c5jt4hc6"/><text:bookmark-end text:name="h.nz7c5jt4hc6"/><text:span text:style-name="T246_1">Software</text:span></text:h>
      <text:p text:style-name="P247"><text:span text:style-name="T247_1">Any</text:span><text:span text:style-name="T247_2"><text:s/></text:span><text:span text:style-name="T247_3">Linux</text:span><text:span text:style-name="T247_4"><text:s/></text:span><text:span text:style-name="T247_5">distribution</text:span><text:span text:style-name="T247_6"><text:s/></text:span><text:span text:style-name="T247_7">with</text:span><text:span text:style-name="T247_8"><text:s/></text:span><text:span text:style-name="T247_9">a</text:span><text:span text:style-name="T247_10"><text:s/></text:span><text:span text:style-name="T247_11">kernel</text:span><text:span text:style-name="T247_12"><text:s/>&gt;<text:s/>2.6.13<text:s/></text:span><text:span text:style-name="T247_13">supporting</text:span><text:span text:style-name="T247_14"><text:s/></text:span><text:span text:style-name="T247_15">inotify</text:span></text:p>
      <text:p text:style-name="P248"><text:span text:style-name="T248_1">Windows</text:span><text:span text:style-name="T248_2"><text:s/></text:span><text:span text:style-name="T248_3">XP</text:span><text:span text:style-name="T248_4"><text:s/></text:span><text:span text:style-name="T248_5">or</text:span><text:span text:style-name="T248_6"><text:s/></text:span><text:span text:style-name="T248_7">higher</text:span><text:span text:style-name="T248_8"><text:s/></text:span><text:span text:style-name="T248_9">support</text:span><text:span text:style-name="T248_10"><text:s/>“</text:span><text:span text:style-name="T248_11">File</text:span><text:span text:style-name="T248_12"><text:s/></text:span><text:span text:style-name="T248_13">Change</text:span><text:span text:style-name="T248_14"><text:s/></text:span><text:span text:style-name="T248_15">Notification</text:span><text:span text:style-name="T248_16">”</text:span></text:p>
      <text:p text:style-name="P249"/>
      <text:p text:style-name="P250"><text:span text:style-name="T250_1">Streaming</text:span><text:span text:style-name="T250_2"><text:s/></text:span><text:span text:style-name="T250_3">server</text:span><text:span text:style-name="T250_4"><text:s/></text:span><text:span text:style-name="T250_5">component</text:span></text:p>
      <text:list text:style-name="LS18" xml:id="list32">
        <text:list-item>
          <text:p text:style-name="P251"><text:span text:style-name="T251_1">Stream</text:span><text:span text:style-name="T251_2"><text:s/></text:span><text:span text:style-name="T251_3">concurrently</text:span><text:span text:style-name="T251_4"><text:s/></text:span><text:span text:style-name="T251_5">to</text:span><text:span text:style-name="T251_6"><text:s/></text:span><text:span text:style-name="T251_7">a</text:span><text:span text:style-name="T251_8"><text:s/></text:span><text:span text:style-name="T251_9">maximum</text:span><text:span text:style-name="T251_10"><text:s/></text:span><text:span text:style-name="T251_11">of</text:span><text:span text:style-name="T251_12"><text:s/>1000<text:s/></text:span><text:span text:style-name="T251_13">users</text:span><text:span text:style-name="T251_14"><text:s/>(</text:span><text:span text:style-name="T251_15">ie</text:span><text:span text:style-name="T251_16">.<text:s/></text:span><text:span text:style-name="T251_17">stream</text:span><text:span text:style-name="T251_18"><text:s/>1000<text:s/></text:span><text:span text:style-name="T251_19">individual</text:span><text:span text:style-name="T251_20"><text:s/></text:span><text:span text:style-name="T251_21">tracks</text:span><text:span text:style-name="T251_22">)<text:s/></text:span><text:span text:style-name="T251_23">without</text:span><text:span text:style-name="T251_24"><text:s/></text:span><text:span text:style-name="T251_25">overloading</text:span><text:span text:style-name="T251_26"><text:s/></text:span><text:span text:style-name="T251_27">the</text:span><text:span text:style-name="T251_28"><text:s/></text:span><text:span text:style-name="T251_29">system</text:span><text:span text:style-name="T251_30">,<text:s/></text:span><text:span text:style-name="T251_31">assuming</text:span><text:span text:style-name="T251_32"><text:s/></text:span><text:span text:style-name="T251_33">the</text:span><text:span text:style-name="T251_34"><text:s/></text:span><text:span text:style-name="T251_35">system</text:span><text:span text:style-name="T251_36"><text:s/></text:span><text:span text:style-name="T251_37">is</text:span><text:span text:style-name="T251_38"><text:s/></text:span><text:span text:style-name="T251_39">not</text:span><text:span text:style-name="T251_40"><text:s/></text:span><text:span text:style-name="T251_41">being</text:span><text:span text:style-name="T251_42"><text:s/></text:span><text:span text:style-name="T251_43">used</text:span><text:span text:style-name="T251_44"><text:s/></text:span><text:span text:style-name="T251_45">for</text:span><text:span text:style-name="T251_46"><text:s/></text:span><text:span text:style-name="T251_47">other</text:span><text:span text:style-name="T251_48"><text:s/></text:span><text:span text:style-name="T251_49">high</text:span><text:span text:style-name="T251_50">-</text:span><text:span text:style-name="T251_51">requirement</text:span><text:span text:style-name="T251_52"><text:s/></text:span><text:span text:style-name="T251_53">applications</text:span><text:span text:style-name="T251_54"><text:s/></text:span><text:span text:style-name="T251_55">at</text:span><text:span text:style-name="T251_56"><text:s/></text:span><text:span text:style-name="T251_57">the</text:span><text:span text:style-name="T251_58"><text:s/></text:span><text:span text:style-name="T251_59">same</text:span><text:span text:style-name="T251_60"><text:s/></text:span><text:span text:style-name="T251_61">time</text:span><text:span text:style-name="T251_62">.</text:span></text:p>
        </text:list-item>
        <text:list-item>
          <text:p text:style-name="P252"><text:span text:style-name="T252_1">Do</text:span><text:span text:style-name="T252_2"><text:s/></text:span><text:span text:style-name="T252_3">not</text:span><text:span text:style-name="T252_4"><text:s/></text:span><text:span text:style-name="T252_5">load</text:span><text:span text:style-name="T252_6"><text:s/></text:span><text:span text:style-name="T252_7">entire</text:span><text:span text:style-name="T252_8"><text:s/></text:span><text:span text:style-name="T252_9">files</text:span><text:span text:style-name="T252_10"><text:s/></text:span><text:span text:style-name="T252_11">into</text:span><text:span text:style-name="T252_12"><text:s/></text:span><text:span text:style-name="T252_13">RAM</text:span><text:span text:style-name="T252_14">,<text:s/></text:span><text:span text:style-name="T252_15">but</text:span><text:span text:style-name="T252_16"><text:s/></text:span><text:span text:style-name="T252_17">only</text:span><text:span text:style-name="T252_18"><text:s/></text:span><text:span text:style-name="T252_19">required</text:span><text:span text:style-name="T252_20"><text:s/></text:span><text:span text:style-name="T252_21">sections</text:span><text:span text:style-name="T252_22">,<text:s/></text:span><text:span text:style-name="T252_23">while</text:span><text:span text:style-name="T252_24"><text:s/></text:span><text:span text:style-name="T252_25">still</text:span><text:span text:style-name="T252_26"><text:s/></text:span><text:span text:style-name="T252_27">keeping</text:span><text:span text:style-name="T252_28"><text:s/></text:span><text:span text:style-name="T252_29">latency</text:span><text:span text:style-name="T252_30"><text:s/></text:span><text:span text:style-name="T252_31">to</text:span><text:span text:style-name="T252_32"><text:s/></text:span><text:span text:style-name="T252_33">a</text:span><text:span text:style-name="T252_34"><text:s/></text:span><text:span text:style-name="T252_35">minimum</text:span><text:span text:style-name="T252_36">.</text:span></text:p>
        </text:list-item>
        <text:list-item>
          <text:p text:style-name="P253"><text:span text:style-name="T253_1">The</text:span><text:span text:style-name="T253_2"><text:s/></text:span><text:span text:style-name="T253_3">rate</text:span><text:span text:style-name="T253_4"><text:s/></text:span><text:span text:style-name="T253_5">of</text:span><text:span text:style-name="T253_6"><text:s/></text:span><text:span text:style-name="T253_7">streaming</text:span><text:span text:style-name="T253_8"><text:s/></text:span><text:span text:style-name="T253_9">should</text:span><text:span text:style-name="T253_10"><text:s/></text:span><text:span text:style-name="T253_11">be</text:span><text:span text:style-name="T253_12"><text:s/></text:span><text:span text:style-name="T253_13">faster</text:span><text:span text:style-name="T253_14"><text:s/></text:span><text:span text:style-name="T253_15">than</text:span><text:span text:style-name="T253_16"><text:s/></text:span><text:span text:style-name="T253_17">the</text:span><text:span text:style-name="T253_18"><text:s/></text:span><text:span text:style-name="T253_19">bitrate</text:span><text:span text:style-name="T253_20"><text:s/></text:span><text:span text:style-name="T253_21">of</text:span><text:span text:style-name="T253_22"><text:s/></text:span><text:span text:style-name="T253_23">the</text:span><text:span text:style-name="T253_24"><text:s/></text:span><text:span text:style-name="T253_25">song</text:span><text:span text:style-name="T253_26">,<text:s/></text:span><text:span text:style-name="T253_27">so</text:span><text:span text:style-name="T253_28"><text:s/></text:span><text:span text:style-name="T253_29">that</text:span><text:span text:style-name="T253_30"><text:s/></text:span><text:span text:style-name="T253_31">no</text:span><text:span text:style-name="T253_32"><text:s/></text:span><text:span text:style-name="T253_33">loss</text:span><text:span text:style-name="T253_34"><text:s/></text:span><text:span text:style-name="T253_35">of</text:span><text:span text:style-name="T253_36"><text:s/></text:span><text:span text:style-name="T253_37">quality</text:span><text:span text:style-name="T253_38"><text:s/></text:span><text:span text:style-name="T253_39">occurs</text:span><text:span text:style-name="T253_40">.<text:s/></text:span><text:span text:style-name="T253_41">This</text:span><text:span text:style-name="T253_42"><text:s/></text:span><text:span text:style-name="T253_43">is</text:span><text:span text:style-name="T253_44"><text:s/></text:span><text:span text:style-name="T253_45">constrained</text:span><text:span text:style-name="T253_46"><text:s/></text:span><text:span text:style-name="T253_47">by</text:span><text:span text:style-name="T253_48"><text:s/></text:span><text:span text:style-name="T253_49">the</text:span><text:span text:style-name="T253_50"><text:s/></text:span><text:span text:style-name="T253_51">bandwidth</text:span><text:span text:style-name="T253_52"><text:s/></text:span><text:span text:style-name="T253_53">of</text:span><text:span text:style-name="T253_54"><text:s/></text:span><text:span text:style-name="T253_55">the</text:span><text:span text:style-name="T253_56"><text:s/></text:span><text:span text:style-name="T253_57">client</text:span><text:span text:style-name="T253_58">’</text:span><text:span text:style-name="T253_59">s</text:span><text:span text:style-name="T253_60"><text:s/></text:span><text:span text:style-name="T253_61">connection</text:span><text:span text:style-name="T253_62"><text:s/></text:span><text:span text:style-name="T253_63">also</text:span><text:span text:style-name="T253_64">,<text:s/></text:span><text:span text:style-name="T253_65">in</text:span><text:span text:style-name="T253_66"><text:s/></text:span><text:span text:style-name="T253_67">which</text:span><text:span text:style-name="T253_68"><text:s/></text:span><text:span text:style-name="T253_69">case</text:span><text:span text:style-name="T253_70"><text:s/></text:span><text:span text:style-name="T253_71">it</text:span><text:span text:style-name="T253_72"><text:s/></text:span><text:span text:style-name="T253_73">will</text:span><text:span text:style-name="T253_74"><text:s/></text:span><text:span text:style-name="T253_75">perform</text:span><text:span text:style-name="T253_76"><text:s/></text:span><text:span text:style-name="T253_77">to</text:span><text:span text:style-name="T253_78"><text:s/></text:span><text:span text:style-name="T253_79">the</text:span><text:span text:style-name="T253_80"><text:s/></text:span><text:span text:style-name="T253_81">best</text:span><text:span text:style-name="T253_82"><text:s/></text:span><text:span text:style-name="T253_83">possible</text:span><text:span text:style-name="T253_84"><text:s/></text:span><text:span text:style-name="T253_85">speed</text:span><text:span text:style-name="T253_86">.</text:span></text:p>
        </text:list-item>
      </text:list>
      <text:h text:style-name="P254"><text:bookmark-start text:name="h.9izgkufqzgyh"/><text:bookmark-end text:name="h.9izgkufqzgyh"/><text:span text:style-name="T254_1">Collection</text:span><text:span text:style-name="T254_2"><text:s/></text:span><text:span text:style-name="T254_3">Scanner</text:span><text:span text:style-name="T254_4"><text:s/></text:span><text:span text:style-name="T254_5">component</text:span></text:h>
      <text:list text:style-name="LS19" xml:id="list35">
        <text:list-item>
          <text:p text:style-name="P255"><text:span text:style-name="T255_1">Deal</text:span><text:span text:style-name="T255_2"><text:s/></text:span><text:span text:style-name="T255_3">with</text:span><text:span text:style-name="T255_4"><text:s/></text:span><text:span text:style-name="T255_5">a</text:span><text:span text:style-name="T255_6"><text:s/></text:span><text:span text:style-name="T255_7">collection</text:span><text:span text:style-name="T255_8"><text:s/></text:span><text:span text:style-name="T255_9">of</text:span><text:span text:style-name="T255_10"><text:s/></text:span><text:span text:style-name="T255_11">a</text:span><text:span text:style-name="T255_12"><text:s/></text:span><text:span text:style-name="T255_13">maximum</text:span><text:span text:style-name="T255_14"><text:s/></text:span><text:span text:style-name="T255_15">of</text:span><text:span text:style-name="T255_16"><text:s/></text:span><text:span text:style-name="T255_17">a</text:span><text:span text:style-name="T255_18"><text:s/></text:span><text:span text:style-name="T255_19">million</text:span><text:span text:style-name="T255_20"><text:s/></text:span><text:span text:style-name="T255_21">songs</text:span><text:span text:style-name="T255_22"><text:s/></text:span><text:span text:style-name="T255_23">spread</text:span><text:span text:style-name="T255_24"><text:s/></text:span><text:span text:style-name="T255_25">across</text:span><text:span text:style-name="T255_26"><text:s/></text:span><text:span text:style-name="T255_27">any</text:span><text:span text:style-name="T255_28"><text:s/></text:span><text:span text:style-name="T255_29">number</text:span><text:span text:style-name="T255_30"><text:s/></text:span><text:span text:style-name="T255_31">of</text:span><text:span text:style-name="T255_32"><text:s/></text:span><text:span text:style-name="T255_33">directories</text:span><text:span text:style-name="T255_34">.</text:span></text:p>
        </text:list-item>
        <text:list-item>
          <text:p text:style-name="P256"><text:span text:style-name="T256_1">During</text:span><text:span text:style-name="T256_2"><text:s/></text:span><text:span text:style-name="T256_3">a</text:span><text:span text:style-name="T256_4"><text:s/></text:span><text:span text:style-name="T256_5">full</text:span><text:span text:style-name="T256_6"><text:s/></text:span><text:span text:style-name="T256_7">scan</text:span><text:span text:style-name="T256_8"><text:s/></text:span><text:span text:style-name="T256_9">of</text:span><text:span text:style-name="T256_10"><text:s/></text:span><text:span text:style-name="T256_11">the</text:span><text:span text:style-name="T256_12"><text:s/></text:span><text:span text:style-name="T256_13">server</text:span><text:span text:style-name="T256_14"><text:s/></text:span><text:span text:style-name="T256_15">collection</text:span><text:span text:style-name="T256_16">,<text:s/></text:span><text:span text:style-name="T256_17">each</text:span><text:span text:style-name="T256_18"><text:s/></text:span><text:span text:style-name="T256_19">track</text:span><text:span text:style-name="T256_20"><text:s/></text:span><text:span text:style-name="T256_21">should</text:span><text:span text:style-name="T256_22"><text:s/></text:span><text:span text:style-name="T256_23">take</text:span><text:span text:style-name="T256_24"><text:s/></text:span><text:span text:style-name="T256_25">no</text:span><text:span text:style-name="T256_26"><text:s/></text:span><text:span text:style-name="T256_27">more</text:span><text:span text:style-name="T256_28"><text:s/></text:span><text:span text:style-name="T256_29">than</text:span><text:span text:style-name="T256_30"><text:s/>10</text:span><text:span text:style-name="T256_31">ms</text:span><text:span text:style-name="T256_32"><text:s/></text:span><text:span text:style-name="T256_33">to</text:span><text:span text:style-name="T256_34"><text:s/></text:span><text:span text:style-name="T256_35">be</text:span><text:span text:style-name="T256_36"><text:s/></text:span><text:span text:style-name="T256_37">read</text:span><text:span text:style-name="T256_38"><text:s/></text:span><text:span text:style-name="T256_39">and</text:span><text:span text:style-name="T256_40"><text:s/></text:span><text:span text:style-name="T256_41">its</text:span><text:span text:style-name="T256_42"><text:s/></text:span><text:span text:style-name="T256_43">meta</text:span><text:span text:style-name="T256_44">-</text:span><text:span text:style-name="T256_45">data</text:span><text:span text:style-name="T256_46"><text:s/></text:span><text:span text:style-name="T256_47">to</text:span><text:span text:style-name="T256_48"><text:s/></text:span><text:span text:style-name="T256_49">be</text:span><text:span text:style-name="T256_50"><text:s/></text:span><text:span text:style-name="T256_51">inserted</text:span><text:span text:style-name="T256_52"><text:s/></text:span><text:span text:style-name="T256_53">into</text:span><text:span text:style-name="T256_54"><text:s/></text:span><text:span text:style-name="T256_55">the</text:span><text:span text:style-name="T256_56"><text:s/></text:span><text:span text:style-name="T256_57">database</text:span><text:span text:style-name="T256_58">.<text:s/></text:span><text:span text:style-name="T256_59">TODO</text:span><text:span text:style-name="T256_60">:</text:span><text:span text:style-name="T256_61">verify</text:span><text:span text:style-name="T256_62"><text:s/></text:span><text:span text:style-name="T256_63">if</text:span><text:span text:style-name="T256_64"><text:s/></text:span><text:span text:style-name="T256_65">this</text:span><text:span text:style-name="T256_66"><text:s/></text:span><text:span text:style-name="T256_67">possible</text:span></text:p>
        </text:list-item>
        <text:list-item>
          <text:p text:style-name="P257"><text:span text:style-name="T257_1">During</text:span><text:span text:style-name="T257_2"><text:s/></text:span><text:span text:style-name="T257_3">a</text:span><text:span text:style-name="T257_4"><text:s/></text:span><text:span text:style-name="T257_5">scan</text:span><text:span text:style-name="T257_6"><text:s/></text:span><text:span text:style-name="T257_7">requested</text:span><text:span text:style-name="T257_8"><text:s/></text:span><text:span text:style-name="T257_9">by</text:span><text:span text:style-name="T257_10"><text:s/></text:span><text:span text:style-name="T257_11">an</text:span><text:span text:style-name="T257_12"><text:s/></text:span><text:span text:style-name="T257_13">update</text:span><text:span text:style-name="T257_14"><text:s/></text:span><text:span text:style-name="T257_15">event</text:span><text:span text:style-name="T257_16">,<text:s/></text:span><text:span text:style-name="T257_17">each</text:span><text:span text:style-name="T257_18"><text:s/></text:span><text:span text:style-name="T257_19">track</text:span><text:span text:style-name="T257_20"><text:s/></text:span><text:span text:style-name="T257_21">should</text:span><text:span text:style-name="T257_22"><text:s/></text:span><text:span text:style-name="T257_23">take</text:span><text:span text:style-name="T257_24"><text:s/></text:span><text:span text:style-name="T257_25">no</text:span><text:span text:style-name="T257_26"><text:s/></text:span><text:span text:style-name="T257_27">more</text:span><text:span text:style-name="T257_28"><text:s/></text:span><text:span text:style-name="T257_29">than</text:span><text:span text:style-name="T257_30"><text:s/>30</text:span><text:span text:style-name="T257_31">ms</text:span><text:span text:style-name="T257_32"><text:s/></text:span><text:span text:style-name="T257_33">to</text:span><text:span text:style-name="T257_34"><text:s/></text:span><text:span text:style-name="T257_35">be</text:span><text:span text:style-name="T257_36"><text:s/></text:span><text:span text:style-name="T257_37">read</text:span><text:span text:style-name="T257_38"><text:s/></text:span><text:span text:style-name="T257_39">and</text:span><text:span text:style-name="T257_40"><text:s/></text:span><text:span text:style-name="T257_41">its</text:span><text:span text:style-name="T257_42"><text:s/></text:span><text:span text:style-name="T257_43">meta</text:span><text:span text:style-name="T257_44">-</text:span><text:span text:style-name="T257_45">data</text:span><text:span text:style-name="T257_46"><text:s/></text:span><text:span text:style-name="T257_47">to</text:span><text:span text:style-name="T257_48"><text:s/></text:span><text:span text:style-name="T257_49">be</text:span><text:span text:style-name="T257_50"><text:s/></text:span><text:span text:style-name="T257_51">inserted</text:span><text:span text:style-name="T257_52"><text:s/></text:span><text:span text:style-name="T257_53">into</text:span><text:span text:style-name="T257_54"><text:s/></text:span><text:span text:style-name="T257_55">the</text:span><text:span text:style-name="T257_56"><text:s/></text:span><text:span text:style-name="T257_57">database</text:span><text:span text:style-name="T257_58">.<text:s/></text:span><text:span text:style-name="T257_59">This</text:span><text:span text:style-name="T257_60"><text:s/></text:span><text:span text:style-name="T257_61">leeway</text:span><text:span text:style-name="T257_62"><text:s/></text:span><text:span text:style-name="T257_63">is</text:span><text:span text:style-name="T257_64"><text:s/></text:span><text:span text:style-name="T257_65">allowed</text:span><text:span text:style-name="T257_66"><text:s/></text:span><text:span text:style-name="T257_67">to</text:span><text:span text:style-name="T257_68"><text:s/></text:span><text:span text:style-name="T257_69">compensate</text:span><text:span text:style-name="T257_70"><text:s/></text:span><text:span text:style-name="T257_71">for</text:span><text:span text:style-name="T257_72"><text:s/></text:span><text:span text:style-name="T257_73">higher</text:span><text:span text:style-name="T257_74"><text:s/></text:span><text:span text:style-name="T257_75">seek</text:span><text:span text:style-name="T257_76"><text:s/></text:span><text:span text:style-name="T257_77">times</text:span><text:span text:style-name="T257_78"><text:s/></text:span><text:span text:style-name="T257_79">when</text:span><text:span text:style-name="T257_80"><text:s/></text:span><text:span text:style-name="T257_81">not</text:span><text:span text:style-name="T257_82"><text:s/></text:span><text:span text:style-name="T257_83">performing</text:span><text:span text:style-name="T257_84"><text:s/></text:span><text:span text:style-name="T257_85">sequential</text:span><text:span text:style-name="T257_86"><text:s/></text:span><text:span text:style-name="T257_87">access</text:span><text:span text:style-name="T257_88">.</text:span></text:p>
        </text:list-item>
      </text:list>
      <text:h text:style-name="P258"><text:bookmark-start text:name="h.d6emvkgoha16"/><text:bookmark-end text:name="h.d6emvkgoha16"/><text:span text:style-name="T258_1">Web</text:span><text:span text:style-name="T258_2"><text:s/></text:span><text:span text:style-name="T258_3">interface</text:span><text:span text:style-name="T258_4"><text:s/></text:span><text:span text:style-name="T258_5">component</text:span></text:h>
      <text:h text:style-name="P259"><text:bookmark-start text:name="h.dgq0qxe2oppm"/><text:bookmark-end text:name="h.dgq0qxe2oppm"/><text:span text:style-name="T259_1">Design</text:span><text:span text:style-name="T259_2"><text:s/></text:span><text:span text:style-name="T259_3">constraints</text:span></text:h>
      <text:h text:style-name="P260"><text:bookmark-start text:name="h.53h484xxhvqs"/><text:bookmark-end text:name="h.53h484xxhvqs"/><text:span text:style-name="T260_1">Reliability</text:span></text:h>
      <text:h text:style-name="P261"><text:bookmark-start text:name="h.c2a24rhk164e"/><text:bookmark-end text:name="h.c2a24rhk164e"/><text:span text:style-name="T261_1">Availability</text:span></text:h>
      <text:p text:style-name="P262"><text:span text:style-name="T262_1">The</text:span><text:span text:style-name="T262_2"><text:s/></text:span><text:span text:style-name="T262_3">server</text:span><text:span text:style-name="T262_4"><text:s/></text:span><text:span text:style-name="T262_5">once</text:span><text:span text:style-name="T262_6"><text:s/></text:span><text:span text:style-name="T262_7">started</text:span><text:span text:style-name="T262_8"><text:s/></text:span><text:span text:style-name="T262_9">should</text:span><text:span text:style-name="T262_10"><text:s/></text:span><text:span text:style-name="T262_11">stay</text:span><text:span text:style-name="T262_12"><text:s/></text:span><text:span text:style-name="T262_13">online</text:span><text:span text:style-name="T262_14"><text:s/></text:span><text:span text:style-name="T262_15">until</text:span><text:span text:style-name="T262_16"><text:s/></text:span><text:span text:style-name="T262_17">the</text:span><text:span text:style-name="T262_18"><text:s/></text:span><text:span text:style-name="T262_19">administrator</text:span><text:span text:style-name="T262_20"><text:s/></text:span><text:span text:style-name="T262_21">switches</text:span><text:span text:style-name="T262_22"><text:s/></text:span><text:span text:style-name="T262_23">it</text:span><text:span text:style-name="T262_24"><text:s/></text:span><text:span text:style-name="T262_25">off</text:span><text:span text:style-name="T262_26"><text:s/></text:span><text:span text:style-name="T262_27">or</text:span><text:span text:style-name="T262_28"><text:s/></text:span><text:span text:style-name="T262_29">shuts</text:span><text:span text:style-name="T262_30"><text:s/></text:span><text:span text:style-name="T262_31">down</text:span><text:span text:style-name="T262_32"><text:s/></text:span><text:span text:style-name="T262_33">the</text:span><text:span text:style-name="T262_34"><text:s/></text:span><text:span text:style-name="T262_35">system</text:span><text:span text:style-name="T262_36">.<text:s/></text:span><text:span text:style-name="T262_37">This</text:span><text:span text:style-name="T262_38"><text:s/></text:span><text:span text:style-name="T262_39">means</text:span><text:span text:style-name="T262_40">,<text:s/></text:span><text:span text:style-name="T262_41">accounting</text:span><text:span text:style-name="T262_42"><text:s/></text:span><text:span text:style-name="T262_43">for</text:span><text:span text:style-name="T262_44"><text:s/></text:span><text:span text:style-name="T262_45">network</text:span><text:span text:style-name="T262_46"><text:s/></text:span><text:span text:style-name="T262_47">availability</text:span><text:span text:style-name="T262_48">,<text:s/></text:span><text:span text:style-name="T262_49">hardware</text:span><text:span text:style-name="T262_50"><text:s/></text:span><text:span text:style-name="T262_51">issues</text:span><text:span text:style-name="T262_52"><text:s/></text:span><text:span text:style-name="T262_53">and</text:span><text:span text:style-name="T262_54"><text:s/></text:span><text:span text:style-name="T262_55">other</text:span><text:span text:style-name="T262_56"><text:s/></text:span><text:span text:style-name="T262_57">failures</text:span><text:span text:style-name="T262_58">,<text:s/></text:span><text:span text:style-name="T262_59">it</text:span><text:span text:style-name="T262_60"><text:s/></text:span><text:span text:style-name="T262_61">should</text:span><text:span text:style-name="T262_62"><text:s/></text:span><text:span text:style-name="T262_63">aim</text:span><text:span text:style-name="T262_64"><text:s/></text:span><text:span text:style-name="T262_65">for</text:span><text:span text:style-name="T262_66"><text:s/>99%<text:s/></text:span><text:span text:style-name="T262_67">availability</text:span><text:span text:style-name="T262_68">.</text:span></text:p>
      <text:h text:style-name="P263"><text:bookmark-start text:name="h.rr6qlqbd4x82"/><text:bookmark-end text:name="h.rr6qlqbd4x82"/><text:span text:style-name="T263_1">Security</text:span></text:h>
      <text:h text:style-name="P264"><text:bookmark-start text:name="h.he2khokuj3lo"/><text:bookmark-end text:name="h.he2khokuj3lo"/><text:span text:style-name="T264_1">User</text:span><text:span text:style-name="T264_2"><text:s/></text:span><text:span text:style-name="T264_3">input</text:span></text:h>
      <text:p text:style-name="P265"><text:span text:style-name="T265_1">These</text:span><text:span text:style-name="T265_2"><text:s/></text:span><text:span text:style-name="T265_3">are</text:span><text:span text:style-name="T265_4"><text:s/></text:span><text:span text:style-name="T265_5">the</text:span><text:span text:style-name="T265_6"><text:s/></text:span><text:span text:style-name="T265_7">following</text:span><text:span text:style-name="T265_8"><text:s/></text:span><text:span text:style-name="T265_9">entry</text:span><text:span text:style-name="T265_10"><text:s/></text:span><text:span text:style-name="T265_11">points</text:span><text:span text:style-name="T265_12"><text:s/></text:span><text:span text:style-name="T265_13">for</text:span><text:span text:style-name="T265_14"><text:s/></text:span><text:span text:style-name="T265_15">user</text:span><text:span text:style-name="T265_16"><text:s/></text:span><text:span text:style-name="T265_17">input</text:span><text:span text:style-name="T265_18"><text:s/></text:span><text:span text:style-name="T265_19">in</text:span><text:span text:style-name="T265_20"><text:s/></text:span><text:span text:style-name="T265_21">Iteration</text:span><text:span text:style-name="T265_22"><text:s/>1<text:s/></text:span><text:span text:style-name="T265_23">of</text:span><text:span text:style-name="T265_24"><text:s/></text:span><text:span text:style-name="T265_25">Muzicast</text:span><text:span text:style-name="T265_26">:</text:span></text:p>
      <text:list text:style-name="LS20" xml:id="list38">
        <text:list-item>
          <text:p text:style-name="P266"><text:span text:style-name="T266_1">Adding</text:span><text:span text:style-name="T266_2"><text:s/></text:span><text:span text:style-name="T266_3">a</text:span><text:span text:style-name="T266_4"><text:s/></text:span><text:span text:style-name="T266_5">track</text:span><text:span text:style-name="T266_6"><text:s/></text:span><text:span text:style-name="T266_7">to</text:span><text:span text:style-name="T266_8"><text:s/></text:span><text:span text:style-name="T266_9">his</text:span><text:span text:style-name="T266_10">/</text:span><text:span text:style-name="T266_11">her</text:span><text:span text:style-name="T266_12"><text:s/></text:span><text:span text:style-name="T266_13">playlist</text:span><text:span text:style-name="T266_14">.</text:span></text:p>
        </text:list-item>
        <text:list-item>
          <text:p text:style-name="P267"><text:span text:style-name="T267_1">Removing</text:span><text:span text:style-name="T267_2"><text:s/></text:span><text:span text:style-name="T267_3">a</text:span><text:span text:style-name="T267_4"><text:s/></text:span><text:span text:style-name="T267_5">track</text:span><text:span text:style-name="T267_6"><text:s/></text:span><text:span text:style-name="T267_7">from</text:span><text:span text:style-name="T267_8"><text:s/></text:span><text:span text:style-name="T267_9">his</text:span><text:span text:style-name="T267_10">/</text:span><text:span text:style-name="T267_11">her</text:span><text:span text:style-name="T267_12"><text:s/></text:span><text:span text:style-name="T267_13">playlist</text:span><text:span text:style-name="T267_14">.</text:span></text:p>
        </text:list-item>
        <text:list-item>
          <text:p text:style-name="P268"><text:span text:style-name="T268_1">Viewing</text:span><text:span text:style-name="T268_2"><text:s/></text:span><text:span text:style-name="T268_3">artist</text:span><text:span text:style-name="T268_4">/</text:span><text:span text:style-name="T268_5">album</text:span><text:span text:style-name="T268_6">/</text:span><text:span text:style-name="T268_7">track</text:span><text:span text:style-name="T268_8"><text:s/></text:span><text:span text:style-name="T268_9">information</text:span><text:span text:style-name="T268_10">.</text:span></text:p>
        </text:list-item>
      </text:list>
      <text:p text:style-name="P269"><text:span text:style-name="T269_1">In</text:span><text:span text:style-name="T269_2"><text:s/></text:span><text:span text:style-name="T269_3">such</text:span><text:span text:style-name="T269_4"><text:s/></text:span><text:span text:style-name="T269_5">cases</text:span><text:span text:style-name="T269_6">,<text:s/></text:span><text:span text:style-name="T269_7">a</text:span><text:span text:style-name="T269_8"><text:s/></text:span><text:span text:style-name="T269_9">malicious</text:span><text:span text:style-name="T269_10"><text:s/></text:span><text:span text:style-name="T269_11">user</text:span><text:span text:style-name="T269_12"><text:s/></text:span><text:span text:style-name="T269_13">may</text:span><text:span text:style-name="T269_14"><text:s/></text:span><text:span text:style-name="T269_15">enter</text:span><text:span text:style-name="T269_16"><text:s/></text:span><text:span text:style-name="T269_17">invalid</text:span><text:span text:style-name="T269_18"><text:s/></text:span><text:span text:style-name="T269_19">or</text:span><text:span text:style-name="T269_20"><text:s/></text:span><text:span text:style-name="T269_21">incorrect</text:span><text:span text:style-name="T269_22"><text:s/></text:span><text:span text:style-name="T269_23">data</text:span><text:span text:style-name="T269_24"><text:s/></text:span><text:span text:style-name="T269_25">to</text:span><text:span text:style-name="T269_26"><text:s/></text:span><text:span text:style-name="T269_27">adversely</text:span><text:span text:style-name="T269_28"><text:s/></text:span><text:span text:style-name="T269_29">affect</text:span><text:span text:style-name="T269_30"><text:s/></text:span><text:span text:style-name="T269_31">the</text:span><text:span text:style-name="T269_32"><text:s/></text:span><text:span text:style-name="T269_33">server</text:span><text:span text:style-name="T269_34">.</text:span></text:p>
      <text:p text:style-name="P270"><text:span text:style-name="T270_1">Muzicast</text:span><text:span text:style-name="T270_2"><text:s/></text:span><text:span text:style-name="T270_3">will</text:span><text:span text:style-name="T270_4"><text:s/></text:span><text:span text:style-name="T270_5">ensure</text:span><text:span text:style-name="T270_6"><text:s/></text:span><text:span text:style-name="T270_7">all</text:span><text:span text:style-name="T270_8"><text:s/></text:span><text:span text:style-name="T270_9">user</text:span><text:span text:style-name="T270_10"><text:s/></text:span><text:span text:style-name="T270_11">input</text:span><text:span text:style-name="T270_12"><text:s/></text:span><text:span text:style-name="T270_13">data</text:span><text:span text:style-name="T270_14"><text:s/></text:span><text:span text:style-name="T270_15">is</text:span><text:span text:style-name="T270_16"><text:s/></text:span><text:span text:style-name="T270_17">sanitized</text:span><text:span text:style-name="T270_18"><text:s/></text:span><text:span text:style-name="T270_19">and</text:span><text:span text:style-name="T270_20"><text:s/></text:span><text:span text:style-name="T270_21">proper</text:span><text:span text:style-name="T270_22"><text:s/></text:span><text:span text:style-name="T270_23">checks</text:span><text:span text:style-name="T270_24"><text:s/></text:span><text:span text:style-name="T270_25">are</text:span><text:span text:style-name="T270_26"><text:s/></text:span><text:span text:style-name="T270_27">done</text:span><text:span text:style-name="T270_28"><text:s/></text:span><text:span text:style-name="T270_29">so</text:span><text:span text:style-name="T270_30"><text:s/></text:span><text:span text:style-name="T270_31">that</text:span><text:span text:style-name="T270_32"><text:s/></text:span><text:span text:style-name="T270_33">activities</text:span><text:span text:style-name="T270_34"><text:s/></text:span><text:span text:style-name="T270_35">such</text:span><text:span text:style-name="T270_36"><text:s/></text:span><text:span text:style-name="T270_37">as</text:span><text:span text:style-name="T270_38">:</text:span></text:p>
      <text:list text:style-name="LS21" xml:id="list41">
        <text:list-item>
          <text:p text:style-name="P271"><text:span text:style-name="T271_1">Removing</text:span><text:span text:style-name="T271_2"><text:s/></text:span><text:span text:style-name="T271_3">a</text:span><text:span text:style-name="T271_4"><text:s/></text:span><text:span text:style-name="T271_5">track</text:span><text:span text:style-name="T271_6"><text:s/></text:span><text:span text:style-name="T271_7">from</text:span><text:span text:style-name="T271_8"><text:s/></text:span><text:span text:style-name="T271_9">the</text:span><text:span text:style-name="T271_10"><text:s/></text:span><text:span text:style-name="T271_11">playlist</text:span><text:span text:style-name="T271_12"><text:s/></text:span><text:span text:style-name="T271_13">when</text:span><text:span text:style-name="T271_14"><text:s/></text:span><text:span text:style-name="T271_15">it</text:span><text:span text:style-name="T271_16"><text:s/></text:span><text:span text:style-name="T271_17">wasn</text:span><text:span text:style-name="T271_18">’</text:span><text:span text:style-name="T271_19">t</text:span><text:span text:style-name="T271_20"><text:s/></text:span><text:span text:style-name="T271_21">added</text:span><text:span text:style-name="T271_22">.</text:span></text:p>
        </text:list-item>
        <text:list-item>
          <text:p text:style-name="P272"><text:span text:style-name="T272_1">Adding</text:span><text:span text:style-name="T272_2"><text:s/></text:span><text:span text:style-name="T272_3">a</text:span><text:span text:style-name="T272_4"><text:s/></text:span><text:span text:style-name="T272_5">non</text:span><text:span text:style-name="T272_6">-</text:span><text:span text:style-name="T272_7">existent</text:span><text:span text:style-name="T272_8"><text:s/></text:span><text:span text:style-name="T272_9">track</text:span><text:span text:style-name="T272_10"><text:s/></text:span><text:span text:style-name="T272_11">to</text:span><text:span text:style-name="T272_12"><text:s/></text:span><text:span text:style-name="T272_13">the</text:span><text:span text:style-name="T272_14"><text:s/></text:span><text:span text:style-name="T272_15">playlist</text:span></text:p>
        </text:list-item>
        <text:list-item>
          <text:p text:style-name="P273"><text:span text:style-name="T273_1">Trying</text:span><text:span text:style-name="T273_2"><text:s/></text:span><text:span text:style-name="T273_3">to</text:span><text:span text:style-name="T273_4"><text:s/></text:span><text:span text:style-name="T273_5">view</text:span><text:span text:style-name="T273_6"><text:s/></text:span><text:span text:style-name="T273_7">non</text:span><text:span text:style-name="T273_8">-</text:span><text:span text:style-name="T273_9">existent</text:span><text:span text:style-name="T273_10"><text:s/></text:span><text:span text:style-name="T273_11">artist</text:span><text:span text:style-name="T273_12">/</text:span><text:span text:style-name="T273_13">album</text:span><text:span text:style-name="T273_14">/</text:span><text:span text:style-name="T273_15">track</text:span><text:span text:style-name="T273_16"><text:s/></text:span><text:span text:style-name="T273_17">information</text:span></text:p>
        </text:list-item>
      </text:list>
      <text:p text:style-name="P274"><text:span text:style-name="T274_1">do</text:span><text:span text:style-name="T274_2"><text:s/></text:span><text:span text:style-name="T274_3">not</text:span><text:span text:style-name="T274_4"><text:s/></text:span><text:span text:style-name="T274_5">affect</text:span><text:span text:style-name="T274_6"><text:s/></text:span><text:span text:style-name="T274_7">other</text:span><text:span text:style-name="T274_8"><text:s/></text:span><text:span text:style-name="T274_9">users</text:span><text:span text:style-name="T274_10">,<text:s/></text:span><text:span text:style-name="T274_11">and</text:span><text:span text:style-name="T274_12"><text:s/></text:span><text:span text:style-name="T274_13">give</text:span><text:span text:style-name="T274_14"><text:s/></text:span><text:span text:style-name="T274_15">proper</text:span><text:span text:style-name="T274_16"><text:s/></text:span><text:span text:style-name="T274_17">error</text:span><text:span text:style-name="T274_18"><text:s/></text:span><text:span text:style-name="T274_19">messages</text:span><text:span text:style-name="T274_20"><text:s/></text:span><text:span text:style-name="T274_21">to</text:span><text:span text:style-name="T274_22"><text:s/></text:span><text:span text:style-name="T274_23">the</text:span><text:span text:style-name="T274_24"><text:s/></text:span><text:span text:style-name="T274_25">concerned</text:span><text:span text:style-name="T274_26"><text:s/></text:span><text:span text:style-name="T274_27">user</text:span><text:span text:style-name="T274_28">.</text:span></text:p>
      <text:h text:style-name="P275"><text:bookmark-start text:name="h.tw3ztkkgx6q3"/><text:bookmark-end text:name="h.tw3ztkkgx6q3"/><text:span text:style-name="T275_1">Multiple</text:span><text:span text:style-name="T275_2"><text:s/></text:span><text:span text:style-name="T275_3">connections</text:span></text:h>
      <text:p text:style-name="P276"><text:span text:style-name="T276_1">A</text:span><text:span text:style-name="T276_2"><text:s/></text:span><text:span text:style-name="T276_3">malicious</text:span><text:span text:style-name="T276_4"><text:s/></text:span><text:span text:style-name="T276_5">user</text:span><text:span text:style-name="T276_6"><text:s/></text:span><text:span text:style-name="T276_7">may</text:span><text:span text:style-name="T276_8"><text:s/></text:span><text:span text:style-name="T276_9">decide</text:span><text:span text:style-name="T276_10"><text:s/></text:span><text:span text:style-name="T276_11">to</text:span><text:span text:style-name="T276_12"><text:s/></text:span><text:span text:style-name="T276_13">carry</text:span><text:span text:style-name="T276_14"><text:s/></text:span><text:span text:style-name="T276_15">out</text:span><text:span text:style-name="T276_16"><text:s/></text:span><text:span text:style-name="T276_17">a</text:span><text:span text:style-name="T276_18"><text:s/></text:span><text:span text:style-name="T276_19">Denial</text:span><text:span text:style-name="T276_20"><text:s/></text:span><text:span text:style-name="T276_21">of</text:span><text:span text:style-name="T276_22"><text:s/></text:span><text:span text:style-name="T276_23">Service</text:span><text:span text:style-name="T276_24"><text:s/></text:span><text:span text:style-name="T276_25">attack</text:span><text:span text:style-name="T276_26">.<text:s/></text:span><text:span text:style-name="T276_27">But</text:span><text:span text:style-name="T276_28"><text:s/></text:span><text:span text:style-name="T276_29">it</text:span><text:span text:style-name="T276_30"><text:s/></text:span><text:span text:style-name="T276_31">is</text:span><text:span text:style-name="T276_32"><text:s/></text:span><text:span text:style-name="T276_33">not</text:span><text:span text:style-name="T276_34"><text:s/></text:span><text:span text:style-name="T276_35">easy</text:span><text:span text:style-name="T276_36"><text:s/></text:span><text:span text:style-name="T276_37">to</text:span><text:span text:style-name="T276_38"><text:s/></text:span><text:span text:style-name="T276_39">identify</text:span><text:span text:style-name="T276_40"><text:s/></text:span><text:span text:style-name="T276_41">individual</text:span><text:span text:style-name="T276_42"><text:s/></text:span><text:span text:style-name="T276_43">users</text:span><text:span text:style-name="T276_44"><text:s/></text:span><text:span text:style-name="T276_45">versus</text:span><text:span text:style-name="T276_46"><text:s/></text:span><text:span text:style-name="T276_47">multiple</text:span><text:span text:style-name="T276_48"><text:s/></text:span><text:span text:style-name="T276_49">connections</text:span><text:span text:style-name="T276_50"><text:s/></text:span><text:span text:style-name="T276_51">from</text:span><text:span text:style-name="T276_52"><text:s/></text:span><text:span text:style-name="T276_53">the</text:span><text:span text:style-name="T276_54"><text:s/></text:span><text:span text:style-name="T276_55">same</text:span><text:span text:style-name="T276_56"><text:s/></text:span><text:span text:style-name="T276_57">user</text:span><text:span text:style-name="T276_58"><text:s/></text:span><text:span text:style-name="T276_59">due</text:span><text:span text:style-name="T276_60"><text:s/></text:span><text:span text:style-name="T276_61">to</text:span><text:span text:style-name="T276_62"><text:s/></text:span><text:span text:style-name="T276_63">the</text:span><text:span text:style-name="T276_64"><text:s/></text:span><text:span text:style-name="T276_65">presence</text:span><text:span text:style-name="T276_66"><text:s/></text:span><text:span text:style-name="T276_67">of</text:span><text:span text:style-name="T276_68"><text:s/></text:span><text:span text:style-name="T276_69">private</text:span><text:span text:style-name="T276_70"><text:s/></text:span><text:span text:style-name="T276_71">intranets</text:span><text:span text:style-name="T276_72"><text:s/></text:span><text:span text:style-name="T276_73">etc</text:span><text:span text:style-name="T276_74">.<text:s/></text:span><text:span text:style-name="T276_75">As</text:span><text:span text:style-name="T276_76"><text:s/></text:span><text:span text:style-name="T276_77">an</text:span><text:span text:style-name="T276_78"><text:s/></text:span><text:span text:style-name="T276_79">application</text:span><text:span text:style-name="T276_80"><text:s/></text:span><text:span text:style-name="T276_81">layer</text:span><text:span text:style-name="T276_82"><text:s/></text:span><text:span text:style-name="T276_83">product</text:span><text:span text:style-name="T276_84">,<text:s/></text:span><text:span text:style-name="T276_85">Muzicast</text:span><text:span text:style-name="T276_86"><text:s/></text:span><text:span text:style-name="T276_87">will</text:span><text:span text:style-name="T276_88"><text:s/></text:span><text:span text:style-name="T276_89">not</text:span><text:span text:style-name="T276_90"><text:s/></text:span><text:span text:style-name="T276_91">actively</text:span><text:span text:style-name="T276_92"><text:s/></text:span><text:span text:style-name="T276_93">defend</text:span><text:span text:style-name="T276_94"><text:s/></text:span><text:span text:style-name="T276_95">from</text:span><text:span text:style-name="T276_96"><text:s/></text:span><text:span text:style-name="T276_97">DoS</text:span><text:span text:style-name="T276_98"><text:s/></text:span><text:span text:style-name="T276_99">attacks</text:span><text:span text:style-name="T276_100">,<text:s/></text:span><text:span text:style-name="T276_101">but</text:span><text:span text:style-name="T276_102"><text:s/></text:span><text:span text:style-name="T276_103">will</text:span><text:span text:style-name="T276_104"><text:s/></text:span><text:span text:style-name="T276_105">continue</text:span><text:span text:style-name="T276_106"><text:s/></text:span><text:span text:style-name="T276_107">to</text:span><text:span text:style-name="T276_108"><text:s/></text:span><text:span text:style-name="T276_109">perform</text:span><text:span text:style-name="T276_110"><text:s/></text:span><text:span text:style-name="T276_111">to</text:span><text:span text:style-name="T276_112"><text:s/></text:span><text:span text:style-name="T276_113">the</text:span><text:span text:style-name="T276_114"><text:s/></text:span><text:span text:style-name="T276_115">performance</text:span><text:span text:style-name="T276_116"><text:s/></text:span><text:span text:style-name="T276_117">requirements</text:span><text:span text:style-name="T276_118">.</text:span></text:p>
      <text:h text:style-name="P277"><text:bookmark-start text:name="h.av4h8ep9tmk1"/><text:bookmark-end text:name="h.av4h8ep9tmk1"/><text:span text:style-name="T277_1">Administration</text:span><text:span text:style-name="T277_2"><text:s/></text:span><text:span text:style-name="T277_3">area</text:span></text:h>
      <text:p text:style-name="P278"><text:span text:style-name="T278_1">The</text:span><text:span text:style-name="T278_2"><text:s/></text:span><text:span text:style-name="T278_3">administrator</text:span><text:span text:style-name="T278_4"><text:s/></text:span><text:span text:style-name="T278_5">will</text:span><text:span text:style-name="T278_6"><text:s/></text:span><text:span text:style-name="T278_7">require</text:span><text:span text:style-name="T278_8"><text:s/></text:span><text:span text:style-name="T278_9">a</text:span><text:span text:style-name="T278_10"><text:s/></text:span><text:span text:style-name="T278_11">password</text:span><text:span text:style-name="T278_12"><text:s/></text:span><text:span text:style-name="T278_13">to</text:span><text:span text:style-name="T278_14"><text:s/></text:span><text:span text:style-name="T278_15">login</text:span><text:span text:style-name="T278_16"><text:s/></text:span><text:span text:style-name="T278_17">to</text:span><text:span text:style-name="T278_18"><text:s/></text:span><text:span text:style-name="T278_19">the</text:span><text:span text:style-name="T278_20"><text:s/></text:span><text:span text:style-name="T278_21">administration</text:span><text:span text:style-name="T278_22"><text:s/></text:span><text:span text:style-name="T278_23">area</text:span><text:span text:style-name="T278_24">.<text:s/></text:span><text:span text:style-name="T278_25">The</text:span><text:span text:style-name="T278_26"><text:s/></text:span><text:span text:style-name="T278_27">password</text:span><text:span text:style-name="T278_28"><text:s/></text:span><text:span text:style-name="T278_29">will</text:span><text:span text:style-name="T278_30"><text:s/></text:span><text:span text:style-name="T278_31">be</text:span><text:span text:style-name="T278_32"><text:s/></text:span><text:span text:style-name="T278_33">stored</text:span><text:span text:style-name="T278_34"><text:s/></text:span><text:span text:style-name="T278_35">encrypted</text:span><text:span text:style-name="T278_36"><text:s/></text:span><text:span text:style-name="T278_37">on</text:span><text:span text:style-name="T278_38"><text:s/></text:span><text:span text:style-name="T278_39">disk</text:span><text:span text:style-name="T278_40"><text:s/></text:span><text:span text:style-name="T278_41">so</text:span><text:span text:style-name="T278_42"><text:s/></text:span><text:span text:style-name="T278_43">that</text:span><text:span text:style-name="T278_44"><text:s/></text:span><text:span text:style-name="T278_45">it</text:span><text:span text:style-name="T278_46"><text:s/></text:span><text:span text:style-name="T278_47">cannot</text:span><text:span text:style-name="T278_48"><text:s/></text:span><text:span text:style-name="T278_49">be</text:span><text:span text:style-name="T278_50"><text:s/></text:span><text:span text:style-name="T278_51">remotely</text:span><text:span text:style-name="T278_52"><text:s/></text:span><text:span text:style-name="T278_53">retrieved</text:span><text:span text:style-name="T278_54"><text:s/></text:span><text:span text:style-name="T278_55">in</text:span><text:span text:style-name="T278_56"><text:s/></text:span><text:span text:style-name="T278_57">plain</text:span><text:span text:style-name="T278_58"><text:s/></text:span><text:span text:style-name="T278_59">text</text:span><text:span text:style-name="T278_60"><text:s/></text:span><text:span text:style-name="T278_61">due</text:span><text:span text:style-name="T278_62"><text:s/></text:span><text:span text:style-name="T278_63">to</text:span><text:span text:style-name="T278_64"><text:s/></text:span><text:span text:style-name="T278_65">other</text:span><text:span text:style-name="T278_66"><text:s/></text:span><text:span text:style-name="T278_67">vulnerabilities</text:span><text:span text:style-name="T278_68"><text:s/></text:span><text:span text:style-name="T278_69">in</text:span><text:span text:style-name="T278_70"><text:s/>3</text:span><text:span text:style-name="T278_71">rd</text:span><text:span text:style-name="T278_72"><text:s/></text:span><text:span text:style-name="T278_73">party</text:span><text:span text:style-name="T278_74"><text:s/></text:span><text:span text:style-name="T278_75">applications</text:span><text:span text:style-name="T278_76">.<text:s/></text:span><text:span text:style-name="T278_77">Sufficient</text:span><text:span text:style-name="T278_78"><text:s/></text:span><text:span text:style-name="T278_79">input</text:span><text:span text:style-name="T278_80"><text:s/></text:span><text:span text:style-name="T278_81">validation</text:span><text:span text:style-name="T278_82"><text:s/></text:span><text:span text:style-name="T278_83">will</text:span><text:span text:style-name="T278_84"><text:s/></text:span><text:span text:style-name="T278_85">be</text:span><text:span text:style-name="T278_86"><text:s/></text:span><text:span text:style-name="T278_87">performed</text:span><text:span text:style-name="T278_88"><text:s/></text:span><text:span text:style-name="T278_89">on</text:span><text:span text:style-name="T278_90"><text:s/></text:span><text:span text:style-name="T278_91">the</text:span><text:span text:style-name="T278_92"><text:s/></text:span><text:span text:style-name="T278_93">login</text:span><text:span text:style-name="T278_94"><text:s/></text:span><text:span text:style-name="T278_95">page</text:span><text:span text:style-name="T278_96"><text:s/></text:span><text:span text:style-name="T278_97">so</text:span><text:span text:style-name="T278_98"><text:s/></text:span><text:span text:style-name="T278_99">that</text:span><text:span text:style-name="T278_100"><text:s/></text:span><text:span text:style-name="T278_101">techniques</text:span><text:span text:style-name="T278_102"><text:s/></text:span><text:span text:style-name="T278_103">like</text:span><text:span text:style-name="T278_104"><text:s/></text:span><text:span text:style-name="T278_105">SQL</text:span><text:span text:style-name="T278_106"><text:s/></text:span><text:span text:style-name="T278_107">Injection</text:span><text:span text:style-name="T278_108"><text:s/></text:span><text:span text:style-name="T278_109">cannot</text:span><text:span text:style-name="T278_110"><text:s/></text:span><text:span text:style-name="T278_111">be</text:span><text:span text:style-name="T278_112"><text:s/></text:span><text:span text:style-name="T278_113">used</text:span><text:span text:style-name="T278_114"><text:s/></text:span><text:span text:style-name="T278_115">by</text:span><text:span text:style-name="T278_116"><text:s/></text:span><text:span text:style-name="T278_117">an</text:span><text:span text:style-name="T278_118"><text:s/></text:span><text:span text:style-name="T278_119">attacker</text:span><text:span text:style-name="T278_120"><text:s/></text:span><text:span text:style-name="T278_121">to</text:span><text:span text:style-name="T278_122"><text:s/></text:span><text:span text:style-name="T278_123">gain</text:span><text:span text:style-name="T278_124"><text:s/></text:span><text:span text:style-name="T278_125">access</text:span><text:span text:style-name="T278_126">.</text:span></text:p>
      <text:p text:style-name="P279"><text:span text:style-name="T279_1">The</text:span><text:span text:style-name="T279_2"><text:s/></text:span><text:span text:style-name="T279_3">software</text:span><text:span text:style-name="T279_4"><text:s/></text:span><text:span text:style-name="T279_5">cannot</text:span><text:span text:style-name="T279_6"><text:s/></text:span><text:span text:style-name="T279_7">safeguard</text:span><text:span text:style-name="T279_8"><text:s/></text:span><text:span text:style-name="T279_9">against</text:span><text:span text:style-name="T279_10"><text:s/></text:span><text:span text:style-name="T279_11">someone</text:span><text:span text:style-name="T279_12"><text:s/></text:span><text:span text:style-name="T279_13">getting</text:span><text:span text:style-name="T279_14"><text:s/></text:span><text:span text:style-name="T279_15">physical</text:span><text:span text:style-name="T279_16"><text:s/></text:span><text:span text:style-name="T279_17">access</text:span><text:span text:style-name="T279_18"><text:s/></text:span><text:span text:style-name="T279_19">to</text:span><text:span text:style-name="T279_20"><text:s/></text:span><text:span text:style-name="T279_21">the</text:span><text:span text:style-name="T279_22"><text:s/></text:span><text:span text:style-name="T279_23">machine</text:span><text:span text:style-name="T279_24"><text:s/></text:span><text:span text:style-name="T279_25">and</text:span><text:span text:style-name="T279_26"><text:s/></text:span><text:span text:style-name="T279_27">simply</text:span><text:span text:style-name="T279_28"><text:s/></text:span><text:span text:style-name="T279_29">deleting</text:span><text:span text:style-name="T279_30"><text:s/></text:span><text:span text:style-name="T279_31">the</text:span><text:span text:style-name="T279_32"><text:s/></text:span><text:span text:style-name="T279_33">configuration</text:span><text:span text:style-name="T279_34"><text:s/></text:span><text:span text:style-name="T279_35">files</text:span><text:span text:style-name="T279_36"><text:s/></text:span><text:span text:style-name="T279_37">and</text:span><text:span text:style-name="T279_38"><text:s/></text:span><text:span text:style-name="T279_39">database</text:span><text:span text:style-name="T279_40">,<text:s/></text:span><text:span text:style-name="T279_41">so</text:span><text:span text:style-name="T279_42"><text:s/></text:span><text:span text:style-name="T279_43">securing</text:span><text:span text:style-name="T279_44"><text:s/></text:span><text:span text:style-name="T279_45">the</text:span><text:span text:style-name="T279_46"><text:s/></text:span><text:span text:style-name="T279_47">server</text:span><text:span text:style-name="T279_48"><text:s/></text:span><text:span text:style-name="T279_49">physically</text:span><text:span text:style-name="T279_50"><text:s/></text:span><text:span text:style-name="T279_51">is</text:span><text:span text:style-name="T279_52"><text:s/></text:span><text:span text:style-name="T279_53">the</text:span><text:span text:style-name="T279_54"><text:s/></text:span><text:span text:style-name="T279_55">responsibility</text:span><text:span text:style-name="T279_56"><text:s/></text:span><text:span text:style-name="T279_57">of</text:span><text:span text:style-name="T279_58"><text:s/></text:span><text:span text:style-name="T279_59">the</text:span><text:span text:style-name="T279_60"><text:s/></text:span><text:span text:style-name="T279_61">owner</text:span><text:span text:style-name="T279_62"><text:s/></text:span><text:span text:style-name="T279_63">of</text:span><text:span text:style-name="T279_64"><text:s/></text:span><text:span text:style-name="T279_65">that</text:span><text:span text:style-name="T279_66"><text:s/></text:span><text:span text:style-name="T279_67">device</text:span><text:span text:style-name="T279_68">.</text:span></text:p>
      <text:h text:style-name="P280"><text:bookmark-start text:name="h.wej7i86h50p2"/><text:bookmark-end text:name="h.wej7i86h50p2"/><text:span text:style-name="T280_1">Portability</text:span></text:h>
      <text:p text:style-name="P281"><text:span text:style-name="T281_1">The</text:span><text:span text:style-name="T281_2"><text:s/></text:span><text:span text:style-name="T281_3">software</text:span><text:span text:style-name="T281_4"><text:s/></text:span><text:span text:style-name="T281_5">will</text:span><text:span text:style-name="T281_6"><text:s/></text:span><text:span text:style-name="T281_7">work</text:span><text:span text:style-name="T281_8"><text:s/></text:span><text:span text:style-name="T281_9">on</text:span><text:span text:style-name="T281_10"><text:s/></text:span><text:span text:style-name="T281_11">the</text:span><text:span text:style-name="T281_12"><text:s/></text:span><text:span text:style-name="T281_13">following</text:span><text:span text:style-name="T281_14"><text:s/></text:span><text:span text:style-name="T281_15">operating</text:span><text:span text:style-name="T281_16"><text:s/></text:span><text:span text:style-name="T281_17">systems</text:span><text:span text:style-name="T281_18">:</text:span></text:p>
      <text:list text:style-name="LS22" xml:id="list44">
        <text:list-item>
          <text:p text:style-name="P282"><text:span text:style-name="T282_1">Windows</text:span><text:span text:style-name="T282_2"><text:s/></text:span><text:span text:style-name="T282_3">XP</text:span><text:span text:style-name="T282_4"><text:s/></text:span><text:span text:style-name="T282_5">or</text:span><text:span text:style-name="T282_6"><text:s/></text:span><text:span text:style-name="T282_7">later</text:span></text:p>
        </text:list-item>
        <text:list-item>
          <text:p text:style-name="P283"><text:span text:style-name="T283_1">Any</text:span><text:span text:style-name="T283_2"><text:s/></text:span><text:span text:style-name="T283_3">Linux</text:span><text:span text:style-name="T283_4"><text:s/></text:span><text:span text:style-name="T283_5">distribution</text:span><text:span text:style-name="T283_6"><text:s/></text:span><text:span text:style-name="T283_7">with</text:span><text:span text:style-name="T283_8"><text:s/></text:span><text:span text:style-name="T283_9">kernel</text:span><text:span text:style-name="T283_10"><text:s/></text:span><text:span text:style-name="T283_11">version</text:span><text:span text:style-name="T283_12"><text:s/>&gt;=<text:s/>2.6.13</text:span></text:p>
        </text:list-item>
      </text:list>
      <text:p text:style-name="P284"><text:span text:style-name="T284_1">For</text:span><text:span text:style-name="T284_2"><text:s/></text:span><text:span text:style-name="T284_3">complete</text:span><text:span text:style-name="T284_4"><text:s/></text:span><text:span text:style-name="T284_5">requirements</text:span><text:span text:style-name="T284_6"><text:s/></text:span><text:span text:style-name="T284_7">see</text:span><text:span text:style-name="T284_8"><text:s/></text:span><text:span text:style-name="T284_9">the</text:span><text:span text:style-name="T284_10"><text:s/></text:span><text:span text:style-name="T284_11">section</text:span><text:span text:style-name="T284_12"><text:s/></text:span></text:p>
      <text:p text:style-name="P285"/>
      <text:h text:style-name="P286"><text:bookmark-start text:name="h.l3ak58q3358z"/><text:bookmark-end text:name="h.l3ak58q3358z"/><text:span text:style-name="T286_1">Sign</text:span><text:span text:style-name="T286_2">-</text:span><text:span text:style-name="T286_3">off</text:span><text:span text:style-name="T286_4"><text:s/></text:span><text:span text:style-name="T286_5">Sheet</text:span></text:h>
      <text:p text:style-name="P287"><text:span text:style-name="T287_1">I</text:span><text:span text:style-name="T287_2"><text:s/></text:span><text:span text:style-name="T287_3">have</text:span><text:span text:style-name="T287_4"><text:s/></text:span><text:span text:style-name="T287_5">read</text:span><text:span text:style-name="T287_6"><text:s/></text:span><text:span text:style-name="T287_7">the</text:span><text:span text:style-name="T287_8"><text:s/></text:span><text:span text:style-name="T287_9">above</text:span><text:span text:style-name="T287_10"><text:s/></text:span><text:span text:style-name="T287_11">Project</text:span><text:span text:style-name="T287_12"><text:s/></text:span><text:span text:style-name="T287_13">Plan</text:span><text:span text:style-name="T287_14"><text:s/></text:span><text:span text:style-name="T287_15">and</text:span><text:span text:style-name="T287_16"><text:s/></text:span><text:span text:style-name="T287_17">will</text:span><text:span text:style-name="T287_18"><text:s/></text:span><text:span text:style-name="T287_19">abide</text:span><text:span text:style-name="T287_20"><text:s/></text:span><text:span text:style-name="T287_21">by</text:span><text:span text:style-name="T287_22"><text:s/></text:span><text:span text:style-name="T287_23">its</text:span><text:span text:style-name="T287_24"><text:s/></text:span><text:span text:style-name="T287_25">terms</text:span><text:span text:style-name="T287_26"><text:s/></text:span><text:span text:style-name="T287_27">and</text:span><text:span text:style-name="T287_28"><text:s/></text:span><text:span text:style-name="T287_29">conditions</text:span><text:span text:style-name="T287_30"><text:s/></text:span><text:span text:style-name="T287_31">and</text:span><text:span text:style-name="T287_32"><text:s/></text:span><text:span text:style-name="T287_33">pledge</text:span><text:span text:style-name="T287_34"><text:s/></text:span><text:span text:style-name="T287_35">my</text:span><text:span text:style-name="T287_36"><text:s/></text:span><text:span text:style-name="T287_37">full</text:span><text:span text:style-name="T287_38"><text:s/></text:span><text:span text:style-name="T287_39">commitment</text:span><text:span text:style-name="T287_40"><text:s/></text:span><text:span text:style-name="T287_41">and</text:span><text:span text:style-name="T287_42"><text:s/></text:span><text:span text:style-name="T287_43">support</text:span><text:span text:style-name="T287_44"><text:s/></text:span><text:span text:style-name="T287_45">for</text:span><text:span text:style-name="T287_46"><text:s/></text:span><text:span text:style-name="T287_47">the</text:span><text:span text:style-name="T287_48"><text:s/></text:span><text:span text:style-name="T287_49">Project</text:span><text:span text:style-name="T287_50"><text:s/></text:span><text:span text:style-name="T287_51">Plan</text:span><text:span text:style-name="T287_52">.</text:span></text:p>
      <text:p text:style-name="P288"/>
      <text:p text:style-name="P289"><text:span text:style-name="T289_1">Client</text:span><text:span text:style-name="T289_2"><text:s/></text:span><text:span text:style-name="T289_3">Name</text:span><text:span text:style-name="T289_4">:</text:span></text:p>
      <text:p text:style-name="P290"><text:span text:style-name="T290_1">Project</text:span><text:span text:style-name="T290_2"><text:s/></text:span><text:span text:style-name="T290_3">Manager</text:span><text:span text:style-name="T290_4">/<text:s/></text:span><text:span text:style-name="T290_5">Team</text:span><text:span text:style-name="T290_6"><text:s/></text:span><text:span text:style-name="T290_7">leader</text:span><text:span text:style-name="T290_8">:<text:s/></text:span><text:span text:style-name="T290_9">Nikhil</text:span><text:span text:style-name="T290_10"><text:s/></text:span><text:span text:style-name="T290_11">Marathe</text:span></text:p>
      <text:p text:style-name="P291"><text:span text:style-name="T291_1">Team</text:span><text:span text:style-name="T291_2"><text:s/></text:span><text:span text:style-name="T291_3">Member</text:span><text:span text:style-name="T291_4">:<text:s/></text:span><text:span text:style-name="T291_5">Nishant</text:span><text:span text:style-name="T291_6"><text:s/></text:span><text:span text:style-name="T291_7">Jain</text:span></text:p>
      <text:p text:style-name="P292"><text:span text:style-name="T292_1">Team</text:span><text:span text:style-name="T292_2"><text:s/></text:span><text:span text:style-name="T292_3">Member</text:span><text:span text:style-name="T292_4">:<text:s/></text:span><text:span text:style-name="T292_5">Shreya</text:span><text:span text:style-name="T292_6"><text:s/></text:span><text:span text:style-name="T292_7">Agarwal</text:span></text:p>
      <text:p text:style-name="P293"><text:span text:style-name="T293_1">Team</text:span><text:span text:style-name="T293_2"><text:s/></text:span><text:span text:style-name="T293_3">Member</text:span><text:span text:style-name="T293_4">:<text:s/></text:span><text:span text:style-name="T293_5">Sandeep</text:span><text:span text:style-name="T293_6"><text:s/></text:span><text:span text:style-name="T293_7">Sharma</text:span></text:p>
      <text:p text:style-name="P294"><text:span text:style-name="T294_1">Team</text:span><text:span text:style-name="T294_2"><text:s/></text:span><text:span text:style-name="T294_3">Member</text:span><text:span text:style-name="T294_4">:<text:s/></text:span><text:span text:style-name="T294_5">Saurabh</text:span><text:span text:style-name="T294_6"><text:s/></text:span><text:span text:style-name="T294_7">Bornwal</text:span></text:p>
      <text:p text:style-name="P295"><text:span text:style-name="T295_1">Team</text:span><text:span text:style-name="T295_2"><text:s/></text:span><text:span text:style-name="T295_3">Member</text:span><text:span text:style-name="T295_4">:<text:s/></text:span><text:span text:style-name="T295_5">Deeksha</text:span><text:span text:style-name="T295_6"><text:s/></text:span><text:span text:style-name="T295_7">Gupta</text:span></text:p>
      <text:p text:style-name="P296"><text:span text:style-name="T296_1">Team</text:span><text:span text:style-name="T296_2"><text:s/></text:span><text:span text:style-name="T296_3">Member</text:span><text:span text:style-name="T296_4">:<text:s/></text:span><text:span text:style-name="T296_5">Jay</text:span><text:span text:style-name="T296_6"><text:s/></text:span><text:span text:style-name="T296_7">Bhorania</text:span></text:p>
      <text:p text:style-name="P297"><text:span text:style-name="T297_1">Team</text:span><text:span text:style-name="T297_2"><text:s/></text:span><text:span text:style-name="T297_3">Member</text:span><text:span text:style-name="T297_4">:<text:s/></text:span><text:span text:style-name="T297_5">Anurakt</text:span><text:span text:style-name="T297_6"><text:s/></text:span><text:span text:style-name="T297_7">Awasthi</text:span></text:p>
      <text:p text:style-name="P298"><text:span text:style-name="T298_1">Team</text:span><text:span text:style-name="T298_2"><text:s/></text:span><text:span text:style-name="T298_3">Member</text:span><text:span text:style-name="T298_4">:<text:s/></text:span><text:span text:style-name="T298_5">Ashish</text:span><text:span text:style-name="T298_6"><text:s/></text:span><text:span text:style-name="T298_7">Jain</text:span></text:p>
      <text:p text:style-name="P299"><text:span text:style-name="T299_1">Team</text:span><text:span text:style-name="T299_2"><text:s/></text:span><text:span text:style-name="T299_3">Member</text:span><text:span text:style-name="T299_4">:<text:s/></text:span><text:span text:style-name="T299_5">Swati</text:span><text:span text:style-name="T299_6"><text:s/></text:span><text:span text:style-name="T299_7">Itt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text-indent="0cm" fo:line-height="115%" fo:margin-top="0cm" fo:margin-bottom="0.353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2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LS_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3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LS_3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3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3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4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LS_4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4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4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4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4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5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LS_5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5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5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6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LS_6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6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6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6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6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6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6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6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6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7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LS_7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7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7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7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7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7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7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7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7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8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LS_8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8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8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8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8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8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8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8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8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9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LS_9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9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9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9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9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9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9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9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9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10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LS_10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0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0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0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0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0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0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0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0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1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LS_1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12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LS_1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13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LS_13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3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3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3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3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3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3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3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3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14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LS_14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4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4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4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4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4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4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4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4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15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LS_15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5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5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5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5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5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5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5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5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16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LS_16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6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6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6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6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6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6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6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6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17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LS_17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7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7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7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7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7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7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7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7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18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LS_18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8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8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8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8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8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8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8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8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19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9">
      <text:list-level-style-bullet text:bullet-char="●" text:style-name="LLS_19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9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9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9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9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9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9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9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9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20_0" style:display-name="LLS 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0_1" style:display-name="LLS 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0_2" style:display-name="LLS 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0_3" style:display-name="LLS 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0_4" style:display-name="LLS 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0_5" style:display-name="LLS 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0_6" style:display-name="LLS 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0_7" style:display-name="LLS 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0_8" style:display-name="LLS 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0">
      <text:list-level-style-bullet text:bullet-char="●" text:style-name="LLS_20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0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0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0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0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0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0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0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0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2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1">
      <text:list-level-style-bullet text:bullet-char="●" text:style-name="LLS_2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22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2">
      <text:list-level-style-bullet text:bullet-char="●" text:style-name="LLS_2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